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da70d6"/>
    </style:style>
    <style:style style:name="gr3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ffff"/>
    </style:style>
    <style:style style:name="gr5" style:family="graphic" style:parent-style-name="standard">
      <style:graphic-properties draw:stroke="none" draw:fill="solid" draw:fill-color="#ffa500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35cm" svg:stroke-color="#c0c0c0" draw:stroke-linejoin="miter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c0c0c0"/>
    </style:style>
    <style:style style:name="gr9" style:family="graphic" style:parent-style-name="standard">
      <style:graphic-properties draw:fill-color="#ff6600" draw:opacity="11%" draw:textarea-horizontal-align="justify" draw:textarea-vertical-align="middle" draw:auto-grow-height="false" fo:min-height="22.352cm" fo:min-width="66.421cm"/>
    </style:style>
    <style:style style:name="gr10" style:family="graphic" style:parent-style-name="standard">
      <style:graphic-properties draw:fill-color="#99ff66" draw:opacity="10%" draw:textarea-horizontal-align="justify" draw:textarea-vertical-align="middle" draw:auto-grow-height="false" fo:min-height="123.444cm" fo:min-width="91.517cm"/>
    </style:style>
    <style:style style:name="gr11" style:family="graphic" style:parent-style-name="standard">
      <style:graphic-properties draw:fill-color="#ffff99" draw:opacity="30%" draw:textarea-horizontal-align="justify" draw:textarea-vertical-align="middle" draw:auto-grow-height="false" fo:min-height="33.528cm" fo:min-width="39.37cm"/>
    </style:style>
    <style:style style:name="gr12" style:family="graphic" style:parent-style-name="standard">
      <style:graphic-properties draw:opacity="10%" draw:textarea-horizontal-align="justify" draw:textarea-vertical-align="middle" draw:auto-grow-height="false" fo:min-height="90.558cm" fo:min-width="86.106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da70d6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ffff"/>
    </style:style>
    <style:style style:name="P5" style:family="paragraph">
      <loext:graphic-properties draw:fill="solid" draw:fill-color="#ffa500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c0c0c0"/>
    </style:style>
    <style:style style:name="P8" style:family="paragraph">
      <loext:graphic-properties draw:fill-color="#ff6600" draw:opacity="11%"/>
      <style:paragraph-properties fo:text-align="center"/>
    </style:style>
    <style:style style:name="P9" style:family="paragraph">
      <loext:graphic-properties draw:fill-color="#99ff66" draw:opacity="10%"/>
      <style:paragraph-properties fo:text-align="center"/>
    </style:style>
    <style:style style:name="P10" style:family="paragraph">
      <loext:graphic-properties draw:fill-color="#ffff99" draw:opacity="30%"/>
      <style:paragraph-properties fo:text-align="center"/>
    </style:style>
    <style:style style:name="P11" style:family="paragraph">
      <loext:graphic-properties draw:opacity="10%"/>
      <style:paragraph-properties fo:text-align="center"/>
    </style:style>
  </office:automatic-styles>
  <office:body>
    <office:drawing>
      <draw:page draw:name="page1" draw:style-name="dp1" draw:master-page-name="master-page3">
        <draw:polygon draw:style-name="gr1" draw:text-style-name="P1" draw:layer="layout" svg:width="218.899cm" svg:height="226.448cm" svg:x="-0.637cm" svg:y="-0.636cm" svg:viewBox="0 0 218900 226449" draw:points="0,0 218900,0 218900,226449 0,226449">
          <text:p/>
        </draw:polygon>
        <draw:polygon draw:style-name="gr2" draw:text-style-name="P2" draw:layer="layout" svg:width="1.058cm" svg:height="1.058cm" svg:x="81.075cm" svg:y="137.061cm" svg:viewBox="0 0 1059 1059" draw:points="0,0 1059,0 1059,1059 0,1059">
          <text:p/>
        </draw:polygon>
        <draw:polygon draw:style-name="gr3" draw:text-style-name="P3" draw:layer="layout" svg:width="1.058cm" svg:height="1.058cm" svg:x="81.075cm" svg:y="137.061cm" svg:viewBox="0 0 1059 1059" draw:points="0,0 1059,0 1059,1059 0,1059">
          <text:p/>
        </draw:polygon>
        <draw:polygon draw:style-name="gr4" draw:text-style-name="P4" draw:layer="layout" svg:width="1.059cm" svg:height="1.058cm" svg:x="79.741cm" svg:y="140.035cm" svg:viewBox="0 0 1060 1059" draw:points="0,0 1060,0 1060,1059 0,1059">
          <text:p/>
        </draw:polygon>
        <draw:polygon draw:style-name="gr3" draw:text-style-name="P3" draw:layer="layout" svg:width="1.059cm" svg:height="1.058cm" svg:x="79.741cm" svg:y="140.035cm" svg:viewBox="0 0 1060 1059" draw:points="0,0 1060,0 1060,1059 0,1059">
          <text:p/>
        </draw:polygon>
        <draw:polygon draw:style-name="gr5" draw:text-style-name="P5" draw:layer="layout" svg:width="1.058cm" svg:height="1.058cm" svg:x="77.226cm" svg:y="137.964cm" svg:viewBox="0 0 1059 1059" draw:points="0,0 1059,0 1059,1059 0,1059">
          <text:p/>
        </draw:polygon>
        <draw:polygon draw:style-name="gr3" draw:text-style-name="P3" draw:layer="layout" svg:width="1.058cm" svg:height="1.058cm" svg:x="77.226cm" svg:y="137.964cm" svg:viewBox="0 0 1059 1059" draw:points="0,0 1059,0 1059,1059 0,1059">
          <text:p/>
        </draw:polygon>
        <draw:polygon draw:style-name="gr4" draw:text-style-name="P4" draw:layer="layout" svg:width="1.058cm" svg:height="1.058cm" svg:x="61.944cm" svg:y="72.453cm" svg:viewBox="0 0 1059 1059" draw:points="0,0 1059,0 1059,1059 0,1059">
          <text:p/>
        </draw:polygon>
        <draw:polygon draw:style-name="gr3" draw:text-style-name="P3" draw:layer="layout" svg:width="1.058cm" svg:height="1.058cm" svg:x="61.944cm" svg:y="72.453cm" svg:viewBox="0 0 1059 1059" draw:points="0,0 1059,0 1059,1059 0,1059">
          <text:p/>
        </draw:polygon>
        <draw:polygon draw:style-name="gr4" draw:text-style-name="P4" draw:layer="layout" svg:width="1.058cm" svg:height="1.058cm" svg:x="5.512cm" svg:y="72.199cm" svg:viewBox="0 0 1059 1059" draw:points="0,0 1059,0 1059,1059 0,1059">
          <text:p/>
        </draw:polygon>
        <draw:polygon draw:style-name="gr3" draw:text-style-name="P3" draw:layer="layout" svg:width="1.058cm" svg:height="1.058cm" svg:x="5.512cm" svg:y="72.199cm" svg:viewBox="0 0 1059 1059" draw:points="0,0 1059,0 1059,1059 0,1059">
          <text:p/>
        </draw:polygon>
        <draw:polygon draw:style-name="gr5" draw:text-style-name="P5" draw:layer="layout" svg:width="1.058cm" svg:height="1.058cm" svg:x="2.252cm" svg:y="72.252cm" svg:viewBox="0 0 1059 1059" draw:points="0,0 1059,0 1059,1059 0,1059">
          <text:p/>
        </draw:polygon>
        <draw:polygon draw:style-name="gr3" draw:text-style-name="P3" draw:layer="layout" svg:width="1.058cm" svg:height="1.058cm" svg:x="2.252cm" svg:y="72.252cm" svg:viewBox="0 0 1059 1059" draw:points="0,0 1059,0 1059,1059 0,1059">
          <text:p/>
        </draw:polygon>
        <draw:polygon draw:style-name="gr4" draw:text-style-name="P4" draw:layer="layout" svg:width="1.058cm" svg:height="1.058cm" svg:x="5.573cm" svg:y="74.076cm" svg:viewBox="0 0 1059 1059" draw:points="0,0 1059,0 1059,1059 0,1059">
          <text:p/>
        </draw:polygon>
        <draw:polygon draw:style-name="gr3" draw:text-style-name="P3" draw:layer="layout" svg:width="1.058cm" svg:height="1.058cm" svg:x="5.573cm" svg:y="74.076cm" svg:viewBox="0 0 1059 1059" draw:points="0,0 1059,0 1059,1059 0,1059">
          <text:p/>
        </draw:polygon>
        <draw:polygon draw:style-name="gr5" draw:text-style-name="P5" draw:layer="layout" svg:width="1.058cm" svg:height="1.058cm" svg:x="2.316cm" svg:y="74.235cm" svg:viewBox="0 0 1059 1059" draw:points="0,0 1059,0 1059,1059 0,1059">
          <text:p/>
        </draw:polygon>
        <draw:polygon draw:style-name="gr3" draw:text-style-name="P3" draw:layer="layout" svg:width="1.058cm" svg:height="1.058cm" svg:x="2.316cm" svg:y="74.235cm" svg:viewBox="0 0 1059 1059" draw:points="0,0 1059,0 1059,1059 0,1059">
          <text:p/>
        </draw:polygon>
        <draw:polygon draw:style-name="gr4" draw:text-style-name="P4" draw:layer="layout" svg:width="1.058cm" svg:height="1.058cm" svg:x="5.694cm" svg:y="75.953cm" svg:viewBox="0 0 1059 1059" draw:points="0,0 1059,0 1059,1059 0,1059">
          <text:p/>
        </draw:polygon>
        <draw:polygon draw:style-name="gr3" draw:text-style-name="P3" draw:layer="layout" svg:width="1.058cm" svg:height="1.058cm" svg:x="5.694cm" svg:y="75.953cm" svg:viewBox="0 0 1059 1059" draw:points="0,0 1059,0 1059,1059 0,1059">
          <text:p/>
        </draw:polygon>
        <draw:polygon draw:style-name="gr5" draw:text-style-name="P5" draw:layer="layout" svg:width="1.058cm" svg:height="1.058cm" svg:x="2.444cm" svg:y="76.214cm" svg:viewBox="0 0 1059 1059" draw:points="0,0 1059,0 1059,1059 0,1059">
          <text:p/>
        </draw:polygon>
        <draw:polygon draw:style-name="gr3" draw:text-style-name="P3" draw:layer="layout" svg:width="1.058cm" svg:height="1.058cm" svg:x="2.444cm" svg:y="76.214cm" svg:viewBox="0 0 1059 1059" draw:points="0,0 1059,0 1059,1059 0,1059">
          <text:p/>
        </draw:polygon>
        <draw:polygon draw:style-name="gr4" draw:text-style-name="P4" draw:layer="layout" svg:width="1.058cm" svg:height="1.059cm" svg:x="82.941cm" svg:y="139.403cm" svg:viewBox="0 0 1059 1060" draw:points="0,0 1059,0 1059,1060 0,1060">
          <text:p/>
        </draw:polygon>
        <draw:polygon draw:style-name="gr3" draw:text-style-name="P3" draw:layer="layout" svg:width="1.058cm" svg:height="1.059cm" svg:x="82.941cm" svg:y="139.403cm" svg:viewBox="0 0 1059 1060" draw:points="0,0 1059,0 1059,1060 0,1060">
          <text:p/>
        </draw:polygon>
        <draw:polygon draw:style-name="gr5" draw:text-style-name="P5" draw:layer="layout" svg:width="1.058cm" svg:height="1.058cm" svg:x="86.141cm" svg:y="138.772cm" svg:viewBox="0 0 1059 1059" draw:points="0,0 1059,0 1059,1059 0,1059">
          <text:p/>
        </draw:polygon>
        <draw:polygon draw:style-name="gr3" draw:text-style-name="P3" draw:layer="layout" svg:width="1.058cm" svg:height="1.058cm" svg:x="86.141cm" svg:y="138.772cm" svg:viewBox="0 0 1059 1059" draw:points="0,0 1059,0 1059,1059 0,1059">
          <text:p/>
        </draw:polygon>
        <draw:polygon draw:style-name="gr4" draw:text-style-name="P4" draw:layer="layout" svg:width="1.058cm" svg:height="1.059cm" svg:x="70.238cm" svg:y="177.383cm" svg:viewBox="0 0 1059 1060" draw:points="0,0 1059,0 1059,1060 0,1060">
          <text:p/>
        </draw:polygon>
        <draw:polygon draw:style-name="gr3" draw:text-style-name="P3" draw:layer="layout" svg:width="1.058cm" svg:height="1.059cm" svg:x="70.238cm" svg:y="177.383cm" svg:viewBox="0 0 1059 1060" draw:points="0,0 1059,0 1059,1060 0,1060">
          <text:p/>
        </draw:polygon>
        <draw:polygon draw:style-name="gr5" draw:text-style-name="P5" draw:layer="layout" svg:width="1.058cm" svg:height="1.058cm" svg:x="70.192cm" svg:y="160.108cm" svg:viewBox="0 0 1059 1059" draw:points="0,0 1059,0 1059,1059 0,1059">
          <text:p/>
        </draw:polygon>
        <draw:polygon draw:style-name="gr3" draw:text-style-name="P3" draw:layer="layout" svg:width="1.058cm" svg:height="1.058cm" svg:x="70.192cm" svg:y="160.108cm" svg:viewBox="0 0 1059 1059" draw:points="0,0 1059,0 1059,1059 0,1059">
          <text:p/>
        </draw:polygon>
        <draw:polygon draw:style-name="gr4" draw:text-style-name="P4" draw:layer="layout" svg:width="1.058cm" svg:height="1.058cm" svg:x="39.74cm" svg:y="152.594cm" svg:viewBox="0 0 1059 1059" draw:points="0,0 1059,0 1059,1059 0,1059">
          <text:p/>
        </draw:polygon>
        <draw:polygon draw:style-name="gr3" draw:text-style-name="P3" draw:layer="layout" svg:width="1.058cm" svg:height="1.058cm" svg:x="39.74cm" svg:y="152.594cm" svg:viewBox="0 0 1059 1059" draw:points="0,0 1059,0 1059,1059 0,1059">
          <text:p/>
        </draw:polygon>
        <draw:polygon draw:style-name="gr4" draw:text-style-name="P4" draw:layer="layout" svg:width="1.059cm" svg:height="1.058cm" svg:x="51.272cm" svg:y="157.681cm" svg:viewBox="0 0 1060 1059" draw:points="0,0 1060,0 1060,1059 0,1059">
          <text:p/>
        </draw:polygon>
        <draw:polygon draw:style-name="gr3" draw:text-style-name="P3" draw:layer="layout" svg:width="1.059cm" svg:height="1.058cm" svg:x="51.272cm" svg:y="157.681cm" svg:viewBox="0 0 1060 1059" draw:points="0,0 1060,0 1060,1059 0,1059">
          <text:p/>
        </draw:polygon>
        <draw:polygon draw:style-name="gr5" draw:text-style-name="P5" draw:layer="layout" svg:width="1.058cm" svg:height="1.059cm" svg:x="54.257cm" svg:y="158.996cm" svg:viewBox="0 0 1059 1060" draw:points="0,0 1059,0 1059,1060 0,1060">
          <text:p/>
        </draw:polygon>
        <draw:polygon draw:style-name="gr3" draw:text-style-name="P3" draw:layer="layout" svg:width="1.058cm" svg:height="1.059cm" svg:x="54.257cm" svg:y="158.996cm" svg:viewBox="0 0 1059 1060" draw:points="0,0 1059,0 1059,1060 0,1060">
          <text:p/>
        </draw:polygon>
        <draw:polygon draw:style-name="gr4" draw:text-style-name="P4" draw:layer="layout" svg:width="1.059cm" svg:height="1.059cm" svg:x="45.363cm" svg:y="163.875cm" svg:viewBox="0 0 1060 1060" draw:points="0,0 1060,0 1060,1060 0,1060">
          <text:p/>
        </draw:polygon>
        <draw:polygon draw:style-name="gr3" draw:text-style-name="P3" draw:layer="layout" svg:width="1.059cm" svg:height="1.059cm" svg:x="45.363cm" svg:y="163.875cm" svg:viewBox="0 0 1060 1060" draw:points="0,0 1060,0 1060,1060 0,1060">
          <text:p/>
        </draw:polygon>
        <draw:polygon draw:style-name="gr5" draw:text-style-name="P5" draw:layer="layout" svg:width="1.058cm" svg:height="1.058cm" svg:x="44.326cm" svg:y="166.966cm" svg:viewBox="0 0 1059 1059" draw:points="0,0 1059,0 1059,1059 0,1059">
          <text:p/>
        </draw:polygon>
        <draw:polygon draw:style-name="gr3" draw:text-style-name="P3" draw:layer="layout" svg:width="1.058cm" svg:height="1.058cm" svg:x="44.326cm" svg:y="166.966cm" svg:viewBox="0 0 1059 1059" draw:points="0,0 1059,0 1059,1059 0,1059">
          <text:p/>
        </draw:polygon>
        <draw:polygon draw:style-name="gr5" draw:text-style-name="P5" draw:layer="layout" svg:width="1.058cm" svg:height="1.058cm" svg:x="48.454cm" svg:y="164.909cm" svg:viewBox="0 0 1059 1059" draw:points="0,0 1059,0 1059,1059 0,1059">
          <text:p/>
        </draw:polygon>
        <draw:polygon draw:style-name="gr3" draw:text-style-name="P3" draw:layer="layout" svg:width="1.058cm" svg:height="1.058cm" svg:x="48.454cm" svg:y="164.909cm" svg:viewBox="0 0 1059 1059" draw:points="0,0 1059,0 1059,1059 0,1059">
          <text:p/>
        </draw:polygon>
        <draw:polygon draw:style-name="gr4" draw:text-style-name="P4" draw:layer="layout" svg:width="1.059cm" svg:height="1.058cm" svg:x="39.228cm" svg:y="165.188cm" svg:viewBox="0 0 1060 1059" draw:points="0,0 1060,0 1060,1059 0,1059">
          <text:p/>
        </draw:polygon>
        <draw:polygon draw:style-name="gr3" draw:text-style-name="P3" draw:layer="layout" svg:width="1.059cm" svg:height="1.058cm" svg:x="39.228cm" svg:y="165.188cm" svg:viewBox="0 0 1060 1059" draw:points="0,0 1060,0 1060,1059 0,1059">
          <text:p/>
        </draw:polygon>
        <draw:polygon draw:style-name="gr5" draw:text-style-name="P5" draw:layer="layout" svg:width="1.058cm" svg:height="1.058cm" svg:x="36.833cm" svg:y="167.4cm" svg:viewBox="0 0 1059 1059" draw:points="0,0 1059,0 1059,1059 0,1059">
          <text:p/>
        </draw:polygon>
        <draw:polygon draw:style-name="gr3" draw:text-style-name="P3" draw:layer="layout" svg:width="1.058cm" svg:height="1.058cm" svg:x="36.833cm" svg:y="167.4cm" svg:viewBox="0 0 1059 1059" draw:points="0,0 1059,0 1059,1059 0,1059">
          <text:p/>
        </draw:polygon>
        <draw:polygon draw:style-name="gr5" draw:text-style-name="P5" draw:layer="layout" svg:width="1.059cm" svg:height="1.058cm" svg:x="41.44cm" svg:y="167.587cm" svg:viewBox="0 0 1060 1059" draw:points="0,0 1060,0 1060,1059 0,1059">
          <text:p/>
        </draw:polygon>
        <draw:polygon draw:style-name="gr3" draw:text-style-name="P3" draw:layer="layout" svg:width="1.059cm" svg:height="1.058cm" svg:x="41.44cm" svg:y="167.587cm" svg:viewBox="0 0 1060 1059" draw:points="0,0 1060,0 1060,1059 0,1059">
          <text:p/>
        </draw:polygon>
        <draw:polygon draw:style-name="gr4" draw:text-style-name="P4" draw:layer="layout" svg:width="1.059cm" svg:height="1.058cm" svg:x="31.347cm" svg:y="161.999cm" svg:viewBox="0 0 1060 1059" draw:points="0,0 1060,0 1060,1059 0,1059">
          <text:p/>
        </draw:polygon>
        <draw:polygon draw:style-name="gr3" draw:text-style-name="P3" draw:layer="layout" svg:width="1.059cm" svg:height="1.058cm" svg:x="31.347cm" svg:y="161.999cm" svg:viewBox="0 0 1060 1059" draw:points="0,0 1060,0 1060,1059 0,1059">
          <text:p/>
        </draw:polygon>
        <draw:polygon draw:style-name="gr5" draw:text-style-name="P5" draw:layer="layout" svg:width="1.058cm" svg:height="1.058cm" svg:x="28.092cm" svg:y="162.182cm" svg:viewBox="0 0 1059 1059" draw:points="0,0 1059,0 1059,1059 0,1059">
          <text:p/>
        </draw:polygon>
        <draw:polygon draw:style-name="gr3" draw:text-style-name="P3" draw:layer="layout" svg:width="1.058cm" svg:height="1.058cm" svg:x="28.092cm" svg:y="162.182cm" svg:viewBox="0 0 1059 1059" draw:points="0,0 1059,0 1059,1059 0,1059">
          <text:p/>
        </draw:polygon>
        <draw:polygon draw:style-name="gr5" draw:text-style-name="P5" draw:layer="layout" svg:width="1.058cm" svg:height="1.059cm" svg:x="31.532cm" svg:y="165.251cm" svg:viewBox="0 0 1059 1060" draw:points="0,0 1059,0 1059,1060 0,1060">
          <text:p/>
        </draw:polygon>
        <draw:polygon draw:style-name="gr3" draw:text-style-name="P3" draw:layer="layout" svg:width="1.058cm" svg:height="1.059cm" svg:x="31.532cm" svg:y="165.251cm" svg:viewBox="0 0 1059 1060" draw:points="0,0 1059,0 1059,1060 0,1060">
          <text:p/>
        </draw:polygon>
        <draw:polygon draw:style-name="gr4" draw:text-style-name="P4" draw:layer="layout" svg:width="1.058cm" svg:height="1.058cm" svg:x="58.423cm" svg:y="146.233cm" svg:viewBox="0 0 1059 1059" draw:points="0,0 1059,0 1059,1059 0,1059">
          <text:p/>
        </draw:polygon>
        <draw:polygon draw:style-name="gr3" draw:text-style-name="P3" draw:layer="layout" svg:width="1.058cm" svg:height="1.058cm" svg:x="58.423cm" svg:y="146.233cm" svg:viewBox="0 0 1059 1059" draw:points="0,0 1059,0 1059,1059 0,1059">
          <text:p/>
        </draw:polygon>
        <draw:polygon draw:style-name="gr4" draw:text-style-name="P4" draw:layer="layout" svg:width="1.058cm" svg:height="1.058cm" svg:x="55.375cm" svg:y="149.447cm" svg:viewBox="0 0 1059 1059" draw:points="0,0 1059,0 1059,1059 0,1059">
          <text:p/>
        </draw:polygon>
        <draw:polygon draw:style-name="gr3" draw:text-style-name="P3" draw:layer="layout" svg:width="1.058cm" svg:height="1.058cm" svg:x="55.375cm" svg:y="149.447cm" svg:viewBox="0 0 1059 1059" draw:points="0,0 1059,0 1059,1059 0,1059">
          <text:p/>
        </draw:polygon>
        <draw:polygon draw:style-name="gr5" draw:text-style-name="P5" draw:layer="layout" svg:width="1.059cm" svg:height="1.059cm" svg:x="53.131cm" svg:y="151.81cm" svg:viewBox="0 0 1060 1060" draw:points="0,0 1060,0 1060,1060 0,1060">
          <text:p/>
        </draw:polygon>
        <draw:polygon draw:style-name="gr3" draw:text-style-name="P3" draw:layer="layout" svg:width="1.059cm" svg:height="1.059cm" svg:x="53.131cm" svg:y="151.81cm" svg:viewBox="0 0 1060 1060" draw:points="0,0 1060,0 1060,1060 0,1060">
          <text:p/>
        </draw:polygon>
        <draw:polygon draw:style-name="gr4" draw:text-style-name="P4" draw:layer="layout" svg:width="1.059cm" svg:height="1.059cm" svg:x="62.829cm" svg:y="146.677cm" svg:viewBox="0 0 1060 1060" draw:points="0,0 1060,0 1060,1060 0,1060">
          <text:p/>
        </draw:polygon>
        <draw:polygon draw:style-name="gr3" draw:text-style-name="P3" draw:layer="layout" svg:width="1.059cm" svg:height="1.059cm" svg:x="62.829cm" svg:y="146.677cm" svg:viewBox="0 0 1060 1060" draw:points="0,0 1060,0 1060,1060 0,1060">
          <text:p/>
        </draw:polygon>
        <draw:polygon draw:style-name="gr5" draw:text-style-name="P5" draw:layer="layout" svg:width="1.058cm" svg:height="1.058cm" svg:x="66.075cm" svg:y="147.002cm" svg:viewBox="0 0 1059 1059" draw:points="0,0 1059,0 1059,1059 0,1059">
          <text:p/>
        </draw:polygon>
        <draw:polygon draw:style-name="gr3" draw:text-style-name="P3" draw:layer="layout" svg:width="1.058cm" svg:height="1.058cm" svg:x="66.075cm" svg:y="147.002cm" svg:viewBox="0 0 1059 1059" draw:points="0,0 1059,0 1059,1059 0,1059">
          <text:p/>
        </draw:polygon>
        <draw:polygon draw:style-name="gr4" draw:text-style-name="P4" draw:layer="layout" svg:width="1.058cm" svg:height="1.059cm" svg:x="60.596cm" svg:y="152.078cm" svg:viewBox="0 0 1059 1060" draw:points="0,0 1059,0 1059,1060 0,1060">
          <text:p/>
        </draw:polygon>
        <draw:polygon draw:style-name="gr3" draw:text-style-name="P3" draw:layer="layout" svg:width="1.058cm" svg:height="1.059cm" svg:x="60.596cm" svg:y="152.078cm" svg:viewBox="0 0 1059 1060" draw:points="0,0 1059,0 1059,1060 0,1060">
          <text:p/>
        </draw:polygon>
        <draw:polygon draw:style-name="gr5" draw:text-style-name="P5" draw:layer="layout" svg:width="1.058cm" svg:height="1.059cm" svg:x="57.358cm" svg:y="151.697cm" svg:viewBox="0 0 1059 1060" draw:points="0,0 1059,0 1059,1060 0,1060">
          <text:p/>
        </draw:polygon>
        <draw:polygon draw:style-name="gr3" draw:text-style-name="P3" draw:layer="layout" svg:width="1.058cm" svg:height="1.059cm" svg:x="57.358cm" svg:y="151.697cm" svg:viewBox="0 0 1059 1060" draw:points="0,0 1059,0 1059,1060 0,1060">
          <text:p/>
        </draw:polygon>
        <draw:polygon draw:style-name="gr5" draw:text-style-name="P5" draw:layer="layout" svg:width="1.059cm" svg:height="1.058cm" svg:x="62.797cm" svg:y="149.676cm" svg:viewBox="0 0 1060 1059" draw:points="0,0 1060,0 1060,1059 0,1059">
          <text:p/>
        </draw:polygon>
        <draw:polygon draw:style-name="gr3" draw:text-style-name="P3" draw:layer="layout" svg:width="1.059cm" svg:height="1.058cm" svg:x="62.797cm" svg:y="149.676cm" svg:viewBox="0 0 1060 1059" draw:points="0,0 1060,0 1060,1059 0,1059">
          <text:p/>
        </draw:polygon>
        <draw:polygon draw:style-name="gr4" draw:text-style-name="P4" draw:layer="layout" svg:width="1.058cm" svg:height="1.058cm" svg:x="61.732cm" svg:y="155.137cm" svg:viewBox="0 0 1059 1059" draw:points="0,0 1059,0 1059,1059 0,1059">
          <text:p/>
        </draw:polygon>
        <draw:polygon draw:style-name="gr3" draw:text-style-name="P3" draw:layer="layout" svg:width="1.058cm" svg:height="1.058cm" svg:x="61.732cm" svg:y="155.137cm" svg:viewBox="0 0 1059 1059" draw:points="0,0 1059,0 1059,1059 0,1059">
          <text:p/>
        </draw:polygon>
        <draw:polygon draw:style-name="gr5" draw:text-style-name="P5" draw:layer="layout" svg:width="1.058cm" svg:height="1.059cm" svg:x="60.374cm" svg:y="158.1cm" svg:viewBox="0 0 1059 1060" draw:points="0,0 1059,0 1059,1060 0,1060">
          <text:p/>
        </draw:polygon>
        <draw:polygon draw:style-name="gr3" draw:text-style-name="P3" draw:layer="layout" svg:width="1.058cm" svg:height="1.059cm" svg:x="60.374cm" svg:y="158.1cm" svg:viewBox="0 0 1059 1060" draw:points="0,0 1059,0 1059,1060 0,1060">
          <text:p/>
        </draw:polygon>
        <draw:polygon draw:style-name="gr5" draw:text-style-name="P5" draw:layer="layout" svg:width="1.059cm" svg:height="1.059cm" svg:x="64.695cm" svg:y="156.495cm" svg:viewBox="0 0 1060 1060" draw:points="0,0 1060,0 1060,1060 0,1060">
          <text:p/>
        </draw:polygon>
        <draw:polygon draw:style-name="gr3" draw:text-style-name="P3" draw:layer="layout" svg:width="1.059cm" svg:height="1.059cm" svg:x="64.695cm" svg:y="156.495cm" svg:viewBox="0 0 1060 1060" draw:points="0,0 1060,0 1060,1060 0,1060">
          <text:p/>
        </draw:polygon>
        <draw:polygon draw:style-name="gr4" draw:text-style-name="P4" draw:layer="layout" svg:width="1.059cm" svg:height="1.058cm" svg:x="60.296cm" svg:y="142.222cm" svg:viewBox="0 0 1060 1059" draw:points="0,0 1060,0 1060,1059 0,1059">
          <text:p/>
        </draw:polygon>
        <draw:polygon draw:style-name="gr3" draw:text-style-name="P3" draw:layer="layout" svg:width="1.059cm" svg:height="1.058cm" svg:x="60.296cm" svg:y="142.222cm" svg:viewBox="0 0 1060 1059" draw:points="0,0 1060,0 1060,1059 0,1059">
          <text:p/>
        </draw:polygon>
        <draw:polygon draw:style-name="gr5" draw:text-style-name="P5" draw:layer="layout" svg:width="1.058cm" svg:height="1.058cm" svg:x="61.672cm" svg:y="139.266cm" svg:viewBox="0 0 1059 1059" draw:points="0,0 1059,0 1059,1059 0,1059">
          <text:p/>
        </draw:polygon>
        <draw:polygon draw:style-name="gr3" draw:text-style-name="P3" draw:layer="layout" svg:width="1.058cm" svg:height="1.058cm" svg:x="61.672cm" svg:y="139.266cm" svg:viewBox="0 0 1059 1059" draw:points="0,0 1059,0 1059,1059 0,1059">
          <text:p/>
        </draw:polygon>
        <draw:polygon draw:style-name="gr4" draw:text-style-name="P4" draw:layer="layout" svg:width="1.058cm" svg:height="1.058cm" svg:x="55.252cm" svg:y="143.143cm" svg:viewBox="0 0 1059 1059" draw:points="0,0 1059,0 1059,1059 0,1059">
          <text:p/>
        </draw:polygon>
        <draw:polygon draw:style-name="gr3" draw:text-style-name="P3" draw:layer="layout" svg:width="1.058cm" svg:height="1.058cm" svg:x="55.252cm" svg:y="143.143cm" svg:viewBox="0 0 1059 1059" draw:points="0,0 1059,0 1059,1059 0,1059">
          <text:p/>
        </draw:polygon>
        <draw:polygon draw:style-name="gr5" draw:text-style-name="P5" draw:layer="layout" svg:width="1.059cm" svg:height="1.059cm" svg:x="52.916cm" svg:y="140.867cm" svg:viewBox="0 0 1060 1060" draw:points="0,0 1060,0 1060,1060 0,1060">
          <text:p/>
        </draw:polygon>
        <draw:polygon draw:style-name="gr3" draw:text-style-name="P3" draw:layer="layout" svg:width="1.059cm" svg:height="1.059cm" svg:x="52.916cm" svg:y="140.867cm" svg:viewBox="0 0 1060 1060" draw:points="0,0 1060,0 1060,1060 0,1060">
          <text:p/>
        </draw:polygon>
        <draw:polygon draw:style-name="gr4" draw:text-style-name="P4" draw:layer="layout" svg:width="1.058cm" svg:height="1.058cm" svg:x="54.049cm" svg:y="145.549cm" svg:viewBox="0 0 1059 1059" draw:points="0,0 1059,0 1059,1059 0,1059">
          <text:p/>
        </draw:polygon>
        <draw:polygon draw:style-name="gr3" draw:text-style-name="P3" draw:layer="layout" svg:width="1.058cm" svg:height="1.058cm" svg:x="54.049cm" svg:y="145.549cm" svg:viewBox="0 0 1059 1059" draw:points="0,0 1059,0 1059,1059 0,1059">
          <text:p/>
        </draw:polygon>
        <draw:polygon draw:style-name="gr5" draw:text-style-name="P5" draw:layer="layout" svg:width="1.058cm" svg:height="1.058cm" svg:x="50.828cm" svg:y="145.048cm" svg:viewBox="0 0 1059 1059" draw:points="0,0 1059,0 1059,1059 0,1059">
          <text:p/>
        </draw:polygon>
        <draw:polygon draw:style-name="gr3" draw:text-style-name="P3" draw:layer="layout" svg:width="1.058cm" svg:height="1.058cm" svg:x="50.828cm" svg:y="145.048cm" svg:viewBox="0 0 1059 1059" draw:points="0,0 1059,0 1059,1059 0,1059">
          <text:p/>
        </draw:polygon>
        <draw:polygon draw:style-name="gr4" draw:text-style-name="P4" draw:layer="layout" svg:width="1.058cm" svg:height="1.058cm" svg:x="57.626cm" svg:y="141.88cm" svg:viewBox="0 0 1059 1059" draw:points="0,0 1059,0 1059,1059 0,1059">
          <text:p/>
        </draw:polygon>
        <draw:polygon draw:style-name="gr3" draw:text-style-name="P3" draw:layer="layout" svg:width="1.058cm" svg:height="1.058cm" svg:x="57.626cm" svg:y="141.88cm" svg:viewBox="0 0 1059 1059" draw:points="0,0 1059,0 1059,1059 0,1059">
          <text:p/>
        </draw:polygon>
        <draw:polygon draw:style-name="gr5" draw:text-style-name="P5" draw:layer="layout" svg:width="1.058cm" svg:height="1.059cm" svg:x="57.04cm" svg:y="138.669cm" svg:viewBox="0 0 1059 1060" draw:points="0,0 1059,0 1059,1060 0,1060">
          <text:p/>
        </draw:polygon>
        <draw:polygon draw:style-name="gr3" draw:text-style-name="P3" draw:layer="layout" svg:width="1.058cm" svg:height="1.059cm" svg:x="57.04cm" svg:y="138.669cm" svg:viewBox="0 0 1059 1060" draw:points="0,0 1059,0 1059,1060 0,1060">
          <text:p/>
        </draw:polygon>
        <draw:polygon draw:style-name="gr4" draw:text-style-name="P4" draw:layer="layout" svg:width="1.058cm" svg:height="1.058cm" svg:x="62.272cm" svg:y="144.046cm" svg:viewBox="0 0 1059 1059" draw:points="0,0 1059,0 1059,1059 0,1059">
          <text:p/>
        </draw:polygon>
        <draw:polygon draw:style-name="gr3" draw:text-style-name="P3" draw:layer="layout" svg:width="1.058cm" svg:height="1.058cm" svg:x="62.272cm" svg:y="144.046cm" svg:viewBox="0 0 1059 1059" draw:points="0,0 1059,0 1059,1059 0,1059">
          <text:p/>
        </draw:polygon>
        <draw:polygon draw:style-name="gr5" draw:text-style-name="P5" draw:layer="layout" svg:width="1.059cm" svg:height="1.058cm" svg:x="65.108cm" svg:y="142.43cm" svg:viewBox="0 0 1060 1059" draw:points="0,0 1060,0 1060,1059 0,1059">
          <text:p/>
        </draw:polygon>
        <draw:polygon draw:style-name="gr3" draw:text-style-name="P3" draw:layer="layout" svg:width="1.059cm" svg:height="1.058cm" svg:x="65.108cm" svg:y="142.43cm" svg:viewBox="0 0 1060 1059" draw:points="0,0 1060,0 1060,1059 0,1059">
          <text:p/>
        </draw:polygon>
        <draw:polygon draw:style-name="gr4" draw:text-style-name="P4" draw:layer="layout" svg:width="1.058cm" svg:height="1.058cm" svg:x="47.702cm" svg:y="142.825cm" svg:viewBox="0 0 1059 1059" draw:points="0,0 1059,0 1059,1059 0,1059">
          <text:p/>
        </draw:polygon>
        <draw:polygon draw:style-name="gr3" draw:text-style-name="P3" draw:layer="layout" svg:width="1.058cm" svg:height="1.058cm" svg:x="47.702cm" svg:y="142.825cm" svg:viewBox="0 0 1059 1059" draw:points="0,0 1059,0 1059,1059 0,1059">
          <text:p/>
        </draw:polygon>
        <draw:polygon draw:style-name="gr5" draw:text-style-name="P5" draw:layer="layout" svg:width="1.059cm" svg:height="1.058cm" svg:x="49.762cm" svg:y="140.296cm" svg:viewBox="0 0 1060 1059" draw:points="0,0 1060,0 1060,1059 0,1059">
          <text:p/>
        </draw:polygon>
        <draw:polygon draw:style-name="gr3" draw:text-style-name="P3" draw:layer="layout" svg:width="1.059cm" svg:height="1.058cm" svg:x="49.762cm" svg:y="140.296cm" svg:viewBox="0 0 1060 1059" draw:points="0,0 1060,0 1060,1059 0,1059">
          <text:p/>
        </draw:polygon>
        <draw:polygon draw:style-name="gr4" draw:text-style-name="P4" draw:layer="layout" svg:width="1.058cm" svg:height="1.058cm" svg:x="39.687cm" svg:y="139.989cm" svg:viewBox="0 0 1059 1059" draw:points="0,0 1059,0 1059,1059 0,1059">
          <text:p/>
        </draw:polygon>
        <draw:polygon draw:style-name="gr3" draw:text-style-name="P3" draw:layer="layout" svg:width="1.058cm" svg:height="1.058cm" svg:x="39.687cm" svg:y="139.989cm" svg:viewBox="0 0 1059 1059" draw:points="0,0 1059,0 1059,1059 0,1059">
          <text:p/>
        </draw:polygon>
        <draw:polygon draw:style-name="gr5" draw:text-style-name="P5" draw:layer="layout" svg:width="1.058cm" svg:height="1.058cm" svg:x="39.673cm" svg:y="136.729cm" svg:viewBox="0 0 1059 1059" draw:points="0,0 1059,0 1059,1059 0,1059">
          <text:p/>
        </draw:polygon>
        <draw:polygon draw:style-name="gr3" draw:text-style-name="P3" draw:layer="layout" svg:width="1.058cm" svg:height="1.058cm" svg:x="39.673cm" svg:y="136.729cm" svg:viewBox="0 0 1059 1059" draw:points="0,0 1059,0 1059,1059 0,1059">
          <text:p/>
        </draw:polygon>
        <draw:polygon draw:style-name="gr4" draw:text-style-name="P4" draw:layer="layout" svg:width="1.059cm" svg:height="1.058cm" svg:x="31.693cm" svg:y="142.892cm" svg:viewBox="0 0 1060 1059" draw:points="0,0 1060,0 1060,1059 0,1059">
          <text:p/>
        </draw:polygon>
        <draw:polygon draw:style-name="gr3" draw:text-style-name="P3" draw:layer="layout" svg:width="1.059cm" svg:height="1.058cm" svg:x="31.693cm" svg:y="142.892cm" svg:viewBox="0 0 1060 1059" draw:points="0,0 1060,0 1060,1059 0,1059">
          <text:p/>
        </draw:polygon>
        <draw:polygon draw:style-name="gr5" draw:text-style-name="P5" draw:layer="layout" svg:width="1.058cm" svg:height="1.058cm" svg:x="29.612cm" svg:y="140.384cm" svg:viewBox="0 0 1059 1059" draw:points="0,0 1059,0 1059,1059 0,1059">
          <text:p/>
        </draw:polygon>
        <draw:polygon draw:style-name="gr3" draw:text-style-name="P3" draw:layer="layout" svg:width="1.058cm" svg:height="1.058cm" svg:x="29.612cm" svg:y="140.384cm" svg:viewBox="0 0 1059 1059" draw:points="0,0 1059,0 1059,1059 0,1059">
          <text:p/>
        </draw:polygon>
        <draw:polygon draw:style-name="gr4" draw:text-style-name="P4" draw:layer="layout" svg:width="1.059cm" svg:height="1.059cm" svg:x="27.363cm" svg:y="150.212cm" svg:viewBox="0 0 1060 1060" draw:points="0,0 1060,0 1060,1060 0,1060">
          <text:p/>
        </draw:polygon>
        <draw:polygon draw:style-name="gr3" draw:text-style-name="P3" draw:layer="layout" svg:width="1.059cm" svg:height="1.059cm" svg:x="27.363cm" svg:y="150.212cm" svg:viewBox="0 0 1060 1060" draw:points="0,0 1060,0 1060,1060 0,1060">
          <text:p/>
        </draw:polygon>
        <draw:polygon draw:style-name="gr5" draw:text-style-name="P5" draw:layer="layout" svg:width="1.058cm" svg:height="1.058cm" svg:x="24.162cm" svg:y="149.595cm" svg:viewBox="0 0 1059 1059" draw:points="0,0 1059,0 1059,1059 0,1059">
          <text:p/>
        </draw:polygon>
        <draw:polygon draw:style-name="gr3" draw:text-style-name="P3" draw:layer="layout" svg:width="1.058cm" svg:height="1.058cm" svg:x="24.162cm" svg:y="149.595cm" svg:viewBox="0 0 1059 1059" draw:points="0,0 1059,0 1059,1059 0,1059">
          <text:p/>
        </draw:polygon>
        <draw:polygon draw:style-name="gr4" draw:text-style-name="P4" draw:layer="layout" svg:width="1.059cm" svg:height="1.059cm" svg:x="28.667cm" svg:y="158.615cm" svg:viewBox="0 0 1060 1060" draw:points="0,0 1060,0 1060,1060 0,1060">
          <text:p/>
        </draw:polygon>
        <draw:polygon draw:style-name="gr3" draw:text-style-name="P3" draw:layer="layout" svg:width="1.059cm" svg:height="1.059cm" svg:x="28.667cm" svg:y="158.615cm" svg:viewBox="0 0 1060 1060" draw:points="0,0 1060,0 1060,1060 0,1060">
          <text:p/>
        </draw:polygon>
        <draw:polygon draw:style-name="gr5" draw:text-style-name="P5" draw:layer="layout" svg:width="1.058cm" svg:height="1.059cm" svg:x="25.803cm" svg:y="160.171cm" svg:viewBox="0 0 1059 1060" draw:points="0,0 1059,0 1059,1060 0,1060">
          <text:p/>
        </draw:polygon>
        <draw:polygon draw:style-name="gr3" draw:text-style-name="P3" draw:layer="layout" svg:width="1.058cm" svg:height="1.059cm" svg:x="25.803cm" svg:y="160.171cm" svg:viewBox="0 0 1059 1060" draw:points="0,0 1059,0 1059,1060 0,1060">
          <text:p/>
        </draw:polygon>
        <draw:polygon draw:style-name="gr4" draw:text-style-name="P4" draw:layer="layout" svg:width="1.06cm" svg:height="1.058cm" svg:x="35.011cm" svg:y="164.278cm" svg:viewBox="0 0 1061 1059" draw:points="0,0 1061,0 1061,1059 0,1059">
          <text:p/>
        </draw:polygon>
        <draw:polygon draw:style-name="gr3" draw:text-style-name="P3" draw:layer="layout" svg:width="1.06cm" svg:height="1.058cm" svg:x="35.011cm" svg:y="164.278cm" svg:viewBox="0 0 1061 1059" draw:points="0,0 1061,0 1061,1059 0,1059">
          <text:p/>
        </draw:polygon>
        <draw:polygon draw:style-name="gr5" draw:text-style-name="P5" draw:layer="layout" svg:width="1.058cm" svg:height="1.058cm" svg:x="33.788cm" svg:y="167.301cm" svg:viewBox="0 0 1059 1059" draw:points="0,0 1059,0 1059,1059 0,1059">
          <text:p/>
        </draw:polygon>
        <draw:polygon draw:style-name="gr3" draw:text-style-name="P3" draw:layer="layout" svg:width="1.058cm" svg:height="1.058cm" svg:x="33.788cm" svg:y="167.301cm" svg:viewBox="0 0 1059 1059" draw:points="0,0 1059,0 1059,1059 0,1059">
          <text:p/>
        </draw:polygon>
        <draw:polygon draw:style-name="gr4" draw:text-style-name="P4" draw:layer="layout" svg:width="1.058cm" svg:height="1.058cm" svg:x="27.285cm" svg:y="154.527cm" svg:viewBox="0 0 1059 1059" draw:points="0,0 1059,0 1059,1059 0,1059">
          <text:p/>
        </draw:polygon>
        <draw:polygon draw:style-name="gr3" draw:text-style-name="P3" draw:layer="layout" svg:width="1.058cm" svg:height="1.058cm" svg:x="27.285cm" svg:y="154.527cm" svg:viewBox="0 0 1059 1059" draw:points="0,0 1059,0 1059,1059 0,1059">
          <text:p/>
        </draw:polygon>
        <draw:polygon draw:style-name="gr5" draw:text-style-name="P5" draw:layer="layout" svg:width="1.059cm" svg:height="1.058cm" svg:x="24.653cm" svg:y="152.601cm" svg:viewBox="0 0 1060 1059" draw:points="0,0 1060,0 1060,1059 0,1059">
          <text:p/>
        </draw:polygon>
        <draw:polygon draw:style-name="gr3" draw:text-style-name="P3" draw:layer="layout" svg:width="1.059cm" svg:height="1.058cm" svg:x="24.653cm" svg:y="152.601cm" svg:viewBox="0 0 1060 1059" draw:points="0,0 1060,0 1060,1059 0,1059">
          <text:p/>
        </draw:polygon>
        <draw:polygon draw:style-name="gr5" draw:text-style-name="P5" draw:layer="layout" svg:width="1.059cm" svg:height="1.059cm" svg:x="25.36cm" svg:y="157.158cm" svg:viewBox="0 0 1060 1060" draw:points="0,0 1060,0 1060,1060 0,1060">
          <text:p/>
        </draw:polygon>
        <draw:polygon draw:style-name="gr3" draw:text-style-name="P3" draw:layer="layout" svg:width="1.059cm" svg:height="1.059cm" svg:x="25.36cm" svg:y="157.158cm" svg:viewBox="0 0 1060 1060" draw:points="0,0 1060,0 1060,1060 0,1060">
          <text:p/>
        </draw:polygon>
        <draw:polygon draw:style-name="gr4" draw:text-style-name="P4" draw:layer="layout" svg:width="1.058cm" svg:height="1.058cm" svg:x="28.893cm" svg:y="146.177cm" svg:viewBox="0 0 1059 1059" draw:points="0,0 1059,0 1059,1059 0,1059">
          <text:p/>
        </draw:polygon>
        <draw:polygon draw:style-name="gr3" draw:text-style-name="P3" draw:layer="layout" svg:width="1.058cm" svg:height="1.058cm" svg:x="28.893cm" svg:y="146.177cm" svg:viewBox="0 0 1059 1059" draw:points="0,0 1059,0 1059,1059 0,1059">
          <text:p/>
        </draw:polygon>
        <draw:polygon draw:style-name="gr5" draw:text-style-name="P5" draw:layer="layout" svg:width="1.059cm" svg:height="1.058cm" svg:x="28.082cm" svg:y="143.019cm" svg:viewBox="0 0 1060 1059" draw:points="0,0 1060,0 1060,1059 0,1059">
          <text:p/>
        </draw:polygon>
        <draw:polygon draw:style-name="gr3" draw:text-style-name="P3" draw:layer="layout" svg:width="1.059cm" svg:height="1.058cm" svg:x="28.082cm" svg:y="143.019cm" svg:viewBox="0 0 1060 1059" draw:points="0,0 1060,0 1060,1059 0,1059">
          <text:p/>
        </draw:polygon>
        <draw:polygon draw:style-name="gr5" draw:text-style-name="P5" draw:layer="layout" svg:width="1.059cm" svg:height="1.058cm" svg:x="25.734cm" svg:y="146.988cm" svg:viewBox="0 0 1060 1059" draw:points="0,0 1060,0 1060,1059 0,1059">
          <text:p/>
        </draw:polygon>
        <draw:polygon draw:style-name="gr3" draw:text-style-name="P3" draw:layer="layout" svg:width="1.059cm" svg:height="1.058cm" svg:x="25.734cm" svg:y="146.988cm" svg:viewBox="0 0 1060 1059" draw:points="0,0 1060,0 1060,1059 0,1059">
          <text:p/>
        </draw:polygon>
        <draw:polygon draw:style-name="gr4" draw:text-style-name="P4" draw:layer="layout" svg:width="1.056cm" svg:height="1.059cm" svg:x="35.438cm" svg:y="140.747cm" svg:viewBox="0 0 1057 1060" draw:points="0,0 1057,0 1057,1060 0,1060">
          <text:p/>
        </draw:polygon>
        <draw:polygon draw:style-name="gr3" draw:text-style-name="P3" draw:layer="layout" svg:width="1.056cm" svg:height="1.059cm" svg:x="35.438cm" svg:y="140.747cm" svg:viewBox="0 0 1057 1060" draw:points="0,0 1057,0 1057,1060 0,1060">
          <text:p/>
        </draw:polygon>
        <draw:polygon draw:style-name="gr5" draw:text-style-name="P5" draw:layer="layout" svg:width="1.058cm" svg:height="1.058cm" svg:x="36.819cm" svg:y="137.795cm" svg:viewBox="0 0 1059 1059" draw:points="0,0 1059,0 1059,1059 0,1059">
          <text:p/>
        </draw:polygon>
        <draw:polygon draw:style-name="gr3" draw:text-style-name="P3" draw:layer="layout" svg:width="1.058cm" svg:height="1.058cm" svg:x="36.819cm" svg:y="137.795cm" svg:viewBox="0 0 1059 1059" draw:points="0,0 1059,0 1059,1059 0,1059">
          <text:p/>
        </draw:polygon>
        <draw:polygon draw:style-name="gr5" draw:text-style-name="P5" draw:layer="layout" svg:width="1.058cm" svg:height="1.058cm" svg:x="32.484cm" svg:y="139.368cm" svg:viewBox="0 0 1059 1059" draw:points="0,0 1059,0 1059,1059 0,1059">
          <text:p/>
        </draw:polygon>
        <draw:polygon draw:style-name="gr3" draw:text-style-name="P3" draw:layer="layout" svg:width="1.058cm" svg:height="1.058cm" svg:x="32.484cm" svg:y="139.368cm" svg:viewBox="0 0 1059 1059" draw:points="0,0 1059,0 1059,1059 0,1059">
          <text:p/>
        </draw:polygon>
        <draw:polygon draw:style-name="gr4" draw:text-style-name="P4" draw:layer="layout" svg:width="1.058cm" svg:height="1.058cm" svg:x="43.942cm" svg:y="140.712cm" svg:viewBox="0 0 1059 1059" draw:points="0,0 1059,0 1059,1059 0,1059">
          <text:p/>
        </draw:polygon>
        <draw:polygon draw:style-name="gr3" draw:text-style-name="P3" draw:layer="layout" svg:width="1.058cm" svg:height="1.058cm" svg:x="43.942cm" svg:y="140.712cm" svg:viewBox="0 0 1059 1059" draw:points="0,0 1059,0 1059,1059 0,1059">
          <text:p/>
        </draw:polygon>
        <draw:polygon draw:style-name="gr5" draw:text-style-name="P5" draw:layer="layout" svg:width="1.058cm" svg:height="1.059cm" svg:x="46.884cm" svg:y="139.304cm" svg:viewBox="0 0 1059 1060" draw:points="0,0 1059,0 1059,1060 0,1060">
          <text:p/>
        </draw:polygon>
        <draw:polygon draw:style-name="gr3" draw:text-style-name="P3" draw:layer="layout" svg:width="1.058cm" svg:height="1.059cm" svg:x="46.884cm" svg:y="139.304cm" svg:viewBox="0 0 1059 1060" draw:points="0,0 1059,0 1059,1060 0,1060">
          <text:p/>
        </draw:polygon>
        <draw:polygon draw:style-name="gr5" draw:text-style-name="P5" draw:layer="layout" svg:width="1.059cm" svg:height="1.058cm" svg:x="42.537cm" svg:y="137.77cm" svg:viewBox="0 0 1060 1059" draw:points="0,0 1060,0 1060,1059 0,1059">
          <text:p/>
        </draw:polygon>
        <draw:polygon draw:style-name="gr3" draw:text-style-name="P3" draw:layer="layout" svg:width="1.059cm" svg:height="1.058cm" svg:x="42.537cm" svg:y="137.77cm" svg:viewBox="0 0 1060 1059" draw:points="0,0 1060,0 1060,1059 0,1059">
          <text:p/>
        </draw:polygon>
        <draw:polygon draw:style-name="gr4" draw:text-style-name="P4" draw:layer="layout" svg:width="1.058cm" svg:height="1.058cm" svg:x="45.596cm" svg:y="188.104cm" svg:viewBox="0 0 1059 1059" draw:points="0,0 1059,0 1059,1059 0,1059">
          <text:p/>
        </draw:polygon>
        <draw:polygon draw:style-name="gr3" draw:text-style-name="P3" draw:layer="layout" svg:width="1.058cm" svg:height="1.058cm" svg:x="45.596cm" svg:y="188.104cm" svg:viewBox="0 0 1059 1059" draw:points="0,0 1059,0 1059,1059 0,1059">
          <text:p/>
        </draw:polygon>
        <draw:polygon draw:style-name="gr4" draw:text-style-name="P4" draw:layer="layout" svg:width="1.058cm" svg:height="1.058cm" svg:x="50.369cm" svg:y="183.31cm" svg:viewBox="0 0 1059 1059" draw:points="0,0 1059,0 1059,1059 0,1059">
          <text:p/>
        </draw:polygon>
        <draw:polygon draw:style-name="gr3" draw:text-style-name="P3" draw:layer="layout" svg:width="1.058cm" svg:height="1.058cm" svg:x="50.369cm" svg:y="183.31cm" svg:viewBox="0 0 1059 1059" draw:points="0,0 1059,0 1059,1059 0,1059">
          <text:p/>
        </draw:polygon>
        <draw:polygon draw:style-name="gr5" draw:text-style-name="P5" draw:layer="layout" svg:width="1.059cm" svg:height="1.059cm" svg:x="52.669cm" svg:y="180.999cm" svg:viewBox="0 0 1060 1060" draw:points="0,0 1060,0 1060,1060 0,1060">
          <text:p/>
        </draw:polygon>
        <draw:polygon draw:style-name="gr3" draw:text-style-name="P3" draw:layer="layout" svg:width="1.059cm" svg:height="1.059cm" svg:x="52.669cm" svg:y="180.999cm" svg:viewBox="0 0 1060 1060" draw:points="0,0 1060,0 1060,1060 0,1060">
          <text:p/>
        </draw:polygon>
        <draw:polygon draw:style-name="gr4" draw:text-style-name="P4" draw:layer="layout" svg:width="1.059cm" svg:height="1.058cm" svg:x="38.946cm" svg:y="186.866cm" svg:viewBox="0 0 1060 1059" draw:points="0,0 1060,0 1060,1059 0,1059">
          <text:p/>
        </draw:polygon>
        <draw:polygon draw:style-name="gr3" draw:text-style-name="P3" draw:layer="layout" svg:width="1.059cm" svg:height="1.058cm" svg:x="38.946cm" svg:y="186.866cm" svg:viewBox="0 0 1060 1059" draw:points="0,0 1060,0 1060,1059 0,1059">
          <text:p/>
        </draw:polygon>
        <draw:polygon draw:style-name="gr5" draw:text-style-name="P5" draw:layer="layout" svg:width="1.058cm" svg:height="1.058cm" svg:x="35.743cm" svg:y="186.27cm" svg:viewBox="0 0 1059 1059" draw:points="0,0 1059,0 1059,1059 0,1059">
          <text:p/>
        </draw:polygon>
        <draw:polygon draw:style-name="gr3" draw:text-style-name="P3" draw:layer="layout" svg:width="1.058cm" svg:height="1.058cm" svg:x="35.743cm" svg:y="186.27cm" svg:viewBox="0 0 1059 1059" draw:points="0,0 1059,0 1059,1059 0,1059">
          <text:p/>
        </draw:polygon>
        <draw:polygon draw:style-name="gr4" draw:text-style-name="P4" draw:layer="layout" svg:width="1.058cm" svg:height="1.059cm" svg:x="42.354cm" svg:y="194.041cm" svg:viewBox="0 0 1059 1060" draw:points="0,0 1059,0 1059,1060 0,1060">
          <text:p/>
        </draw:polygon>
        <draw:polygon draw:style-name="gr3" draw:text-style-name="P3" draw:layer="layout" svg:width="1.058cm" svg:height="1.059cm" svg:x="42.354cm" svg:y="194.041cm" svg:viewBox="0 0 1059 1060" draw:points="0,0 1059,0 1059,1060 0,1060">
          <text:p/>
        </draw:polygon>
        <draw:polygon draw:style-name="gr5" draw:text-style-name="P5" draw:layer="layout" svg:width="1.058cm" svg:height="1.059cm" svg:x="40.788cm" svg:y="196.902cm" svg:viewBox="0 0 1059 1060" draw:points="0,0 1059,0 1059,1060 0,1060">
          <text:p/>
        </draw:polygon>
        <draw:polygon draw:style-name="gr3" draw:text-style-name="P3" draw:layer="layout" svg:width="1.058cm" svg:height="1.059cm" svg:x="40.788cm" svg:y="196.902cm" svg:viewBox="0 0 1059 1060" draw:points="0,0 1059,0 1059,1060 0,1060">
          <text:p/>
        </draw:polygon>
        <draw:polygon draw:style-name="gr4" draw:text-style-name="P4" draw:layer="layout" svg:width="1.058cm" svg:height="1.059cm" svg:x="50.232cm" svg:y="193.032cm" svg:viewBox="0 0 1059 1060" draw:points="0,0 1059,0 1059,1060 0,1060">
          <text:p/>
        </draw:polygon>
        <draw:polygon draw:style-name="gr3" draw:text-style-name="P3" draw:layer="layout" svg:width="1.058cm" svg:height="1.059cm" svg:x="50.232cm" svg:y="193.032cm" svg:viewBox="0 0 1059 1060" draw:points="0,0 1059,0 1059,1060 0,1060">
          <text:p/>
        </draw:polygon>
        <draw:polygon draw:style-name="gr5" draw:text-style-name="P5" draw:layer="layout" svg:width="1.058cm" svg:height="1.059cm" svg:x="52.465cm" svg:y="195.41cm" svg:viewBox="0 0 1059 1060" draw:points="0,0 1059,0 1059,1060 0,1060">
          <text:p/>
        </draw:polygon>
        <draw:polygon draw:style-name="gr3" draw:text-style-name="P3" draw:layer="layout" svg:width="1.058cm" svg:height="1.059cm" svg:x="52.465cm" svg:y="195.41cm" svg:viewBox="0 0 1059 1060" draw:points="0,0 1059,0 1059,1060 0,1060">
          <text:p/>
        </draw:polygon>
        <draw:polygon draw:style-name="gr4" draw:text-style-name="P4" draw:layer="layout" svg:width="1.059cm" svg:height="1.058cm" svg:x="52.242cm" svg:y="189.374cm" svg:viewBox="0 0 1060 1059" draw:points="0,0 1060,0 1060,1059 0,1059">
          <text:p/>
        </draw:polygon>
        <draw:polygon draw:style-name="gr3" draw:text-style-name="P3" draw:layer="layout" svg:width="1.059cm" svg:height="1.058cm" svg:x="52.242cm" svg:y="189.374cm" svg:viewBox="0 0 1060 1059" draw:points="0,0 1060,0 1060,1059 0,1059">
          <text:p/>
        </draw:polygon>
        <draw:polygon draw:style-name="gr5" draw:text-style-name="P5" draw:layer="layout" svg:width="1.059cm" svg:height="1.058cm" svg:x="54.073cm" svg:y="192.073cm" svg:viewBox="0 0 1060 1059" draw:points="0,0 1060,0 1060,1059 0,1059">
          <text:p/>
        </draw:polygon>
        <draw:polygon draw:style-name="gr3" draw:text-style-name="P3" draw:layer="layout" svg:width="1.059cm" svg:height="1.058cm" svg:x="54.073cm" svg:y="192.073cm" svg:viewBox="0 0 1060 1059" draw:points="0,0 1060,0 1060,1059 0,1059">
          <text:p/>
        </draw:polygon>
        <draw:polygon draw:style-name="gr5" draw:text-style-name="P5" draw:layer="layout" svg:width="1.058cm" svg:height="1.059cm" svg:x="54.938cm" svg:y="187.543cm" svg:viewBox="0 0 1059 1060" draw:points="0,0 1059,0 1059,1060 0,1060">
          <text:p/>
        </draw:polygon>
        <draw:polygon draw:style-name="gr3" draw:text-style-name="P3" draw:layer="layout" svg:width="1.058cm" svg:height="1.059cm" svg:x="54.938cm" svg:y="187.543cm" svg:viewBox="0 0 1059 1060" draw:points="0,0 1059,0 1059,1060 0,1060">
          <text:p/>
        </draw:polygon>
        <draw:polygon draw:style-name="gr4" draw:text-style-name="P4" draw:layer="layout" svg:width="1.059cm" svg:height="1.058cm" svg:x="46.453cm" svg:y="194.814cm" svg:viewBox="0 0 1060 1059" draw:points="0,0 1060,0 1060,1059 0,1059">
          <text:p/>
        </draw:polygon>
        <draw:polygon draw:style-name="gr3" draw:text-style-name="P3" draw:layer="layout" svg:width="1.059cm" svg:height="1.058cm" svg:x="46.453cm" svg:y="194.814cm" svg:viewBox="0 0 1060 1059" draw:points="0,0 1060,0 1060,1059 0,1059">
          <text:p/>
        </draw:polygon>
        <draw:polygon draw:style-name="gr5" draw:text-style-name="P5" draw:layer="layout" svg:width="1.058cm" svg:height="1.058cm" svg:x="44.46cm" svg:y="197.393cm" svg:viewBox="0 0 1059 1059" draw:points="0,0 1059,0 1059,1059 0,1059">
          <text:p/>
        </draw:polygon>
        <draw:polygon draw:style-name="gr3" draw:text-style-name="P3" draw:layer="layout" svg:width="1.058cm" svg:height="1.058cm" svg:x="44.46cm" svg:y="197.393cm" svg:viewBox="0 0 1059 1059" draw:points="0,0 1059,0 1059,1059 0,1059">
          <text:p/>
        </draw:polygon>
        <draw:polygon draw:style-name="gr5" draw:text-style-name="P5" draw:layer="layout" svg:width="1.058cm" svg:height="1.058cm" svg:x="49.036cm" svg:y="196.811cm" svg:viewBox="0 0 1059 1059" draw:points="0,0 1059,0 1059,1059 0,1059">
          <text:p/>
        </draw:polygon>
        <draw:polygon draw:style-name="gr3" draw:text-style-name="P3" draw:layer="layout" svg:width="1.058cm" svg:height="1.058cm" svg:x="49.036cm" svg:y="196.811cm" svg:viewBox="0 0 1059 1059" draw:points="0,0 1059,0 1059,1059 0,1059">
          <text:p/>
        </draw:polygon>
        <draw:polygon draw:style-name="gr4" draw:text-style-name="P4" draw:layer="layout" svg:width="1.058cm" svg:height="1.058cm" svg:x="39.486cm" svg:y="191.004cm" svg:viewBox="0 0 1059 1059" draw:points="0,0 1059,0 1059,1059 0,1059">
          <text:p/>
        </draw:polygon>
        <draw:polygon draw:style-name="gr3" draw:text-style-name="P3" draw:layer="layout" svg:width="1.058cm" svg:height="1.058cm" svg:x="39.486cm" svg:y="191.004cm" svg:viewBox="0 0 1059 1059" draw:points="0,0 1059,0 1059,1059 0,1059">
          <text:p/>
        </draw:polygon>
        <draw:polygon draw:style-name="gr5" draw:text-style-name="P5" draw:layer="layout" svg:width="1.059cm" svg:height="1.059cm" svg:x="36.413cm" svg:y="189.91cm" svg:viewBox="0 0 1060 1060" draw:points="0,0 1060,0 1060,1060 0,1060">
          <text:p/>
        </draw:polygon>
        <draw:polygon draw:style-name="gr3" draw:text-style-name="P3" draw:layer="layout" svg:width="1.059cm" svg:height="1.059cm" svg:x="36.413cm" svg:y="189.91cm" svg:viewBox="0 0 1060 1060" draw:points="0,0 1060,0 1060,1060 0,1060">
          <text:p/>
        </draw:polygon>
        <draw:polygon draw:style-name="gr5" draw:text-style-name="P5" draw:layer="layout" svg:width="1.059cm" svg:height="1.058cm" svg:x="38.392cm" svg:y="194.077cm" svg:viewBox="0 0 1060 1059" draw:points="0,0 1060,0 1060,1059 0,1059">
          <text:p/>
        </draw:polygon>
        <draw:polygon draw:style-name="gr3" draw:text-style-name="P3" draw:layer="layout" svg:width="1.059cm" svg:height="1.058cm" svg:x="38.392cm" svg:y="194.077cm" svg:viewBox="0 0 1060 1059" draw:points="0,0 1060,0 1060,1059 0,1059">
          <text:p/>
        </draw:polygon>
        <draw:polygon draw:style-name="gr4" draw:text-style-name="P4" draw:layer="layout" svg:width="1.058cm" svg:height="1.058cm" svg:x="42.735cm" svg:y="178.904cm" svg:viewBox="0 0 1059 1059" draw:points="0,0 1059,0 1059,1059 0,1059">
          <text:p/>
        </draw:polygon>
        <draw:polygon draw:style-name="gr3" draw:text-style-name="P3" draw:layer="layout" svg:width="1.058cm" svg:height="1.058cm" svg:x="42.735cm" svg:y="178.904cm" svg:viewBox="0 0 1059 1059" draw:points="0,0 1059,0 1059,1059 0,1059">
          <text:p/>
        </draw:polygon>
        <draw:polygon draw:style-name="gr4" draw:text-style-name="P4" draw:layer="layout" svg:width="1.058cm" svg:height="1.058cm" svg:x="45.977cm" svg:y="179.246cm" svg:viewBox="0 0 1059 1059" draw:points="0,0 1059,0 1059,1059 0,1059">
          <text:p/>
        </draw:polygon>
        <draw:polygon draw:style-name="gr3" draw:text-style-name="P3" draw:layer="layout" svg:width="1.058cm" svg:height="1.058cm" svg:x="45.977cm" svg:y="179.246cm" svg:viewBox="0 0 1059 1059" draw:points="0,0 1059,0 1059,1059 0,1059">
          <text:p/>
        </draw:polygon>
        <draw:polygon draw:style-name="gr5" draw:text-style-name="P5" draw:layer="layout" svg:width="1.058cm" svg:height="1.058cm" svg:x="49.219cm" svg:y="179.588cm" svg:viewBox="0 0 1059 1059" draw:points="0,0 1059,0 1059,1059 0,1059">
          <text:p/>
        </draw:polygon>
        <draw:polygon draw:style-name="gr3" draw:text-style-name="P3" draw:layer="layout" svg:width="1.058cm" svg:height="1.058cm" svg:x="49.219cm" svg:y="179.588cm" svg:viewBox="0 0 1059 1059" draw:points="0,0 1059,0 1059,1059 0,1059">
          <text:p/>
        </draw:polygon>
        <draw:polygon draw:style-name="gr4" draw:text-style-name="P4" draw:layer="layout" svg:width="1.058cm" svg:height="1.058cm" svg:x="40.259cm" svg:y="181.024cm" svg:viewBox="0 0 1059 1059" draw:points="0,0 1059,0 1059,1059 0,1059">
          <text:p/>
        </draw:polygon>
        <draw:polygon draw:style-name="gr3" draw:text-style-name="P3" draw:layer="layout" svg:width="1.058cm" svg:height="1.058cm" svg:x="40.259cm" svg:y="181.024cm" svg:viewBox="0 0 1059 1059" draw:points="0,0 1059,0 1059,1059 0,1059">
          <text:p/>
        </draw:polygon>
        <draw:polygon draw:style-name="gr5" draw:text-style-name="P5" draw:layer="layout" svg:width="1.058cm" svg:height="1.058cm" svg:x="37.782cm" svg:y="183.148cm" svg:viewBox="0 0 1059 1059" draw:points="0,0 1059,0 1059,1059 0,1059">
          <text:p/>
        </draw:polygon>
        <draw:polygon draw:style-name="gr3" draw:text-style-name="P3" draw:layer="layout" svg:width="1.058cm" svg:height="1.058cm" svg:x="37.782cm" svg:y="183.148cm" svg:viewBox="0 0 1059 1059" draw:points="0,0 1059,0 1059,1059 0,1059">
          <text:p/>
        </draw:polygon>
        <draw:polygon draw:style-name="gr4" draw:text-style-name="P4" draw:layer="layout" svg:width="1.058cm" svg:height="1.058cm" svg:x="41.765cm" svg:y="175.789cm" svg:viewBox="0 0 1059 1059" draw:points="0,0 1059,0 1059,1059 0,1059">
          <text:p/>
        </draw:polygon>
        <draw:polygon draw:style-name="gr3" draw:text-style-name="P3" draw:layer="layout" svg:width="1.058cm" svg:height="1.058cm" svg:x="41.765cm" svg:y="175.789cm" svg:viewBox="0 0 1059 1059" draw:points="0,0 1059,0 1059,1059 0,1059">
          <text:p/>
        </draw:polygon>
        <draw:polygon draw:style-name="gr5" draw:text-style-name="P5" draw:layer="layout" svg:width="1.058cm" svg:height="1.059cm" svg:x="40.795cm" svg:y="172.677cm" svg:viewBox="0 0 1059 1060" draw:points="0,0 1059,0 1059,1060 0,1060">
          <text:p/>
        </draw:polygon>
        <draw:polygon draw:style-name="gr3" draw:text-style-name="P3" draw:layer="layout" svg:width="1.058cm" svg:height="1.059cm" svg:x="40.795cm" svg:y="172.677cm" svg:viewBox="0 0 1059 1060" draw:points="0,0 1059,0 1059,1060 0,1060">
          <text:p/>
        </draw:polygon>
        <draw:polygon draw:style-name="gr4" draw:text-style-name="P4" draw:layer="layout" svg:width="1.058cm" svg:height="1.058cm" svg:x="93.073cm" svg:y="189.226cm" svg:viewBox="0 0 1059 1059" draw:points="0,0 1059,0 1059,1059 0,1059">
          <text:p/>
        </draw:polygon>
        <draw:polygon draw:style-name="gr3" draw:text-style-name="P3" draw:layer="layout" svg:width="1.058cm" svg:height="1.058cm" svg:x="93.073cm" svg:y="189.226cm" svg:viewBox="0 0 1059 1059" draw:points="0,0 1059,0 1059,1059 0,1059">
          <text:p/>
        </draw:polygon>
        <draw:polygon draw:style-name="gr4" draw:text-style-name="P4" draw:layer="layout" svg:width="1.058cm" svg:height="1.059cm" svg:x="87.58cm" svg:y="188.654cm" svg:viewBox="0 0 1059 1060" draw:points="0,0 1059,0 1059,1060 0,1060">
          <text:p/>
        </draw:polygon>
        <draw:polygon draw:style-name="gr3" draw:text-style-name="P3" draw:layer="layout" svg:width="1.058cm" svg:height="1.059cm" svg:x="87.58cm" svg:y="188.654cm" svg:viewBox="0 0 1059 1060" draw:points="0,0 1059,0 1059,1060 0,1060">
          <text:p/>
        </draw:polygon>
        <draw:polygon draw:style-name="gr5" draw:text-style-name="P5" draw:layer="layout" svg:width="1.058cm" svg:height="1.059cm" svg:x="84.338cm" svg:y="188.319cm" svg:viewBox="0 0 1059 1060" draw:points="0,0 1059,0 1059,1060 0,1060">
          <text:p/>
        </draw:polygon>
        <draw:polygon draw:style-name="gr3" draw:text-style-name="P3" draw:layer="layout" svg:width="1.058cm" svg:height="1.059cm" svg:x="84.338cm" svg:y="188.319cm" svg:viewBox="0 0 1059 1060" draw:points="0,0 1059,0 1059,1060 0,1060">
          <text:p/>
        </draw:polygon>
        <draw:polygon draw:style-name="gr4" draw:text-style-name="P4" draw:layer="layout" svg:width="1.059cm" svg:height="1.058cm" svg:x="95.482cm" svg:y="194.197cm" svg:viewBox="0 0 1060 1059" draw:points="0,0 1060,0 1060,1059 0,1059">
          <text:p/>
        </draw:polygon>
        <draw:polygon draw:style-name="gr3" draw:text-style-name="P3" draw:layer="layout" svg:width="1.059cm" svg:height="1.058cm" svg:x="95.482cm" svg:y="194.197cm" svg:viewBox="0 0 1060 1059" draw:points="0,0 1060,0 1060,1059 0,1059">
          <text:p/>
        </draw:polygon>
        <draw:polygon draw:style-name="gr5" draw:text-style-name="P5" draw:layer="layout" svg:width="1.058cm" svg:height="1.058cm" svg:x="96.904cm" svg:y="197.132cm" svg:viewBox="0 0 1059 1059" draw:points="0,0 1059,0 1059,1059 0,1059">
          <text:p/>
        </draw:polygon>
        <draw:polygon draw:style-name="gr3" draw:text-style-name="P3" draw:layer="layout" svg:width="1.058cm" svg:height="1.058cm" svg:x="96.904cm" svg:y="197.132cm" svg:viewBox="0 0 1059 1059" draw:points="0,0 1059,0 1059,1059 0,1059">
          <text:p/>
        </draw:polygon>
        <draw:polygon draw:style-name="gr4" draw:text-style-name="P4" draw:layer="layout" svg:width="1.059cm" svg:height="1.059cm" svg:x="98.537cm" svg:y="188.4cm" svg:viewBox="0 0 1060 1060" draw:points="0,0 1060,0 1060,1060 0,1060">
          <text:p/>
        </draw:polygon>
        <draw:polygon draw:style-name="gr3" draw:text-style-name="P3" draw:layer="layout" svg:width="1.059cm" svg:height="1.059cm" svg:x="98.537cm" svg:y="188.4cm" svg:viewBox="0 0 1060 1060" draw:points="0,0 1060,0 1060,1060 0,1060">
          <text:p/>
        </draw:polygon>
        <draw:polygon draw:style-name="gr5" draw:text-style-name="P5" draw:layer="layout" svg:width="1.059cm" svg:height="1.058cm" svg:x="101.758cm" svg:y="187.914cm" svg:viewBox="0 0 1060 1059" draw:points="0,0 1060,0 1060,1059 0,1059">
          <text:p/>
        </draw:polygon>
        <draw:polygon draw:style-name="gr3" draw:text-style-name="P3" draw:layer="layout" svg:width="1.059cm" svg:height="1.058cm" svg:x="101.758cm" svg:y="187.914cm" svg:viewBox="0 0 1060 1059" draw:points="0,0 1060,0 1060,1059 0,1059">
          <text:p/>
        </draw:polygon>
        <draw:polygon draw:style-name="gr4" draw:text-style-name="P4" draw:layer="layout" svg:width="1.059cm" svg:height="1.058cm" svg:x="93.905cm" svg:y="183.765cm" svg:viewBox="0 0 1060 1059" draw:points="0,0 1060,0 1060,1059 0,1059">
          <text:p/>
        </draw:polygon>
        <draw:polygon draw:style-name="gr3" draw:text-style-name="P3" draw:layer="layout" svg:width="1.059cm" svg:height="1.058cm" svg:x="93.905cm" svg:y="183.765cm" svg:viewBox="0 0 1060 1059" draw:points="0,0 1060,0 1060,1059 0,1059">
          <text:p/>
        </draw:polygon>
        <draw:polygon draw:style-name="gr5" draw:text-style-name="P5" draw:layer="layout" svg:width="1.059cm" svg:height="1.058cm" svg:x="94.399cm" svg:y="180.541cm" svg:viewBox="0 0 1060 1059" draw:points="0,0 1060,0 1060,1059 0,1059">
          <text:p/>
        </draw:polygon>
        <draw:polygon draw:style-name="gr3" draw:text-style-name="P3" draw:layer="layout" svg:width="1.059cm" svg:height="1.058cm" svg:x="94.399cm" svg:y="180.541cm" svg:viewBox="0 0 1060 1059" draw:points="0,0 1060,0 1060,1059 0,1059">
          <text:p/>
        </draw:polygon>
        <draw:polygon draw:style-name="gr4" draw:text-style-name="P4" draw:layer="layout" svg:width="1.058cm" svg:height="1.059cm" svg:x="90.505cm" svg:y="184.336cm" svg:viewBox="0 0 1059 1060" draw:points="0,0 1059,0 1059,1060 0,1060">
          <text:p/>
        </draw:polygon>
        <draw:polygon draw:style-name="gr3" draw:text-style-name="P3" draw:layer="layout" svg:width="1.058cm" svg:height="1.059cm" svg:x="90.505cm" svg:y="184.336cm" svg:viewBox="0 0 1059 1060" draw:points="0,0 1059,0 1059,1060 0,1060">
          <text:p/>
        </draw:polygon>
        <draw:polygon draw:style-name="gr5" draw:text-style-name="P5" draw:layer="layout" svg:width="1.058cm" svg:height="1.059cm" svg:x="91.475cm" svg:y="181.221cm" svg:viewBox="0 0 1059 1060" draw:points="0,0 1059,0 1059,1060 0,1060">
          <text:p/>
        </draw:polygon>
        <draw:polygon draw:style-name="gr3" draw:text-style-name="P3" draw:layer="layout" svg:width="1.058cm" svg:height="1.059cm" svg:x="91.475cm" svg:y="181.221cm" svg:viewBox="0 0 1059 1060" draw:points="0,0 1059,0 1059,1060 0,1060">
          <text:p/>
        </draw:polygon>
        <draw:polygon draw:style-name="gr5" draw:text-style-name="P5" draw:layer="layout" svg:width="1.058cm" svg:height="1.059cm" svg:x="87.393cm" svg:y="183.366cm" svg:viewBox="0 0 1059 1060" draw:points="0,0 1059,0 1059,1060 0,1060">
          <text:p/>
        </draw:polygon>
        <draw:polygon draw:style-name="gr3" draw:text-style-name="P3" draw:layer="layout" svg:width="1.058cm" svg:height="1.059cm" svg:x="87.393cm" svg:y="183.366cm" svg:viewBox="0 0 1059 1060" draw:points="0,0 1059,0 1059,1060 0,1060">
          <text:p/>
        </draw:polygon>
        <draw:polygon draw:style-name="gr4" draw:text-style-name="P4" draw:layer="layout" svg:width="1.058cm" svg:height="1.058cm" svg:x="96.982cm" svg:y="185.321cm" svg:viewBox="0 0 1059 1059" draw:points="0,0 1059,0 1059,1059 0,1059">
          <text:p/>
        </draw:polygon>
        <draw:polygon draw:style-name="gr3" draw:text-style-name="P3" draw:layer="layout" svg:width="1.058cm" svg:height="1.058cm" svg:x="96.982cm" svg:y="185.321cm" svg:viewBox="0 0 1059 1059" draw:points="0,0 1059,0 1059,1059 0,1059">
          <text:p/>
        </draw:polygon>
        <draw:polygon draw:style-name="gr5" draw:text-style-name="P5" draw:layer="layout" svg:width="1.058cm" svg:height="1.059cm" svg:x="100.245cm" svg:y="185.324cm" svg:viewBox="0 0 1059 1060" draw:points="0,0 1059,0 1059,1060 0,1060">
          <text:p/>
        </draw:polygon>
        <draw:polygon draw:style-name="gr3" draw:text-style-name="P3" draw:layer="layout" svg:width="1.058cm" svg:height="1.059cm" svg:x="100.245cm" svg:y="185.324cm" svg:viewBox="0 0 1059 1060" draw:points="0,0 1059,0 1059,1060 0,1060">
          <text:p/>
        </draw:polygon>
        <draw:polygon draw:style-name="gr5" draw:text-style-name="P5" draw:layer="layout" svg:width="1.059cm" svg:height="1.058cm" svg:x="96.985cm" svg:y="182.061cm" svg:viewBox="0 0 1060 1059" draw:points="0,0 1060,0 1060,1059 0,1059">
          <text:p/>
        </draw:polygon>
        <draw:polygon draw:style-name="gr3" draw:text-style-name="P3" draw:layer="layout" svg:width="1.059cm" svg:height="1.058cm" svg:x="96.985cm" svg:y="182.061cm" svg:viewBox="0 0 1060 1059" draw:points="0,0 1060,0 1060,1059 0,1059">
          <text:p/>
        </draw:polygon>
        <draw:polygon draw:style-name="gr4" draw:text-style-name="P4" draw:layer="layout" svg:width="1.059cm" svg:height="1.059cm" svg:x="97.962cm" svg:y="191.801cm" svg:viewBox="0 0 1060 1060" draw:points="0,0 1060,0 1060,1060 0,1060">
          <text:p/>
        </draw:polygon>
        <draw:polygon draw:style-name="gr3" draw:text-style-name="P3" draw:layer="layout" svg:width="1.059cm" svg:height="1.059cm" svg:x="97.962cm" svg:y="191.801cm" svg:viewBox="0 0 1060 1060" draw:points="0,0 1060,0 1060,1060 0,1060">
          <text:p/>
        </draw:polygon>
        <draw:polygon draw:style-name="gr5" draw:text-style-name="P5" draw:layer="layout" svg:width="1.059cm" svg:height="1.058cm" svg:x="98.925cm" svg:y="194.913cm" svg:viewBox="0 0 1060 1059" draw:points="0,0 1060,0 1060,1059 0,1059">
          <text:p/>
        </draw:polygon>
        <draw:polygon draw:style-name="gr3" draw:text-style-name="P3" draw:layer="layout" svg:width="1.059cm" svg:height="1.058cm" svg:x="98.925cm" svg:y="194.913cm" svg:viewBox="0 0 1060 1059" draw:points="0,0 1060,0 1060,1059 0,1059">
          <text:p/>
        </draw:polygon>
        <draw:polygon draw:style-name="gr5" draw:text-style-name="P5" draw:layer="layout" svg:width="1.058cm" svg:height="1.058cm" svg:x="101.074cm" svg:y="190.835cm" svg:viewBox="0 0 1059 1059" draw:points="0,0 1059,0 1059,1059 0,1059">
          <text:p/>
        </draw:polygon>
        <draw:polygon draw:style-name="gr3" draw:text-style-name="P3" draw:layer="layout" svg:width="1.058cm" svg:height="1.058cm" svg:x="101.074cm" svg:y="190.835cm" svg:viewBox="0 0 1059 1059" draw:points="0,0 1059,0 1059,1059 0,1059">
          <text:p/>
        </draw:polygon>
        <draw:polygon draw:style-name="gr4" draw:text-style-name="P4" draw:layer="layout" svg:width="1.058cm" svg:height="1.058cm" svg:x="87.411cm" svg:y="197.301cm" svg:viewBox="0 0 1059 1059" draw:points="0,0 1059,0 1059,1059 0,1059">
          <text:p/>
        </draw:polygon>
        <draw:polygon draw:style-name="gr3" draw:text-style-name="P3" draw:layer="layout" svg:width="1.058cm" svg:height="1.058cm" svg:x="87.411cm" svg:y="197.301cm" svg:viewBox="0 0 1059 1059" draw:points="0,0 1059,0 1059,1059 0,1059">
          <text:p/>
        </draw:polygon>
        <draw:polygon draw:style-name="gr4" draw:text-style-name="P4" draw:layer="layout" svg:width="1.058cm" svg:height="1.058cm" svg:x="86.434cm" svg:y="194.193cm" svg:viewBox="0 0 1059 1059" draw:points="0,0 1059,0 1059,1059 0,1059">
          <text:p/>
        </draw:polygon>
        <draw:polygon draw:style-name="gr3" draw:text-style-name="P3" draw:layer="layout" svg:width="1.058cm" svg:height="1.058cm" svg:x="86.434cm" svg:y="194.193cm" svg:viewBox="0 0 1059 1059" draw:points="0,0 1059,0 1059,1059 0,1059">
          <text:p/>
        </draw:polygon>
        <draw:polygon draw:style-name="gr5" draw:text-style-name="P5" draw:layer="layout" svg:width="1.058cm" svg:height="1.058cm" svg:x="85.453cm" svg:y="191.082cm" svg:viewBox="0 0 1059 1059" draw:points="0,0 1059,0 1059,1059 0,1059">
          <text:p/>
        </draw:polygon>
        <draw:polygon draw:style-name="gr3" draw:text-style-name="P3" draw:layer="layout" svg:width="1.058cm" svg:height="1.058cm" svg:x="85.453cm" svg:y="191.082cm" svg:viewBox="0 0 1059 1059" draw:points="0,0 1059,0 1059,1059 0,1059">
          <text:p/>
        </draw:polygon>
        <draw:polygon draw:style-name="gr4" draw:text-style-name="P4" draw:layer="layout" svg:width="1.058cm" svg:height="1.058cm" svg:x="87.834cm" svg:y="200.536cm" svg:viewBox="0 0 1059 1059" draw:points="0,0 1059,0 1059,1059 0,1059">
          <text:p/>
        </draw:polygon>
        <draw:polygon draw:style-name="gr3" draw:text-style-name="P3" draw:layer="layout" svg:width="1.058cm" svg:height="1.058cm" svg:x="87.834cm" svg:y="200.536cm" svg:viewBox="0 0 1059 1059" draw:points="0,0 1059,0 1059,1059 0,1059">
          <text:p/>
        </draw:polygon>
        <draw:polygon draw:style-name="gr5" draw:text-style-name="P5" draw:layer="layout" svg:width="1.059cm" svg:height="1.059cm" svg:x="88.257cm" svg:y="203.767cm" svg:viewBox="0 0 1060 1060" draw:points="0,0 1060,0 1060,1060 0,1060">
          <text:p/>
        </draw:polygon>
        <draw:polygon draw:style-name="gr3" draw:text-style-name="P3" draw:layer="layout" svg:width="1.059cm" svg:height="1.059cm" svg:x="88.257cm" svg:y="203.767cm" svg:viewBox="0 0 1060 1060" draw:points="0,0 1060,0 1060,1060 0,1060">
          <text:p/>
        </draw:polygon>
        <draw:polygon draw:style-name="gr4" draw:text-style-name="P4" draw:layer="layout" svg:width="1.058cm" svg:height="1.059cm" svg:x="90.667cm" svg:y="197.163cm" svg:viewBox="0 0 1059 1060" draw:points="0,0 1059,0 1059,1060 0,1060">
          <text:p/>
        </draw:polygon>
        <draw:polygon draw:style-name="gr3" draw:text-style-name="P3" draw:layer="layout" svg:width="1.058cm" svg:height="1.059cm" svg:x="90.667cm" svg:y="197.163cm" svg:viewBox="0 0 1059 1060" draw:points="0,0 1059,0 1059,1060 0,1060">
          <text:p/>
        </draw:polygon>
        <draw:polygon draw:style-name="gr5" draw:text-style-name="P5" draw:layer="layout" svg:width="1.058cm" svg:height="1.059cm" svg:x="93.927cm" svg:y="197.022cm" svg:viewBox="0 0 1059 1060" draw:points="0,0 1059,0 1059,1060 0,1060">
          <text:p/>
        </draw:polygon>
        <draw:polygon draw:style-name="gr3" draw:text-style-name="P3" draw:layer="layout" svg:width="1.058cm" svg:height="1.059cm" svg:x="93.927cm" svg:y="197.022cm" svg:viewBox="0 0 1059 1060" draw:points="0,0 1059,0 1059,1060 0,1060">
          <text:p/>
        </draw:polygon>
        <draw:polygon draw:style-name="gr4" draw:text-style-name="P4" draw:layer="layout" svg:width="1.059cm" svg:height="1.058cm" svg:x="84.225cm" svg:y="198.007cm" svg:viewBox="0 0 1060 1059" draw:points="0,0 1060,0 1060,1059 0,1059">
          <text:p/>
        </draw:polygon>
        <draw:polygon draw:style-name="gr3" draw:text-style-name="P3" draw:layer="layout" svg:width="1.059cm" svg:height="1.058cm" svg:x="84.225cm" svg:y="198.007cm" svg:viewBox="0 0 1060 1059" draw:points="0,0 1060,0 1060,1059 0,1059">
          <text:p/>
        </draw:polygon>
        <draw:polygon draw:style-name="gr5" draw:text-style-name="P5" draw:layer="layout" svg:width="1.058cm" svg:height="1.058cm" svg:x="81.043cm" svg:y="198.709cm" svg:viewBox="0 0 1059 1059" draw:points="0,0 1059,0 1059,1059 0,1059">
          <text:p/>
        </draw:polygon>
        <draw:polygon draw:style-name="gr3" draw:text-style-name="P3" draw:layer="layout" svg:width="1.058cm" svg:height="1.058cm" svg:x="81.043cm" svg:y="198.709cm" svg:viewBox="0 0 1059 1059" draw:points="0,0 1059,0 1059,1059 0,1059">
          <text:p/>
        </draw:polygon>
        <draw:polygon draw:style-name="gr4" draw:text-style-name="P4" draw:layer="layout" svg:width="1.058cm" svg:height="1.059cm" svg:x="70.495cm" svg:y="213.13cm" svg:viewBox="0 0 1059 1060" draw:points="0,0 1059,0 1059,1060 0,1060">
          <text:p/>
        </draw:polygon>
        <draw:polygon draw:style-name="gr3" draw:text-style-name="P3" draw:layer="layout" svg:width="1.058cm" svg:height="1.059cm" svg:x="70.495cm" svg:y="213.13cm" svg:viewBox="0 0 1059 1060" draw:points="0,0 1059,0 1059,1060 0,1060">
          <text:p/>
        </draw:polygon>
        <draw:polygon draw:style-name="gr4" draw:text-style-name="P4" draw:layer="layout" svg:width="1.058cm" svg:height="1.058cm" svg:x="67.754cm" svg:y="204.452cm" svg:viewBox="0 0 1059 1059" draw:points="0,0 1059,0 1059,1059 0,1059">
          <text:p/>
        </draw:polygon>
        <draw:polygon draw:style-name="gr3" draw:text-style-name="P3" draw:layer="layout" svg:width="1.058cm" svg:height="1.058cm" svg:x="67.754cm" svg:y="204.452cm" svg:viewBox="0 0 1059 1059" draw:points="0,0 1059,0 1059,1059 0,1059">
          <text:p/>
        </draw:polygon>
        <draw:polygon draw:style-name="gr5" draw:text-style-name="P5" draw:layer="layout" svg:width="1.059cm" svg:height="1.058cm" svg:x="66.773cm" svg:y="201.344cm" svg:viewBox="0 0 1060 1059" draw:points="0,0 1060,0 1060,1059 0,1059">
          <text:p/>
        </draw:polygon>
        <draw:polygon draw:style-name="gr3" draw:text-style-name="P3" draw:layer="layout" svg:width="1.059cm" svg:height="1.058cm" svg:x="66.773cm" svg:y="201.344cm" svg:viewBox="0 0 1060 1059" draw:points="0,0 1060,0 1060,1059 0,1059">
          <text:p/>
        </draw:polygon>
        <draw:polygon draw:style-name="gr4" draw:text-style-name="P4" draw:layer="layout" svg:width="1.058cm" svg:height="1.059cm" svg:x="74.746cm" svg:y="205.083cm" svg:viewBox="0 0 1059 1060" draw:points="0,0 1059,0 1059,1060 0,1060">
          <text:p/>
        </draw:polygon>
        <draw:polygon draw:style-name="gr3" draw:text-style-name="P3" draw:layer="layout" svg:width="1.058cm" svg:height="1.059cm" svg:x="74.746cm" svg:y="205.083cm" svg:viewBox="0 0 1059 1060" draw:points="0,0 1059,0 1059,1060 0,1060">
          <text:p/>
        </draw:polygon>
        <draw:polygon draw:style-name="gr5" draw:text-style-name="P5" draw:layer="layout" svg:width="1.058cm" svg:height="1.059cm" svg:x="77.861cm" svg:y="204.12cm" svg:viewBox="0 0 1059 1060" draw:points="0,0 1059,0 1059,1060 0,1060">
          <text:p/>
        </draw:polygon>
        <draw:polygon draw:style-name="gr3" draw:text-style-name="P3" draw:layer="layout" svg:width="1.058cm" svg:height="1.059cm" svg:x="77.861cm" svg:y="204.12cm" svg:viewBox="0 0 1059 1060" draw:points="0,0 1059,0 1059,1060 0,1060">
          <text:p/>
        </draw:polygon>
        <draw:polygon draw:style-name="gr5" draw:text-style-name="P5" draw:layer="layout" svg:width="1.058cm" svg:height="1.059cm" svg:x="73.783cm" svg:y="201.968cm" svg:viewBox="0 0 1059 1060" draw:points="0,0 1059,0 1059,1060 0,1060">
          <text:p/>
        </draw:polygon>
        <draw:polygon draw:style-name="gr3" draw:text-style-name="P3" draw:layer="layout" svg:width="1.058cm" svg:height="1.059cm" svg:x="73.783cm" svg:y="201.968cm" svg:viewBox="0 0 1059 1060" draw:points="0,0 1059,0 1059,1060 0,1060">
          <text:p/>
        </draw:polygon>
        <draw:polygon draw:style-name="gr4" draw:text-style-name="P4" draw:layer="layout" svg:width="1.059cm" svg:height="1.059cm" svg:x="56.359cm" svg:y="206.533cm" svg:viewBox="0 0 1060 1060" draw:points="0,0 1060,0 1060,1060 0,1060">
          <text:p/>
        </draw:polygon>
        <draw:polygon draw:style-name="gr3" draw:text-style-name="P3" draw:layer="layout" svg:width="1.059cm" svg:height="1.059cm" svg:x="56.359cm" svg:y="206.533cm" svg:viewBox="0 0 1060 1060" draw:points="0,0 1060,0 1060,1060 0,1060">
          <text:p/>
        </draw:polygon>
        <draw:polygon draw:style-name="gr4" draw:text-style-name="P4" draw:layer="layout" svg:width="1.059cm" svg:height="1.058cm" svg:x="60.19cm" svg:y="206.209cm" svg:viewBox="0 0 1060 1059" draw:points="0,0 1060,0 1060,1059 0,1059">
          <text:p/>
        </draw:polygon>
        <draw:polygon draw:style-name="gr3" draw:text-style-name="P3" draw:layer="layout" svg:width="1.059cm" svg:height="1.058cm" svg:x="60.19cm" svg:y="206.209cm" svg:viewBox="0 0 1060 1059" draw:points="0,0 1060,0 1060,1059 0,1059">
          <text:p/>
        </draw:polygon>
        <draw:polygon draw:style-name="gr5" draw:text-style-name="P5" draw:layer="layout" svg:width="1.058cm" svg:height="1.058cm" svg:x="63.44cm" svg:y="205.934cm" svg:viewBox="0 0 1059 1059" draw:points="0,0 1059,0 1059,1059 0,1059">
          <text:p/>
        </draw:polygon>
        <draw:polygon draw:style-name="gr3" draw:text-style-name="P3" draw:layer="layout" svg:width="1.058cm" svg:height="1.058cm" svg:x="63.44cm" svg:y="205.934cm" svg:viewBox="0 0 1059 1059" draw:points="0,0 1059,0 1059,1059 0,1059">
          <text:p/>
        </draw:polygon>
        <draw:polygon draw:style-name="gr4" draw:text-style-name="P4" draw:layer="layout" svg:width="1.058cm" svg:height="1.058cm" svg:x="57.774cm" svg:y="201.062cm" svg:viewBox="0 0 1059 1059" draw:points="0,0 1059,0 1059,1059 0,1059">
          <text:p/>
        </draw:polygon>
        <draw:polygon draw:style-name="gr3" draw:text-style-name="P3" draw:layer="layout" svg:width="1.058cm" svg:height="1.058cm" svg:x="57.774cm" svg:y="201.062cm" svg:viewBox="0 0 1059 1059" draw:points="0,0 1059,0 1059,1059 0,1059">
          <text:p/>
        </draw:polygon>
        <draw:polygon draw:style-name="gr5" draw:text-style-name="P5" draw:layer="layout" svg:width="1.058cm" svg:height="1.058cm" svg:x="60.212cm" svg:y="203.228cm" svg:viewBox="0 0 1059 1059" draw:points="0,0 1059,0 1059,1059 0,1059">
          <text:p/>
        </draw:polygon>
        <draw:polygon draw:style-name="gr3" draw:text-style-name="P3" draw:layer="layout" svg:width="1.058cm" svg:height="1.058cm" svg:x="60.212cm" svg:y="203.228cm" svg:viewBox="0 0 1059 1059" draw:points="0,0 1059,0 1059,1059 0,1059">
          <text:p/>
        </draw:polygon>
        <draw:polygon draw:style-name="gr5" draw:text-style-name="P5" draw:layer="layout" svg:width="1.058cm" svg:height="1.059cm" svg:x="54.592cm" svg:y="201.774cm" svg:viewBox="0 0 1059 1060" draw:points="0,0 1059,0 1059,1060 0,1060">
          <text:p/>
        </draw:polygon>
        <draw:polygon draw:style-name="gr3" draw:text-style-name="P3" draw:layer="layout" svg:width="1.058cm" svg:height="1.059cm" svg:x="54.592cm" svg:y="201.774cm" svg:viewBox="0 0 1059 1060" draw:points="0,0 1059,0 1059,1060 0,1060">
          <text:p/>
        </draw:polygon>
        <draw:polygon draw:style-name="gr4" draw:text-style-name="P4" draw:layer="layout" svg:width="1.058cm" svg:height="1.059cm" svg:x="58.589cm" svg:y="197.904cm" svg:viewBox="0 0 1059 1060" draw:points="0,0 1059,0 1059,1060 0,1060">
          <text:p/>
        </draw:polygon>
        <draw:polygon draw:style-name="gr3" draw:text-style-name="P3" draw:layer="layout" svg:width="1.058cm" svg:height="1.059cm" svg:x="58.589cm" svg:y="197.904cm" svg:viewBox="0 0 1059 1060" draw:points="0,0 1059,0 1059,1060 0,1060">
          <text:p/>
        </draw:polygon>
        <draw:polygon draw:style-name="gr5" draw:text-style-name="P5" draw:layer="layout" svg:width="1.058cm" svg:height="1.058cm" svg:x="61.397cm" svg:y="196.25cm" svg:viewBox="0 0 1059 1059" draw:points="0,0 1059,0 1059,1059 0,1059">
          <text:p/>
        </draw:polygon>
        <draw:polygon draw:style-name="gr3" draw:text-style-name="P3" draw:layer="layout" svg:width="1.058cm" svg:height="1.058cm" svg:x="61.397cm" svg:y="196.25cm" svg:viewBox="0 0 1059 1059" draw:points="0,0 1059,0 1059,1059 0,1059">
          <text:p/>
        </draw:polygon>
        <draw:polygon draw:style-name="gr5" draw:text-style-name="P5" draw:layer="layout" svg:width="1.058cm" svg:height="1.059cm" svg:x="56.931cm" svg:y="195.096cm" svg:viewBox="0 0 1059 1060" draw:points="0,0 1059,0 1059,1060 0,1060">
          <text:p/>
        </draw:polygon>
        <draw:polygon draw:style-name="gr3" draw:text-style-name="P3" draw:layer="layout" svg:width="1.058cm" svg:height="1.059cm" svg:x="56.931cm" svg:y="195.096cm" svg:viewBox="0 0 1059 1060" draw:points="0,0 1059,0 1059,1060 0,1060">
          <text:p/>
        </draw:polygon>
        <draw:polygon draw:style-name="gr4" draw:text-style-name="P4" draw:layer="layout" svg:width="1.058cm" svg:height="1.059cm" svg:x="53.167cm" svg:y="204.395cm" svg:viewBox="0 0 1059 1060" draw:points="0,0 1059,0 1059,1060 0,1060">
          <text:p/>
        </draw:polygon>
        <draw:polygon draw:style-name="gr3" draw:text-style-name="P3" draw:layer="layout" svg:width="1.058cm" svg:height="1.059cm" svg:x="53.167cm" svg:y="204.395cm" svg:viewBox="0 0 1059 1060" draw:points="0,0 1059,0 1059,1060 0,1060">
          <text:p/>
        </draw:polygon>
        <draw:polygon draw:style-name="gr5" draw:text-style-name="P5" draw:layer="layout" svg:width="1.058cm" svg:height="1.058cm" svg:x="50.454cm" svg:y="202.582cm" svg:viewBox="0 0 1059 1059" draw:points="0,0 1059,0 1059,1059 0,1059">
          <text:p/>
        </draw:polygon>
        <draw:polygon draw:style-name="gr3" draw:text-style-name="P3" draw:layer="layout" svg:width="1.058cm" svg:height="1.058cm" svg:x="50.454cm" svg:y="202.582cm" svg:viewBox="0 0 1059 1059" draw:points="0,0 1059,0 1059,1059 0,1059">
          <text:p/>
        </draw:polygon>
        <draw:polygon draw:style-name="gr4" draw:text-style-name="P4" draw:layer="layout" svg:width="1.058cm" svg:height="1.059cm" svg:x="53.675cm" svg:y="209.281cm" svg:viewBox="0 0 1059 1060" draw:points="0,0 1059,0 1059,1060 0,1060">
          <text:p/>
        </draw:polygon>
        <draw:polygon draw:style-name="gr3" draw:text-style-name="P3" draw:layer="layout" svg:width="1.058cm" svg:height="1.059cm" svg:x="53.675cm" svg:y="209.281cm" svg:viewBox="0 0 1059 1060" draw:points="0,0 1059,0 1059,1060 0,1060">
          <text:p/>
        </draw:polygon>
        <draw:polygon draw:style-name="gr5" draw:text-style-name="P5" draw:layer="layout" svg:width="1.058cm" svg:height="1.059cm" svg:x="51.396cm" svg:y="211.613cm" svg:viewBox="0 0 1059 1060" draw:points="0,0 1059,0 1059,1060 0,1060">
          <text:p/>
        </draw:polygon>
        <draw:polygon draw:style-name="gr3" draw:text-style-name="P3" draw:layer="layout" svg:width="1.058cm" svg:height="1.059cm" svg:x="51.396cm" svg:y="211.613cm" svg:viewBox="0 0 1059 1060" draw:points="0,0 1059,0 1059,1060 0,1060">
          <text:p/>
        </draw:polygon>
        <draw:polygon draw:style-name="gr4" draw:text-style-name="P4" draw:layer="layout" svg:width="1.059cm" svg:height="1.058cm" svg:x="58.571cm" svg:y="209.677cm" svg:viewBox="0 0 1060 1059" draw:points="0,0 1060,0 1060,1059 0,1059">
          <text:p/>
        </draw:polygon>
        <draw:polygon draw:style-name="gr3" draw:text-style-name="P3" draw:layer="layout" svg:width="1.059cm" svg:height="1.058cm" svg:x="58.571cm" svg:y="209.677cm" svg:viewBox="0 0 1060 1059" draw:points="0,0 1060,0 1060,1059 0,1059">
          <text:p/>
        </draw:polygon>
        <draw:polygon draw:style-name="gr5" draw:text-style-name="P5" draw:layer="layout" svg:width="1.058cm" svg:height="1.058cm" svg:x="60.448cm" svg:y="212.347cm" svg:viewBox="0 0 1059 1059" draw:points="0,0 1059,0 1059,1059 0,1059">
          <text:p/>
        </draw:polygon>
        <draw:polygon draw:style-name="gr3" draw:text-style-name="P3" draw:layer="layout" svg:width="1.058cm" svg:height="1.058cm" svg:x="60.448cm" svg:y="212.347cm" svg:viewBox="0 0 1059 1059" draw:points="0,0 1059,0 1059,1059 0,1059">
          <text:p/>
        </draw:polygon>
        <draw:polygon draw:style-name="gr4" draw:text-style-name="P4" draw:layer="layout" svg:width="1.059cm" svg:height="1.059cm" svg:x="56.052cm" svg:y="210.364cm" svg:viewBox="0 0 1060 1060" draw:points="0,0 1060,0 1060,1060 0,1060">
          <text:p/>
        </draw:polygon>
        <draw:polygon draw:style-name="gr3" draw:text-style-name="P3" draw:layer="layout" svg:width="1.059cm" svg:height="1.059cm" svg:x="56.052cm" svg:y="210.364cm" svg:viewBox="0 0 1060 1060" draw:points="0,0 1060,0 1060,1060 0,1060">
          <text:p/>
        </draw:polygon>
        <draw:polygon draw:style-name="gr5" draw:text-style-name="P5" draw:layer="layout" svg:width="1.058cm" svg:height="1.058cm" svg:x="55.788cm" svg:y="213.617cm" svg:viewBox="0 0 1059 1059" draw:points="0,0 1059,0 1059,1059 0,1059">
          <text:p/>
        </draw:polygon>
        <draw:polygon draw:style-name="gr3" draw:text-style-name="P3" draw:layer="layout" svg:width="1.058cm" svg:height="1.058cm" svg:x="55.788cm" svg:y="213.617cm" svg:viewBox="0 0 1059 1059" draw:points="0,0 1059,0 1059,1059 0,1059">
          <text:p/>
        </draw:polygon>
        <draw:polygon draw:style-name="gr4" draw:text-style-name="P4" draw:layer="layout" svg:width="1.059cm" svg:height="1.058cm" svg:x="52.535cm" svg:y="206.932cm" svg:viewBox="0 0 1060 1059" draw:points="0,0 1060,0 1060,1059 0,1059">
          <text:p/>
        </draw:polygon>
        <draw:polygon draw:style-name="gr3" draw:text-style-name="P3" draw:layer="layout" svg:width="1.059cm" svg:height="1.058cm" svg:x="52.535cm" svg:y="206.932cm" svg:viewBox="0 0 1060 1059" draw:points="0,0 1060,0 1060,1059 0,1059">
          <text:p/>
        </draw:polygon>
        <draw:polygon draw:style-name="gr5" draw:text-style-name="P5" draw:layer="layout" svg:width="1.058cm" svg:height="1.058cm" svg:x="49.293cm" svg:y="207.267cm" svg:viewBox="0 0 1059 1059" draw:points="0,0 1059,0 1059,1059 0,1059">
          <text:p/>
        </draw:polygon>
        <draw:polygon draw:style-name="gr3" draw:text-style-name="P3" draw:layer="layout" svg:width="1.058cm" svg:height="1.058cm" svg:x="49.293cm" svg:y="207.267cm" svg:viewBox="0 0 1059 1059" draw:points="0,0 1059,0 1059,1059 0,1059">
          <text:p/>
        </draw:polygon>
        <draw:polygon draw:style-name="gr4" draw:text-style-name="P4" draw:layer="layout" svg:width="1.058cm" svg:height="1.058cm" svg:x="61.662cm" svg:y="215.314cm" svg:viewBox="0 0 1059 1059" draw:points="0,0 1059,0 1059,1059 0,1059">
          <text:p/>
        </draw:polygon>
        <draw:polygon draw:style-name="gr3" draw:text-style-name="P3" draw:layer="layout" svg:width="1.058cm" svg:height="1.058cm" svg:x="61.662cm" svg:y="215.314cm" svg:viewBox="0 0 1059 1059" draw:points="0,0 1059,0 1059,1059 0,1059">
          <text:p/>
        </draw:polygon>
        <draw:polygon draw:style-name="gr5" draw:text-style-name="P5" draw:layer="layout" svg:width="1.058cm" svg:height="1.058cm" svg:x="58.497cm" svg:y="216.097cm" svg:viewBox="0 0 1059 1059" draw:points="0,0 1059,0 1059,1059 0,1059">
          <text:p/>
        </draw:polygon>
        <draw:polygon draw:style-name="gr3" draw:text-style-name="P3" draw:layer="layout" svg:width="1.058cm" svg:height="1.058cm" svg:x="58.497cm" svg:y="216.097cm" svg:viewBox="0 0 1059 1059" draw:points="0,0 1059,0 1059,1059 0,1059">
          <text:p/>
        </draw:polygon>
        <draw:polygon draw:style-name="gr4" draw:text-style-name="P4" draw:layer="layout" svg:width="1.059cm" svg:height="1.059cm" svg:x="66.593cm" svg:y="221.353cm" svg:viewBox="0 0 1060 1060" draw:points="0,0 1060,0 1060,1060 0,1060">
          <text:p/>
        </draw:polygon>
        <draw:polygon draw:style-name="gr3" draw:text-style-name="P3" draw:layer="layout" svg:width="1.059cm" svg:height="1.059cm" svg:x="66.593cm" svg:y="221.353cm" svg:viewBox="0 0 1060 1060" draw:points="0,0 1060,0 1060,1060 0,1060">
          <text:p/>
        </draw:polygon>
        <draw:polygon draw:style-name="gr5" draw:text-style-name="P5" draw:layer="layout" svg:width="1.059cm" svg:height="1.058cm" svg:x="65.196cm" svg:y="224.299cm" svg:viewBox="0 0 1060 1059" draw:points="0,0 1060,0 1060,1059 0,1059">
          <text:p/>
        </draw:polygon>
        <draw:polygon draw:style-name="gr3" draw:text-style-name="P3" draw:layer="layout" svg:width="1.059cm" svg:height="1.058cm" svg:x="65.196cm" svg:y="224.299cm" svg:viewBox="0 0 1060 1059" draw:points="0,0 1060,0 1060,1059 0,1059">
          <text:p/>
        </draw:polygon>
        <draw:polygon draw:style-name="gr4" draw:text-style-name="P4" draw:layer="layout" svg:width="1.058cm" svg:height="1.059cm" svg:x="74.39cm" svg:y="221.353cm" svg:viewBox="0 0 1059 1060" draw:points="0,0 1059,0 1059,1060 0,1060">
          <text:p/>
        </draw:polygon>
        <draw:polygon draw:style-name="gr3" draw:text-style-name="P3" draw:layer="layout" svg:width="1.058cm" svg:height="1.059cm" svg:x="74.39cm" svg:y="221.353cm" svg:viewBox="0 0 1059 1060" draw:points="0,0 1059,0 1059,1060 0,1060">
          <text:p/>
        </draw:polygon>
        <draw:polygon draw:style-name="gr5" draw:text-style-name="P5" draw:layer="layout" svg:width="1.058cm" svg:height="1.058cm" svg:x="75.787cm" svg:y="224.303cm" svg:viewBox="0 0 1059 1059" draw:points="0,0 1059,0 1059,1059 0,1059">
          <text:p/>
        </draw:polygon>
        <draw:polygon draw:style-name="gr3" draw:text-style-name="P3" draw:layer="layout" svg:width="1.058cm" svg:height="1.058cm" svg:x="75.787cm" svg:y="224.303cm" svg:viewBox="0 0 1059 1059" draw:points="0,0 1059,0 1059,1059 0,1059">
          <text:p/>
        </draw:polygon>
        <draw:polygon draw:style-name="gr4" draw:text-style-name="P4" draw:layer="layout" svg:width="1.058cm" svg:height="1.058cm" svg:x="79.329cm" svg:y="215.321cm" svg:viewBox="0 0 1059 1059" draw:points="0,0 1059,0 1059,1059 0,1059">
          <text:p/>
        </draw:polygon>
        <draw:polygon draw:style-name="gr3" draw:text-style-name="P3" draw:layer="layout" svg:width="1.058cm" svg:height="1.058cm" svg:x="79.329cm" svg:y="215.321cm" svg:viewBox="0 0 1059 1059" draw:points="0,0 1059,0 1059,1059 0,1059">
          <text:p/>
        </draw:polygon>
        <draw:polygon draw:style-name="gr5" draw:text-style-name="P5" draw:layer="layout" svg:width="1.058cm" svg:height="1.058cm" svg:x="82.493cm" svg:y="216.104cm" svg:viewBox="0 0 1059 1059" draw:points="0,0 1059,0 1059,1059 0,1059">
          <text:p/>
        </draw:polygon>
        <draw:polygon draw:style-name="gr3" draw:text-style-name="P3" draw:layer="layout" svg:width="1.058cm" svg:height="1.058cm" svg:x="82.493cm" svg:y="216.104cm" svg:viewBox="0 0 1059 1059" draw:points="0,0 1059,0 1059,1059 0,1059">
          <text:p/>
        </draw:polygon>
        <draw:polygon draw:style-name="gr4" draw:text-style-name="P4" draw:layer="layout" svg:width="1.059cm" svg:height="1.058cm" svg:x="77.783cm" svg:y="207.68cm" svg:viewBox="0 0 1060 1059" draw:points="0,0 1060,0 1060,1059 0,1059">
          <text:p/>
        </draw:polygon>
        <draw:polygon draw:style-name="gr3" draw:text-style-name="P3" draw:layer="layout" svg:width="1.059cm" svg:height="1.058cm" svg:x="77.783cm" svg:y="207.68cm" svg:viewBox="0 0 1060 1059" draw:points="0,0 1060,0 1060,1059 0,1059">
          <text:p/>
        </draw:polygon>
        <draw:polygon draw:style-name="gr5" draw:text-style-name="P5" draw:layer="layout" svg:width="1.058cm" svg:height="1.059cm" svg:x="80.394cm" svg:y="205.725cm" svg:viewBox="0 0 1059 1060" draw:points="0,0 1059,0 1059,1060 0,1060">
          <text:p/>
        </draw:polygon>
        <draw:polygon draw:style-name="gr3" draw:text-style-name="P3" draw:layer="layout" svg:width="1.058cm" svg:height="1.059cm" svg:x="80.394cm" svg:y="205.725cm" svg:viewBox="0 0 1059 1060" draw:points="0,0 1059,0 1059,1060 0,1060">
          <text:p/>
        </draw:polygon>
        <draw:polygon draw:style-name="gr4" draw:text-style-name="P4" draw:layer="layout" svg:width="1.058cm" svg:height="1.058cm" svg:x="79.417cm" svg:y="211.328cm" svg:viewBox="0 0 1059 1059" draw:points="0,0 1059,0 1059,1059 0,1059">
          <text:p/>
        </draw:polygon>
        <draw:polygon draw:style-name="gr3" draw:text-style-name="P3" draw:layer="layout" svg:width="1.058cm" svg:height="1.058cm" svg:x="79.417cm" svg:y="211.328cm" svg:viewBox="0 0 1059 1059" draw:points="0,0 1059,0 1059,1059 0,1059">
          <text:p/>
        </draw:polygon>
        <draw:polygon draw:style-name="gr5" draw:text-style-name="P5" draw:layer="layout" svg:width="1.059cm" svg:height="1.059cm" svg:x="82.133cm" svg:y="213.13cm" svg:viewBox="0 0 1060 1060" draw:points="0,0 1060,0 1060,1060 0,1060">
          <text:p/>
        </draw:polygon>
        <draw:polygon draw:style-name="gr3" draw:text-style-name="P3" draw:layer="layout" svg:width="1.059cm" svg:height="1.059cm" svg:x="82.133cm" svg:y="213.13cm" svg:viewBox="0 0 1060 1060" draw:points="0,0 1060,0 1060,1060 0,1060">
          <text:p/>
        </draw:polygon>
        <draw:polygon draw:style-name="gr5" draw:text-style-name="P5" draw:layer="layout" svg:width="1.058cm" svg:height="1.058cm" svg:x="81.22cm" svg:y="208.608cm" svg:viewBox="0 0 1059 1059" draw:points="0,0 1059,0 1059,1059 0,1059">
          <text:p/>
        </draw:polygon>
        <draw:polygon draw:style-name="gr3" draw:text-style-name="P3" draw:layer="layout" svg:width="1.058cm" svg:height="1.058cm" svg:x="81.22cm" svg:y="208.608cm" svg:viewBox="0 0 1059 1059" draw:points="0,0 1059,0 1059,1059 0,1059">
          <text:p/>
        </draw:polygon>
        <draw:polygon draw:style-name="gr4" draw:text-style-name="P4" draw:layer="layout" svg:width="1.058cm" svg:height="1.058cm" svg:x="77.54cm" svg:y="218.895cm" svg:viewBox="0 0 1059 1059" draw:points="0,0 1059,0 1059,1059 0,1059">
          <text:p/>
        </draw:polygon>
        <draw:polygon draw:style-name="gr3" draw:text-style-name="P3" draw:layer="layout" svg:width="1.058cm" svg:height="1.058cm" svg:x="77.54cm" svg:y="218.895cm" svg:viewBox="0 0 1059 1059" draw:points="0,0 1059,0 1059,1059 0,1059">
          <text:p/>
        </draw:polygon>
        <draw:polygon draw:style-name="gr5" draw:text-style-name="P5" draw:layer="layout" svg:width="1.058cm" svg:height="1.058cm" svg:x="77.865cm" svg:y="222.137cm" svg:viewBox="0 0 1059 1059" draw:points="0,0 1059,0 1059,1059 0,1059">
          <text:p/>
        </draw:polygon>
        <draw:polygon draw:style-name="gr3" draw:text-style-name="P3" draw:layer="layout" svg:width="1.058cm" svg:height="1.058cm" svg:x="77.865cm" svg:y="222.137cm" svg:viewBox="0 0 1059 1059" draw:points="0,0 1059,0 1059,1059 0,1059">
          <text:p/>
        </draw:polygon>
        <draw:polygon draw:style-name="gr5" draw:text-style-name="P5" draw:layer="layout" svg:width="1.058cm" svg:height="1.058cm" svg:x="80.782cm" svg:y="218.57cm" svg:viewBox="0 0 1059 1059" draw:points="0,0 1059,0 1059,1059 0,1059">
          <text:p/>
        </draw:polygon>
        <draw:polygon draw:style-name="gr3" draw:text-style-name="P3" draw:layer="layout" svg:width="1.058cm" svg:height="1.058cm" svg:x="80.782cm" svg:y="218.57cm" svg:viewBox="0 0 1059 1059" draw:points="0,0 1059,0 1059,1059 0,1059">
          <text:p/>
        </draw:polygon>
        <draw:polygon draw:style-name="gr4" draw:text-style-name="P4" draw:layer="layout" svg:width="1.058cm" svg:height="1.058cm" svg:x="70.492cm" svg:y="222.232cm" svg:viewBox="0 0 1059 1059" draw:points="0,0 1059,0 1059,1059 0,1059">
          <text:p/>
        </draw:polygon>
        <draw:polygon draw:style-name="gr3" draw:text-style-name="P3" draw:layer="layout" svg:width="1.058cm" svg:height="1.058cm" svg:x="70.492cm" svg:y="222.232cm" svg:viewBox="0 0 1059 1059" draw:points="0,0 1059,0 1059,1059 0,1059">
          <text:p/>
        </draw:polygon>
        <draw:polygon draw:style-name="gr5" draw:text-style-name="P5" draw:layer="layout" svg:width="1.059cm" svg:height="1.058cm" svg:x="68.184cm" svg:y="224.536cm" svg:viewBox="0 0 1060 1059" draw:points="0,0 1060,0 1060,1059 0,1059">
          <text:p/>
        </draw:polygon>
        <draw:polygon draw:style-name="gr3" draw:text-style-name="P3" draw:layer="layout" svg:width="1.059cm" svg:height="1.058cm" svg:x="68.184cm" svg:y="224.536cm" svg:viewBox="0 0 1060 1059" draw:points="0,0 1060,0 1060,1059 0,1059">
          <text:p/>
        </draw:polygon>
        <draw:polygon draw:style-name="gr5" draw:text-style-name="P5" draw:layer="layout" svg:width="1.058cm" svg:height="1.058cm" svg:x="72.799cm" svg:y="224.539cm" svg:viewBox="0 0 1059 1059" draw:points="0,0 1059,0 1059,1059 0,1059">
          <text:p/>
        </draw:polygon>
        <draw:polygon draw:style-name="gr3" draw:text-style-name="P3" draw:layer="layout" svg:width="1.058cm" svg:height="1.058cm" svg:x="72.799cm" svg:y="224.539cm" svg:viewBox="0 0 1059 1059" draw:points="0,0 1059,0 1059,1059 0,1059">
          <text:p/>
        </draw:polygon>
        <draw:polygon draw:style-name="gr4" draw:text-style-name="P4" draw:layer="layout" svg:width="1.058cm" svg:height="1.058cm" svg:x="63.45cm" svg:y="218.888cm" svg:viewBox="0 0 1059 1059" draw:points="0,0 1059,0 1059,1059 0,1059">
          <text:p/>
        </draw:polygon>
        <draw:polygon draw:style-name="gr3" draw:text-style-name="P3" draw:layer="layout" svg:width="1.058cm" svg:height="1.058cm" svg:x="63.45cm" svg:y="218.888cm" svg:viewBox="0 0 1059 1059" draw:points="0,0 1059,0 1059,1059 0,1059">
          <text:p/>
        </draw:polygon>
        <draw:polygon draw:style-name="gr5" draw:text-style-name="P5" draw:layer="layout" svg:width="1.058cm" svg:height="1.058cm" svg:x="60.205cm" svg:y="218.563cm" svg:viewBox="0 0 1059 1059" draw:points="0,0 1059,0 1059,1059 0,1059">
          <text:p/>
        </draw:polygon>
        <draw:polygon draw:style-name="gr3" draw:text-style-name="P3" draw:layer="layout" svg:width="1.058cm" svg:height="1.058cm" svg:x="60.205cm" svg:y="218.563cm" svg:viewBox="0 0 1059 1059" draw:points="0,0 1059,0 1059,1059 0,1059">
          <text:p/>
        </draw:polygon>
        <draw:polygon draw:style-name="gr5" draw:text-style-name="P5" draw:layer="layout" svg:width="1.058cm" svg:height="1.058cm" svg:x="63.122cm" svg:y="222.133cm" svg:viewBox="0 0 1059 1059" draw:points="0,0 1059,0 1059,1059 0,1059">
          <text:p/>
        </draw:polygon>
        <draw:polygon draw:style-name="gr3" draw:text-style-name="P3" draw:layer="layout" svg:width="1.058cm" svg:height="1.058cm" svg:x="63.122cm" svg:y="222.133cm" svg:viewBox="0 0 1059 1059" draw:points="0,0 1059,0 1059,1059 0,1059">
          <text:p/>
        </draw:polygon>
        <draw:polygon draw:style-name="gr4" draw:text-style-name="P4" draw:layer="layout" svg:width="1.058cm" svg:height="1.058cm" svg:x="92.939cm" svg:y="157.97cm" svg:viewBox="0 0 1059 1059" draw:points="0,0 1059,0 1059,1059 0,1059">
          <text:p/>
        </draw:polygon>
        <draw:polygon draw:style-name="gr3" draw:text-style-name="P3" draw:layer="layout" svg:width="1.058cm" svg:height="1.058cm" svg:x="92.939cm" svg:y="157.97cm" svg:viewBox="0 0 1059 1059" draw:points="0,0 1059,0 1059,1059 0,1059">
          <text:p/>
        </draw:polygon>
        <draw:polygon draw:style-name="gr4" draw:text-style-name="P4" draw:layer="layout" svg:width="1.058cm" svg:height="1.058cm" svg:x="89.016cm" svg:y="164.863cm" svg:viewBox="0 0 1059 1059" draw:points="0,0 1059,0 1059,1059 0,1059">
          <text:p/>
        </draw:polygon>
        <draw:polygon draw:style-name="gr3" draw:text-style-name="P3" draw:layer="layout" svg:width="1.058cm" svg:height="1.058cm" svg:x="89.016cm" svg:y="164.863cm" svg:viewBox="0 0 1059 1059" draw:points="0,0 1059,0 1059,1059 0,1059">
          <text:p/>
        </draw:polygon>
        <draw:polygon draw:style-name="gr5" draw:text-style-name="P5" draw:layer="layout" svg:width="1.058cm" svg:height="1.059cm" svg:x="87.404cm" svg:y="167.699cm" svg:viewBox="0 0 1059 1060" draw:points="0,0 1059,0 1059,1060 0,1060">
          <text:p/>
        </draw:polygon>
        <draw:polygon draw:style-name="gr3" draw:text-style-name="P3" draw:layer="layout" svg:width="1.058cm" svg:height="1.059cm" svg:x="87.404cm" svg:y="167.699cm" svg:viewBox="0 0 1059 1060" draw:points="0,0 1059,0 1059,1060 0,1060">
          <text:p/>
        </draw:polygon>
        <draw:polygon draw:style-name="gr4" draw:text-style-name="P4" draw:layer="layout" svg:width="1.058cm" svg:height="1.058cm" svg:x="96.276cm" svg:y="171.238cm" svg:viewBox="0 0 1059 1059" draw:points="0,0 1059,0 1059,1059 0,1059">
          <text:p/>
        </draw:polygon>
        <draw:polygon draw:style-name="gr3" draw:text-style-name="P3" draw:layer="layout" svg:width="1.058cm" svg:height="1.058cm" svg:x="96.276cm" svg:y="171.238cm" svg:viewBox="0 0 1059 1059" draw:points="0,0 1059,0 1059,1059 0,1059">
          <text:p/>
        </draw:polygon>
        <draw:polygon draw:style-name="gr4" draw:text-style-name="P4" draw:layer="layout" svg:width="1.058cm" svg:height="1.058cm" svg:x="93.835cm" svg:y="169.072cm" svg:viewBox="0 0 1059 1059" draw:points="0,0 1059,0 1059,1059 0,1059">
          <text:p/>
        </draw:polygon>
        <draw:polygon draw:style-name="gr3" draw:text-style-name="P3" draw:layer="layout" svg:width="1.058cm" svg:height="1.058cm" svg:x="93.835cm" svg:y="169.072cm" svg:viewBox="0 0 1059 1059" draw:points="0,0 1059,0 1059,1059 0,1059">
          <text:p/>
        </draw:polygon>
        <draw:polygon draw:style-name="gr5" draw:text-style-name="P5" draw:layer="layout" svg:width="1.059cm" svg:height="1.059cm" svg:x="91.397cm" svg:y="166.909cm" svg:viewBox="0 0 1060 1060" draw:points="0,0 1060,0 1060,1060 0,1060">
          <text:p/>
        </draw:polygon>
        <draw:polygon draw:style-name="gr3" draw:text-style-name="P3" draw:layer="layout" svg:width="1.059cm" svg:height="1.059cm" svg:x="91.397cm" svg:y="166.909cm" svg:viewBox="0 0 1060 1060" draw:points="0,0 1060,0 1060,1060 0,1060">
          <text:p/>
        </draw:polygon>
        <draw:polygon draw:style-name="gr4" draw:text-style-name="P4" draw:layer="layout" svg:width="1.058cm" svg:height="1.058cm" svg:x="94.431cm" svg:y="173.926cm" svg:viewBox="0 0 1059 1059" draw:points="0,0 1059,0 1059,1059 0,1059">
          <text:p/>
        </draw:polygon>
        <draw:polygon draw:style-name="gr3" draw:text-style-name="P3" draw:layer="layout" svg:width="1.058cm" svg:height="1.058cm" svg:x="94.431cm" svg:y="173.926cm" svg:viewBox="0 0 1059 1059" draw:points="0,0 1059,0 1059,1059 0,1059">
          <text:p/>
        </draw:polygon>
        <draw:polygon draw:style-name="gr5" draw:text-style-name="P5" draw:layer="layout" svg:width="1.058cm" svg:height="1.059cm" svg:x="92.586cm" svg:y="176.614cm" svg:viewBox="0 0 1059 1060" draw:points="0,0 1059,0 1059,1060 0,1060">
          <text:p/>
        </draw:polygon>
        <draw:polygon draw:style-name="gr3" draw:text-style-name="P3" draw:layer="layout" svg:width="1.058cm" svg:height="1.059cm" svg:x="92.586cm" svg:y="176.614cm" svg:viewBox="0 0 1059 1060" draw:points="0,0 1059,0 1059,1060 0,1060">
          <text:p/>
        </draw:polygon>
        <draw:polygon draw:style-name="gr4" draw:text-style-name="P4" draw:layer="layout" svg:width="1.059cm" svg:height="1.058cm" svg:x="99.172cm" svg:y="172.734cm" svg:viewBox="0 0 1060 1059" draw:points="0,0 1060,0 1060,1059 0,1059">
          <text:p/>
        </draw:polygon>
        <draw:polygon draw:style-name="gr3" draw:text-style-name="P3" draw:layer="layout" svg:width="1.059cm" svg:height="1.058cm" svg:x="99.172cm" svg:y="172.734cm" svg:viewBox="0 0 1060 1059" draw:points="0,0 1060,0 1060,1059 0,1059">
          <text:p/>
        </draw:polygon>
        <draw:polygon draw:style-name="gr5" draw:text-style-name="P5" draw:layer="layout" svg:width="1.058cm" svg:height="1.059cm" svg:x="102.069cm" svg:y="174.229cm" svg:viewBox="0 0 1059 1060" draw:points="0,0 1059,0 1059,1060 0,1060">
          <text:p/>
        </draw:polygon>
        <draw:polygon draw:style-name="gr3" draw:text-style-name="P3" draw:layer="layout" svg:width="1.058cm" svg:height="1.059cm" svg:x="102.069cm" svg:y="174.229cm" svg:viewBox="0 0 1059 1060" draw:points="0,0 1059,0 1059,1060 0,1060">
          <text:p/>
        </draw:polygon>
        <draw:polygon draw:style-name="gr4" draw:text-style-name="P4" draw:layer="layout" svg:width="1.058cm" svg:height="1.058cm" svg:x="97.398cm" svg:y="168.176cm" svg:viewBox="0 0 1059 1059" draw:points="0,0 1059,0 1059,1059 0,1059">
          <text:p/>
        </draw:polygon>
        <draw:polygon draw:style-name="gr3" draw:text-style-name="P3" draw:layer="layout" svg:width="1.058cm" svg:height="1.058cm" svg:x="97.398cm" svg:y="168.176cm" svg:viewBox="0 0 1059 1059" draw:points="0,0 1059,0 1059,1059 0,1059">
          <text:p/>
        </draw:polygon>
        <draw:polygon draw:style-name="gr5" draw:text-style-name="P5" draw:layer="layout" svg:width="1.059cm" svg:height="1.058cm" svg:x="98.523cm" svg:y="165.117cm" svg:viewBox="0 0 1060 1059" draw:points="0,0 1060,0 1060,1059 0,1059">
          <text:p/>
        </draw:polygon>
        <draw:polygon draw:style-name="gr3" draw:text-style-name="P3" draw:layer="layout" svg:width="1.059cm" svg:height="1.058cm" svg:x="98.523cm" svg:y="165.117cm" svg:viewBox="0 0 1060 1059" draw:points="0,0 1060,0 1060,1059 0,1059">
          <text:p/>
        </draw:polygon>
        <draw:polygon draw:style-name="gr4" draw:text-style-name="P4" draw:layer="layout" svg:width="1.058cm" svg:height="1.058cm" svg:x="99.314cm" svg:y="170.056cm" svg:viewBox="0 0 1059 1059" draw:points="0,0 1059,0 1059,1059 0,1059">
          <text:p/>
        </draw:polygon>
        <draw:polygon draw:style-name="gr3" draw:text-style-name="P3" draw:layer="layout" svg:width="1.058cm" svg:height="1.058cm" svg:x="99.314cm" svg:y="170.056cm" svg:viewBox="0 0 1059 1059" draw:points="0,0 1059,0 1059,1059 0,1059">
          <text:p/>
        </draw:polygon>
        <draw:polygon draw:style-name="gr5" draw:text-style-name="P5" draw:layer="layout" svg:width="1.058cm" svg:height="1.059cm" svg:x="102.351cm" svg:y="168.874cm" svg:viewBox="0 0 1059 1060" draw:points="0,0 1059,0 1059,1060 0,1060">
          <text:p/>
        </draw:polygon>
        <draw:polygon draw:style-name="gr3" draw:text-style-name="P3" draw:layer="layout" svg:width="1.058cm" svg:height="1.059cm" svg:x="102.351cm" svg:y="168.874cm" svg:viewBox="0 0 1059 1060" draw:points="0,0 1059,0 1059,1060 0,1060">
          <text:p/>
        </draw:polygon>
        <draw:polygon draw:style-name="gr4" draw:text-style-name="P4" draw:layer="layout" svg:width="1.058cm" svg:height="1.058cm" svg:x="97.07cm" svg:y="174.399cm" svg:viewBox="0 0 1059 1059" draw:points="0,0 1059,0 1059,1059 0,1059">
          <text:p/>
        </draw:polygon>
        <draw:polygon draw:style-name="gr3" draw:text-style-name="P3" draw:layer="layout" svg:width="1.058cm" svg:height="1.058cm" svg:x="97.07cm" svg:y="174.399cm" svg:viewBox="0 0 1059 1059" draw:points="0,0 1059,0 1059,1059 0,1059">
          <text:p/>
        </draw:polygon>
        <draw:polygon draw:style-name="gr5" draw:text-style-name="P5" draw:layer="layout" svg:width="1.058cm" svg:height="1.058cm" svg:x="97.864cm" svg:y="177.563cm" svg:viewBox="0 0 1059 1059" draw:points="0,0 1059,0 1059,1059 0,1059">
          <text:p/>
        </draw:polygon>
        <draw:polygon draw:style-name="gr3" draw:text-style-name="P3" draw:layer="layout" svg:width="1.058cm" svg:height="1.058cm" svg:x="97.864cm" svg:y="177.563cm" svg:viewBox="0 0 1059 1059" draw:points="0,0 1059,0 1059,1059 0,1059">
          <text:p/>
        </draw:polygon>
        <draw:polygon draw:style-name="gr4" draw:text-style-name="P4" draw:layer="layout" svg:width="1.058cm" svg:height="1.058cm" svg:x="93.038cm" svg:y="171.633cm" svg:viewBox="0 0 1059 1059" draw:points="0,0 1059,0 1059,1059 0,1059">
          <text:p/>
        </draw:polygon>
        <draw:polygon draw:style-name="gr3" draw:text-style-name="P3" draw:layer="layout" svg:width="1.058cm" svg:height="1.058cm" svg:x="93.038cm" svg:y="171.633cm" svg:viewBox="0 0 1059 1059" draw:points="0,0 1059,0 1059,1059 0,1059">
          <text:p/>
        </draw:polygon>
        <draw:polygon draw:style-name="gr5" draw:text-style-name="P5" draw:layer="layout" svg:width="1.058cm" svg:height="1.058cm" svg:x="89.803cm" svg:y="172.028cm" svg:viewBox="0 0 1059 1059" draw:points="0,0 1059,0 1059,1059 0,1059">
          <text:p/>
        </draw:polygon>
        <draw:polygon draw:style-name="gr3" draw:text-style-name="P3" draw:layer="layout" svg:width="1.058cm" svg:height="1.058cm" svg:x="89.803cm" svg:y="172.028cm" svg:viewBox="0 0 1059 1059" draw:points="0,0 1059,0 1059,1059 0,1059">
          <text:p/>
        </draw:polygon>
        <draw:polygon draw:style-name="gr4" draw:text-style-name="P4" draw:layer="layout" svg:width="1.058cm" svg:height="1.058cm" svg:x="99.656cm" svg:y="162.189cm" svg:viewBox="0 0 1059 1059" draw:points="0,0 1059,0 1059,1059 0,1059">
          <text:p/>
        </draw:polygon>
        <draw:polygon draw:style-name="gr3" draw:text-style-name="P3" draw:layer="layout" svg:width="1.058cm" svg:height="1.058cm" svg:x="99.656cm" svg:y="162.189cm" svg:viewBox="0 0 1059 1059" draw:points="0,0 1059,0 1059,1059 0,1059">
          <text:p/>
        </draw:polygon>
        <draw:polygon draw:style-name="gr5" draw:text-style-name="P5" draw:layer="layout" svg:width="1.058cm" svg:height="1.058cm" svg:x="102.418cm" svg:y="163.925cm" svg:viewBox="0 0 1059 1059" draw:points="0,0 1059,0 1059,1059 0,1059">
          <text:p/>
        </draw:polygon>
        <draw:polygon draw:style-name="gr3" draw:text-style-name="P3" draw:layer="layout" svg:width="1.058cm" svg:height="1.058cm" svg:x="102.418cm" svg:y="163.925cm" svg:viewBox="0 0 1059 1059" draw:points="0,0 1059,0 1059,1059 0,1059">
          <text:p/>
        </draw:polygon>
        <draw:polygon draw:style-name="gr4" draw:text-style-name="P4" draw:layer="layout" svg:width="1.059cm" svg:height="1.058cm" svg:x="99.74cm" svg:y="153.885cm" svg:viewBox="0 0 1060 1059" draw:points="0,0 1060,0 1060,1059 0,1059">
          <text:p/>
        </draw:polygon>
        <draw:polygon draw:style-name="gr3" draw:text-style-name="P3" draw:layer="layout" svg:width="1.059cm" svg:height="1.058cm" svg:x="99.74cm" svg:y="153.885cm" svg:viewBox="0 0 1060 1059" draw:points="0,0 1060,0 1060,1059 0,1059">
          <text:p/>
        </draw:polygon>
        <draw:polygon draw:style-name="gr5" draw:text-style-name="P5" draw:layer="layout" svg:width="1.059cm" svg:height="1.058cm" svg:x="102.534cm" svg:y="152.209cm" svg:viewBox="0 0 1060 1059" draw:points="0,0 1060,0 1060,1059 0,1059">
          <text:p/>
        </draw:polygon>
        <draw:polygon draw:style-name="gr3" draw:text-style-name="P3" draw:layer="layout" svg:width="1.059cm" svg:height="1.058cm" svg:x="102.534cm" svg:y="152.209cm" svg:viewBox="0 0 1060 1059" draw:points="0,0 1060,0 1060,1059 0,1059">
          <text:p/>
        </draw:polygon>
        <draw:polygon draw:style-name="gr4" draw:text-style-name="P4" draw:layer="layout" svg:width="1.058cm" svg:height="1.058cm" svg:x="92.371cm" svg:y="150.057cm" svg:viewBox="0 0 1059 1059" draw:points="0,0 1059,0 1059,1059 0,1059">
          <text:p/>
        </draw:polygon>
        <draw:polygon draw:style-name="gr3" draw:text-style-name="P3" draw:layer="layout" svg:width="1.058cm" svg:height="1.058cm" svg:x="92.371cm" svg:y="150.057cm" svg:viewBox="0 0 1059 1059" draw:points="0,0 1059,0 1059,1059 0,1059">
          <text:p/>
        </draw:polygon>
        <draw:polygon draw:style-name="gr5" draw:text-style-name="P5" draw:layer="layout" svg:width="1.058cm" svg:height="1.059cm" svg:x="92.138cm" svg:y="146.804cm" svg:viewBox="0 0 1059 1060" draw:points="0,0 1059,0 1059,1060 0,1060">
          <text:p/>
        </draw:polygon>
        <draw:polygon draw:style-name="gr3" draw:text-style-name="P3" draw:layer="layout" svg:width="1.058cm" svg:height="1.059cm" svg:x="92.138cm" svg:y="146.804cm" svg:viewBox="0 0 1059 1060" draw:points="0,0 1059,0 1059,1060 0,1060">
          <text:p/>
        </draw:polygon>
        <draw:polygon draw:style-name="gr4" draw:text-style-name="P4" draw:layer="layout" svg:width="1.058cm" svg:height="1.058cm" svg:x="85.626cm" svg:y="154.901cm" svg:viewBox="0 0 1059 1059" draw:points="0,0 1059,0 1059,1059 0,1059">
          <text:p/>
        </draw:polygon>
        <draw:polygon draw:style-name="gr3" draw:text-style-name="P3" draw:layer="layout" svg:width="1.058cm" svg:height="1.058cm" svg:x="85.626cm" svg:y="154.901cm" svg:viewBox="0 0 1059 1059" draw:points="0,0 1059,0 1059,1059 0,1059">
          <text:p/>
        </draw:polygon>
        <draw:polygon draw:style-name="gr5" draw:text-style-name="P5" draw:layer="layout" svg:width="1.058cm" svg:height="1.058cm" svg:x="82.62cm" svg:y="153.638cm" svg:viewBox="0 0 1059 1059" draw:points="0,0 1059,0 1059,1059 0,1059">
          <text:p/>
        </draw:polygon>
        <draw:polygon draw:style-name="gr3" draw:text-style-name="P3" draw:layer="layout" svg:width="1.058cm" svg:height="1.058cm" svg:x="82.62cm" svg:y="153.638cm" svg:viewBox="0 0 1059 1059" draw:points="0,0 1059,0 1059,1059 0,1059">
          <text:p/>
        </draw:polygon>
        <draw:polygon draw:style-name="gr4" draw:text-style-name="P4" draw:layer="layout" svg:width="1.058cm" svg:height="1.059cm" svg:x="85.1cm" svg:y="159.183cm" svg:viewBox="0 0 1059 1060" draw:points="0,0 1059,0 1059,1060 0,1060">
          <text:p/>
        </draw:polygon>
        <draw:polygon draw:style-name="gr3" draw:text-style-name="P3" draw:layer="layout" svg:width="1.058cm" svg:height="1.059cm" svg:x="85.1cm" svg:y="159.183cm" svg:viewBox="0 0 1059 1060" draw:points="0,0 1059,0 1059,1060 0,1060">
          <text:p/>
        </draw:polygon>
        <draw:polygon draw:style-name="gr5" draw:text-style-name="P5" draw:layer="layout" svg:width="1.059cm" svg:height="1.059cm" svg:x="82.468cm" svg:y="157.257cm" svg:viewBox="0 0 1060 1060" draw:points="0,0 1060,0 1060,1060 0,1060">
          <text:p/>
        </draw:polygon>
        <draw:polygon draw:style-name="gr3" draw:text-style-name="P3" draw:layer="layout" svg:width="1.059cm" svg:height="1.059cm" svg:x="82.468cm" svg:y="157.257cm" svg:viewBox="0 0 1060 1060" draw:points="0,0 1060,0 1060,1060 0,1060">
          <text:p/>
        </draw:polygon>
        <draw:polygon draw:style-name="gr5" draw:text-style-name="P5" draw:layer="layout" svg:width="1.058cm" svg:height="1.058cm" svg:x="83.174cm" svg:y="161.815cm" svg:viewBox="0 0 1059 1059" draw:points="0,0 1059,0 1059,1059 0,1059">
          <text:p/>
        </draw:polygon>
        <draw:polygon draw:style-name="gr3" draw:text-style-name="P3" draw:layer="layout" svg:width="1.058cm" svg:height="1.058cm" svg:x="83.174cm" svg:y="161.815cm" svg:viewBox="0 0 1059 1059" draw:points="0,0 1059,0 1059,1059 0,1059">
          <text:p/>
        </draw:polygon>
        <draw:polygon draw:style-name="gr4" draw:text-style-name="P4" draw:layer="layout" svg:width="1.058cm" svg:height="1.058cm" svg:x="88.314cm" svg:y="151.525cm" svg:viewBox="0 0 1059 1059" draw:points="0,0 1059,0 1059,1059 0,1059">
          <text:p/>
        </draw:polygon>
        <draw:polygon draw:style-name="gr3" draw:text-style-name="P3" draw:layer="layout" svg:width="1.058cm" svg:height="1.058cm" svg:x="88.314cm" svg:y="151.525cm" svg:viewBox="0 0 1059 1059" draw:points="0,0 1059,0 1059,1059 0,1059">
          <text:p/>
        </draw:polygon>
        <draw:polygon draw:style-name="gr5" draw:text-style-name="P5" draw:layer="layout" svg:width="1.058cm" svg:height="1.059cm" svg:x="88.843cm" svg:y="148.307cm" svg:viewBox="0 0 1059 1060" draw:points="0,0 1059,0 1059,1060 0,1060">
          <text:p/>
        </draw:polygon>
        <draw:polygon draw:style-name="gr3" draw:text-style-name="P3" draw:layer="layout" svg:width="1.058cm" svg:height="1.059cm" svg:x="88.843cm" svg:y="148.307cm" svg:viewBox="0 0 1059 1060" draw:points="0,0 1059,0 1059,1060 0,1060">
          <text:p/>
        </draw:polygon>
        <draw:polygon draw:style-name="gr5" draw:text-style-name="P5" draw:layer="layout" svg:width="1.058cm" svg:height="1.058cm" svg:x="85.097cm" svg:y="150.999cm" svg:viewBox="0 0 1059 1059" draw:points="0,0 1059,0 1059,1059 0,1059">
          <text:p/>
        </draw:polygon>
        <draw:polygon draw:style-name="gr3" draw:text-style-name="P3" draw:layer="layout" svg:width="1.058cm" svg:height="1.058cm" svg:x="85.097cm" svg:y="150.999cm" svg:viewBox="0 0 1059 1059" draw:points="0,0 1059,0 1059,1059 0,1059">
          <text:p/>
        </draw:polygon>
        <draw:polygon draw:style-name="gr4" draw:text-style-name="P4" draw:layer="layout" svg:width="1.058cm" svg:height="1.058cm" svg:x="96.597cm" svg:y="150.932cm" svg:viewBox="0 0 1059 1059" draw:points="0,0 1059,0 1059,1059 0,1059">
          <text:p/>
        </draw:polygon>
        <draw:polygon draw:style-name="gr3" draw:text-style-name="P3" draw:layer="layout" svg:width="1.058cm" svg:height="1.058cm" svg:x="96.597cm" svg:y="150.932cm" svg:viewBox="0 0 1059 1059" draw:points="0,0 1059,0 1059,1059 0,1059">
          <text:p/>
        </draw:polygon>
        <draw:polygon draw:style-name="gr5" draw:text-style-name="P5" draw:layer="layout" svg:width="1.058cm" svg:height="1.058cm" svg:x="99.705cm" svg:y="149.948cm" svg:viewBox="0 0 1059 1059" draw:points="0,0 1059,0 1059,1059 0,1059">
          <text:p/>
        </draw:polygon>
        <draw:polygon draw:style-name="gr3" draw:text-style-name="P3" draw:layer="layout" svg:width="1.058cm" svg:height="1.058cm" svg:x="99.705cm" svg:y="149.948cm" svg:viewBox="0 0 1059 1059" draw:points="0,0 1059,0 1059,1059 0,1059">
          <text:p/>
        </draw:polygon>
        <draw:polygon draw:style-name="gr5" draw:text-style-name="P5" draw:layer="layout" svg:width="1.058cm" svg:height="1.059cm" svg:x="95.613cm" svg:y="147.82cm" svg:viewBox="0 0 1059 1060" draw:points="0,0 1059,0 1059,1060 0,1060">
          <text:p/>
        </draw:polygon>
        <draw:polygon draw:style-name="gr3" draw:text-style-name="P3" draw:layer="layout" svg:width="1.058cm" svg:height="1.059cm" svg:x="95.613cm" svg:y="147.82cm" svg:viewBox="0 0 1059 1060" draw:points="0,0 1059,0 1059,1060 0,1060">
          <text:p/>
        </draw:polygon>
        <draw:polygon draw:style-name="gr4" draw:text-style-name="P4" draw:layer="layout" svg:width="1.058cm" svg:height="1.058cm" svg:x="100.873cm" svg:y="158.051cm" svg:viewBox="0 0 1059 1059" draw:points="0,0 1059,0 1059,1059 0,1059">
          <text:p/>
        </draw:polygon>
        <draw:polygon draw:style-name="gr3" draw:text-style-name="P3" draw:layer="layout" svg:width="1.058cm" svg:height="1.058cm" svg:x="100.873cm" svg:y="158.051cm" svg:viewBox="0 0 1059 1059" draw:points="0,0 1059,0 1059,1059 0,1059">
          <text:p/>
        </draw:polygon>
        <draw:polygon draw:style-name="gr5" draw:text-style-name="P5" draw:layer="layout" svg:width="1.06cm" svg:height="1.059cm" svg:x="103.155cm" svg:y="160.379cm" svg:viewBox="0 0 1061 1060" draw:points="0,0 1061,0 1061,1060 0,1060">
          <text:p/>
        </draw:polygon>
        <draw:polygon draw:style-name="gr3" draw:text-style-name="P3" draw:layer="layout" svg:width="1.06cm" svg:height="1.059cm" svg:x="103.155cm" svg:y="160.379cm" svg:viewBox="0 0 1061 1060" draw:points="0,0 1061,0 1061,1060 0,1060">
          <text:p/>
        </draw:polygon>
        <draw:polygon draw:style-name="gr5" draw:text-style-name="P5" draw:layer="layout" svg:width="1.058cm" svg:height="1.058cm" svg:x="103.201cm" svg:y="155.769cm" svg:viewBox="0 0 1059 1059" draw:points="0,0 1059,0 1059,1059 0,1059">
          <text:p/>
        </draw:polygon>
        <draw:polygon draw:style-name="gr3" draw:text-style-name="P3" draw:layer="layout" svg:width="1.058cm" svg:height="1.058cm" svg:x="103.201cm" svg:y="155.769cm" svg:viewBox="0 0 1059 1059" draw:points="0,0 1059,0 1059,1059 0,1059">
          <text:p/>
        </draw:polygon>
        <draw:polygon draw:style-name="gr2" draw:text-style-name="P2" draw:layer="layout" svg:width="1.059cm" svg:height="1.059cm" svg:x="132.072cm" svg:y="106.27cm" svg:viewBox="0 0 1060 1060" draw:points="0,0 1060,0 1060,1060 0,1060">
          <text:p/>
        </draw:polygon>
        <draw:polygon draw:style-name="gr3" draw:text-style-name="P3" draw:layer="layout" svg:width="1.059cm" svg:height="1.059cm" svg:x="132.072cm" svg:y="106.27cm" svg:viewBox="0 0 1060 1060" draw:points="0,0 1060,0 1060,1060 0,1060">
          <text:p/>
        </draw:polygon>
        <draw:polygon draw:style-name="gr4" draw:text-style-name="P4" draw:layer="layout" svg:width="1.059cm" svg:height="1.058cm" svg:x="136.489cm" svg:y="109.195cm" svg:viewBox="0 0 1060 1059" draw:points="0,0 1060,0 1060,1059 0,1059">
          <text:p/>
        </draw:polygon>
        <draw:polygon draw:style-name="gr3" draw:text-style-name="P3" draw:layer="layout" svg:width="1.059cm" svg:height="1.058cm" svg:x="136.489cm" svg:y="109.195cm" svg:viewBox="0 0 1060 1059" draw:points="0,0 1060,0 1060,1059 0,1059">
          <text:p/>
        </draw:polygon>
        <draw:polygon draw:style-name="gr5" draw:text-style-name="P5" draw:layer="layout" svg:width="1.058cm" svg:height="1.058cm" svg:x="133.565cm" svg:y="104.778cm" svg:viewBox="0 0 1059 1059" draw:points="0,0 1059,0 1059,1059 0,1059">
          <text:p/>
        </draw:polygon>
        <draw:polygon draw:style-name="gr3" draw:text-style-name="P3" draw:layer="layout" svg:width="1.058cm" svg:height="1.058cm" svg:x="133.565cm" svg:y="104.778cm" svg:viewBox="0 0 1059 1059" draw:points="0,0 1059,0 1059,1059 0,1059">
          <text:p/>
        </draw:polygon>
        <draw:polygon draw:style-name="gr4" draw:text-style-name="P4" draw:layer="layout" svg:width="1.059cm" svg:height="1.058cm" svg:x="136.489cm" svg:y="111.495cm" svg:viewBox="0 0 1060 1059" draw:points="0,0 1060,0 1060,1059 0,1059">
          <text:p/>
        </draw:polygon>
        <draw:polygon draw:style-name="gr3" draw:text-style-name="P3" draw:layer="layout" svg:width="1.059cm" svg:height="1.058cm" svg:x="136.489cm" svg:y="111.495cm" svg:viewBox="0 0 1060 1059" draw:points="0,0 1060,0 1060,1059 0,1059">
          <text:p/>
        </draw:polygon>
        <draw:polygon draw:style-name="gr4" draw:text-style-name="P4" draw:layer="layout" svg:width="1.058cm" svg:height="1.058cm" svg:x="130.82cm" svg:y="111.4cm" svg:viewBox="0 0 1059 1059" draw:points="0,0 1059,0 1059,1059 0,1059">
          <text:p/>
        </draw:polygon>
        <draw:polygon draw:style-name="gr3" draw:text-style-name="P3" draw:layer="layout" svg:width="1.058cm" svg:height="1.058cm" svg:x="130.82cm" svg:y="111.4cm" svg:viewBox="0 0 1059 1059" draw:points="0,0 1059,0 1059,1059 0,1059">
          <text:p/>
        </draw:polygon>
        <draw:polygon draw:style-name="gr5" draw:text-style-name="P5" draw:layer="layout" svg:width="1.059cm" svg:height="1.058cm" svg:x="127.599cm" svg:y="111.901cm" svg:viewBox="0 0 1060 1059" draw:points="0,0 1060,0 1060,1059 0,1059">
          <text:p/>
        </draw:polygon>
        <draw:polygon draw:style-name="gr3" draw:text-style-name="P3" draw:layer="layout" svg:width="1.059cm" svg:height="1.058cm" svg:x="127.599cm" svg:y="111.901cm" svg:viewBox="0 0 1060 1059" draw:points="0,0 1060,0 1060,1059 0,1059">
          <text:p/>
        </draw:polygon>
        <draw:polygon draw:style-name="gr4" draw:text-style-name="P4" draw:layer="layout" svg:width="1.058cm" svg:height="1.058cm" svg:x="131.459cm" svg:y="113.414cm" svg:viewBox="0 0 1059 1059" draw:points="0,0 1059,0 1059,1059 0,1059">
          <text:p/>
        </draw:polygon>
        <draw:polygon draw:style-name="gr3" draw:text-style-name="P3" draw:layer="layout" svg:width="1.058cm" svg:height="1.058cm" svg:x="131.459cm" svg:y="113.414cm" svg:viewBox="0 0 1059 1059" draw:points="0,0 1059,0 1059,1059 0,1059">
          <text:p/>
        </draw:polygon>
        <draw:polygon draw:style-name="gr5" draw:text-style-name="P5" draw:layer="layout" svg:width="1.058cm" svg:height="1.058cm" svg:x="128.538cm" svg:y="114.864cm" svg:viewBox="0 0 1059 1059" draw:points="0,0 1059,0 1059,1059 0,1059">
          <text:p/>
        </draw:polygon>
        <draw:polygon draw:style-name="gr3" draw:text-style-name="P3" draw:layer="layout" svg:width="1.058cm" svg:height="1.058cm" svg:x="128.538cm" svg:y="114.864cm" svg:viewBox="0 0 1059 1059" draw:points="0,0 1059,0 1059,1059 0,1059">
          <text:p/>
        </draw:polygon>
        <draw:polygon draw:style-name="gr4" draw:text-style-name="P4" draw:layer="layout" svg:width="1.058cm" svg:height="1.058cm" svg:x="132.676cm" svg:y="115.136cm" svg:viewBox="0 0 1059 1059" draw:points="0,0 1059,0 1059,1059 0,1059">
          <text:p/>
        </draw:polygon>
        <draw:polygon draw:style-name="gr3" draw:text-style-name="P3" draw:layer="layout" svg:width="1.058cm" svg:height="1.058cm" svg:x="132.676cm" svg:y="115.136cm" svg:viewBox="0 0 1059 1059" draw:points="0,0 1059,0 1059,1059 0,1059">
          <text:p/>
        </draw:polygon>
        <draw:polygon draw:style-name="gr5" draw:text-style-name="P5" draw:layer="layout" svg:width="1.058cm" svg:height="1.059cm" svg:x="130.33cm" svg:y="117.4cm" svg:viewBox="0 0 1059 1060" draw:points="0,0 1059,0 1059,1060 0,1060">
          <text:p/>
        </draw:polygon>
        <draw:polygon draw:style-name="gr3" draw:text-style-name="P3" draw:layer="layout" svg:width="1.058cm" svg:height="1.059cm" svg:x="130.33cm" svg:y="117.4cm" svg:viewBox="0 0 1059 1060" draw:points="0,0 1059,0 1059,1060 0,1060">
          <text:p/>
        </draw:polygon>
        <draw:polygon draw:style-name="gr4" draw:text-style-name="P4" draw:layer="layout" svg:width="1.059cm" svg:height="1.058cm" svg:x="138.789cm" svg:y="109.195cm" svg:viewBox="0 0 1060 1059" draw:points="0,0 1060,0 1060,1059 0,1059">
          <text:p/>
        </draw:polygon>
        <draw:polygon draw:style-name="gr3" draw:text-style-name="P3" draw:layer="layout" svg:width="1.059cm" svg:height="1.058cm" svg:x="138.789cm" svg:y="109.195cm" svg:viewBox="0 0 1060 1059" draw:points="0,0 1060,0 1060,1059 0,1059">
          <text:p/>
        </draw:polygon>
        <draw:polygon draw:style-name="gr4" draw:text-style-name="P4" draw:layer="layout" svg:width="1.058cm" svg:height="1.058cm" svg:x="144.529cm" svg:y="110.634cm" svg:viewBox="0 0 1059 1059" draw:points="0,0 1059,0 1059,1059 0,1059">
          <text:p/>
        </draw:polygon>
        <draw:polygon draw:style-name="gr3" draw:text-style-name="P3" draw:layer="layout" svg:width="1.058cm" svg:height="1.058cm" svg:x="144.529cm" svg:y="110.634cm" svg:viewBox="0 0 1059 1059" draw:points="0,0 1059,0 1059,1059 0,1059">
          <text:p/>
        </draw:polygon>
        <draw:polygon draw:style-name="gr5" draw:text-style-name="P5" draw:layer="layout" svg:width="1.058cm" svg:height="1.059cm" svg:x="147.789cm" svg:y="110.768cm" svg:viewBox="0 0 1059 1060" draw:points="0,0 1059,0 1059,1060 0,1060">
          <text:p/>
        </draw:polygon>
        <draw:polygon draw:style-name="gr3" draw:text-style-name="P3" draw:layer="layout" svg:width="1.058cm" svg:height="1.059cm" svg:x="147.789cm" svg:y="110.768cm" svg:viewBox="0 0 1059 1060" draw:points="0,0 1059,0 1059,1060 0,1060">
          <text:p/>
        </draw:polygon>
        <draw:polygon draw:style-name="gr2" draw:text-style-name="P2" draw:layer="layout" svg:width="1.058cm" svg:height="1.058cm" svg:x="51.784cm" svg:y="8.737cm" svg:viewBox="0 0 1059 1059" draw:points="0,0 1059,0 1059,1059 0,1059">
          <text:p/>
        </draw:polygon>
        <draw:polygon draw:style-name="gr3" draw:text-style-name="P3" draw:layer="layout" svg:width="1.058cm" svg:height="1.058cm" svg:x="51.784cm" svg:y="8.737cm" svg:viewBox="0 0 1059 1059" draw:points="0,0 1059,0 1059,1059 0,1059">
          <text:p/>
        </draw:polygon>
        <draw:polygon draw:style-name="gr4" draw:text-style-name="P4" draw:layer="layout" svg:width="1.058cm" svg:height="1.059cm" svg:x="56.148cm" svg:y="7.989cm" svg:viewBox="0 0 1059 1060" draw:points="0,0 1059,0 1059,1060 0,1060">
          <text:p/>
        </draw:polygon>
        <draw:polygon draw:style-name="gr3" draw:text-style-name="P3" draw:layer="layout" svg:width="1.058cm" svg:height="1.059cm" svg:x="56.148cm" svg:y="7.989cm" svg:viewBox="0 0 1059 1060" draw:points="0,0 1059,0 1059,1060 0,1060">
          <text:p/>
        </draw:polygon>
        <draw:polygon draw:style-name="gr4" draw:text-style-name="P4" draw:layer="layout" svg:width="1.058cm" svg:height="1.058cm" svg:x="64.216cm" svg:y="69.324cm" svg:viewBox="0 0 1059 1059" draw:points="0,0 1059,0 1059,1059 0,1059">
          <text:p/>
        </draw:polygon>
        <draw:polygon draw:style-name="gr3" draw:text-style-name="P3" draw:layer="layout" svg:width="1.058cm" svg:height="1.058cm" svg:x="64.216cm" svg:y="69.324cm" svg:viewBox="0 0 1059 1059" draw:points="0,0 1059,0 1059,1059 0,1059">
          <text:p/>
        </draw:polygon>
        <draw:polygon draw:style-name="gr4" draw:text-style-name="P4" draw:layer="layout" svg:width="1.059cm" svg:height="1.058cm" svg:x="105.762cm" svg:y="12.037cm" svg:viewBox="0 0 1060 1059" draw:points="0,0 1060,0 1060,1059 0,1059">
          <text:p/>
        </draw:polygon>
        <draw:polygon draw:style-name="gr3" draw:text-style-name="P3" draw:layer="layout" svg:width="1.059cm" svg:height="1.058cm" svg:x="105.762cm" svg:y="12.037cm" svg:viewBox="0 0 1060 1059" draw:points="0,0 1060,0 1060,1059 0,1059">
          <text:p/>
        </draw:polygon>
        <draw:polygon draw:style-name="gr4" draw:text-style-name="P4" draw:layer="layout" svg:width="1.059cm" svg:height="1.058cm" svg:x="107.48cm" svg:y="14.808cm" svg:viewBox="0 0 1060 1059" draw:points="0,0 1060,0 1060,1059 0,1059">
          <text:p/>
        </draw:polygon>
        <draw:polygon draw:style-name="gr3" draw:text-style-name="P3" draw:layer="layout" svg:width="1.059cm" svg:height="1.058cm" svg:x="107.48cm" svg:y="14.808cm" svg:viewBox="0 0 1060 1059" draw:points="0,0 1060,0 1060,1059 0,1059">
          <text:p/>
        </draw:polygon>
        <draw:polygon draw:style-name="gr5" draw:text-style-name="P5" draw:layer="layout" svg:width="1.058cm" svg:height="1.059cm" svg:x="106.736cm" svg:y="17.982cm" svg:viewBox="0 0 1059 1060" draw:points="0,0 1059,0 1059,1060 0,1060">
          <text:p/>
        </draw:polygon>
        <draw:polygon draw:style-name="gr3" draw:text-style-name="P3" draw:layer="layout" svg:width="1.058cm" svg:height="1.059cm" svg:x="106.736cm" svg:y="17.982cm" svg:viewBox="0 0 1059 1060" draw:points="0,0 1059,0 1059,1060 0,1060">
          <text:p/>
        </draw:polygon>
        <draw:polygon draw:style-name="gr5" draw:text-style-name="P5" draw:layer="layout" svg:width="1.059cm" svg:height="1.059cm" svg:x="110.655cm" svg:y="15.552cm" svg:viewBox="0 0 1060 1060" draw:points="0,0 1060,0 1060,1060 0,1060">
          <text:p/>
        </draw:polygon>
        <draw:polygon draw:style-name="gr3" draw:text-style-name="P3" draw:layer="layout" svg:width="1.059cm" svg:height="1.059cm" svg:x="110.655cm" svg:y="15.552cm" svg:viewBox="0 0 1060 1060" draw:points="0,0 1060,0 1060,1060 0,1060">
          <text:p/>
        </draw:polygon>
        <draw:polygon draw:style-name="gr2" draw:text-style-name="P2" draw:layer="layout" svg:width="1.059cm" svg:height="1.058cm" svg:x="127.599cm" svg:y="49.731cm" svg:viewBox="0 0 1060 1059" draw:points="0,0 1060,0 1060,1059 0,1059">
          <text:p/>
        </draw:polygon>
        <draw:polygon draw:style-name="gr3" draw:text-style-name="P3" draw:layer="layout" svg:width="1.059cm" svg:height="1.058cm" svg:x="127.599cm" svg:y="49.731cm" svg:viewBox="0 0 1060 1059" draw:points="0,0 1060,0 1060,1059 0,1059">
          <text:p/>
        </draw:polygon>
        <draw:polygon draw:style-name="gr4" draw:text-style-name="P4" draw:layer="layout" svg:width="1.058cm" svg:height="1.058cm" svg:x="162.888cm" svg:y="29.596cm" svg:viewBox="0 0 1059 1059" draw:points="0,0 1059,0 1059,1059 0,1059">
          <text:p/>
        </draw:polygon>
        <draw:polygon draw:style-name="gr3" draw:text-style-name="P3" draw:layer="layout" svg:width="1.058cm" svg:height="1.058cm" svg:x="162.888cm" svg:y="29.596cm" svg:viewBox="0 0 1059 1059" draw:points="0,0 1059,0 1059,1059 0,1059">
          <text:p/>
        </draw:polygon>
        <draw:polygon draw:style-name="gr5" draw:text-style-name="P5" draw:layer="layout" svg:width="1.058cm" svg:height="1.058cm" svg:x="159.635cm" svg:y="33.787cm" svg:viewBox="0 0 1059 1059" draw:points="0,0 1059,0 1059,1059 0,1059">
          <text:p/>
        </draw:polygon>
        <draw:polygon draw:style-name="gr3" draw:text-style-name="P3" draw:layer="layout" svg:width="1.058cm" svg:height="1.058cm" svg:x="159.635cm" svg:y="33.787cm" svg:viewBox="0 0 1059 1059" draw:points="0,0 1059,0 1059,1059 0,1059">
          <text:p/>
        </draw:polygon>
        <draw:polygon draw:style-name="gr4" draw:text-style-name="P4" draw:layer="layout" svg:width="1.059cm" svg:height="1.058cm" svg:x="157.691cm" svg:y="28.522cm" svg:viewBox="0 0 1060 1059" draw:points="0,0 1060,0 1060,1059 0,1059">
          <text:p/>
        </draw:polygon>
        <draw:polygon draw:style-name="gr3" draw:text-style-name="P3" draw:layer="layout" svg:width="1.059cm" svg:height="1.058cm" svg:x="157.691cm" svg:y="28.522cm" svg:viewBox="0 0 1060 1059" draw:points="0,0 1060,0 1060,1059 0,1059">
          <text:p/>
        </draw:polygon>
        <draw:polygon draw:style-name="gr4" draw:text-style-name="P4" draw:layer="layout" svg:width="1.058cm" svg:height="1.058cm" svg:x="155.903cm" svg:y="25.797cm" svg:viewBox="0 0 1059 1059" draw:points="0,0 1059,0 1059,1059 0,1059">
          <text:p/>
        </draw:polygon>
        <draw:polygon draw:style-name="gr3" draw:text-style-name="P3" draw:layer="layout" svg:width="1.058cm" svg:height="1.058cm" svg:x="155.903cm" svg:y="25.797cm" svg:viewBox="0 0 1059 1059" draw:points="0,0 1059,0 1059,1059 0,1059">
          <text:p/>
        </draw:polygon>
        <draw:polygon draw:style-name="gr5" draw:text-style-name="P5" draw:layer="layout" svg:width="1.059cm" svg:height="1.058cm" svg:x="154.11cm" svg:y="23.073cm" svg:viewBox="0 0 1060 1059" draw:points="0,0 1060,0 1060,1059 0,1059">
          <text:p/>
        </draw:polygon>
        <draw:polygon draw:style-name="gr3" draw:text-style-name="P3" draw:layer="layout" svg:width="1.059cm" svg:height="1.058cm" svg:x="154.11cm" svg:y="23.073cm" svg:viewBox="0 0 1060 1059" draw:points="0,0 1060,0 1060,1059 0,1059">
          <text:p/>
        </draw:polygon>
        <draw:polygon draw:style-name="gr4" draw:text-style-name="P4" draw:layer="layout" svg:width="1.058cm" svg:height="1.058cm" svg:x="154.968cm" svg:y="30.313cm" svg:viewBox="0 0 1059 1059" draw:points="0,0 1059,0 1059,1059 0,1059">
          <text:p/>
        </draw:polygon>
        <draw:polygon draw:style-name="gr3" draw:text-style-name="P3" draw:layer="layout" svg:width="1.058cm" svg:height="1.058cm" svg:x="154.968cm" svg:y="30.313cm" svg:viewBox="0 0 1059 1059" draw:points="0,0 1059,0 1059,1059 0,1059">
          <text:p/>
        </draw:polygon>
        <draw:polygon draw:style-name="gr5" draw:text-style-name="P5" draw:layer="layout" svg:width="1.058cm" svg:height="1.058cm" svg:x="152.241cm" svg:y="32.104cm" svg:viewBox="0 0 1059 1059" draw:points="0,0 1059,0 1059,1059 0,1059">
          <text:p/>
        </draw:polygon>
        <draw:polygon draw:style-name="gr3" draw:text-style-name="P3" draw:layer="layout" svg:width="1.058cm" svg:height="1.058cm" svg:x="152.241cm" svg:y="32.104cm" svg:viewBox="0 0 1059 1059" draw:points="0,0 1059,0 1059,1059 0,1059">
          <text:p/>
        </draw:polygon>
        <draw:polygon draw:style-name="gr4" draw:text-style-name="P4" draw:layer="layout" svg:width="1.058cm" svg:height="1.059cm" svg:x="168.151cm" svg:y="28.947cm" svg:viewBox="0 0 1059 1060" draw:points="0,0 1059,0 1059,1060 0,1060">
          <text:p/>
        </draw:polygon>
        <draw:polygon draw:style-name="gr3" draw:text-style-name="P3" draw:layer="layout" svg:width="1.058cm" svg:height="1.059cm" svg:x="168.151cm" svg:y="28.947cm" svg:viewBox="0 0 1059 1060" draw:points="0,0 1059,0 1059,1060 0,1060">
          <text:p/>
        </draw:polygon>
        <draw:polygon draw:style-name="gr5" draw:text-style-name="P5" draw:layer="layout" svg:width="1.058cm" svg:height="1.058cm" svg:x="171.386cm" svg:y="28.549cm" svg:viewBox="0 0 1059 1059" draw:points="0,0 1059,0 1059,1059 0,1059">
          <text:p/>
        </draw:polygon>
        <draw:polygon draw:style-name="gr3" draw:text-style-name="P3" draw:layer="layout" svg:width="1.058cm" svg:height="1.058cm" svg:x="171.386cm" svg:y="28.549cm" svg:viewBox="0 0 1059 1059" draw:points="0,0 1059,0 1059,1059 0,1059">
          <text:p/>
        </draw:polygon>
        <draw:polygon draw:style-name="gr4" draw:text-style-name="P4" draw:layer="layout" svg:width="1.059cm" svg:height="1.058cm" svg:x="159.885cm" svg:y="25.222cm" svg:viewBox="0 0 1060 1059" draw:points="0,0 1060,0 1060,1059 0,1059">
          <text:p/>
        </draw:polygon>
        <draw:polygon draw:style-name="gr3" draw:text-style-name="P3" draw:layer="layout" svg:width="1.059cm" svg:height="1.058cm" svg:x="159.885cm" svg:y="25.222cm" svg:viewBox="0 0 1060 1059" draw:points="0,0 1060,0 1060,1059 0,1059">
          <text:p/>
        </draw:polygon>
        <draw:polygon draw:style-name="gr5" draw:text-style-name="P5" draw:layer="layout" svg:width="1.058cm" svg:height="1.058cm" svg:x="158.044cm" svg:y="22.533cm" svg:viewBox="0 0 1059 1059" draw:points="0,0 1059,0 1059,1059 0,1059">
          <text:p/>
        </draw:polygon>
        <draw:polygon draw:style-name="gr3" draw:text-style-name="P3" draw:layer="layout" svg:width="1.058cm" svg:height="1.058cm" svg:x="158.044cm" svg:y="22.533cm" svg:viewBox="0 0 1059 1059" draw:points="0,0 1059,0 1059,1059 0,1059">
          <text:p/>
        </draw:polygon>
        <draw:polygon draw:style-name="gr4" draw:text-style-name="P4" draw:layer="layout" svg:width="1.058cm" svg:height="1.059cm" svg:x="198.857cm" svg:y="52.228cm" svg:viewBox="0 0 1059 1060" draw:points="0,0 1059,0 1059,1060 0,1060">
          <text:p/>
        </draw:polygon>
        <draw:polygon draw:style-name="gr3" draw:text-style-name="P3" draw:layer="layout" svg:width="1.058cm" svg:height="1.059cm" svg:x="198.857cm" svg:y="52.228cm" svg:viewBox="0 0 1059 1060" draw:points="0,0 1059,0 1059,1060 0,1060">
          <text:p/>
        </draw:polygon>
        <draw:polygon draw:style-name="gr5" draw:text-style-name="P5" draw:layer="layout" svg:width="1.058cm" svg:height="1.059cm" svg:x="184.612cm" svg:y="47.723cm" svg:viewBox="0 0 1059 1060" draw:points="0,0 1059,0 1059,1060 0,1060">
          <text:p/>
        </draw:polygon>
        <draw:polygon draw:style-name="gr3" draw:text-style-name="P3" draw:layer="layout" svg:width="1.058cm" svg:height="1.059cm" svg:x="184.612cm" svg:y="47.723cm" svg:viewBox="0 0 1059 1060" draw:points="0,0 1059,0 1059,1060 0,1060">
          <text:p/>
        </draw:polygon>
        <draw:polygon draw:style-name="gr4" draw:text-style-name="P4" draw:layer="layout" svg:width="1.058cm" svg:height="1.059cm" svg:x="193.992cm" svg:y="66.353cm" svg:viewBox="0 0 1059 1060" draw:points="0,0 1059,0 1059,1060 0,1060">
          <text:p/>
        </draw:polygon>
        <draw:polygon draw:style-name="gr3" draw:text-style-name="P3" draw:layer="layout" svg:width="1.058cm" svg:height="1.059cm" svg:x="193.992cm" svg:y="66.353cm" svg:viewBox="0 0 1059 1060" draw:points="0,0 1059,0 1059,1060 0,1060">
          <text:p/>
        </draw:polygon>
        <draw:polygon draw:style-name="gr5" draw:text-style-name="P5" draw:layer="layout" svg:width="1.058cm" svg:height="1.058cm" svg:x="192.93cm" svg:y="69.437cm" svg:viewBox="0 0 1059 1059" draw:points="0,0 1059,0 1059,1059 0,1059">
          <text:p/>
        </draw:polygon>
        <draw:polygon draw:style-name="gr3" draw:text-style-name="P3" draw:layer="layout" svg:width="1.058cm" svg:height="1.058cm" svg:x="192.93cm" svg:y="69.437cm" svg:viewBox="0 0 1059 1059" draw:points="0,0 1059,0 1059,1059 0,1059">
          <text:p/>
        </draw:polygon>
        <draw:polygon draw:style-name="gr4" draw:text-style-name="P4" draw:layer="layout" svg:width="1.059cm" svg:height="1.058cm" svg:x="192.33cm" svg:y="38.791cm" svg:viewBox="0 0 1060 1059" draw:points="0,0 1060,0 1060,1059 0,1059">
          <text:p/>
        </draw:polygon>
        <draw:polygon draw:style-name="gr3" draw:text-style-name="P3" draw:layer="layout" svg:width="1.059cm" svg:height="1.058cm" svg:x="192.33cm" svg:y="38.791cm" svg:viewBox="0 0 1060 1059" draw:points="0,0 1060,0 1060,1059 0,1059">
          <text:p/>
        </draw:polygon>
        <draw:polygon draw:style-name="gr5" draw:text-style-name="P5" draw:layer="layout" svg:width="1.059cm" svg:height="1.058cm" svg:x="193.399cm" svg:y="35.708cm" svg:viewBox="0 0 1060 1059" draw:points="0,0 1060,0 1060,1059 0,1059">
          <text:p/>
        </draw:polygon>
        <draw:polygon draw:style-name="gr3" draw:text-style-name="P3" draw:layer="layout" svg:width="1.059cm" svg:height="1.058cm" svg:x="193.399cm" svg:y="35.708cm" svg:viewBox="0 0 1060 1059" draw:points="0,0 1060,0 1060,1059 0,1059">
          <text:p/>
        </draw:polygon>
        <draw:polygon draw:style-name="gr5" draw:text-style-name="P5" draw:layer="layout" svg:width="1.058cm" svg:height="1.058cm" svg:x="189.251cm" svg:y="37.722cm" svg:viewBox="0 0 1059 1059" draw:points="0,0 1059,0 1059,1059 0,1059">
          <text:p/>
        </draw:polygon>
        <draw:polygon draw:style-name="gr3" draw:text-style-name="P3" draw:layer="layout" svg:width="1.058cm" svg:height="1.058cm" svg:x="189.251cm" svg:y="37.722cm" svg:viewBox="0 0 1059 1059" draw:points="0,0 1059,0 1059,1059 0,1059">
          <text:p/>
        </draw:polygon>
        <draw:polygon draw:style-name="gr4" draw:text-style-name="P4" draw:layer="layout" svg:width="1.058cm" svg:height="1.058cm" svg:x="201.118cm" svg:y="37.461cm" svg:viewBox="0 0 1059 1059" draw:points="0,0 1059,0 1059,1059 0,1059">
          <text:p/>
        </draw:polygon>
        <draw:polygon draw:style-name="gr3" draw:text-style-name="P3" draw:layer="layout" svg:width="1.058cm" svg:height="1.058cm" svg:x="201.118cm" svg:y="37.461cm" svg:viewBox="0 0 1059 1059" draw:points="0,0 1059,0 1059,1059 0,1059">
          <text:p/>
        </draw:polygon>
        <draw:polygon draw:style-name="gr5" draw:text-style-name="P5" draw:layer="layout" svg:width="1.059cm" svg:height="1.059cm" svg:x="203.746cm" svg:y="35.531cm" svg:viewBox="0 0 1060 1060" draw:points="0,0 1060,0 1060,1060 0,1060">
          <text:p/>
        </draw:polygon>
        <draw:polygon draw:style-name="gr3" draw:text-style-name="P3" draw:layer="layout" svg:width="1.059cm" svg:height="1.059cm" svg:x="203.746cm" svg:y="35.531cm" svg:viewBox="0 0 1060 1060" draw:points="0,0 1060,0 1060,1060 0,1060">
          <text:p/>
        </draw:polygon>
        <draw:polygon draw:style-name="gr5" draw:text-style-name="P5" draw:layer="layout" svg:width="1.059cm" svg:height="1.058cm" svg:x="199.188cm" svg:y="34.833cm" svg:viewBox="0 0 1060 1059" draw:points="0,0 1060,0 1060,1059 0,1059">
          <text:p/>
        </draw:polygon>
        <draw:polygon draw:style-name="gr3" draw:text-style-name="P3" draw:layer="layout" svg:width="1.059cm" svg:height="1.058cm" svg:x="199.188cm" svg:y="34.833cm" svg:viewBox="0 0 1060 1059" draw:points="0,0 1060,0 1060,1059 0,1059">
          <text:p/>
        </draw:polygon>
        <draw:polygon draw:style-name="gr4" draw:text-style-name="P4" draw:layer="layout" svg:width="1.058cm" svg:height="1.058cm" svg:x="209.105cm" svg:y="41.356cm" svg:viewBox="0 0 1059 1059" draw:points="0,0 1059,0 1059,1059 0,1059">
          <text:p/>
        </draw:polygon>
        <draw:polygon draw:style-name="gr3" draw:text-style-name="P3" draw:layer="layout" svg:width="1.058cm" svg:height="1.058cm" svg:x="209.105cm" svg:y="41.356cm" svg:viewBox="0 0 1059 1059" draw:points="0,0 1059,0 1059,1059 0,1059">
          <text:p/>
        </draw:polygon>
        <draw:polygon draw:style-name="gr5" draw:text-style-name="P5" draw:layer="layout" svg:width="1.058cm" svg:height="1.059cm" svg:x="212.361cm" svg:y="41.26cm" svg:viewBox="0 0 1059 1060" draw:points="0,0 1059,0 1059,1060 0,1060">
          <text:p/>
        </draw:polygon>
        <draw:polygon draw:style-name="gr3" draw:text-style-name="P3" draw:layer="layout" svg:width="1.058cm" svg:height="1.059cm" svg:x="212.361cm" svg:y="41.26cm" svg:viewBox="0 0 1059 1060" draw:points="0,0 1059,0 1059,1060 0,1060">
          <text:p/>
        </draw:polygon>
        <draw:polygon draw:style-name="gr5" draw:text-style-name="P5" draw:layer="layout" svg:width="1.059cm" svg:height="1.058cm" svg:x="209.006cm" svg:y="38.096cm" svg:viewBox="0 0 1060 1059" draw:points="0,0 1060,0 1060,1059 0,1059">
          <text:p/>
        </draw:polygon>
        <draw:polygon draw:style-name="gr3" draw:text-style-name="P3" draw:layer="layout" svg:width="1.059cm" svg:height="1.058cm" svg:x="209.006cm" svg:y="38.096cm" svg:viewBox="0 0 1060 1059" draw:points="0,0 1060,0 1060,1059 0,1059">
          <text:p/>
        </draw:polygon>
        <draw:polygon draw:style-name="gr4" draw:text-style-name="P4" draw:layer="layout" svg:width="1.059cm" svg:height="1.059cm" svg:x="166.976cm" svg:y="71.652cm" svg:viewBox="0 0 1060 1060" draw:points="0,0 1060,0 1060,1060 0,1060">
          <text:p/>
        </draw:polygon>
        <draw:polygon draw:style-name="gr3" draw:text-style-name="P3" draw:layer="layout" svg:width="1.059cm" svg:height="1.059cm" svg:x="166.976cm" svg:y="71.652cm" svg:viewBox="0 0 1060 1060" draw:points="0,0 1060,0 1060,1060 0,1060">
          <text:p/>
        </draw:polygon>
        <draw:polygon draw:style-name="gr4" draw:text-style-name="P4" draw:layer="layout" svg:width="1.058cm" svg:height="1.058cm" svg:x="179.126cm" svg:y="59.372cm" svg:viewBox="0 0 1059 1059" draw:points="0,0 1059,0 1059,1059 0,1059">
          <text:p/>
        </draw:polygon>
        <draw:polygon draw:style-name="gr3" draw:text-style-name="P3" draw:layer="layout" svg:width="1.058cm" svg:height="1.058cm" svg:x="179.126cm" svg:y="59.372cm" svg:viewBox="0 0 1059 1059" draw:points="0,0 1059,0 1059,1059 0,1059">
          <text:p/>
        </draw:polygon>
        <draw:polygon draw:style-name="gr5" draw:text-style-name="P5" draw:layer="layout" svg:width="1.058cm" svg:height="1.059cm" svg:x="181.419cm" svg:y="57.054cm" svg:viewBox="0 0 1059 1060" draw:points="0,0 1059,0 1059,1060 0,1060">
          <text:p/>
        </draw:polygon>
        <draw:polygon draw:style-name="gr3" draw:text-style-name="P3" draw:layer="layout" svg:width="1.058cm" svg:height="1.059cm" svg:x="181.419cm" svg:y="57.054cm" svg:viewBox="0 0 1059 1060" draw:points="0,0 1059,0 1059,1060 0,1060">
          <text:p/>
        </draw:polygon>
        <draw:polygon draw:style-name="gr4" draw:text-style-name="P4" draw:layer="layout" svg:width="1.058cm" svg:height="1.059cm" svg:x="152.622cm" svg:y="81.265cm" svg:viewBox="0 0 1059 1060" draw:points="0,0 1059,0 1059,1060 0,1060">
          <text:p/>
        </draw:polygon>
        <draw:polygon draw:style-name="gr3" draw:text-style-name="P3" draw:layer="layout" svg:width="1.058cm" svg:height="1.059cm" svg:x="152.622cm" svg:y="81.265cm" svg:viewBox="0 0 1059 1060" draw:points="0,0 1059,0 1059,1060 0,1060">
          <text:p/>
        </draw:polygon>
        <draw:polygon draw:style-name="gr5" draw:text-style-name="P5" draw:layer="layout" svg:width="1.058cm" svg:height="1.058cm" svg:x="149.422cm" svg:y="80.634cm" svg:viewBox="0 0 1059 1059" draw:points="0,0 1059,0 1059,1059 0,1059">
          <text:p/>
        </draw:polygon>
        <draw:polygon draw:style-name="gr3" draw:text-style-name="P3" draw:layer="layout" svg:width="1.058cm" svg:height="1.058cm" svg:x="149.422cm" svg:y="80.634cm" svg:viewBox="0 0 1059 1059" draw:points="0,0 1059,0 1059,1059 0,1059">
          <text:p/>
        </draw:polygon>
        <draw:polygon draw:style-name="gr5" draw:text-style-name="P5" draw:layer="layout" svg:width="1.059cm" svg:height="1.058cm" svg:x="151.99cm" svg:y="84.465cm" svg:viewBox="0 0 1060 1059" draw:points="0,0 1060,0 1060,1059 0,1059">
          <text:p/>
        </draw:polygon>
        <draw:polygon draw:style-name="gr3" draw:text-style-name="P3" draw:layer="layout" svg:width="1.059cm" svg:height="1.058cm" svg:x="151.99cm" svg:y="84.465cm" svg:viewBox="0 0 1060 1059" draw:points="0,0 1060,0 1060,1059 0,1059">
          <text:p/>
        </draw:polygon>
        <draw:polygon draw:style-name="gr4" draw:text-style-name="P4" draw:layer="layout" svg:width="1.058cm" svg:height="1.058cm" svg:x="163.53cm" svg:y="88.582cm" svg:viewBox="0 0 1059 1059" draw:points="0,0 1059,0 1059,1059 0,1059">
          <text:p/>
        </draw:polygon>
        <draw:polygon draw:style-name="gr3" draw:text-style-name="P3" draw:layer="layout" svg:width="1.058cm" svg:height="1.058cm" svg:x="163.53cm" svg:y="88.582cm" svg:viewBox="0 0 1059 1059" draw:points="0,0 1059,0 1059,1059 0,1059">
          <text:p/>
        </draw:polygon>
        <draw:polygon draw:style-name="gr5" draw:text-style-name="P5" draw:layer="layout" svg:width="1.058cm" svg:height="1.059cm" svg:x="160.81cm" svg:y="90.381cm" svg:viewBox="0 0 1059 1060" draw:points="0,0 1059,0 1059,1060 0,1060">
          <text:p/>
        </draw:polygon>
        <draw:polygon draw:style-name="gr3" draw:text-style-name="P3" draw:layer="layout" svg:width="1.058cm" svg:height="1.059cm" svg:x="160.81cm" svg:y="90.381cm" svg:viewBox="0 0 1059 1060" draw:points="0,0 1059,0 1059,1060 0,1060">
          <text:p/>
        </draw:polygon>
        <draw:polygon draw:style-name="gr5" draw:text-style-name="P5" draw:layer="layout" svg:width="1.059cm" svg:height="1.058cm" svg:x="165.325cm" svg:y="91.302cm" svg:viewBox="0 0 1060 1059" draw:points="0,0 1060,0 1060,1059 0,1059">
          <text:p/>
        </draw:polygon>
        <draw:polygon draw:style-name="gr3" draw:text-style-name="P3" draw:layer="layout" svg:width="1.059cm" svg:height="1.058cm" svg:x="165.325cm" svg:y="91.302cm" svg:viewBox="0 0 1060 1059" draw:points="0,0 1060,0 1060,1059 0,1059">
          <text:p/>
        </draw:polygon>
        <draw:polygon draw:style-name="gr4" draw:text-style-name="P4" draw:layer="layout" svg:width="1.059cm" svg:height="1.058cm" svg:x="176.427cm" svg:y="86.116cm" svg:viewBox="0 0 1060 1059" draw:points="0,0 1060,0 1060,1059 0,1059">
          <text:p/>
        </draw:polygon>
        <draw:polygon draw:style-name="gr3" draw:text-style-name="P3" draw:layer="layout" svg:width="1.059cm" svg:height="1.058cm" svg:x="176.427cm" svg:y="86.116cm" svg:viewBox="0 0 1060 1059" draw:points="0,0 1060,0 1060,1059 0,1059">
          <text:p/>
        </draw:polygon>
        <draw:polygon draw:style-name="gr5" draw:text-style-name="P5" draw:layer="layout" svg:width="1.058cm" svg:height="1.059cm" svg:x="175.757cm" svg:y="89.305cm" svg:viewBox="0 0 1059 1060" draw:points="0,0 1059,0 1059,1060 0,1060">
          <text:p/>
        </draw:polygon>
        <draw:polygon draw:style-name="gr3" draw:text-style-name="P3" draw:layer="layout" svg:width="1.058cm" svg:height="1.059cm" svg:x="175.757cm" svg:y="89.305cm" svg:viewBox="0 0 1059 1060" draw:points="0,0 1059,0 1059,1060 0,1060">
          <text:p/>
        </draw:polygon>
        <draw:polygon draw:style-name="gr5" draw:text-style-name="P5" draw:layer="layout" svg:width="1.058cm" svg:height="1.058cm" svg:x="179.62cm" svg:y="86.783cm" svg:viewBox="0 0 1059 1059" draw:points="0,0 1059,0 1059,1059 0,1059">
          <text:p/>
        </draw:polygon>
        <draw:polygon draw:style-name="gr3" draw:text-style-name="P3" draw:layer="layout" svg:width="1.058cm" svg:height="1.058cm" svg:x="179.62cm" svg:y="86.783cm" svg:viewBox="0 0 1059 1059" draw:points="0,0 1059,0 1059,1059 0,1059">
          <text:p/>
        </draw:polygon>
        <draw:polygon draw:style-name="gr4" draw:text-style-name="P4" draw:layer="layout" svg:width="1.058cm" svg:height="1.058cm" svg:x="183.864cm" svg:y="75.293cm" svg:viewBox="0 0 1059 1059" draw:points="0,0 1059,0 1059,1059 0,1059">
          <text:p/>
        </draw:polygon>
        <draw:polygon draw:style-name="gr3" draw:text-style-name="P3" draw:layer="layout" svg:width="1.058cm" svg:height="1.058cm" svg:x="183.864cm" svg:y="75.293cm" svg:viewBox="0 0 1059 1059" draw:points="0,0 1059,0 1059,1059 0,1059">
          <text:p/>
        </draw:polygon>
        <draw:polygon draw:style-name="gr5" draw:text-style-name="P5" draw:layer="layout" svg:width="1.059cm" svg:height="1.059cm" svg:x="185.631cm" svg:y="78.03cm" svg:viewBox="0 0 1060 1060" draw:points="0,0 1060,0 1060,1060 0,1060">
          <text:p/>
        </draw:polygon>
        <draw:polygon draw:style-name="gr3" draw:text-style-name="P3" draw:layer="layout" svg:width="1.059cm" svg:height="1.059cm" svg:x="185.631cm" svg:y="78.03cm" svg:viewBox="0 0 1060 1060" draw:points="0,0 1060,0 1060,1060 0,1060">
          <text:p/>
        </draw:polygon>
        <draw:polygon draw:style-name="gr5" draw:text-style-name="P5" draw:layer="layout" svg:width="1.058cm" svg:height="1.058cm" svg:x="186.605cm" svg:y="73.522cm" svg:viewBox="0 0 1059 1059" draw:points="0,0 1059,0 1059,1059 0,1059">
          <text:p/>
        </draw:polygon>
        <draw:polygon draw:style-name="gr3" draw:text-style-name="P3" draw:layer="layout" svg:width="1.058cm" svg:height="1.058cm" svg:x="186.605cm" svg:y="73.522cm" svg:viewBox="0 0 1059 1059" draw:points="0,0 1059,0 1059,1059 0,1059">
          <text:p/>
        </draw:polygon>
        <draw:polygon draw:style-name="gr4" draw:text-style-name="P4" draw:layer="layout" svg:width="1.059cm" svg:height="1.058cm" svg:x="183.98cm" svg:y="68.601cm" svg:viewBox="0 0 1060 1059" draw:points="0,0 1060,0 1060,1059 0,1059">
          <text:p/>
        </draw:polygon>
        <draw:polygon draw:style-name="gr3" draw:text-style-name="P3" draw:layer="layout" svg:width="1.059cm" svg:height="1.058cm" svg:x="183.98cm" svg:y="68.601cm" svg:viewBox="0 0 1060 1059" draw:points="0,0 1060,0 1060,1059 0,1059">
          <text:p/>
        </draw:polygon>
        <draw:polygon draw:style-name="gr5" draw:text-style-name="P5" draw:layer="layout" svg:width="1.058cm" svg:height="1.058cm" svg:x="186.658cm" svg:y="70.46cm" svg:viewBox="0 0 1059 1059" draw:points="0,0 1059,0 1059,1059 0,1059">
          <text:p/>
        </draw:polygon>
        <draw:polygon draw:style-name="gr3" draw:text-style-name="P3" draw:layer="layout" svg:width="1.058cm" svg:height="1.058cm" svg:x="186.658cm" svg:y="70.46cm" svg:viewBox="0 0 1059 1059" draw:points="0,0 1059,0 1059,1059 0,1059">
          <text:p/>
        </draw:polygon>
        <draw:polygon draw:style-name="gr5" draw:text-style-name="P5" draw:layer="layout" svg:width="1.058cm" svg:height="1.058cm" svg:x="185.843cm" svg:y="65.923cm" svg:viewBox="0 0 1059 1059" draw:points="0,0 1059,0 1059,1059 0,1059">
          <text:p/>
        </draw:polygon>
        <draw:polygon draw:style-name="gr3" draw:text-style-name="P3" draw:layer="layout" svg:width="1.058cm" svg:height="1.058cm" svg:x="185.843cm" svg:y="65.923cm" svg:viewBox="0 0 1059 1059" draw:points="0,0 1059,0 1059,1059 0,1059">
          <text:p/>
        </draw:polygon>
        <draw:polygon draw:style-name="gr4" draw:text-style-name="P4" draw:layer="layout" svg:width="1.059cm" svg:height="1.059cm" svg:x="181.214cm" svg:y="81.438cm" svg:viewBox="0 0 1060 1060" draw:points="0,0 1060,0 1060,1060 0,1060">
          <text:p/>
        </draw:polygon>
        <draw:polygon draw:style-name="gr3" draw:text-style-name="P3" draw:layer="layout" svg:width="1.059cm" svg:height="1.059cm" svg:x="181.214cm" svg:y="81.438cm" svg:viewBox="0 0 1060 1060" draw:points="0,0 1060,0 1060,1060 0,1060">
          <text:p/>
        </draw:polygon>
        <draw:polygon draw:style-name="gr5" draw:text-style-name="P5" draw:layer="layout" svg:width="1.058cm" svg:height="1.058cm" svg:x="181.807cm" svg:y="84.645cm" svg:viewBox="0 0 1059 1059" draw:points="0,0 1059,0 1059,1059 0,1059">
          <text:p/>
        </draw:polygon>
        <draw:polygon draw:style-name="gr3" draw:text-style-name="P3" draw:layer="layout" svg:width="1.058cm" svg:height="1.058cm" svg:x="181.807cm" svg:y="84.645cm" svg:viewBox="0 0 1059 1059" draw:points="0,0 1059,0 1059,1059 0,1059">
          <text:p/>
        </draw:polygon>
        <draw:polygon draw:style-name="gr5" draw:text-style-name="P5" draw:layer="layout" svg:width="1.058cm" svg:height="1.058cm" svg:x="184.421cm" svg:y="80.842cm" svg:viewBox="0 0 1059 1059" draw:points="0,0 1059,0 1059,1059 0,1059">
          <text:p/>
        </draw:polygon>
        <draw:polygon draw:style-name="gr3" draw:text-style-name="P3" draw:layer="layout" svg:width="1.058cm" svg:height="1.058cm" svg:x="184.421cm" svg:y="80.842cm" svg:viewBox="0 0 1059 1059" draw:points="0,0 1059,0 1059,1059 0,1059">
          <text:p/>
        </draw:polygon>
        <draw:polygon draw:style-name="gr4" draw:text-style-name="P4" draw:layer="layout" svg:width="1.058cm" svg:height="1.058cm" svg:x="170.222cm" svg:y="88.621cm" svg:viewBox="0 0 1059 1059" draw:points="0,0 1059,0 1059,1059 0,1059">
          <text:p/>
        </draw:polygon>
        <draw:polygon draw:style-name="gr3" draw:text-style-name="P3" draw:layer="layout" svg:width="1.058cm" svg:height="1.058cm" svg:x="170.222cm" svg:y="88.621cm" svg:viewBox="0 0 1059 1059" draw:points="0,0 1059,0 1059,1059 0,1059">
          <text:p/>
        </draw:polygon>
        <draw:polygon draw:style-name="gr5" draw:text-style-name="P5" draw:layer="layout" svg:width="1.058cm" svg:height="1.058cm" svg:x="168.391cm" svg:y="91.32cm" svg:viewBox="0 0 1059 1059" draw:points="0,0 1059,0 1059,1059 0,1059">
          <text:p/>
        </draw:polygon>
        <draw:polygon draw:style-name="gr3" draw:text-style-name="P3" draw:layer="layout" svg:width="1.058cm" svg:height="1.058cm" svg:x="168.391cm" svg:y="91.32cm" svg:viewBox="0 0 1059 1059" draw:points="0,0 1059,0 1059,1059 0,1059">
          <text:p/>
        </draw:polygon>
        <draw:polygon draw:style-name="gr5" draw:text-style-name="P5" draw:layer="layout" svg:width="1.058cm" svg:height="1.058cm" svg:x="172.917cm" svg:y="90.452cm" svg:viewBox="0 0 1059 1059" draw:points="0,0 1059,0 1059,1059 0,1059">
          <text:p/>
        </draw:polygon>
        <draw:polygon draw:style-name="gr3" draw:text-style-name="P3" draw:layer="layout" svg:width="1.058cm" svg:height="1.058cm" svg:x="172.917cm" svg:y="90.452cm" svg:viewBox="0 0 1059 1059" draw:points="0,0 1059,0 1059,1059 0,1059">
          <text:p/>
        </draw:polygon>
        <draw:polygon draw:style-name="gr4" draw:text-style-name="P4" draw:layer="layout" svg:width="1.058cm" svg:height="1.058cm" svg:x="157.353cm" svg:y="86cm" svg:viewBox="0 0 1059 1059" draw:points="0,0 1059,0 1059,1059 0,1059">
          <text:p/>
        </draw:polygon>
        <draw:polygon draw:style-name="gr3" draw:text-style-name="P3" draw:layer="layout" svg:width="1.058cm" svg:height="1.058cm" svg:x="157.353cm" svg:y="86cm" svg:viewBox="0 0 1059 1059" draw:points="0,0 1059,0 1059,1059 0,1059">
          <text:p/>
        </draw:polygon>
        <draw:polygon draw:style-name="gr5" draw:text-style-name="P5" draw:layer="layout" svg:width="1.058cm" svg:height="1.058cm" svg:x="154.153cm" svg:y="86.631cm" svg:viewBox="0 0 1059 1059" draw:points="0,0 1059,0 1059,1059 0,1059">
          <text:p/>
        </draw:polygon>
        <draw:polygon draw:style-name="gr3" draw:text-style-name="P3" draw:layer="layout" svg:width="1.058cm" svg:height="1.058cm" svg:x="154.153cm" svg:y="86.631cm" svg:viewBox="0 0 1059 1059" draw:points="0,0 1059,0 1059,1059 0,1059">
          <text:p/>
        </draw:polygon>
        <draw:polygon draw:style-name="gr5" draw:text-style-name="P5" draw:layer="layout" svg:width="1.058cm" svg:height="1.059cm" svg:x="157.984cm" svg:y="89.199cm" svg:viewBox="0 0 1059 1060" draw:points="0,0 1059,0 1059,1060 0,1060">
          <text:p/>
        </draw:polygon>
        <draw:polygon draw:style-name="gr3" draw:text-style-name="P3" draw:layer="layout" svg:width="1.058cm" svg:height="1.059cm" svg:x="157.984cm" svg:y="89.199cm" svg:viewBox="0 0 1059 1060" draw:points="0,0 1059,0 1059,1060 0,1060">
          <text:p/>
        </draw:polygon>
        <draw:polygon draw:style-name="gr4" draw:text-style-name="P4" draw:layer="layout" svg:width="1.059cm" svg:height="1.059cm" svg:x="150.046cm" svg:y="75.088cm" svg:viewBox="0 0 1060 1060" draw:points="0,0 1060,0 1060,1060 0,1060">
          <text:p/>
        </draw:polygon>
        <draw:polygon draw:style-name="gr3" draw:text-style-name="P3" draw:layer="layout" svg:width="1.059cm" svg:height="1.059cm" svg:x="150.046cm" svg:y="75.088cm" svg:viewBox="0 0 1060 1060" draw:points="0,0 1060,0 1060,1060 0,1060">
          <text:p/>
        </draw:polygon>
        <draw:polygon draw:style-name="gr5" draw:text-style-name="P5" draw:layer="layout" svg:width="1.058cm" svg:height="1.058cm" svg:x="147.327cm" svg:y="73.289cm" svg:viewBox="0 0 1059 1059" draw:points="0,0 1059,0 1059,1059 0,1059">
          <text:p/>
        </draw:polygon>
        <draw:polygon draw:style-name="gr3" draw:text-style-name="P3" draw:layer="layout" svg:width="1.058cm" svg:height="1.058cm" svg:x="147.327cm" svg:y="73.289cm" svg:viewBox="0 0 1059 1059" draw:points="0,0 1059,0 1059,1059 0,1059">
          <text:p/>
        </draw:polygon>
        <draw:polygon draw:style-name="gr5" draw:text-style-name="P5" draw:layer="layout" svg:width="1.058cm" svg:height="1.059cm" svg:x="148.244cm" svg:y="77.808cm" svg:viewBox="0 0 1059 1060" draw:points="0,0 1059,0 1059,1060 0,1060">
          <text:p/>
        </draw:polygon>
        <draw:polygon draw:style-name="gr3" draw:text-style-name="P3" draw:layer="layout" svg:width="1.058cm" svg:height="1.059cm" svg:x="148.244cm" svg:y="77.808cm" svg:viewBox="0 0 1059 1060" draw:points="0,0 1059,0 1059,1060 0,1060">
          <text:p/>
        </draw:polygon>
        <draw:polygon draw:style-name="gr4" draw:text-style-name="P4" draw:layer="layout" svg:width="1.058cm" svg:height="1.058cm" svg:x="164.246cm" svg:y="52.768cm" svg:viewBox="0 0 1059 1059" draw:points="0,0 1059,0 1059,1059 0,1059">
          <text:p/>
        </draw:polygon>
        <draw:polygon draw:style-name="gr3" draw:text-style-name="P3" draw:layer="layout" svg:width="1.058cm" svg:height="1.058cm" svg:x="164.246cm" svg:y="52.768cm" svg:viewBox="0 0 1059 1059" draw:points="0,0 1059,0 1059,1059 0,1059">
          <text:p/>
        </draw:polygon>
        <draw:polygon draw:style-name="gr5" draw:text-style-name="P5" draw:layer="layout" svg:width="1.058cm" svg:height="1.058cm" svg:x="167.329cm" svg:y="53.823cm" svg:viewBox="0 0 1059 1059" draw:points="0,0 1059,0 1059,1059 0,1059">
          <text:p/>
        </draw:polygon>
        <draw:polygon draw:style-name="gr3" draw:text-style-name="P3" draw:layer="layout" svg:width="1.058cm" svg:height="1.058cm" svg:x="167.329cm" svg:y="53.823cm" svg:viewBox="0 0 1059 1059" draw:points="0,0 1059,0 1059,1059 0,1059">
          <text:p/>
        </draw:polygon>
        <draw:polygon draw:style-name="gr5" draw:text-style-name="P5" draw:layer="layout" svg:width="1.058cm" svg:height="1.059cm" svg:x="161.586cm" svg:y="54.655cm" svg:viewBox="0 0 1059 1060" draw:points="0,0 1059,0 1059,1060 0,1060">
          <text:p/>
        </draw:polygon>
        <draw:polygon draw:style-name="gr3" draw:text-style-name="P3" draw:layer="layout" svg:width="1.058cm" svg:height="1.059cm" svg:x="161.586cm" svg:y="54.655cm" svg:viewBox="0 0 1059 1060" draw:points="0,0 1059,0 1059,1060 0,1060">
          <text:p/>
        </draw:polygon>
        <draw:polygon draw:style-name="gr4" draw:text-style-name="P4" draw:layer="layout" svg:width="1.058cm" svg:height="1.058cm" svg:x="163.78cm" svg:y="49.54cm" svg:viewBox="0 0 1059 1059" draw:points="0,0 1059,0 1059,1059 0,1059">
          <text:p/>
        </draw:polygon>
        <draw:polygon draw:style-name="gr3" draw:text-style-name="P3" draw:layer="layout" svg:width="1.058cm" svg:height="1.058cm" svg:x="163.78cm" svg:y="49.54cm" svg:viewBox="0 0 1059 1059" draw:points="0,0 1059,0 1059,1059 0,1059">
          <text:p/>
        </draw:polygon>
        <draw:polygon draw:style-name="gr5" draw:text-style-name="P5" draw:layer="layout" svg:width="1.058cm" svg:height="1.058cm" svg:x="165.731cm" svg:y="46.93cm" svg:viewBox="0 0 1059 1059" draw:points="0,0 1059,0 1059,1059 0,1059">
          <text:p/>
        </draw:polygon>
        <draw:polygon draw:style-name="gr3" draw:text-style-name="P3" draw:layer="layout" svg:width="1.058cm" svg:height="1.058cm" svg:x="165.731cm" svg:y="46.93cm" svg:viewBox="0 0 1059 1059" draw:points="0,0 1059,0 1059,1059 0,1059">
          <text:p/>
        </draw:polygon>
        <draw:polygon draw:style-name="gr5" draw:text-style-name="P5" draw:layer="layout" svg:width="1.058cm" svg:height="1.059cm" svg:x="161.166cm" svg:y="47.589cm" svg:viewBox="0 0 1059 1060" draw:points="0,0 1059,0 1059,1060 0,1060">
          <text:p/>
        </draw:polygon>
        <draw:polygon draw:style-name="gr3" draw:text-style-name="P3" draw:layer="layout" svg:width="1.058cm" svg:height="1.059cm" svg:x="161.166cm" svg:y="47.589cm" svg:viewBox="0 0 1059 1060" draw:points="0,0 1059,0 1059,1060 0,1060">
          <text:p/>
        </draw:polygon>
        <draw:polygon draw:style-name="gr4" draw:text-style-name="P4" draw:layer="layout" svg:width="1.058cm" svg:height="1.058cm" svg:x="169.802cm" svg:y="54.61cm" svg:viewBox="0 0 1059 1059" draw:points="0,0 1059,0 1059,1059 0,1059">
          <text:p/>
        </draw:polygon>
        <draw:polygon draw:style-name="gr3" draw:text-style-name="P3" draw:layer="layout" svg:width="1.058cm" svg:height="1.058cm" svg:x="169.802cm" svg:y="54.61cm" svg:viewBox="0 0 1059 1059" draw:points="0,0 1059,0 1059,1059 0,1059">
          <text:p/>
        </draw:polygon>
        <draw:polygon draw:style-name="gr5" draw:text-style-name="P5" draw:layer="layout" svg:width="1.058cm" svg:height="1.059cm" svg:x="170.335cm" svg:y="51.392cm" svg:viewBox="0 0 1059 1060" draw:points="0,0 1059,0 1059,1060 0,1060">
          <text:p/>
        </draw:polygon>
        <draw:polygon draw:style-name="gr3" draw:text-style-name="P3" draw:layer="layout" svg:width="1.058cm" svg:height="1.059cm" svg:x="170.335cm" svg:y="51.392cm" svg:viewBox="0 0 1059 1060" draw:points="0,0 1059,0 1059,1060 0,1060">
          <text:p/>
        </draw:polygon>
        <draw:polygon draw:style-name="gr4" draw:text-style-name="P4" draw:layer="layout" svg:width="1.058cm" svg:height="1.058cm" svg:x="159.441cm" svg:y="56.109cm" svg:viewBox="0 0 1059 1059" draw:points="0,0 1059,0 1059,1059 0,1059">
          <text:p/>
        </draw:polygon>
        <draw:polygon draw:style-name="gr3" draw:text-style-name="P3" draw:layer="layout" svg:width="1.058cm" svg:height="1.058cm" svg:x="159.441cm" svg:y="56.109cm" svg:viewBox="0 0 1059 1059" draw:points="0,0 1059,0 1059,1059 0,1059">
          <text:p/>
        </draw:polygon>
        <draw:polygon draw:style-name="gr5" draw:text-style-name="P5" draw:layer="layout" svg:width="1.058cm" svg:height="1.058cm" svg:x="158.016cm" svg:y="53.174cm" svg:viewBox="0 0 1059 1059" draw:points="0,0 1059,0 1059,1059 0,1059">
          <text:p/>
        </draw:polygon>
        <draw:polygon draw:style-name="gr3" draw:text-style-name="P3" draw:layer="layout" svg:width="1.058cm" svg:height="1.058cm" svg:x="158.016cm" svg:y="53.174cm" svg:viewBox="0 0 1059 1059" draw:points="0,0 1059,0 1059,1059 0,1059">
          <text:p/>
        </draw:polygon>
        <draw:polygon draw:style-name="gr4" draw:text-style-name="P4" draw:layer="layout" svg:width="1.058cm" svg:height="1.059cm" svg:x="152.636cm" svg:y="62.021cm" svg:viewBox="0 0 1059 1060" draw:points="0,0 1059,0 1059,1060 0,1060">
          <text:p/>
        </draw:polygon>
        <draw:polygon draw:style-name="gr3" draw:text-style-name="P3" draw:layer="layout" svg:width="1.058cm" svg:height="1.059cm" svg:x="152.636cm" svg:y="62.021cm" svg:viewBox="0 0 1059 1060" draw:points="0,0 1059,0 1059,1060 0,1060">
          <text:p/>
        </draw:polygon>
        <draw:polygon draw:style-name="gr5" draw:text-style-name="P5" draw:layer="layout" svg:width="1.058cm" svg:height="1.058cm" svg:x="149.93cm" svg:y="60.201cm" svg:viewBox="0 0 1059 1059" draw:points="0,0 1059,0 1059,1059 0,1059">
          <text:p/>
        </draw:polygon>
        <draw:polygon draw:style-name="gr3" draw:text-style-name="P3" draw:layer="layout" svg:width="1.058cm" svg:height="1.058cm" svg:x="149.93cm" svg:y="60.201cm" svg:viewBox="0 0 1059 1059" draw:points="0,0 1059,0 1059,1059 0,1059">
          <text:p/>
        </draw:polygon>
        <draw:polygon draw:style-name="gr4" draw:text-style-name="P4" draw:layer="layout" svg:width="1.058cm" svg:height="1.058cm" svg:x="149.736cm" svg:y="70.555cm" svg:viewBox="0 0 1059 1059" draw:points="0,0 1059,0 1059,1059 0,1059">
          <text:p/>
        </draw:polygon>
        <draw:polygon draw:style-name="gr3" draw:text-style-name="P3" draw:layer="layout" svg:width="1.058cm" svg:height="1.058cm" svg:x="149.736cm" svg:y="70.555cm" svg:viewBox="0 0 1059 1059" draw:points="0,0 1059,0 1059,1059 0,1059">
          <text:p/>
        </draw:polygon>
        <draw:polygon draw:style-name="gr5" draw:text-style-name="P5" draw:layer="layout" svg:width="1.058cm" svg:height="1.058cm" svg:x="146.48cm" svg:y="70.347cm" svg:viewBox="0 0 1059 1059" draw:points="0,0 1059,0 1059,1059 0,1059">
          <text:p/>
        </draw:polygon>
        <draw:polygon draw:style-name="gr3" draw:text-style-name="P3" draw:layer="layout" svg:width="1.058cm" svg:height="1.058cm" svg:x="146.48cm" svg:y="70.347cm" svg:viewBox="0 0 1059 1059" draw:points="0,0 1059,0 1059,1059 0,1059">
          <text:p/>
        </draw:polygon>
        <draw:polygon draw:style-name="gr4" draw:text-style-name="P4" draw:layer="layout" svg:width="1.058cm" svg:height="1.058cm" svg:x="175.655cm" svg:y="54.659cm" svg:viewBox="0 0 1059 1059" draw:points="0,0 1059,0 1059,1059 0,1059">
          <text:p/>
        </draw:polygon>
        <draw:polygon draw:style-name="gr3" draw:text-style-name="P3" draw:layer="layout" svg:width="1.058cm" svg:height="1.058cm" svg:x="175.655cm" svg:y="54.659cm" svg:viewBox="0 0 1059 1059" draw:points="0,0 1059,0 1059,1059 0,1059">
          <text:p/>
        </draw:polygon>
        <draw:polygon draw:style-name="gr5" draw:text-style-name="P5" draw:layer="layout" svg:width="1.058cm" svg:height="1.058cm" svg:x="177.563cm" svg:y="57.305cm" svg:viewBox="0 0 1059 1059" draw:points="0,0 1059,0 1059,1059 0,1059">
          <text:p/>
        </draw:polygon>
        <draw:polygon draw:style-name="gr3" draw:text-style-name="P3" draw:layer="layout" svg:width="1.058cm" svg:height="1.058cm" svg:x="177.563cm" svg:y="57.305cm" svg:viewBox="0 0 1059 1059" draw:points="0,0 1059,0 1059,1059 0,1059">
          <text:p/>
        </draw:polygon>
        <draw:polygon draw:style-name="gr5" draw:text-style-name="P5" draw:layer="layout" svg:width="1.058cm" svg:height="1.059cm" svg:x="172.395cm" svg:y="54.662cm" svg:viewBox="0 0 1059 1060" draw:points="0,0 1059,0 1059,1060 0,1060">
          <text:p/>
        </draw:polygon>
        <draw:polygon draw:style-name="gr3" draw:text-style-name="P3" draw:layer="layout" svg:width="1.058cm" svg:height="1.059cm" svg:x="172.395cm" svg:y="54.662cm" svg:viewBox="0 0 1059 1060" draw:points="0,0 1059,0 1059,1060 0,1060">
          <text:p/>
        </draw:polygon>
        <draw:polygon draw:style-name="gr4" draw:text-style-name="P4" draw:layer="layout" svg:width="1.058cm" svg:height="1.058cm" svg:x="177.14cm" svg:y="51.756cm" svg:viewBox="0 0 1059 1059" draw:points="0,0 1059,0 1059,1059 0,1059">
          <text:p/>
        </draw:polygon>
        <draw:polygon draw:style-name="gr3" draw:text-style-name="P3" draw:layer="layout" svg:width="1.058cm" svg:height="1.058cm" svg:x="177.14cm" svg:y="51.756cm" svg:viewBox="0 0 1059 1059" draw:points="0,0 1059,0 1059,1059 0,1059">
          <text:p/>
        </draw:polygon>
        <draw:polygon draw:style-name="gr5" draw:text-style-name="P5" draw:layer="layout" svg:width="1.058cm" svg:height="1.058cm" svg:x="180.241cm" svg:y="50.75cm" svg:viewBox="0 0 1059 1059" draw:points="0,0 1059,0 1059,1059 0,1059">
          <text:p/>
        </draw:polygon>
        <draw:polygon draw:style-name="gr3" draw:text-style-name="P3" draw:layer="layout" svg:width="1.058cm" svg:height="1.058cm" svg:x="180.241cm" svg:y="50.75cm" svg:viewBox="0 0 1059 1059" draw:points="0,0 1059,0 1059,1059 0,1059">
          <text:p/>
        </draw:polygon>
        <draw:polygon draw:style-name="gr5" draw:text-style-name="P5" draw:layer="layout" svg:width="1.059cm" svg:height="1.058cm" svg:x="176.134cm" svg:y="48.655cm" svg:viewBox="0 0 1060 1059" draw:points="0,0 1060,0 1060,1059 0,1059">
          <text:p/>
        </draw:polygon>
        <draw:polygon draw:style-name="gr3" draw:text-style-name="P3" draw:layer="layout" svg:width="1.059cm" svg:height="1.058cm" svg:x="176.134cm" svg:y="48.655cm" svg:viewBox="0 0 1060 1059" draw:points="0,0 1060,0 1060,1059 0,1059">
          <text:p/>
        </draw:polygon>
        <draw:polygon draw:style-name="gr4" draw:text-style-name="P4" draw:layer="layout" svg:width="1.058cm" svg:height="1.058cm" svg:x="150.618cm" svg:y="66.096cm" svg:viewBox="0 0 1059 1059" draw:points="0,0 1059,0 1059,1059 0,1059">
          <text:p/>
        </draw:polygon>
        <draw:polygon draw:style-name="gr3" draw:text-style-name="P3" draw:layer="layout" svg:width="1.058cm" svg:height="1.058cm" svg:x="150.618cm" svg:y="66.096cm" svg:viewBox="0 0 1059 1059" draw:points="0,0 1059,0 1059,1059 0,1059">
          <text:p/>
        </draw:polygon>
        <draw:polygon draw:style-name="gr5" draw:text-style-name="P5" draw:layer="layout" svg:width="1.058cm" svg:height="1.058cm" svg:x="149.179cm" svg:y="63.168cm" svg:viewBox="0 0 1059 1059" draw:points="0,0 1059,0 1059,1059 0,1059">
          <text:p/>
        </draw:polygon>
        <draw:polygon draw:style-name="gr3" draw:text-style-name="P3" draw:layer="layout" svg:width="1.058cm" svg:height="1.058cm" svg:x="149.179cm" svg:y="63.168cm" svg:viewBox="0 0 1059 1059" draw:points="0,0 1059,0 1059,1059 0,1059">
          <text:p/>
        </draw:polygon>
        <draw:polygon draw:style-name="gr5" draw:text-style-name="P5" draw:layer="layout" svg:width="1.059cm" svg:height="1.059cm" svg:x="147.693cm" svg:y="67.535cm" svg:viewBox="0 0 1060 1060" draw:points="0,0 1060,0 1060,1060 0,1060">
          <text:p/>
        </draw:polygon>
        <draw:polygon draw:style-name="gr3" draw:text-style-name="P3" draw:layer="layout" svg:width="1.059cm" svg:height="1.059cm" svg:x="147.693cm" svg:y="67.535cm" svg:viewBox="0 0 1060 1060" draw:points="0,0 1060,0 1060,1060 0,1060">
          <text:p/>
        </draw:polygon>
        <draw:polygon draw:style-name="gr4" draw:text-style-name="P4" draw:layer="layout" svg:width="1.058cm" svg:height="1.058cm" svg:x="155.645cm" svg:y="58.614cm" svg:viewBox="0 0 1059 1059" draw:points="0,0 1059,0 1059,1059 0,1059">
          <text:p/>
        </draw:polygon>
        <draw:polygon draw:style-name="gr3" draw:text-style-name="P3" draw:layer="layout" svg:width="1.058cm" svg:height="1.058cm" svg:x="155.645cm" svg:y="58.614cm" svg:viewBox="0 0 1059 1059" draw:points="0,0 1059,0 1059,1059 0,1059">
          <text:p/>
        </draw:polygon>
        <draw:polygon draw:style-name="gr5" draw:text-style-name="P5" draw:layer="layout" svg:width="1.059cm" svg:height="1.058cm" svg:x="155.874cm" svg:y="55.361cm" svg:viewBox="0 0 1060 1059" draw:points="0,0 1060,0 1060,1059 0,1059">
          <text:p/>
        </draw:polygon>
        <draw:polygon draw:style-name="gr3" draw:text-style-name="P3" draw:layer="layout" svg:width="1.059cm" svg:height="1.058cm" svg:x="155.874cm" svg:y="55.361cm" svg:viewBox="0 0 1060 1059" draw:points="0,0 1060,0 1060,1059 0,1059">
          <text:p/>
        </draw:polygon>
        <draw:polygon draw:style-name="gr5" draw:text-style-name="P5" draw:layer="layout" svg:width="1.059cm" svg:height="1.059cm" svg:x="152.392cm" svg:y="58.384cm" svg:viewBox="0 0 1060 1060" draw:points="0,0 1060,0 1060,1060 0,1060">
          <text:p/>
        </draw:polygon>
        <draw:polygon draw:style-name="gr3" draw:text-style-name="P3" draw:layer="layout" svg:width="1.059cm" svg:height="1.059cm" svg:x="152.392cm" svg:y="58.384cm" svg:viewBox="0 0 1060 1060" draw:points="0,0 1060,0 1060,1060 0,1060">
          <text:p/>
        </draw:polygon>
        <draw:polygon draw:style-name="gr4" draw:text-style-name="P4" draw:layer="layout" svg:width="1.058cm" svg:height="1.058cm" svg:x="202.875cm" svg:y="66.618cm" svg:viewBox="0 0 1059 1059" draw:points="0,0 1059,0 1059,1059 0,1059">
          <text:p/>
        </draw:polygon>
        <draw:polygon draw:style-name="gr3" draw:text-style-name="P3" draw:layer="layout" svg:width="1.058cm" svg:height="1.058cm" svg:x="202.875cm" svg:y="66.618cm" svg:viewBox="0 0 1059 1059" draw:points="0,0 1059,0 1059,1059 0,1059">
          <text:p/>
        </draw:polygon>
        <draw:polygon draw:style-name="gr5" draw:text-style-name="P5" draw:layer="layout" svg:width="1.058cm" svg:height="1.058cm" svg:x="203.75cm" svg:y="69.758cm" svg:viewBox="0 0 1059 1059" draw:points="0,0 1059,0 1059,1059 0,1059">
          <text:p/>
        </draw:polygon>
        <draw:polygon draw:style-name="gr3" draw:text-style-name="P3" draw:layer="layout" svg:width="1.058cm" svg:height="1.058cm" svg:x="203.75cm" svg:y="69.758cm" svg:viewBox="0 0 1059 1059" draw:points="0,0 1059,0 1059,1059 0,1059">
          <text:p/>
        </draw:polygon>
        <draw:polygon draw:style-name="gr4" draw:text-style-name="P4" draw:layer="layout" svg:width="1.059cm" svg:height="1.058cm" svg:x="210.336cm" svg:y="61.792cm" svg:viewBox="0 0 1060 1059" draw:points="0,0 1060,0 1060,1059 0,1059">
          <text:p/>
        </draw:polygon>
        <draw:polygon draw:style-name="gr3" draw:text-style-name="P3" draw:layer="layout" svg:width="1.059cm" svg:height="1.058cm" svg:x="210.336cm" svg:y="61.792cm" svg:viewBox="0 0 1060 1059" draw:points="0,0 1060,0 1060,1059 0,1059">
          <text:p/>
        </draw:polygon>
        <draw:polygon draw:style-name="gr5" draw:text-style-name="P5" draw:layer="layout" svg:width="1.058cm" svg:height="1.058cm" svg:x="212.841cm" svg:y="63.881cm" svg:viewBox="0 0 1059 1059" draw:points="0,0 1059,0 1059,1059 0,1059">
          <text:p/>
        </draw:polygon>
        <draw:polygon draw:style-name="gr3" draw:text-style-name="P3" draw:layer="layout" svg:width="1.058cm" svg:height="1.058cm" svg:x="212.841cm" svg:y="63.881cm" svg:viewBox="0 0 1059 1059" draw:points="0,0 1059,0 1059,1059 0,1059">
          <text:p/>
        </draw:polygon>
        <draw:polygon draw:style-name="gr4" draw:text-style-name="P4" draw:layer="layout" svg:width="1.058cm" svg:height="1.058cm" svg:x="213.737cm" svg:y="53.583cm" svg:viewBox="0 0 1059 1059" draw:points="0,0 1059,0 1059,1059 0,1059">
          <text:p/>
        </draw:polygon>
        <draw:polygon draw:style-name="gr3" draw:text-style-name="P3" draw:layer="layout" svg:width="1.058cm" svg:height="1.058cm" svg:x="213.737cm" svg:y="53.583cm" svg:viewBox="0 0 1059 1059" draw:points="0,0 1059,0 1059,1059 0,1059">
          <text:p/>
        </draw:polygon>
        <draw:polygon draw:style-name="gr5" draw:text-style-name="P5" draw:layer="layout" svg:width="1.058cm" svg:height="1.059cm" svg:x="216.983cm" svg:y="53.879cm" svg:viewBox="0 0 1059 1060" draw:points="0,0 1059,0 1059,1060 0,1060">
          <text:p/>
        </draw:polygon>
        <draw:polygon draw:style-name="gr3" draw:text-style-name="P3" draw:layer="layout" svg:width="1.058cm" svg:height="1.059cm" svg:x="216.983cm" svg:y="53.879cm" svg:viewBox="0 0 1059 1060" draw:points="0,0 1059,0 1059,1060 0,1060">
          <text:p/>
        </draw:polygon>
        <draw:polygon draw:style-name="gr4" draw:text-style-name="P4" draw:layer="layout" svg:width="1.059cm" svg:height="1.058cm" svg:x="211.874cm" svg:y="44.894cm" svg:viewBox="0 0 1060 1059" draw:points="0,0 1060,0 1060,1059 0,1059">
          <text:p/>
        </draw:polygon>
        <draw:polygon draw:style-name="gr3" draw:text-style-name="P3" draw:layer="layout" svg:width="1.059cm" svg:height="1.058cm" svg:x="211.874cm" svg:y="44.894cm" svg:viewBox="0 0 1060 1059" draw:points="0,0 1060,0 1060,1059 0,1059">
          <text:p/>
        </draw:polygon>
        <draw:polygon draw:style-name="gr5" draw:text-style-name="P5" draw:layer="layout" svg:width="1.059cm" svg:height="1.058cm" svg:x="214.714cm" svg:y="43.296cm" svg:viewBox="0 0 1060 1059" draw:points="0,0 1060,0 1060,1059 0,1059">
          <text:p/>
        </draw:polygon>
        <draw:polygon draw:style-name="gr3" draw:text-style-name="P3" draw:layer="layout" svg:width="1.059cm" svg:height="1.058cm" svg:x="214.714cm" svg:y="43.296cm" svg:viewBox="0 0 1060 1059" draw:points="0,0 1060,0 1060,1059 0,1059">
          <text:p/>
        </draw:polygon>
        <draw:polygon draw:style-name="gr4" draw:text-style-name="P4" draw:layer="layout" svg:width="1.058cm" svg:height="1.058cm" svg:x="205.408cm" svg:y="38.802cm" svg:viewBox="0 0 1059 1059" draw:points="0,0 1059,0 1059,1059 0,1059">
          <text:p/>
        </draw:polygon>
        <draw:polygon draw:style-name="gr3" draw:text-style-name="P3" draw:layer="layout" svg:width="1.058cm" svg:height="1.058cm" svg:x="205.408cm" svg:y="38.802cm" svg:viewBox="0 0 1059 1059" draw:points="0,0 1059,0 1059,1059 0,1059">
          <text:p/>
        </draw:polygon>
        <draw:polygon draw:style-name="gr5" draw:text-style-name="P5" draw:layer="layout" svg:width="1.058cm" svg:height="1.058cm" svg:x="206.837cm" svg:y="35.87cm" svg:viewBox="0 0 1059 1059" draw:points="0,0 1059,0 1059,1059 0,1059">
          <text:p/>
        </draw:polygon>
        <draw:polygon draw:style-name="gr3" draw:text-style-name="P3" draw:layer="layout" svg:width="1.058cm" svg:height="1.058cm" svg:x="206.837cm" svg:y="35.87cm" svg:viewBox="0 0 1059 1059" draw:points="0,0 1059,0 1059,1059 0,1059">
          <text:p/>
        </draw:polygon>
        <draw:polygon draw:style-name="gr4" draw:text-style-name="P4" draw:layer="layout" svg:width="1.058cm" svg:height="1.059cm" svg:x="196.624cm" svg:y="37.457cm" svg:viewBox="0 0 1059 1060" draw:points="0,0 1059,0 1059,1060 0,1060">
          <text:p/>
        </draw:polygon>
        <draw:polygon draw:style-name="gr3" draw:text-style-name="P3" draw:layer="layout" svg:width="1.058cm" svg:height="1.059cm" svg:x="196.624cm" svg:y="37.457cm" svg:viewBox="0 0 1059 1060" draw:points="0,0 1059,0 1059,1060 0,1060">
          <text:p/>
        </draw:polygon>
        <draw:polygon draw:style-name="gr5" draw:text-style-name="P5" draw:layer="layout" svg:width="1.058cm" svg:height="1.058cm" svg:x="196.137cm" svg:y="34.233cm" svg:viewBox="0 0 1059 1059" draw:points="0,0 1059,0 1059,1059 0,1059">
          <text:p/>
        </draw:polygon>
        <draw:polygon draw:style-name="gr3" draw:text-style-name="P3" draw:layer="layout" svg:width="1.058cm" svg:height="1.058cm" svg:x="196.137cm" svg:y="34.233cm" svg:viewBox="0 0 1059 1059" draw:points="0,0 1059,0 1059,1059 0,1059">
          <text:p/>
        </draw:polygon>
        <draw:polygon draw:style-name="gr4" draw:text-style-name="P4" draw:layer="layout" svg:width="1.058cm" svg:height="1.058cm" svg:x="188.63cm" svg:y="41.338cm" svg:viewBox="0 0 1059 1059" draw:points="0,0 1059,0 1059,1059 0,1059">
          <text:p/>
        </draw:polygon>
        <draw:polygon draw:style-name="gr3" draw:text-style-name="P3" draw:layer="layout" svg:width="1.058cm" svg:height="1.058cm" svg:x="188.63cm" svg:y="41.338cm" svg:viewBox="0 0 1059 1059" draw:points="0,0 1059,0 1059,1059 0,1059">
          <text:p/>
        </draw:polygon>
        <draw:polygon draw:style-name="gr5" draw:text-style-name="P5" draw:layer="layout" svg:width="1.058cm" svg:height="1.059cm" svg:x="186.397cm" svg:y="38.96cm" svg:viewBox="0 0 1059 1060" draw:points="0,0 1059,0 1059,1060 0,1060">
          <text:p/>
        </draw:polygon>
        <draw:polygon draw:style-name="gr3" draw:text-style-name="P3" draw:layer="layout" svg:width="1.058cm" svg:height="1.059cm" svg:x="186.397cm" svg:y="38.96cm" svg:viewBox="0 0 1059 1060" draw:points="0,0 1059,0 1059,1060 0,1060">
          <text:p/>
        </draw:polygon>
        <draw:polygon draw:style-name="gr4" draw:text-style-name="P4" draw:layer="layout" svg:width="1.059cm" svg:height="1.058cm" svg:x="213.465cm" svg:y="49.099cm" svg:viewBox="0 0 1060 1059" draw:points="0,0 1060,0 1060,1059 0,1059">
          <text:p/>
        </draw:polygon>
        <draw:polygon draw:style-name="gr3" draw:text-style-name="P3" draw:layer="layout" svg:width="1.059cm" svg:height="1.058cm" svg:x="213.465cm" svg:y="49.099cm" svg:viewBox="0 0 1060 1059" draw:points="0,0 1060,0 1060,1059 0,1059">
          <text:p/>
        </draw:polygon>
        <draw:polygon draw:style-name="gr5" draw:text-style-name="P5" draw:layer="layout" svg:width="1.058cm" svg:height="1.058cm" svg:x="216.203cm" svg:y="50.87cm" svg:viewBox="0 0 1059 1059" draw:points="0,0 1059,0 1059,1059 0,1059">
          <text:p/>
        </draw:polygon>
        <draw:polygon draw:style-name="gr3" draw:text-style-name="P3" draw:layer="layout" svg:width="1.058cm" svg:height="1.058cm" svg:x="216.203cm" svg:y="50.87cm" svg:viewBox="0 0 1059 1059" draw:points="0,0 1059,0 1059,1059 0,1059">
          <text:p/>
        </draw:polygon>
        <draw:polygon draw:style-name="gr5" draw:text-style-name="P5" draw:layer="layout" svg:width="1.059cm" svg:height="1.058cm" svg:x="215.236cm" svg:y="46.362cm" svg:viewBox="0 0 1060 1059" draw:points="0,0 1060,0 1060,1059 0,1059">
          <text:p/>
        </draw:polygon>
        <draw:polygon draw:style-name="gr3" draw:text-style-name="P3" draw:layer="layout" svg:width="1.059cm" svg:height="1.058cm" svg:x="215.236cm" svg:y="46.362cm" svg:viewBox="0 0 1060 1059" draw:points="0,0 1060,0 1060,1059 0,1059">
          <text:p/>
        </draw:polygon>
        <draw:polygon draw:style-name="gr4" draw:text-style-name="P4" draw:layer="layout" svg:width="1.058cm" svg:height="1.058cm" svg:x="212.661cm" svg:y="57.947cm" svg:viewBox="0 0 1059 1059" draw:points="0,0 1059,0 1059,1059 0,1059">
          <text:p/>
        </draw:polygon>
        <draw:polygon draw:style-name="gr3" draw:text-style-name="P3" draw:layer="layout" svg:width="1.058cm" svg:height="1.058cm" svg:x="212.661cm" svg:y="57.947cm" svg:viewBox="0 0 1059 1059" draw:points="0,0 1059,0 1059,1059 0,1059">
          <text:p/>
        </draw:polygon>
        <draw:polygon draw:style-name="gr5" draw:text-style-name="P5" draw:layer="layout" svg:width="1.059cm" svg:height="1.058cm" svg:x="213.906cm" svg:y="60.96cm" svg:viewBox="0 0 1060 1059" draw:points="0,0 1060,0 1060,1059 0,1059">
          <text:p/>
        </draw:polygon>
        <draw:polygon draw:style-name="gr3" draw:text-style-name="P3" draw:layer="layout" svg:width="1.059cm" svg:height="1.058cm" svg:x="213.906cm" svg:y="60.96cm" svg:viewBox="0 0 1060 1059" draw:points="0,0 1060,0 1060,1059 0,1059">
          <text:p/>
        </draw:polygon>
        <draw:polygon draw:style-name="gr5" draw:text-style-name="P5" draw:layer="layout" svg:width="1.058cm" svg:height="1.058cm" svg:x="215.674cm" svg:y="56.698cm" svg:viewBox="0 0 1059 1059" draw:points="0,0 1059,0 1059,1059 0,1059">
          <text:p/>
        </draw:polygon>
        <draw:polygon draw:style-name="gr3" draw:text-style-name="P3" draw:layer="layout" svg:width="1.058cm" svg:height="1.058cm" svg:x="215.674cm" svg:y="56.698cm" svg:viewBox="0 0 1059 1059" draw:points="0,0 1059,0 1059,1059 0,1059">
          <text:p/>
        </draw:polygon>
        <draw:polygon draw:style-name="gr4" draw:text-style-name="P4" draw:layer="layout" svg:width="1.058cm" svg:height="1.058cm" svg:x="206.971cm" svg:y="64.773cm" svg:viewBox="0 0 1059 1059" draw:points="0,0 1059,0 1059,1059 0,1059">
          <text:p/>
        </draw:polygon>
        <draw:polygon draw:style-name="gr3" draw:text-style-name="P3" draw:layer="layout" svg:width="1.058cm" svg:height="1.058cm" svg:x="206.971cm" svg:y="64.773cm" svg:viewBox="0 0 1059 1059" draw:points="0,0 1059,0 1059,1059 0,1059">
          <text:p/>
        </draw:polygon>
        <draw:polygon draw:style-name="gr5" draw:text-style-name="P5" draw:layer="layout" svg:width="1.059cm" svg:height="1.058cm" svg:x="206.286cm" svg:y="67.962cm" svg:viewBox="0 0 1060 1059" draw:points="0,0 1060,0 1060,1059 0,1059">
          <text:p/>
        </draw:polygon>
        <draw:polygon draw:style-name="gr3" draw:text-style-name="P3" draw:layer="layout" svg:width="1.059cm" svg:height="1.058cm" svg:x="206.286cm" svg:y="67.962cm" svg:viewBox="0 0 1060 1059" draw:points="0,0 1060,0 1060,1059 0,1059">
          <text:p/>
        </draw:polygon>
        <draw:polygon draw:style-name="gr5" draw:text-style-name="P5" draw:layer="layout" svg:width="1.058cm" svg:height="1.059cm" svg:x="210.16cm" svg:y="65.457cm" svg:viewBox="0 0 1059 1060" draw:points="0,0 1059,0 1059,1060 0,1060">
          <text:p/>
        </draw:polygon>
        <draw:polygon draw:style-name="gr3" draw:text-style-name="P3" draw:layer="layout" svg:width="1.058cm" svg:height="1.059cm" svg:x="210.16cm" svg:y="65.457cm" svg:viewBox="0 0 1059 1060" draw:points="0,0 1059,0 1059,1060 0,1060">
          <text:p/>
        </draw:polygon>
        <draw:polygon draw:style-name="gr4" draw:text-style-name="P4" draw:layer="layout" svg:width="1.059cm" svg:height="1.059cm" svg:x="198.412cm" svg:y="67.161cm" svg:viewBox="0 0 1060 1060" draw:points="0,0 1060,0 1060,1060 0,1060">
          <text:p/>
        </draw:polygon>
        <draw:polygon draw:style-name="gr3" draw:text-style-name="P3" draw:layer="layout" svg:width="1.059cm" svg:height="1.059cm" svg:x="198.412cm" svg:y="67.161cm" svg:viewBox="0 0 1060 1060" draw:points="0,0 1060,0 1060,1060 0,1060">
          <text:p/>
        </draw:polygon>
        <draw:polygon draw:style-name="gr5" draw:text-style-name="P5" draw:layer="layout" svg:width="1.058cm" svg:height="1.058cm" svg:x="196.042cm" svg:y="69.398cm" svg:viewBox="0 0 1059 1059" draw:points="0,0 1059,0 1059,1059 0,1059">
          <text:p/>
        </draw:polygon>
        <draw:polygon draw:style-name="gr3" draw:text-style-name="P3" draw:layer="layout" svg:width="1.058cm" svg:height="1.058cm" svg:x="196.042cm" svg:y="69.398cm" svg:viewBox="0 0 1059 1059" draw:points="0,0 1059,0 1059,1059 0,1059">
          <text:p/>
        </draw:polygon>
        <draw:polygon draw:style-name="gr5" draw:text-style-name="P5" draw:layer="layout" svg:width="1.058cm" svg:height="1.058cm" svg:x="200.649cm" svg:y="69.536cm" svg:viewBox="0 0 1059 1059" draw:points="0,0 1059,0 1059,1059 0,1059">
          <text:p/>
        </draw:polygon>
        <draw:polygon draw:style-name="gr3" draw:text-style-name="P3" draw:layer="layout" svg:width="1.058cm" svg:height="1.058cm" svg:x="200.649cm" svg:y="69.536cm" svg:viewBox="0 0 1059 1059" draw:points="0,0 1059,0 1059,1059 0,1059">
          <text:p/>
        </draw:polygon>
        <draw:polygon draw:style-name="gr4" draw:text-style-name="P4" draw:layer="layout" svg:width="1.059cm" svg:height="1.059cm" svg:x="165.064cm" svg:y="24.759cm" svg:viewBox="0 0 1060 1060" draw:points="0,0 1060,0 1060,1060 0,1060">
          <text:p/>
        </draw:polygon>
        <draw:polygon draw:style-name="gr3" draw:text-style-name="P3" draw:layer="layout" svg:width="1.059cm" svg:height="1.059cm" svg:x="165.064cm" svg:y="24.759cm" svg:viewBox="0 0 1060 1060" draw:points="0,0 1060,0 1060,1060 0,1060">
          <text:p/>
        </draw:polygon>
        <draw:polygon draw:style-name="gr4" draw:text-style-name="P4" draw:layer="layout" svg:width="1.059cm" svg:height="1.059cm" svg:x="166.775cm" svg:y="9.411cm" svg:viewBox="0 0 1060 1060" draw:points="0,0 1060,0 1060,1060 0,1060">
          <text:p/>
        </draw:polygon>
        <draw:polygon draw:style-name="gr3" draw:text-style-name="P3" draw:layer="layout" svg:width="1.059cm" svg:height="1.059cm" svg:x="166.775cm" svg:y="9.411cm" svg:viewBox="0 0 1060 1060" draw:points="0,0 1060,0 1060,1060 0,1060">
          <text:p/>
        </draw:polygon>
        <draw:polygon draw:style-name="gr5" draw:text-style-name="P5" draw:layer="layout" svg:width="1.058cm" svg:height="1.058cm" svg:x="168.451cm" svg:y="15.965cm" svg:viewBox="0 0 1059 1059" draw:points="0,0 1059,0 1059,1059 0,1059">
          <text:p/>
        </draw:polygon>
        <draw:polygon draw:style-name="gr3" draw:text-style-name="P3" draw:layer="layout" svg:width="1.058cm" svg:height="1.058cm" svg:x="168.451cm" svg:y="15.965cm" svg:viewBox="0 0 1059 1059" draw:points="0,0 1059,0 1059,1059 0,1059">
          <text:p/>
        </draw:polygon>
        <draw:polygon draw:style-name="gr4" draw:text-style-name="P4" draw:layer="layout" svg:width="1.058cm" svg:height="1.059cm" svg:x="173.464cm" svg:y="10.43cm" svg:viewBox="0 0 1059 1060" draw:points="0,0 1059,0 1059,1060 0,1060">
          <text:p/>
        </draw:polygon>
        <draw:polygon draw:style-name="gr3" draw:text-style-name="P3" draw:layer="layout" svg:width="1.058cm" svg:height="1.059cm" svg:x="173.464cm" svg:y="10.43cm" svg:viewBox="0 0 1059 1060" draw:points="0,0 1059,0 1059,1060 0,1060">
          <text:p/>
        </draw:polygon>
        <draw:polygon draw:style-name="gr5" draw:text-style-name="P5" draw:layer="layout" svg:width="1.059cm" svg:height="1.058cm" svg:x="176.688cm" svg:y="10.922cm" svg:viewBox="0 0 1060 1059" draw:points="0,0 1060,0 1060,1059 0,1059">
          <text:p/>
        </draw:polygon>
        <draw:polygon draw:style-name="gr3" draw:text-style-name="P3" draw:layer="layout" svg:width="1.059cm" svg:height="1.058cm" svg:x="176.688cm" svg:y="10.922cm" svg:viewBox="0 0 1060 1059" draw:points="0,0 1060,0 1060,1059 0,1059">
          <text:p/>
        </draw:polygon>
        <draw:polygon draw:style-name="gr4" draw:text-style-name="P4" draw:layer="layout" svg:width="1.058cm" svg:height="1.058cm" svg:x="170.201cm" svg:y="3.578cm" svg:viewBox="0 0 1059 1059" draw:points="0,0 1059,0 1059,1059 0,1059">
          <text:p/>
        </draw:polygon>
        <draw:polygon draw:style-name="gr3" draw:text-style-name="P3" draw:layer="layout" svg:width="1.058cm" svg:height="1.058cm" svg:x="170.201cm" svg:y="3.578cm" svg:viewBox="0 0 1059 1059" draw:points="0,0 1059,0 1059,1059 0,1059">
          <text:p/>
        </draw:polygon>
        <draw:polygon draw:style-name="gr5" draw:text-style-name="P5" draw:layer="layout" svg:width="1.058cm" svg:height="1.058cm" svg:x="171.852cm" svg:y="0.766cm" svg:viewBox="0 0 1059 1059" draw:points="0,0 1059,0 1059,1059 0,1059">
          <text:p/>
        </draw:polygon>
        <draw:polygon draw:style-name="gr3" draw:text-style-name="P3" draw:layer="layout" svg:width="1.058cm" svg:height="1.058cm" svg:x="171.852cm" svg:y="0.766cm" svg:viewBox="0 0 1059 1059" draw:points="0,0 1059,0 1059,1059 0,1059">
          <text:p/>
        </draw:polygon>
        <draw:polygon draw:style-name="gr4" draw:text-style-name="P4" draw:layer="layout" svg:width="1.058cm" svg:height="1.058cm" svg:x="162.447cm" svg:y="14.609cm" svg:viewBox="0 0 1059 1059" draw:points="0,0 1059,0 1059,1059 0,1059">
          <text:p/>
        </draw:polygon>
        <draw:polygon draw:style-name="gr3" draw:text-style-name="P3" draw:layer="layout" svg:width="1.058cm" svg:height="1.058cm" svg:x="162.447cm" svg:y="14.609cm" svg:viewBox="0 0 1059 1059" draw:points="0,0 1059,0 1059,1059 0,1059">
          <text:p/>
        </draw:polygon>
        <draw:polygon draw:style-name="gr5" draw:text-style-name="P5" draw:layer="layout" svg:width="1.058cm" svg:height="1.058cm" svg:x="159.201cm" svg:y="14.905cm" svg:viewBox="0 0 1059 1059" draw:points="0,0 1059,0 1059,1059 0,1059">
          <text:p/>
        </draw:polygon>
        <draw:polygon draw:style-name="gr3" draw:text-style-name="P3" draw:layer="layout" svg:width="1.058cm" svg:height="1.058cm" svg:x="159.201cm" svg:y="14.905cm" svg:viewBox="0 0 1059 1059" draw:points="0,0 1059,0 1059,1059 0,1059">
          <text:p/>
        </draw:polygon>
        <draw:polygon draw:style-name="gr5" draw:text-style-name="P5" draw:layer="layout" svg:width="1.058cm" svg:height="1.058cm" svg:x="162.743cm" svg:y="17.856cm" svg:viewBox="0 0 1059 1059" draw:points="0,0 1059,0 1059,1059 0,1059">
          <text:p/>
        </draw:polygon>
        <draw:polygon draw:style-name="gr3" draw:text-style-name="P3" draw:layer="layout" svg:width="1.058cm" svg:height="1.058cm" svg:x="162.743cm" svg:y="17.856cm" svg:viewBox="0 0 1059 1059" draw:points="0,0 1059,0 1059,1059 0,1059">
          <text:p/>
        </draw:polygon>
        <draw:polygon draw:style-name="gr4" draw:text-style-name="P4" draw:layer="layout" svg:width="1.058cm" svg:height="1.059cm" svg:x="160.344cm" svg:y="7.316cm" svg:viewBox="0 0 1059 1060" draw:points="0,0 1059,0 1059,1060 0,1060">
          <text:p/>
        </draw:polygon>
        <draw:polygon draw:style-name="gr3" draw:text-style-name="P3" draw:layer="layout" svg:width="1.058cm" svg:height="1.059cm" svg:x="160.344cm" svg:y="7.316cm" svg:viewBox="0 0 1059 1060" draw:points="0,0 1059,0 1059,1060 0,1060">
          <text:p/>
        </draw:polygon>
        <draw:polygon draw:style-name="gr5" draw:text-style-name="P5" draw:layer="layout" svg:width="1.058cm" svg:height="1.058cm" svg:x="158.866cm" svg:y="4.41cm" svg:viewBox="0 0 1059 1059" draw:points="0,0 1059,0 1059,1059 0,1059">
          <text:p/>
        </draw:polygon>
        <draw:polygon draw:style-name="gr3" draw:text-style-name="P3" draw:layer="layout" svg:width="1.058cm" svg:height="1.058cm" svg:x="158.866cm" svg:y="4.41cm" svg:viewBox="0 0 1059 1059" draw:points="0,0 1059,0 1059,1059 0,1059">
          <text:p/>
        </draw:polygon>
        <draw:polygon draw:style-name="gr5" draw:text-style-name="P5" draw:layer="layout" svg:width="1.059cm" svg:height="1.058cm" svg:x="157.437cm" svg:y="8.795cm" svg:viewBox="0 0 1060 1059" draw:points="0,0 1060,0 1060,1059 0,1059">
          <text:p/>
        </draw:polygon>
        <draw:polygon draw:style-name="gr3" draw:text-style-name="P3" draw:layer="layout" svg:width="1.059cm" svg:height="1.058cm" svg:x="157.437cm" svg:y="8.795cm" svg:viewBox="0 0 1060 1059" draw:points="0,0 1060,0 1060,1059 0,1059">
          <text:p/>
        </draw:polygon>
        <draw:polygon draw:style-name="gr4" draw:text-style-name="P4" draw:layer="layout" svg:width="1.058cm" svg:height="1.058cm" svg:x="166.338cm" svg:y="2.661cm" svg:viewBox="0 0 1059 1059" draw:points="0,0 1059,0 1059,1059 0,1059">
          <text:p/>
        </draw:polygon>
        <draw:polygon draw:style-name="gr3" draw:text-style-name="P3" draw:layer="layout" svg:width="1.058cm" svg:height="1.058cm" svg:x="166.338cm" svg:y="2.661cm" svg:viewBox="0 0 1059 1059" draw:points="0,0 1059,0 1059,1059 0,1059">
          <text:p/>
        </draw:polygon>
        <draw:polygon draw:style-name="gr5" draw:text-style-name="P5" draw:layer="layout" svg:width="1.058cm" svg:height="1.059cm" svg:x="168.49cm" svg:y="0.211cm" svg:viewBox="0 0 1059 1060" draw:points="0,0 1059,0 1059,1060 0,1060">
          <text:p/>
        </draw:polygon>
        <draw:polygon draw:style-name="gr3" draw:text-style-name="P3" draw:layer="layout" svg:width="1.058cm" svg:height="1.059cm" svg:x="168.49cm" svg:y="0.211cm" svg:viewBox="0 0 1059 1060" draw:points="0,0 1059,0 1059,1060 0,1060">
          <text:p/>
        </draw:polygon>
        <draw:polygon draw:style-name="gr5" draw:text-style-name="P5" draw:layer="layout" svg:width="1.059cm" svg:height="1.059cm" svg:x="163.889cm" svg:y="0.509cm" svg:viewBox="0 0 1060 1060" draw:points="0,0 1060,0 1060,1060 0,1060">
          <text:p/>
        </draw:polygon>
        <draw:polygon draw:style-name="gr3" draw:text-style-name="P3" draw:layer="layout" svg:width="1.059cm" svg:height="1.059cm" svg:x="163.889cm" svg:y="0.509cm" svg:viewBox="0 0 1060 1060" draw:points="0,0 1060,0 1060,1060 0,1060">
          <text:p/>
        </draw:polygon>
        <draw:polygon draw:style-name="gr4" draw:text-style-name="P4" draw:layer="layout" svg:width="1.059cm" svg:height="1.059cm" svg:x="172.885cm" svg:y="6.503cm" svg:viewBox="0 0 1060 1060" draw:points="0,0 1060,0 1060,1060 0,1060">
          <text:p/>
        </draw:polygon>
        <draw:polygon draw:style-name="gr3" draw:text-style-name="P3" draw:layer="layout" svg:width="1.059cm" svg:height="1.059cm" svg:x="172.885cm" svg:y="6.503cm" svg:viewBox="0 0 1060 1060" draw:points="0,0 1060,0 1060,1060 0,1060">
          <text:p/>
        </draw:polygon>
        <draw:polygon draw:style-name="gr5" draw:text-style-name="P5" draw:layer="layout" svg:width="1.058cm" svg:height="1.058cm" svg:x="175.958cm" svg:y="7.594cm" svg:viewBox="0 0 1059 1059" draw:points="0,0 1059,0 1059,1059 0,1059">
          <text:p/>
        </draw:polygon>
        <draw:polygon draw:style-name="gr3" draw:text-style-name="P3" draw:layer="layout" svg:width="1.058cm" svg:height="1.058cm" svg:x="175.958cm" svg:y="7.594cm" svg:viewBox="0 0 1059 1059" draw:points="0,0 1059,0 1059,1059 0,1059">
          <text:p/>
        </draw:polygon>
        <draw:polygon draw:style-name="gr5" draw:text-style-name="P5" draw:layer="layout" svg:width="1.059cm" svg:height="1.058cm" svg:x="173.975cm" svg:y="3.431cm" svg:viewBox="0 0 1060 1059" draw:points="0,0 1060,0 1060,1059 0,1059">
          <text:p/>
        </draw:polygon>
        <draw:polygon draw:style-name="gr3" draw:text-style-name="P3" draw:layer="layout" svg:width="1.059cm" svg:height="1.058cm" svg:x="173.975cm" svg:y="3.431cm" svg:viewBox="0 0 1060 1059" draw:points="0,0 1060,0 1060,1059 0,1059">
          <text:p/>
        </draw:polygon>
        <draw:polygon draw:style-name="gr4" draw:text-style-name="P4" draw:layer="layout" svg:width="1.058cm" svg:height="1.059cm" svg:x="171.792cm" svg:y="13.952cm" svg:viewBox="0 0 1059 1060" draw:points="0,0 1059,0 1059,1060 0,1060">
          <text:p/>
        </draw:polygon>
        <draw:polygon draw:style-name="gr3" draw:text-style-name="P3" draw:layer="layout" svg:width="1.058cm" svg:height="1.059cm" svg:x="171.792cm" svg:y="13.952cm" svg:viewBox="0 0 1059 1060" draw:points="0,0 1059,0 1059,1060 0,1060">
          <text:p/>
        </draw:polygon>
        <draw:polygon draw:style-name="gr4" draw:text-style-name="P4" draw:layer="layout" svg:width="1.059cm" svg:height="1.058cm" svg:x="175.545cm" svg:y="17.354cm" svg:viewBox="0 0 1060 1059" draw:points="0,0 1060,0 1060,1059 0,1059">
          <text:p/>
        </draw:polygon>
        <draw:polygon draw:style-name="gr3" draw:text-style-name="P3" draw:layer="layout" svg:width="1.059cm" svg:height="1.058cm" svg:x="175.545cm" svg:y="17.354cm" svg:viewBox="0 0 1060 1059" draw:points="0,0 1060,0 1060,1059 0,1059">
          <text:p/>
        </draw:polygon>
        <draw:polygon draw:style-name="gr5" draw:text-style-name="P5" draw:layer="layout" svg:width="1.059cm" svg:height="1.058cm" svg:x="172.497cm" svg:y="18.507cm" svg:viewBox="0 0 1060 1059" draw:points="0,0 1060,0 1060,1059 0,1059">
          <text:p/>
        </draw:polygon>
        <draw:polygon draw:style-name="gr3" draw:text-style-name="P3" draw:layer="layout" svg:width="1.059cm" svg:height="1.058cm" svg:x="172.497cm" svg:y="18.507cm" svg:viewBox="0 0 1060 1059" draw:points="0,0 1060,0 1060,1059 0,1059">
          <text:p/>
        </draw:polygon>
        <draw:polygon draw:style-name="gr5" draw:text-style-name="P5" draw:layer="layout" svg:width="1.058cm" svg:height="1.058cm" svg:x="176.392cm" svg:y="14.205cm" svg:viewBox="0 0 1059 1059" draw:points="0,0 1059,0 1059,1059 0,1059">
          <text:p/>
        </draw:polygon>
        <draw:polygon draw:style-name="gr3" draw:text-style-name="P3" draw:layer="layout" svg:width="1.058cm" svg:height="1.058cm" svg:x="176.392cm" svg:y="14.205cm" svg:viewBox="0 0 1059 1059" draw:points="0,0 1059,0 1059,1059 0,1059">
          <text:p/>
        </draw:polygon>
        <draw:polygon draw:style-name="gr4" draw:text-style-name="P4" draw:layer="layout" svg:width="1.058cm" svg:height="1.058cm" svg:x="177.962cm" svg:y="19.543cm" svg:viewBox="0 0 1059 1059" draw:points="0,0 1059,0 1059,1059 0,1059">
          <text:p/>
        </draw:polygon>
        <draw:polygon draw:style-name="gr3" draw:text-style-name="P3" draw:layer="layout" svg:width="1.058cm" svg:height="1.058cm" svg:x="177.962cm" svg:y="19.543cm" svg:viewBox="0 0 1059 1059" draw:points="0,0 1059,0 1059,1059 0,1059">
          <text:p/>
        </draw:polygon>
        <draw:polygon draw:style-name="gr5" draw:text-style-name="P5" draw:layer="layout" svg:width="1.058cm" svg:height="1.059cm" svg:x="178.124cm" svg:y="22.799cm" svg:viewBox="0 0 1059 1060" draw:points="0,0 1059,0 1059,1060 0,1060">
          <text:p/>
        </draw:polygon>
        <draw:polygon draw:style-name="gr3" draw:text-style-name="P3" draw:layer="layout" svg:width="1.058cm" svg:height="1.059cm" svg:x="178.124cm" svg:y="22.799cm" svg:viewBox="0 0 1059 1060" draw:points="0,0 1059,0 1059,1060 0,1060">
          <text:p/>
        </draw:polygon>
        <draw:polygon draw:style-name="gr5" draw:text-style-name="P5" draw:layer="layout" svg:width="1.058cm" svg:height="1.059cm" svg:x="181.218cm" svg:y="19.381cm" svg:viewBox="0 0 1059 1060" draw:points="0,0 1059,0 1059,1060 0,1060">
          <text:p/>
        </draw:polygon>
        <draw:polygon draw:style-name="gr3" draw:text-style-name="P3" draw:layer="layout" svg:width="1.058cm" svg:height="1.059cm" svg:x="181.218cm" svg:y="19.381cm" svg:viewBox="0 0 1059 1060" draw:points="0,0 1059,0 1059,1060 0,1060">
          <text:p/>
        </draw:polygon>
        <draw:polygon draw:style-name="gr4" draw:text-style-name="P4" draw:layer="layout" svg:width="1.058cm" svg:height="1.058cm" svg:x="162.627cm" svg:y="4.069cm" svg:viewBox="0 0 1059 1059" draw:points="0,0 1059,0 1059,1059 0,1059">
          <text:p/>
        </draw:polygon>
        <draw:polygon draw:style-name="gr3" draw:text-style-name="P3" draw:layer="layout" svg:width="1.058cm" svg:height="1.058cm" svg:x="162.627cm" svg:y="4.069cm" svg:viewBox="0 0 1059 1059" draw:points="0,0 1059,0 1059,1059 0,1059">
          <text:p/>
        </draw:polygon>
        <draw:polygon draw:style-name="gr5" draw:text-style-name="P5" draw:layer="layout" svg:width="1.059cm" svg:height="1.058cm" svg:x="160.626cm" svg:y="1.494cm" svg:viewBox="0 0 1060 1059" draw:points="0,0 1060,0 1060,1059 0,1059">
          <text:p/>
        </draw:polygon>
        <draw:polygon draw:style-name="gr3" draw:text-style-name="P3" draw:layer="layout" svg:width="1.059cm" svg:height="1.058cm" svg:x="160.626cm" svg:y="1.494cm" svg:viewBox="0 0 1060 1059" draw:points="0,0 1060,0 1060,1059 0,1059">
          <text:p/>
        </draw:polygon>
        <draw:polygon draw:style-name="gr4" draw:text-style-name="P4" draw:layer="layout" svg:width="1.058cm" svg:height="1.059cm" svg:x="160.277cm" svg:y="11.285cm" svg:viewBox="0 0 1059 1060" draw:points="0,0 1059,0 1059,1060 0,1060">
          <text:p/>
        </draw:polygon>
        <draw:polygon draw:style-name="gr3" draw:text-style-name="P3" draw:layer="layout" svg:width="1.058cm" svg:height="1.059cm" svg:x="160.277cm" svg:y="11.285cm" svg:viewBox="0 0 1059 1060" draw:points="0,0 1059,0 1059,1060 0,1060">
          <text:p/>
        </draw:polygon>
        <draw:polygon draw:style-name="gr5" draw:text-style-name="P5" draw:layer="layout" svg:width="1.059cm" svg:height="1.059cm" svg:x="157.144cm" svg:y="12.188cm" svg:viewBox="0 0 1060 1060" draw:points="0,0 1060,0 1060,1060 0,1060">
          <text:p/>
        </draw:polygon>
        <draw:polygon draw:style-name="gr3" draw:text-style-name="P3" draw:layer="layout" svg:width="1.059cm" svg:height="1.059cm" svg:x="157.144cm" svg:y="12.188cm" svg:viewBox="0 0 1060 1060" draw:points="0,0 1060,0 1060,1060 0,1060">
          <text:p/>
        </draw:polygon>
        <draw:polygon draw:style-name="gr2" draw:text-style-name="P2" draw:layer="layout" svg:width="1.059cm" svg:height="1.058cm" svg:x="191.628cm" svg:y="94.015cm" svg:viewBox="0 0 1060 1059" draw:points="0,0 1060,0 1060,1059 0,1059">
          <text:p/>
        </draw:polygon>
        <draw:polygon draw:style-name="gr3" draw:text-style-name="P3" draw:layer="layout" svg:width="1.059cm" svg:height="1.058cm" svg:x="191.628cm" svg:y="94.015cm" svg:viewBox="0 0 1060 1059" draw:points="0,0 1060,0 1060,1059 0,1059">
          <text:p/>
        </draw:polygon>
        <draw:polygon draw:style-name="gr4" draw:text-style-name="P4" draw:layer="layout" svg:width="1.058cm" svg:height="1.058cm" svg:x="194.888cm" svg:y="94.015cm" svg:viewBox="0 0 1059 1059" draw:points="0,0 1059,0 1059,1059 0,1059">
          <text:p/>
        </draw:polygon>
        <draw:polygon draw:style-name="gr3" draw:text-style-name="P3" draw:layer="layout" svg:width="1.058cm" svg:height="1.058cm" svg:x="194.888cm" svg:y="94.015cm" svg:viewBox="0 0 1059 1059" draw:points="0,0 1059,0 1059,1059 0,1059">
          <text:p/>
        </draw:polygon>
        <draw:polygon draw:style-name="gr5" draw:text-style-name="P5" draw:layer="layout" svg:width="1.059cm" svg:height="1.058cm" svg:x="198.151cm" svg:y="94.015cm" svg:viewBox="0 0 1060 1059" draw:points="0,0 1060,0 1060,1059 0,1059">
          <text:p/>
        </draw:polygon>
        <draw:polygon draw:style-name="gr3" draw:text-style-name="P3" draw:layer="layout" svg:width="1.059cm" svg:height="1.058cm" svg:x="198.151cm" svg:y="94.015cm" svg:viewBox="0 0 1060 1059" draw:points="0,0 1060,0 1060,1059 0,1059">
          <text:p/>
        </draw:polygon>
        <draw:polygon draw:style-name="gr2" draw:text-style-name="P2" draw:layer="layout" svg:width="1.058cm" svg:height="1.058cm" svg:x="176.847cm" svg:y="96.322cm" svg:viewBox="0 0 1059 1059" draw:points="0,0 1059,0 1059,1059 0,1059">
          <text:p/>
        </draw:polygon>
        <draw:polygon draw:style-name="gr3" draw:text-style-name="P3" draw:layer="layout" svg:width="1.058cm" svg:height="1.058cm" svg:x="176.847cm" svg:y="96.322cm" svg:viewBox="0 0 1059 1059" draw:points="0,0 1059,0 1059,1059 0,1059">
          <text:p/>
        </draw:polygon>
        <draw:polygon draw:style-name="gr4" draw:text-style-name="P4" draw:layer="layout" svg:width="1.058cm" svg:height="1.058cm" svg:x="180.107cm" svg:y="96.322cm" svg:viewBox="0 0 1059 1059" draw:points="0,0 1059,0 1059,1059 0,1059">
          <text:p/>
        </draw:polygon>
        <draw:polygon draw:style-name="gr3" draw:text-style-name="P3" draw:layer="layout" svg:width="1.058cm" svg:height="1.058cm" svg:x="180.107cm" svg:y="96.322cm" svg:viewBox="0 0 1059 1059" draw:points="0,0 1059,0 1059,1059 0,1059">
          <text:p/>
        </draw:polygon>
        <draw:polygon draw:style-name="gr4" draw:text-style-name="P4" draw:layer="layout" svg:width="1.058cm" svg:height="1.058cm" svg:x="183.37cm" svg:y="96.322cm" svg:viewBox="0 0 1059 1059" draw:points="0,0 1059,0 1059,1059 0,1059">
          <text:p/>
        </draw:polygon>
        <draw:polygon draw:style-name="gr3" draw:text-style-name="P3" draw:layer="layout" svg:width="1.058cm" svg:height="1.058cm" svg:x="183.37cm" svg:y="96.322cm" svg:viewBox="0 0 1059 1059" draw:points="0,0 1059,0 1059,1059 0,1059">
          <text:p/>
        </draw:polygon>
        <draw:polygon draw:style-name="gr4" draw:text-style-name="P4" draw:layer="layout" svg:width="1.058cm" svg:height="1.058cm" svg:x="186.63cm" svg:y="96.322cm" svg:viewBox="0 0 1059 1059" draw:points="0,0 1059,0 1059,1059 0,1059">
          <text:p/>
        </draw:polygon>
        <draw:polygon draw:style-name="gr3" draw:text-style-name="P3" draw:layer="layout" svg:width="1.058cm" svg:height="1.058cm" svg:x="186.63cm" svg:y="96.322cm" svg:viewBox="0 0 1059 1059" draw:points="0,0 1059,0 1059,1059 0,1059">
          <text:p/>
        </draw:polygon>
        <draw:polygon draw:style-name="gr5" draw:text-style-name="P5" draw:layer="layout" svg:width="1.059cm" svg:height="1.058cm" svg:x="188.933cm" svg:y="98.626cm" svg:viewBox="0 0 1060 1059" draw:points="0,0 1060,0 1060,1059 0,1059">
          <text:p/>
        </draw:polygon>
        <draw:polygon draw:style-name="gr3" draw:text-style-name="P3" draw:layer="layout" svg:width="1.059cm" svg:height="1.058cm" svg:x="188.933cm" svg:y="98.626cm" svg:viewBox="0 0 1060 1059" draw:points="0,0 1060,0 1060,1059 0,1059">
          <text:p/>
        </draw:polygon>
        <draw:polygon draw:style-name="gr5" draw:text-style-name="P5" draw:layer="layout" svg:width="1.059cm" svg:height="1.058cm" svg:x="188.933cm" svg:y="94.015cm" svg:viewBox="0 0 1060 1059" draw:points="0,0 1060,0 1060,1059 0,1059">
          <text:p/>
        </draw:polygon>
        <draw:polygon draw:style-name="gr3" draw:text-style-name="P3" draw:layer="layout" svg:width="1.059cm" svg:height="1.058cm" svg:x="188.933cm" svg:y="94.015cm" svg:viewBox="0 0 1060 1059" draw:points="0,0 1060,0 1060,1059 0,1059">
          <text:p/>
        </draw:polygon>
        <draw:polygon draw:style-name="gr2" draw:text-style-name="P2" draw:layer="layout" svg:width="1.058cm" svg:height="1.059cm" svg:x="156.104cm" svg:y="102.587cm" svg:viewBox="0 0 1059 1060" draw:points="0,0 1059,0 1059,1060 0,1060">
          <text:p/>
        </draw:polygon>
        <draw:polygon draw:style-name="gr3" draw:text-style-name="P3" draw:layer="layout" svg:width="1.058cm" svg:height="1.059cm" svg:x="156.104cm" svg:y="102.587cm" svg:viewBox="0 0 1059 1060" draw:points="0,0 1059,0 1059,1060 0,1060">
          <text:p/>
        </draw:polygon>
        <draw:polygon draw:style-name="gr4" draw:text-style-name="P4" draw:layer="layout" svg:width="1.059cm" svg:height="1.058cm" svg:x="166.595cm" svg:y="101.427cm" svg:viewBox="0 0 1060 1059" draw:points="0,0 1060,0 1060,1059 0,1059">
          <text:p/>
        </draw:polygon>
        <draw:polygon draw:style-name="gr3" draw:text-style-name="P3" draw:layer="layout" svg:width="1.059cm" svg:height="1.058cm" svg:x="166.595cm" svg:y="101.427cm" svg:viewBox="0 0 1060 1059" draw:points="0,0 1060,0 1060,1059 0,1059">
          <text:p/>
        </draw:polygon>
        <draw:polygon draw:style-name="gr5" draw:text-style-name="P5" draw:layer="layout" svg:width="1.058cm" svg:height="1.058cm" svg:x="162.288cm" svg:y="103.988cm" svg:viewBox="0 0 1059 1059" draw:points="0,0 1059,0 1059,1059 0,1059">
          <text:p/>
        </draw:polygon>
        <draw:polygon draw:style-name="gr3" draw:text-style-name="P3" draw:layer="layout" svg:width="1.058cm" svg:height="1.058cm" svg:x="162.288cm" svg:y="103.988cm" svg:viewBox="0 0 1059 1059" draw:points="0,0 1059,0 1059,1059 0,1059">
          <text:p/>
        </draw:polygon>
        <draw:polygon draw:style-name="gr4" draw:text-style-name="P4" draw:layer="layout" svg:width="1.058cm" svg:height="1.058cm" svg:x="170.716cm" svg:y="104.277cm" svg:viewBox="0 0 1059 1059" draw:points="0,0 1059,0 1059,1059 0,1059">
          <text:p/>
        </draw:polygon>
        <draw:polygon draw:style-name="gr3" draw:text-style-name="P3" draw:layer="layout" svg:width="1.058cm" svg:height="1.058cm" svg:x="170.716cm" svg:y="104.277cm" svg:viewBox="0 0 1059 1059" draw:points="0,0 1059,0 1059,1059 0,1059">
          <text:p/>
        </draw:polygon>
        <draw:polygon draw:style-name="gr5" draw:text-style-name="P5" draw:layer="layout" svg:width="1.058cm" svg:height="1.058cm" svg:x="173.397cm" svg:y="106.133cm" svg:viewBox="0 0 1059 1059" draw:points="0,0 1059,0 1059,1059 0,1059">
          <text:p/>
        </draw:polygon>
        <draw:polygon draw:style-name="gr3" draw:text-style-name="P3" draw:layer="layout" svg:width="1.058cm" svg:height="1.058cm" svg:x="173.397cm" svg:y="106.133cm" svg:viewBox="0 0 1059 1059" draw:points="0,0 1059,0 1059,1059 0,1059">
          <text:p/>
        </draw:polygon>
        <draw:polygon draw:style-name="gr4" draw:text-style-name="P4" draw:layer="layout" svg:width="1.058cm" svg:height="1.059cm" svg:x="169.813cm" svg:y="97.581cm" svg:viewBox="0 0 1059 1060" draw:points="0,0 1059,0 1059,1060 0,1060">
          <text:p/>
        </draw:polygon>
        <draw:polygon draw:style-name="gr3" draw:text-style-name="P3" draw:layer="layout" svg:width="1.058cm" svg:height="1.059cm" svg:x="169.813cm" svg:y="97.581cm" svg:viewBox="0 0 1059 1060" draw:points="0,0 1059,0 1059,1060 0,1060">
          <text:p/>
        </draw:polygon>
        <draw:polygon draw:style-name="gr5" draw:text-style-name="P5" draw:layer="layout" svg:width="1.058cm" svg:height="1.059cm" svg:x="171.905cm" svg:y="95.08cm" svg:viewBox="0 0 1059 1060" draw:points="0,0 1059,0 1059,1060 0,1060">
          <text:p/>
        </draw:polygon>
        <draw:polygon draw:style-name="gr3" draw:text-style-name="P3" draw:layer="layout" svg:width="1.058cm" svg:height="1.059cm" svg:x="171.905cm" svg:y="95.08cm" svg:viewBox="0 0 1059 1060" draw:points="0,0 1059,0 1059,1060 0,1060">
          <text:p/>
        </draw:polygon>
        <draw:polygon draw:style-name="gr4" draw:text-style-name="P4" draw:layer="layout" svg:width="1.058cm" svg:height="1.058cm" svg:x="162.327cm" svg:y="98.795cm" svg:viewBox="0 0 1059 1059" draw:points="0,0 1059,0 1059,1059 0,1059">
          <text:p/>
        </draw:polygon>
        <draw:polygon draw:style-name="gr3" draw:text-style-name="P3" draw:layer="layout" svg:width="1.058cm" svg:height="1.058cm" svg:x="162.327cm" svg:y="98.795cm" svg:viewBox="0 0 1059 1059" draw:points="0,0 1059,0 1059,1059 0,1059">
          <text:p/>
        </draw:polygon>
        <draw:polygon draw:style-name="gr5" draw:text-style-name="P5" draw:layer="layout" svg:width="1.058cm" svg:height="1.059cm" svg:x="161.572cm" svg:y="95.623cm" svg:viewBox="0 0 1059 1060" draw:points="0,0 1059,0 1059,1060 0,1060">
          <text:p/>
        </draw:polygon>
        <draw:polygon draw:style-name="gr3" draw:text-style-name="P3" draw:layer="layout" svg:width="1.058cm" svg:height="1.059cm" svg:x="161.572cm" svg:y="95.623cm" svg:viewBox="0 0 1059 1060" draw:points="0,0 1059,0 1059,1060 0,1060">
          <text:p/>
        </draw:polygon>
        <draw:polygon draw:style-name="gr5" draw:text-style-name="P5" draw:layer="layout" svg:width="1.059cm" svg:height="1.058cm" svg:x="159.155cm" svg:y="99.55cm" svg:viewBox="0 0 1060 1059" draw:points="0,0 1060,0 1060,1059 0,1059">
          <text:p/>
        </draw:polygon>
        <draw:polygon draw:style-name="gr3" draw:text-style-name="P3" draw:layer="layout" svg:width="1.059cm" svg:height="1.058cm" svg:x="159.155cm" svg:y="99.55cm" svg:viewBox="0 0 1060 1059" draw:points="0,0 1060,0 1060,1059 0,1059">
          <text:p/>
        </draw:polygon>
        <draw:polygon draw:style-name="gr4" draw:text-style-name="P4" draw:layer="layout" svg:width="1.058cm" svg:height="1.059cm" svg:x="166.38cm" svg:y="96.417cm" svg:viewBox="0 0 1059 1060" draw:points="0,0 1059,0 1059,1060 0,1060">
          <text:p/>
        </draw:polygon>
        <draw:polygon draw:style-name="gr3" draw:text-style-name="P3" draw:layer="layout" svg:width="1.058cm" svg:height="1.059cm" svg:x="166.38cm" svg:y="96.417cm" svg:viewBox="0 0 1059 1060" draw:points="0,0 1059,0 1059,1060 0,1060">
          <text:p/>
        </draw:polygon>
        <draw:polygon draw:style-name="gr5" draw:text-style-name="P5" draw:layer="layout" svg:width="1.058cm" svg:height="1.058cm" svg:x="168.585cm" svg:y="94.015cm" svg:viewBox="0 0 1059 1059" draw:points="0,0 1059,0 1059,1059 0,1059">
          <text:p/>
        </draw:polygon>
        <draw:polygon draw:style-name="gr3" draw:text-style-name="P3" draw:layer="layout" svg:width="1.058cm" svg:height="1.058cm" svg:x="168.585cm" svg:y="94.015cm" svg:viewBox="0 0 1059 1059" draw:points="0,0 1059,0 1059,1059 0,1059">
          <text:p/>
        </draw:polygon>
        <draw:polygon draw:style-name="gr5" draw:text-style-name="P5" draw:layer="layout" svg:width="1.058cm" svg:height="1.059cm" svg:x="163.978cm" svg:y="94.212cm" svg:viewBox="0 0 1059 1060" draw:points="0,0 1059,0 1059,1060 0,1060">
          <text:p/>
        </draw:polygon>
        <draw:polygon draw:style-name="gr3" draw:text-style-name="P3" draw:layer="layout" svg:width="1.058cm" svg:height="1.059cm" svg:x="163.978cm" svg:y="94.212cm" svg:viewBox="0 0 1059 1060" draw:points="0,0 1059,0 1059,1060 0,1060">
          <text:p/>
        </draw:polygon>
        <draw:polygon draw:style-name="gr4" draw:text-style-name="P4" draw:layer="layout" svg:width="1.059cm" svg:height="1.058cm" svg:x="171.562cm" svg:y="100.753cm" svg:viewBox="0 0 1060 1059" draw:points="0,0 1060,0 1060,1059 0,1059">
          <text:p/>
        </draw:polygon>
        <draw:polygon draw:style-name="gr3" draw:text-style-name="P3" draw:layer="layout" svg:width="1.059cm" svg:height="1.058cm" svg:x="171.562cm" svg:y="100.753cm" svg:viewBox="0 0 1060 1059" draw:points="0,0 1060,0 1060,1059 0,1059">
          <text:p/>
        </draw:polygon>
        <draw:polygon draw:style-name="gr5" draw:text-style-name="P5" draw:layer="layout" svg:width="1.059cm" svg:height="1.058cm" svg:x="174.155cm" svg:y="102.732cm" svg:viewBox="0 0 1060 1059" draw:points="0,0 1060,0 1060,1059 0,1059">
          <text:p/>
        </draw:polygon>
        <draw:polygon draw:style-name="gr3" draw:text-style-name="P3" draw:layer="layout" svg:width="1.059cm" svg:height="1.058cm" svg:x="174.155cm" svg:y="102.732cm" svg:viewBox="0 0 1060 1059" draw:points="0,0 1060,0 1060,1059 0,1059">
          <text:p/>
        </draw:polygon>
        <draw:polygon draw:style-name="gr5" draw:text-style-name="P5" draw:layer="layout" svg:width="1.058cm" svg:height="1.058cm" svg:x="173.538cm" svg:y="98.16cm" svg:viewBox="0 0 1059 1059" draw:points="0,0 1059,0 1059,1059 0,1059">
          <text:p/>
        </draw:polygon>
        <draw:polygon draw:style-name="gr3" draw:text-style-name="P3" draw:layer="layout" svg:width="1.058cm" svg:height="1.058cm" svg:x="173.538cm" svg:y="98.16cm" svg:viewBox="0 0 1059 1059" draw:points="0,0 1059,0 1059,1059 0,1059">
          <text:p/>
        </draw:polygon>
        <draw:polygon draw:style-name="gr4" draw:text-style-name="P4" draw:layer="layout" svg:width="1.058cm" svg:height="1.058cm" svg:x="166.5cm" svg:y="106.436cm" svg:viewBox="0 0 1059 1059" draw:points="0,0 1059,0 1059,1059 0,1059">
          <text:p/>
        </draw:polygon>
        <draw:polygon draw:style-name="gr3" draw:text-style-name="P3" draw:layer="layout" svg:width="1.058cm" svg:height="1.058cm" svg:x="166.5cm" svg:y="106.436cm" svg:viewBox="0 0 1059 1059" draw:points="0,0 1059,0 1059,1059 0,1059">
          <text:p/>
        </draw:polygon>
        <draw:polygon draw:style-name="gr4" draw:text-style-name="P4" draw:layer="layout" svg:width="1.058cm" svg:height="1.059cm" svg:x="163.604cm" svg:y="107.935cm" svg:viewBox="0 0 1059 1060" draw:points="0,0 1059,0 1059,1060 0,1060">
          <text:p/>
        </draw:polygon>
        <draw:polygon draw:style-name="gr3" draw:text-style-name="P3" draw:layer="layout" svg:width="1.058cm" svg:height="1.059cm" svg:x="163.604cm" svg:y="107.935cm" svg:viewBox="0 0 1059 1060" draw:points="0,0 1059,0 1059,1060 0,1060">
          <text:p/>
        </draw:polygon>
        <draw:polygon draw:style-name="gr5" draw:text-style-name="P5" draw:layer="layout" svg:width="1.059cm" svg:height="1.058cm" svg:x="160.707cm" svg:y="109.435cm" svg:viewBox="0 0 1060 1059" draw:points="0,0 1060,0 1060,1059 0,1059">
          <text:p/>
        </draw:polygon>
        <draw:polygon draw:style-name="gr3" draw:text-style-name="P3" draw:layer="layout" svg:width="1.059cm" svg:height="1.058cm" svg:x="160.707cm" svg:y="109.435cm" svg:viewBox="0 0 1060 1059" draw:points="0,0 1060,0 1060,1059 0,1059">
          <text:p/>
        </draw:polygon>
        <draw:polygon draw:style-name="gr4" draw:text-style-name="P4" draw:layer="layout" svg:width="1.059cm" svg:height="1.058cm" svg:x="168.828cm" svg:y="110.938cm" svg:viewBox="0 0 1060 1059" draw:points="0,0 1060,0 1060,1059 0,1059">
          <text:p/>
        </draw:polygon>
        <draw:polygon draw:style-name="gr3" draw:text-style-name="P3" draw:layer="layout" svg:width="1.059cm" svg:height="1.058cm" svg:x="168.828cm" svg:y="110.938cm" svg:viewBox="0 0 1060 1059" draw:points="0,0 1060,0 1060,1059 0,1059">
          <text:p/>
        </draw:polygon>
        <draw:polygon draw:style-name="gr5" draw:text-style-name="P5" draw:layer="layout" svg:width="1.058cm" svg:height="1.058cm" svg:x="165.569cm" svg:y="110.952cm" svg:viewBox="0 0 1059 1059" draw:points="0,0 1059,0 1059,1059 0,1059">
          <text:p/>
        </draw:polygon>
        <draw:polygon draw:style-name="gr3" draw:text-style-name="P3" draw:layer="layout" svg:width="1.058cm" svg:height="1.058cm" svg:x="165.569cm" svg:y="110.952cm" svg:viewBox="0 0 1059 1059" draw:points="0,0 1059,0 1059,1059 0,1059">
          <text:p/>
        </draw:polygon>
        <draw:polygon draw:style-name="gr5" draw:text-style-name="P5" draw:layer="layout" svg:width="1.058cm" svg:height="1.058cm" svg:x="170.723cm" svg:y="108.285cm" svg:viewBox="0 0 1059 1059" draw:points="0,0 1059,0 1059,1059 0,1059">
          <text:p/>
        </draw:polygon>
        <draw:polygon draw:style-name="gr3" draw:text-style-name="P3" draw:layer="layout" svg:width="1.058cm" svg:height="1.058cm" svg:x="170.723cm" svg:y="108.285cm" svg:viewBox="0 0 1059 1059" draw:points="0,0 1059,0 1059,1059 0,1059">
          <text:p/>
        </draw:polygon>
        <draw:polygon draw:style-name="gr4" draw:text-style-name="P4" draw:layer="layout" svg:width="1.058cm" svg:height="1.058cm" svg:x="170.328cm" svg:y="113.834cm" svg:viewBox="0 0 1059 1059" draw:points="0,0 1059,0 1059,1059 0,1059">
          <text:p/>
        </draw:polygon>
        <draw:polygon draw:style-name="gr3" draw:text-style-name="P3" draw:layer="layout" svg:width="1.058cm" svg:height="1.058cm" svg:x="170.328cm" svg:y="113.834cm" svg:viewBox="0 0 1059 1059" draw:points="0,0 1059,0 1059,1059 0,1059">
          <text:p/>
        </draw:polygon>
        <draw:polygon draw:style-name="gr5" draw:text-style-name="P5" draw:layer="layout" svg:width="1.058cm" svg:height="1.058cm" svg:x="169.34cm" svg:y="116.942cm" svg:viewBox="0 0 1059 1059" draw:points="0,0 1059,0 1059,1059 0,1059">
          <text:p/>
        </draw:polygon>
        <draw:polygon draw:style-name="gr3" draw:text-style-name="P3" draw:layer="layout" svg:width="1.058cm" svg:height="1.058cm" svg:x="169.34cm" svg:y="116.942cm" svg:viewBox="0 0 1059 1059" draw:points="0,0 1059,0 1059,1059 0,1059">
          <text:p/>
        </draw:polygon>
        <draw:polygon draw:style-name="gr5" draw:text-style-name="P5" draw:layer="layout" svg:width="1.058cm" svg:height="1.058cm" svg:x="173.436cm" svg:y="114.822cm" svg:viewBox="0 0 1059 1059" draw:points="0,0 1059,0 1059,1059 0,1059">
          <text:p/>
        </draw:polygon>
        <draw:polygon draw:style-name="gr3" draw:text-style-name="P3" draw:layer="layout" svg:width="1.058cm" svg:height="1.058cm" svg:x="173.436cm" svg:y="114.822cm" svg:viewBox="0 0 1059 1059" draw:points="0,0 1059,0 1059,1059 0,1059">
          <text:p/>
        </draw:polygon>
        <draw:polygon draw:style-name="gr2" draw:text-style-name="P2" draw:layer="layout" svg:width="1.058cm" svg:height="1.059cm" svg:x="143.206cm" svg:y="114.419cm" svg:viewBox="0 0 1059 1060" draw:points="0,0 1059,0 1059,1060 0,1060">
          <text:p/>
        </draw:polygon>
        <draw:polygon draw:style-name="gr3" draw:text-style-name="P3" draw:layer="layout" svg:width="1.058cm" svg:height="1.059cm" svg:x="143.206cm" svg:y="114.419cm" svg:viewBox="0 0 1059 1060" draw:points="0,0 1059,0 1059,1060 0,1060">
          <text:p/>
        </draw:polygon>
        <draw:polygon draw:style-name="gr4" draw:text-style-name="P4" draw:layer="layout" svg:width="1.059cm" svg:height="1.058cm" svg:x="138.789cm" svg:y="111.495cm" svg:viewBox="0 0 1060 1059" draw:points="0,0 1060,0 1060,1059 0,1059">
          <text:p/>
        </draw:polygon>
        <draw:polygon draw:style-name="gr3" draw:text-style-name="P3" draw:layer="layout" svg:width="1.059cm" svg:height="1.058cm" svg:x="138.789cm" svg:y="111.495cm" svg:viewBox="0 0 1060 1059" draw:points="0,0 1060,0 1060,1059 0,1059">
          <text:p/>
        </draw:polygon>
        <draw:polygon draw:style-name="gr5" draw:text-style-name="P5" draw:layer="layout" svg:width="1.058cm" svg:height="1.058cm" svg:x="141.714cm" svg:y="115.912cm" svg:viewBox="0 0 1059 1059" draw:points="0,0 1059,0 1059,1059 0,1059">
          <text:p/>
        </draw:polygon>
        <draw:polygon draw:style-name="gr3" draw:text-style-name="P3" draw:layer="layout" svg:width="1.058cm" svg:height="1.058cm" svg:x="141.714cm" svg:y="115.912cm" svg:viewBox="0 0 1059 1059" draw:points="0,0 1059,0 1059,1059 0,1059">
          <text:p/>
        </draw:polygon>
        <draw:polygon draw:style-name="gr4" draw:text-style-name="P4" draw:layer="layout" svg:width="1.059cm" svg:height="1.058cm" svg:x="134.358cm" svg:y="116.413cm" svg:viewBox="0 0 1060 1059" draw:points="0,0 1060,0 1060,1059 0,1059">
          <text:p/>
        </draw:polygon>
        <draw:polygon draw:style-name="gr3" draw:text-style-name="P3" draw:layer="layout" svg:width="1.059cm" svg:height="1.058cm" svg:x="134.358cm" svg:y="116.413cm" svg:viewBox="0 0 1060 1059" draw:points="0,0 1060,0 1060,1059 0,1059">
          <text:p/>
        </draw:polygon>
        <draw:polygon draw:style-name="gr5" draw:text-style-name="P5" draw:layer="layout" svg:width="1.059cm" svg:height="1.058cm" svg:x="132.806cm" svg:y="119.281cm" svg:viewBox="0 0 1060 1059" draw:points="0,0 1060,0 1060,1059 0,1059">
          <text:p/>
        </draw:polygon>
        <draw:polygon draw:style-name="gr3" draw:text-style-name="P3" draw:layer="layout" svg:width="1.059cm" svg:height="1.058cm" svg:x="132.806cm" svg:y="119.281cm" svg:viewBox="0 0 1060 1059" draw:points="0,0 1060,0 1060,1059 0,1059">
          <text:p/>
        </draw:polygon>
        <draw:polygon draw:style-name="gr4" draw:text-style-name="P4" draw:layer="layout" svg:width="1.058cm" svg:height="1.058cm" svg:x="136.345cm" svg:y="117.122cm" svg:viewBox="0 0 1059 1059" draw:points="0,0 1059,0 1059,1059 0,1059">
          <text:p/>
        </draw:polygon>
        <draw:polygon draw:style-name="gr3" draw:text-style-name="P3" draw:layer="layout" svg:width="1.058cm" svg:height="1.058cm" svg:x="136.345cm" svg:y="117.122cm" svg:viewBox="0 0 1059 1059" draw:points="0,0 1059,0 1059,1059 0,1059">
          <text:p/>
        </draw:polygon>
        <draw:polygon draw:style-name="gr5" draw:text-style-name="P5" draw:layer="layout" svg:width="1.059cm" svg:height="1.058cm" svg:x="135.734cm" svg:y="120.325cm" svg:viewBox="0 0 1060 1059" draw:points="0,0 1060,0 1060,1059 0,1059">
          <text:p/>
        </draw:polygon>
        <draw:polygon draw:style-name="gr3" draw:text-style-name="P3" draw:layer="layout" svg:width="1.059cm" svg:height="1.058cm" svg:x="135.734cm" svg:y="120.325cm" svg:viewBox="0 0 1060 1059" draw:points="0,0 1060,0 1060,1059 0,1059">
          <text:p/>
        </draw:polygon>
        <draw:polygon draw:style-name="gr4" draw:text-style-name="P4" draw:layer="layout" svg:width="1.059cm" svg:height="1.058cm" svg:x="138.454cm" svg:y="117.196cm" svg:viewBox="0 0 1060 1059" draw:points="0,0 1060,0 1060,1059 0,1059">
          <text:p/>
        </draw:polygon>
        <draw:polygon draw:style-name="gr3" draw:text-style-name="P3" draw:layer="layout" svg:width="1.059cm" svg:height="1.058cm" svg:x="138.454cm" svg:y="117.196cm" svg:viewBox="0 0 1060 1059" draw:points="0,0 1060,0 1060,1059 0,1059">
          <text:p/>
        </draw:polygon>
        <draw:polygon draw:style-name="gr5" draw:text-style-name="P5" draw:layer="layout" svg:width="1.059cm" svg:height="1.058cm" svg:x="138.842cm" svg:y="120.431cm" svg:viewBox="0 0 1060 1059" draw:points="0,0 1060,0 1060,1059 0,1059">
          <text:p/>
        </draw:polygon>
        <draw:polygon draw:style-name="gr3" draw:text-style-name="P3" draw:layer="layout" svg:width="1.059cm" svg:height="1.058cm" svg:x="138.842cm" svg:y="120.431cm" svg:viewBox="0 0 1060 1059" draw:points="0,0 1060,0 1060,1059 0,1059">
          <text:p/>
        </draw:polygon>
        <draw:polygon draw:style-name="gr4" draw:text-style-name="P4" draw:layer="layout" svg:width="1.058cm" svg:height="1.058cm" svg:x="147.408cm" svg:y="103.131cm" svg:viewBox="0 0 1059 1059" draw:points="0,0 1059,0 1059,1059 0,1059">
          <text:p/>
        </draw:polygon>
        <draw:polygon draw:style-name="gr3" draw:text-style-name="P3" draw:layer="layout" svg:width="1.058cm" svg:height="1.058cm" svg:x="147.408cm" svg:y="103.131cm" svg:viewBox="0 0 1059 1059" draw:points="0,0 1059,0 1059,1059 0,1059">
          <text:p/>
        </draw:polygon>
        <draw:polygon draw:style-name="gr5" draw:text-style-name="P5" draw:layer="layout" svg:width="1.058cm" svg:height="1.058cm" svg:x="146.741cm" svg:y="106.32cm" svg:viewBox="0 0 1059 1059" draw:points="0,0 1059,0 1059,1059 0,1059">
          <text:p/>
        </draw:polygon>
        <draw:polygon draw:style-name="gr3" draw:text-style-name="P3" draw:layer="layout" svg:width="1.058cm" svg:height="1.058cm" svg:x="146.741cm" svg:y="106.32cm" svg:viewBox="0 0 1059 1059" draw:points="0,0 1059,0 1059,1059 0,1059">
          <text:p/>
        </draw:polygon>
        <draw:polygon draw:style-name="gr4" draw:text-style-name="P4" draw:layer="layout" svg:width="1.059cm" svg:height="1.058cm" svg:x="149.598cm" svg:y="100.714cm" svg:viewBox="0 0 1060 1059" draw:points="0,0 1060,0 1060,1059 0,1059">
          <text:p/>
        </draw:polygon>
        <draw:polygon draw:style-name="gr3" draw:text-style-name="P3" draw:layer="layout" svg:width="1.059cm" svg:height="1.058cm" svg:x="149.598cm" svg:y="100.714cm" svg:viewBox="0 0 1060 1059" draw:points="0,0 1060,0 1060,1059 0,1059">
          <text:p/>
        </draw:polygon>
        <draw:polygon draw:style-name="gr5" draw:text-style-name="P5" draw:layer="layout" svg:width="1.058cm" svg:height="1.058cm" svg:x="151.786cm" svg:y="98.298cm" svg:viewBox="0 0 1059 1059" draw:points="0,0 1059,0 1059,1059 0,1059">
          <text:p/>
        </draw:polygon>
        <draw:polygon draw:style-name="gr3" draw:text-style-name="P3" draw:layer="layout" svg:width="1.058cm" svg:height="1.058cm" svg:x="151.786cm" svg:y="98.298cm" svg:viewBox="0 0 1059 1059" draw:points="0,0 1059,0 1059,1059 0,1059">
          <text:p/>
        </draw:polygon>
        <draw:polygon draw:style-name="gr4" draw:text-style-name="P4" draw:layer="layout" svg:width="1.058cm" svg:height="1.058cm" svg:x="144.162cm" svg:y="102.831cm" svg:viewBox="0 0 1059 1059" draw:points="0,0 1059,0 1059,1059 0,1059">
          <text:p/>
        </draw:polygon>
        <draw:polygon draw:style-name="gr3" draw:text-style-name="P3" draw:layer="layout" svg:width="1.058cm" svg:height="1.058cm" svg:x="144.162cm" svg:y="102.831cm" svg:viewBox="0 0 1059 1059" draw:points="0,0 1059,0 1059,1059 0,1059">
          <text:p/>
        </draw:polygon>
        <draw:polygon draw:style-name="gr5" draw:text-style-name="P5" draw:layer="layout" svg:width="1.058cm" svg:height="1.058cm" svg:x="140.917cm" svg:y="102.531cm" svg:viewBox="0 0 1059 1059" draw:points="0,0 1059,0 1059,1059 0,1059">
          <text:p/>
        </draw:polygon>
        <draw:polygon draw:style-name="gr3" draw:text-style-name="P3" draw:layer="layout" svg:width="1.058cm" svg:height="1.058cm" svg:x="140.917cm" svg:y="102.531cm" svg:viewBox="0 0 1059 1059" draw:points="0,0 1059,0 1059,1059 0,1059">
          <text:p/>
        </draw:polygon>
        <draw:polygon draw:style-name="gr4" draw:text-style-name="P4" draw:layer="layout" svg:width="1.058cm" svg:height="1.058cm" svg:x="150.315cm" svg:y="104.609cm" svg:viewBox="0 0 1059 1059" draw:points="0,0 1059,0 1059,1059 0,1059">
          <text:p/>
        </draw:polygon>
        <draw:polygon draw:style-name="gr3" draw:text-style-name="P3" draw:layer="layout" svg:width="1.058cm" svg:height="1.058cm" svg:x="150.315cm" svg:y="104.609cm" svg:viewBox="0 0 1059 1059" draw:points="0,0 1059,0 1059,1059 0,1059">
          <text:p/>
        </draw:polygon>
        <draw:polygon draw:style-name="gr5" draw:text-style-name="P5" draw:layer="layout" svg:width="1.058cm" svg:height="1.058cm" svg:x="151.324cm" svg:y="107.71cm" svg:viewBox="0 0 1059 1059" draw:points="0,0 1059,0 1059,1059 0,1059">
          <text:p/>
        </draw:polygon>
        <draw:polygon draw:style-name="gr3" draw:text-style-name="P3" draw:layer="layout" svg:width="1.058cm" svg:height="1.058cm" svg:x="151.324cm" svg:y="107.71cm" svg:viewBox="0 0 1059 1059" draw:points="0,0 1059,0 1059,1059 0,1059">
          <text:p/>
        </draw:polygon>
        <draw:polygon draw:style-name="gr5" draw:text-style-name="P5" draw:layer="layout" svg:width="1.058cm" svg:height="1.059cm" svg:x="153.416cm" svg:y="103.603cm" svg:viewBox="0 0 1059 1060" draw:points="0,0 1059,0 1059,1060 0,1060">
          <text:p/>
        </draw:polygon>
        <draw:polygon draw:style-name="gr3" draw:text-style-name="P3" draw:layer="layout" svg:width="1.058cm" svg:height="1.059cm" svg:x="153.416cm" svg:y="103.603cm" svg:viewBox="0 0 1059 1060" draw:points="0,0 1059,0 1059,1060 0,1060">
          <text:p/>
        </draw:polygon>
        <draw:polygon draw:style-name="gr4" draw:text-style-name="P4" draw:layer="layout" svg:width="1.058cm" svg:height="1.058cm" svg:x="146.226cm" svg:y="100.09cm" svg:viewBox="0 0 1059 1059" draw:points="0,0 1059,0 1059,1059 0,1059">
          <text:p/>
        </draw:polygon>
        <draw:polygon draw:style-name="gr3" draw:text-style-name="P3" draw:layer="layout" svg:width="1.058cm" svg:height="1.058cm" svg:x="146.226cm" svg:y="100.09cm" svg:viewBox="0 0 1059 1059" draw:points="0,0 1059,0 1059,1059 0,1059">
          <text:p/>
        </draw:polygon>
        <draw:polygon draw:style-name="gr4" draw:text-style-name="P4" draw:layer="layout" svg:width="1.058cm" svg:height="1.059cm" svg:x="145.041cm" svg:y="97.052cm" svg:viewBox="0 0 1059 1060" draw:points="0,0 1059,0 1059,1060 0,1060">
          <text:p/>
        </draw:polygon>
        <draw:polygon draw:style-name="gr3" draw:text-style-name="P3" draw:layer="layout" svg:width="1.058cm" svg:height="1.059cm" svg:x="145.041cm" svg:y="97.052cm" svg:viewBox="0 0 1059 1060" draw:points="0,0 1059,0 1059,1060 0,1060">
          <text:p/>
        </draw:polygon>
        <draw:polygon draw:style-name="gr5" draw:text-style-name="P5" draw:layer="layout" svg:width="1.058cm" svg:height="1.058cm" svg:x="143.859cm" svg:y="94.015cm" svg:viewBox="0 0 1059 1059" draw:points="0,0 1059,0 1059,1059 0,1059">
          <text:p/>
        </draw:polygon>
        <draw:polygon draw:style-name="gr3" draw:text-style-name="P3" draw:layer="layout" svg:width="1.058cm" svg:height="1.058cm" svg:x="143.859cm" svg:y="94.015cm" svg:viewBox="0 0 1059 1059" draw:points="0,0 1059,0 1059,1059 0,1059">
          <text:p/>
        </draw:polygon>
        <draw:polygon draw:style-name="gr4" draw:text-style-name="P4" draw:layer="layout" svg:width="1.058cm" svg:height="1.059cm" svg:x="136.923cm" svg:y="103.483cm" svg:viewBox="0 0 1059 1060" draw:points="0,0 1059,0 1059,1060 0,1060">
          <text:p/>
        </draw:polygon>
        <draw:polygon draw:style-name="gr3" draw:text-style-name="P3" draw:layer="layout" svg:width="1.058cm" svg:height="1.059cm" svg:x="136.923cm" svg:y="103.483cm" svg:viewBox="0 0 1059 1060" draw:points="0,0 1059,0 1059,1060 0,1060">
          <text:p/>
        </draw:polygon>
        <draw:polygon draw:style-name="gr5" draw:text-style-name="P5" draw:layer="layout" svg:width="1.059cm" svg:height="1.059cm" svg:x="138.976cm" svg:y="100.95cm" svg:viewBox="0 0 1060 1060" draw:points="0,0 1060,0 1060,1060 0,1060">
          <text:p/>
        </draw:polygon>
        <draw:polygon draw:style-name="gr3" draw:text-style-name="P3" draw:layer="layout" svg:width="1.059cm" svg:height="1.059cm" svg:x="138.976cm" svg:y="100.95cm" svg:viewBox="0 0 1060 1060" draw:points="0,0 1060,0 1060,1060 0,1060">
          <text:p/>
        </draw:polygon>
        <draw:polygon draw:style-name="gr5" draw:text-style-name="P5" draw:layer="layout" svg:width="1.059cm" svg:height="1.059cm" svg:x="134.39cm" svg:y="101.43cm" svg:viewBox="0 0 1060 1060" draw:points="0,0 1060,0 1060,1060 0,1060">
          <text:p/>
        </draw:polygon>
        <draw:polygon draw:style-name="gr3" draw:text-style-name="P3" draw:layer="layout" svg:width="1.059cm" svg:height="1.059cm" svg:x="134.39cm" svg:y="101.43cm" svg:viewBox="0 0 1060 1060" draw:points="0,0 1060,0 1060,1060 0,1060">
          <text:p/>
        </draw:polygon>
        <draw:polygon draw:style-name="gr2" draw:text-style-name="P2" draw:layer="layout" svg:width="1.059cm" svg:height="1.059cm" svg:x="54.729cm" svg:y="12.184cm" svg:viewBox="0 0 1060 1060" draw:points="0,0 1060,0 1060,1060 0,1060">
          <text:p/>
        </draw:polygon>
        <draw:polygon draw:style-name="gr3" draw:text-style-name="P3" draw:layer="layout" svg:width="1.059cm" svg:height="1.059cm" svg:x="54.729cm" svg:y="12.184cm" svg:viewBox="0 0 1060 1060" draw:points="0,0 1060,0 1060,1060 0,1060">
          <text:p/>
        </draw:polygon>
        <draw:polygon draw:style-name="gr4" draw:text-style-name="P4" draw:layer="layout" svg:width="1.058cm" svg:height="1.058cm" svg:x="54.299cm" svg:y="3.966cm" svg:viewBox="0 0 1059 1059" draw:points="0,0 1059,0 1059,1059 0,1059">
          <text:p/>
        </draw:polygon>
        <draw:polygon draw:style-name="gr3" draw:text-style-name="P3" draw:layer="layout" svg:width="1.058cm" svg:height="1.058cm" svg:x="54.299cm" svg:y="3.966cm" svg:viewBox="0 0 1059 1059" draw:points="0,0 1059,0 1059,1059 0,1059">
          <text:p/>
        </draw:polygon>
        <draw:polygon draw:style-name="gr5" draw:text-style-name="P5" draw:layer="layout" svg:width="1.058cm" svg:height="1.058cm" svg:x="55.428cm" svg:y="0.908cm" svg:viewBox="0 0 1059 1059" draw:points="0,0 1059,0 1059,1059 0,1059">
          <text:p/>
        </draw:polygon>
        <draw:polygon draw:style-name="gr3" draw:text-style-name="P3" draw:layer="layout" svg:width="1.058cm" svg:height="1.058cm" svg:x="55.428cm" svg:y="0.908cm" svg:viewBox="0 0 1059 1059" draw:points="0,0 1059,0 1059,1059 0,1059">
          <text:p/>
        </draw:polygon>
        <draw:polygon draw:style-name="gr5" draw:text-style-name="P5" draw:layer="layout" svg:width="1.059cm" svg:height="1.059cm" svg:x="51.24cm" svg:y="2.834cm" svg:viewBox="0 0 1060 1060" draw:points="0,0 1060,0 1060,1060 0,1060">
          <text:p/>
        </draw:polygon>
        <draw:polygon draw:style-name="gr3" draw:text-style-name="P3" draw:layer="layout" svg:width="1.059cm" svg:height="1.059cm" svg:x="51.24cm" svg:y="2.834cm" svg:viewBox="0 0 1060 1060" draw:points="0,0 1060,0 1060,1060 0,1060">
          <text:p/>
        </draw:polygon>
        <draw:polygon draw:style-name="gr2" draw:text-style-name="P2" draw:layer="layout" svg:width="1.058cm" svg:height="1.058cm" svg:x="200.836cm" svg:y="94.015cm" svg:viewBox="0 0 1059 1059" draw:points="0,0 1059,0 1059,1059 0,1059">
          <text:p/>
        </draw:polygon>
        <draw:polygon draw:style-name="gr3" draw:text-style-name="P3" draw:layer="layout" svg:width="1.058cm" svg:height="1.058cm" svg:x="200.836cm" svg:y="94.015cm" svg:viewBox="0 0 1059 1059" draw:points="0,0 1059,0 1059,1059 0,1059">
          <text:p/>
        </draw:polygon>
        <draw:polygon draw:style-name="gr4" draw:text-style-name="P4" draw:layer="layout" svg:width="1.058cm" svg:height="1.058cm" svg:x="204.096cm" svg:y="94.015cm" svg:viewBox="0 0 1059 1059" draw:points="0,0 1059,0 1059,1059 0,1059">
          <text:p/>
        </draw:polygon>
        <draw:polygon draw:style-name="gr3" draw:text-style-name="P3" draw:layer="layout" svg:width="1.058cm" svg:height="1.058cm" svg:x="204.096cm" svg:y="94.015cm" svg:viewBox="0 0 1059 1059" draw:points="0,0 1059,0 1059,1059 0,1059">
          <text:p/>
        </draw:polygon>
        <draw:polygon draw:style-name="gr5" draw:text-style-name="P5" draw:layer="layout" svg:width="1.058cm" svg:height="1.058cm" svg:x="207.359cm" svg:y="94.015cm" svg:viewBox="0 0 1059 1059" draw:points="0,0 1059,0 1059,1059 0,1059">
          <text:p/>
        </draw:polygon>
        <draw:polygon draw:style-name="gr3" draw:text-style-name="P3" draw:layer="layout" svg:width="1.058cm" svg:height="1.058cm" svg:x="207.359cm" svg:y="94.015cm" svg:viewBox="0 0 1059 1059" draw:points="0,0 1059,0 1059,1059 0,1059">
          <text:p/>
        </draw:polygon>
        <draw:polygon draw:style-name="gr2" draw:text-style-name="P2" draw:layer="layout" svg:width="1.058cm" svg:height="1.058cm" svg:x="52.782cm" svg:y="10.866cm" svg:viewBox="0 0 1059 1059" draw:points="0,0 1059,0 1059,1059 0,1059">
          <text:p/>
        </draw:polygon>
        <draw:polygon draw:style-name="gr3" draw:text-style-name="P3" draw:layer="layout" svg:width="1.058cm" svg:height="1.058cm" svg:x="52.782cm" svg:y="10.866cm" svg:viewBox="0 0 1059 1059" draw:points="0,0 1059,0 1059,1059 0,1059">
          <text:p/>
        </draw:polygon>
        <draw:polygon draw:style-name="gr4" draw:text-style-name="P4" draw:layer="layout" svg:width="1.059cm" svg:height="1.059cm" svg:x="60.55cm" svg:y="7.504cm" svg:viewBox="0 0 1060 1060" draw:points="0,0 1060,0 1060,1060 0,1060">
          <text:p/>
        </draw:polygon>
        <draw:polygon draw:style-name="gr3" draw:text-style-name="P3" draw:layer="layout" svg:width="1.059cm" svg:height="1.059cm" svg:x="60.55cm" svg:y="7.504cm" svg:viewBox="0 0 1060 1060" draw:points="0,0 1060,0 1060,1060 0,1060">
          <text:p/>
        </draw:polygon>
        <draw:polygon draw:style-name="gr4" draw:text-style-name="P4" draw:layer="layout" svg:width="1.058cm" svg:height="1.058cm" svg:x="63.094cm" svg:y="9.544cm" svg:viewBox="0 0 1059 1059" draw:points="0,0 1059,0 1059,1059 0,1059">
          <text:p/>
        </draw:polygon>
        <draw:polygon draw:style-name="gr3" draw:text-style-name="P3" draw:layer="layout" svg:width="1.058cm" svg:height="1.058cm" svg:x="63.094cm" svg:y="9.544cm" svg:viewBox="0 0 1059 1059" draw:points="0,0 1059,0 1059,1059 0,1059">
          <text:p/>
        </draw:polygon>
        <draw:polygon draw:style-name="gr5" draw:text-style-name="P5" draw:layer="layout" svg:width="1.058cm" svg:height="1.058cm" svg:x="63.45cm" svg:y="12.785cm" svg:viewBox="0 0 1059 1059" draw:points="0,0 1059,0 1059,1059 0,1059">
          <text:p/>
        </draw:polygon>
        <draw:polygon draw:style-name="gr3" draw:text-style-name="P3" draw:layer="layout" svg:width="1.058cm" svg:height="1.058cm" svg:x="63.45cm" svg:y="12.785cm" svg:viewBox="0 0 1059 1059" draw:points="0,0 1059,0 1059,1059 0,1059">
          <text:p/>
        </draw:polygon>
        <draw:polygon draw:style-name="gr5" draw:text-style-name="P5" draw:layer="layout" svg:width="1.058cm" svg:height="1.058cm" svg:x="66.336cm" svg:y="9.187cm" svg:viewBox="0 0 1059 1059" draw:points="0,0 1059,0 1059,1059 0,1059">
          <text:p/>
        </draw:polygon>
        <draw:polygon draw:style-name="gr3" draw:text-style-name="P3" draw:layer="layout" svg:width="1.058cm" svg:height="1.058cm" svg:x="66.336cm" svg:y="9.187cm" svg:viewBox="0 0 1059 1059" draw:points="0,0 1059,0 1059,1059 0,1059">
          <text:p/>
        </draw:polygon>
        <draw:polygon draw:style-name="gr2" draw:text-style-name="P2" draw:layer="layout" svg:width="1.058cm" svg:height="1.058cm" svg:x="52.017cm" svg:y="6.397cm" svg:viewBox="0 0 1059 1059" draw:points="0,0 1059,0 1059,1059 0,1059">
          <text:p/>
        </draw:polygon>
        <draw:polygon draw:style-name="gr3" draw:text-style-name="P3" draw:layer="layout" svg:width="1.058cm" svg:height="1.058cm" svg:x="52.017cm" svg:y="6.397cm" svg:viewBox="0 0 1059 1059" draw:points="0,0 1059,0 1059,1059 0,1059">
          <text:p/>
        </draw:polygon>
        <draw:polygon draw:style-name="gr4" draw:text-style-name="P4" draw:layer="layout" svg:width="1.058cm" svg:height="1.059cm" svg:x="102.503cm" svg:y="11.927cm" svg:viewBox="0 0 1059 1060" draw:points="0,0 1059,0 1059,1060 0,1060">
          <text:p/>
        </draw:polygon>
        <draw:polygon draw:style-name="gr3" draw:text-style-name="P3" draw:layer="layout" svg:width="1.058cm" svg:height="1.059cm" svg:x="102.503cm" svg:y="11.927cm" svg:viewBox="0 0 1059 1060" draw:points="0,0 1059,0 1059,1060 0,1060">
          <text:p/>
        </draw:polygon>
        <draw:polygon draw:style-name="gr4" draw:text-style-name="P4" draw:layer="layout" svg:width="1.058cm" svg:height="1.058cm" svg:x="99.25cm" svg:y="11.684cm" svg:viewBox="0 0 1059 1059" draw:points="0,0 1059,0 1059,1059 0,1059">
          <text:p/>
        </draw:polygon>
        <draw:polygon draw:style-name="gr3" draw:text-style-name="P3" draw:layer="layout" svg:width="1.058cm" svg:height="1.058cm" svg:x="99.25cm" svg:y="11.684cm" svg:viewBox="0 0 1059 1059" draw:points="0,0 1059,0 1059,1059 0,1059">
          <text:p/>
        </draw:polygon>
        <draw:polygon draw:style-name="gr4" draw:text-style-name="P4" draw:layer="layout" svg:width="1.058cm" svg:height="1.059cm" svg:x="96.019cm" svg:y="11.271cm" svg:viewBox="0 0 1059 1060" draw:points="0,0 1059,0 1059,1060 0,1060">
          <text:p/>
        </draw:polygon>
        <draw:polygon draw:style-name="gr3" draw:text-style-name="P3" draw:layer="layout" svg:width="1.058cm" svg:height="1.059cm" svg:x="96.019cm" svg:y="11.271cm" svg:viewBox="0 0 1059 1060" draw:points="0,0 1059,0 1059,1060 0,1060">
          <text:p/>
        </draw:polygon>
        <draw:polygon draw:style-name="gr5" draw:text-style-name="P5" draw:layer="layout" svg:width="1.058cm" svg:height="1.058cm" svg:x="94.022cm" svg:y="8.693cm" svg:viewBox="0 0 1059 1059" draw:points="0,0 1059,0 1059,1059 0,1059">
          <text:p/>
        </draw:polygon>
        <draw:polygon draw:style-name="gr3" draw:text-style-name="P3" draw:layer="layout" svg:width="1.058cm" svg:height="1.058cm" svg:x="94.022cm" svg:y="8.693cm" svg:viewBox="0 0 1059 1059" draw:points="0,0 1059,0 1059,1059 0,1059">
          <text:p/>
        </draw:polygon>
        <draw:polygon draw:style-name="gr4" draw:text-style-name="P4" draw:layer="layout" svg:width="1.058cm" svg:height="1.058cm" svg:x="93.44cm" svg:y="13.267cm" svg:viewBox="0 0 1059 1059" draw:points="0,0 1059,0 1059,1059 0,1059">
          <text:p/>
        </draw:polygon>
        <draw:polygon draw:style-name="gr3" draw:text-style-name="P3" draw:layer="layout" svg:width="1.058cm" svg:height="1.058cm" svg:x="93.44cm" svg:y="13.267cm" svg:viewBox="0 0 1059 1059" draw:points="0,0 1059,0 1059,1059 0,1059">
          <text:p/>
        </draw:polygon>
        <draw:polygon draw:style-name="gr4" draw:text-style-name="P4" draw:layer="layout" svg:width="1.058cm" svg:height="1.058cm" svg:x="90.861cm" svg:y="15.263cm" svg:viewBox="0 0 1059 1059" draw:points="0,0 1059,0 1059,1059 0,1059">
          <text:p/>
        </draw:polygon>
        <draw:polygon draw:style-name="gr3" draw:text-style-name="P3" draw:layer="layout" svg:width="1.058cm" svg:height="1.058cm" svg:x="90.861cm" svg:y="15.263cm" svg:viewBox="0 0 1059 1059" draw:points="0,0 1059,0 1059,1059 0,1059">
          <text:p/>
        </draw:polygon>
        <draw:polygon draw:style-name="gr5" draw:text-style-name="P5" draw:layer="layout" svg:width="1.058cm" svg:height="1.059cm" svg:x="88.282cm" svg:y="17.258cm" svg:viewBox="0 0 1059 1060" draw:points="0,0 1059,0 1059,1060 0,1060">
          <text:p/>
        </draw:polygon>
        <draw:polygon draw:style-name="gr3" draw:text-style-name="P3" draw:layer="layout" svg:width="1.058cm" svg:height="1.059cm" svg:x="88.282cm" svg:y="17.258cm" svg:viewBox="0 0 1059 1060" draw:points="0,0 1059,0 1059,1060 0,1060">
          <text:p/>
        </draw:polygon>
        <draw:polygon draw:style-name="gr2" draw:text-style-name="P2" draw:layer="layout" svg:width="1.059cm" svg:height="1.059cm" svg:x="57.629cm" svg:y="3.815cm" svg:viewBox="0 0 1060 1060" draw:points="0,0 1060,0 1060,1060 0,1060">
          <text:p/>
        </draw:polygon>
        <draw:polygon draw:style-name="gr3" draw:text-style-name="P3" draw:layer="layout" svg:width="1.059cm" svg:height="1.059cm" svg:x="57.629cm" svg:y="3.815cm" svg:viewBox="0 0 1060 1060" draw:points="0,0 1060,0 1060,1060 0,1060">
          <text:p/>
        </draw:polygon>
        <draw:polygon draw:style-name="gr4" draw:text-style-name="P4" draw:layer="layout" svg:width="1.059cm" svg:height="1.059cm" svg:x="62.589cm" svg:y="4.96cm" svg:viewBox="0 0 1060 1060" draw:points="0,0 1060,0 1060,1060 0,1060">
          <text:p/>
        </draw:polygon>
        <draw:polygon draw:style-name="gr3" draw:text-style-name="P3" draw:layer="layout" svg:width="1.059cm" svg:height="1.059cm" svg:x="62.589cm" svg:y="4.96cm" svg:viewBox="0 0 1060 1060" draw:points="0,0 1060,0 1060,1060 0,1060">
          <text:p/>
        </draw:polygon>
        <draw:polygon draw:style-name="gr5" draw:text-style-name="P5" draw:layer="layout" svg:width="1.059cm" svg:height="1.059cm" svg:x="65.831cm" svg:y="4.603cm" svg:viewBox="0 0 1060 1060" draw:points="0,0 1060,0 1060,1060 0,1060">
          <text:p/>
        </draw:polygon>
        <draw:polygon draw:style-name="gr3" draw:text-style-name="P3" draw:layer="layout" svg:width="1.059cm" svg:height="1.059cm" svg:x="65.831cm" svg:y="4.603cm" svg:viewBox="0 0 1060 1060" draw:points="0,0 1060,0 1060,1060 0,1060">
          <text:p/>
        </draw:polygon>
        <draw:polygon draw:style-name="gr5" draw:text-style-name="P5" draw:layer="layout" svg:width="1.058cm" svg:height="1.059cm" svg:x="62.233cm" svg:y="1.719cm" svg:viewBox="0 0 1059 1060" draw:points="0,0 1059,0 1059,1060 0,1060">
          <text:p/>
        </draw:polygon>
        <draw:polygon draw:style-name="gr3" draw:text-style-name="P3" draw:layer="layout" svg:width="1.058cm" svg:height="1.059cm" svg:x="62.233cm" svg:y="1.719cm" svg:viewBox="0 0 1059 1060" draw:points="0,0 1059,0 1059,1060 0,1060">
          <text:p/>
        </draw:polygon>
        <draw:polygon draw:style-name="gr2" draw:text-style-name="P2" draw:layer="layout" svg:width="1.058cm" svg:height="1.058cm" svg:x="95.066cm" svg:y="120.071cm" svg:viewBox="0 0 1059 1059" draw:points="0,0 1059,0 1059,1059 0,1059">
          <text:p/>
        </draw:polygon>
        <draw:polygon draw:style-name="gr3" draw:text-style-name="P3" draw:layer="layout" svg:width="1.058cm" svg:height="1.058cm" svg:x="95.066cm" svg:y="120.071cm" svg:viewBox="0 0 1059 1059" draw:points="0,0 1059,0 1059,1059 0,1059">
          <text:p/>
        </draw:polygon>
        <draw:polygon draw:style-name="gr4" draw:text-style-name="P4" draw:layer="layout" svg:width="1.058cm" svg:height="1.058cm" svg:x="64.216cm" svg:y="73.194cm" svg:viewBox="0 0 1059 1059" draw:points="0,0 1059,0 1059,1059 0,1059">
          <text:p/>
        </draw:polygon>
        <draw:polygon draw:style-name="gr3" draw:text-style-name="P3" draw:layer="layout" svg:width="1.058cm" svg:height="1.058cm" svg:x="64.216cm" svg:y="73.194cm" svg:viewBox="0 0 1059 1059" draw:points="0,0 1059,0 1059,1059 0,1059">
          <text:p/>
        </draw:polygon>
        <draw:polygon draw:style-name="gr5" draw:text-style-name="P5" draw:layer="layout" svg:width="1.058cm" svg:height="1.059cm" svg:x="90.187cm" svg:y="122.893cm" svg:viewBox="0 0 1059 1060" draw:points="0,0 1059,0 1059,1060 0,1060">
          <text:p/>
        </draw:polygon>
        <draw:polygon draw:style-name="gr3" draw:text-style-name="P3" draw:layer="layout" svg:width="1.058cm" svg:height="1.059cm" svg:x="90.187cm" svg:y="122.893cm" svg:viewBox="0 0 1059 1060" draw:points="0,0 1059,0 1059,1060 0,1060">
          <text:p/>
        </draw:polygon>
        <draw:polygon draw:style-name="gr4" draw:text-style-name="P4" draw:layer="layout" svg:width="1.058cm" svg:height="1.059cm" svg:x="5.876cm" svg:y="77.822cm" svg:viewBox="0 0 1059 1060" draw:points="0,0 1059,0 1059,1060 0,1060">
          <text:p/>
        </draw:polygon>
        <draw:polygon draw:style-name="gr3" draw:text-style-name="P3" draw:layer="layout" svg:width="1.058cm" svg:height="1.059cm" svg:x="5.876cm" svg:y="77.822cm" svg:viewBox="0 0 1059 1060" draw:points="0,0 1059,0 1059,1060 0,1060">
          <text:p/>
        </draw:polygon>
        <draw:polygon draw:style-name="gr5" draw:text-style-name="P5" draw:layer="layout" svg:width="1.059cm" svg:height="1.059cm" svg:x="2.636cm" svg:y="78.189cm" svg:viewBox="0 0 1060 1060" draw:points="0,0 1060,0 1060,1060 0,1060">
          <text:p/>
        </draw:polygon>
        <draw:polygon draw:style-name="gr3" draw:text-style-name="P3" draw:layer="layout" svg:width="1.059cm" svg:height="1.059cm" svg:x="2.636cm" svg:y="78.189cm" svg:viewBox="0 0 1060 1060" draw:points="0,0 1060,0 1060,1060 0,1060">
          <text:p/>
        </draw:polygon>
        <draw:polygon draw:style-name="gr4" draw:text-style-name="P4" draw:layer="layout" svg:width="1.059cm" svg:height="1.059cm" svg:x="91.845cm" svg:y="122.004cm" svg:viewBox="0 0 1060 1060" draw:points="0,0 1060,0 1060,1060 0,1060">
          <text:p/>
        </draw:polygon>
        <draw:polygon draw:style-name="gr3" draw:text-style-name="P3" draw:layer="layout" svg:width="1.059cm" svg:height="1.059cm" svg:x="91.845cm" svg:y="122.004cm" svg:viewBox="0 0 1060 1060" draw:points="0,0 1060,0 1060,1060 0,1060">
          <text:p/>
        </draw:polygon>
        <draw:polygon draw:style-name="gr5" draw:text-style-name="P5" draw:layer="layout" svg:width="1.059cm" svg:height="1.058cm" svg:x="93.429cm" svg:y="124.855cm" svg:viewBox="0 0 1060 1059" draw:points="0,0 1060,0 1060,1059 0,1059">
          <text:p/>
        </draw:polygon>
        <draw:polygon draw:style-name="gr3" draw:text-style-name="P3" draw:layer="layout" svg:width="1.059cm" svg:height="1.058cm" svg:x="93.429cm" svg:y="124.855cm" svg:viewBox="0 0 1060 1059" draw:points="0,0 1060,0 1060,1059 0,1059">
          <text:p/>
        </draw:polygon>
        <draw:polygon draw:style-name="gr4" draw:text-style-name="P4" draw:layer="layout" svg:width="1.058cm" svg:height="1.058cm" svg:x="93.472cm" svg:y="121.066cm" svg:viewBox="0 0 1059 1059" draw:points="0,0 1059,0 1059,1059 0,1059">
          <text:p/>
        </draw:polygon>
        <draw:polygon draw:style-name="gr3" draw:text-style-name="P3" draw:layer="layout" svg:width="1.058cm" svg:height="1.058cm" svg:x="93.472cm" svg:y="121.066cm" svg:viewBox="0 0 1059 1059" draw:points="0,0 1059,0 1059,1059 0,1059">
          <text:p/>
        </draw:polygon>
        <draw:polygon draw:style-name="gr5" draw:text-style-name="P5" draw:layer="layout" svg:width="1.059cm" svg:height="1.058cm" svg:x="95.147cm" svg:y="123.86cm" svg:viewBox="0 0 1060 1059" draw:points="0,0 1060,0 1060,1059 0,1059">
          <text:p/>
        </draw:polygon>
        <draw:polygon draw:style-name="gr3" draw:text-style-name="P3" draw:layer="layout" svg:width="1.059cm" svg:height="1.058cm" svg:x="95.147cm" svg:y="123.86cm" svg:viewBox="0 0 1060 1059" draw:points="0,0 1060,0 1060,1059 0,1059">
          <text:p/>
        </draw:polygon>
        <draw:polygon draw:style-name="gr4" draw:text-style-name="P4" draw:layer="layout" svg:width="1.058cm" svg:height="1.058cm" svg:x="85.753cm" svg:y="17.572cm" svg:viewBox="0 0 1059 1059" draw:points="0,0 1059,0 1059,1059 0,1059">
          <text:p/>
        </draw:polygon>
        <draw:polygon draw:style-name="gr3" draw:text-style-name="P3" draw:layer="layout" svg:width="1.058cm" svg:height="1.058cm" svg:x="85.753cm" svg:y="17.572cm" svg:viewBox="0 0 1059 1059" draw:points="0,0 1059,0 1059,1059 0,1059">
          <text:p/>
        </draw:polygon>
        <draw:polygon draw:style-name="gr5" draw:text-style-name="P5" draw:layer="layout" svg:width="1.058cm" svg:height="1.058cm" svg:x="86.998cm" svg:y="14.558cm" svg:viewBox="0 0 1059 1059" draw:points="0,0 1059,0 1059,1059 0,1059">
          <text:p/>
        </draw:polygon>
        <draw:polygon draw:style-name="gr3" draw:text-style-name="P3" draw:layer="layout" svg:width="1.058cm" svg:height="1.058cm" svg:x="86.998cm" svg:y="14.558cm" svg:viewBox="0 0 1059 1059" draw:points="0,0 1059,0 1059,1059 0,1059">
          <text:p/>
        </draw:polygon>
        <draw:polygon draw:style-name="gr2" draw:text-style-name="P2" draw:layer="layout" svg:width="1.058cm" svg:height="1.058cm" svg:x="58.501cm" svg:y="11.741cm" svg:viewBox="0 0 1059 1059" draw:points="0,0 1059,0 1059,1059 0,1059">
          <text:p/>
        </draw:polygon>
        <draw:polygon draw:style-name="gr3" draw:text-style-name="P3" draw:layer="layout" svg:width="1.058cm" svg:height="1.058cm" svg:x="58.501cm" svg:y="11.741cm" svg:viewBox="0 0 1059 1059" draw:points="0,0 1059,0 1059,1059 0,1059">
          <text:p/>
        </draw:polygon>
        <draw:polygon draw:style-name="gr4" draw:text-style-name="P4" draw:layer="layout" svg:width="1.059cm" svg:height="1.059cm" svg:x="107.561cm" svg:y="9.317cm" svg:viewBox="0 0 1060 1060" draw:points="0,0 1060,0 1060,1060 0,1060">
          <text:p/>
        </draw:polygon>
        <draw:polygon draw:style-name="gr3" draw:text-style-name="P3" draw:layer="layout" svg:width="1.059cm" svg:height="1.059cm" svg:x="107.561cm" svg:y="9.317cm" svg:viewBox="0 0 1060 1060" draw:points="0,0 1060,0 1060,1060 0,1060">
          <text:p/>
        </draw:polygon>
        <draw:polygon draw:style-name="gr5" draw:text-style-name="P5" draw:layer="layout" svg:width="1.058cm" svg:height="1.059cm" svg:x="110.761cm" svg:y="8.685cm" svg:viewBox="0 0 1059 1060" draw:points="0,0 1059,0 1059,1060 0,1060">
          <text:p/>
        </draw:polygon>
        <draw:polygon draw:style-name="gr3" draw:text-style-name="P3" draw:layer="layout" svg:width="1.058cm" svg:height="1.059cm" svg:x="110.761cm" svg:y="8.685cm" svg:viewBox="0 0 1059 1060" draw:points="0,0 1059,0 1059,1060 0,1060">
          <text:p/>
        </draw:polygon>
        <draw:polygon draw:style-name="gr4" draw:text-style-name="P4" draw:layer="layout" svg:width="1.058cm" svg:height="1.058cm" svg:x="106.93cm" svg:y="6.119cm" svg:viewBox="0 0 1059 1059" draw:points="0,0 1059,0 1059,1059 0,1059">
          <text:p/>
        </draw:polygon>
        <draw:polygon draw:style-name="gr3" draw:text-style-name="P3" draw:layer="layout" svg:width="1.058cm" svg:height="1.058cm" svg:x="106.93cm" svg:y="6.119cm" svg:viewBox="0 0 1059 1059" draw:points="0,0 1059,0 1059,1059 0,1059">
          <text:p/>
        </draw:polygon>
        <draw:polygon draw:style-name="gr4" draw:text-style-name="P4" draw:layer="layout" svg:width="1.058cm" svg:height="1.058cm" svg:x="106.295cm" svg:y="2.92cm" svg:viewBox="0 0 1059 1059" draw:points="0,0 1059,0 1059,1059 0,1059">
          <text:p/>
        </draw:polygon>
        <draw:polygon draw:style-name="gr3" draw:text-style-name="P3" draw:layer="layout" svg:width="1.058cm" svg:height="1.058cm" svg:x="106.295cm" svg:y="2.92cm" svg:viewBox="0 0 1059 1059" draw:points="0,0 1059,0 1059,1059 0,1059">
          <text:p/>
        </draw:polygon>
        <draw:polygon draw:style-name="gr5" draw:text-style-name="P5" draw:layer="layout" svg:width="1.058cm" svg:height="1.059cm" svg:x="108.112cm" svg:y="0.211cm" svg:viewBox="0 0 1059 1060" draw:points="0,0 1059,0 1059,1060 0,1060">
          <text:p/>
        </draw:polygon>
        <draw:polygon draw:style-name="gr3" draw:text-style-name="P3" draw:layer="layout" svg:width="1.058cm" svg:height="1.059cm" svg:x="108.112cm" svg:y="0.211cm" svg:viewBox="0 0 1059 1060" draw:points="0,0 1059,0 1059,1060 0,1060">
          <text:p/>
        </draw:polygon>
        <draw:polygon draw:style-name="gr5" draw:text-style-name="P5" draw:layer="layout" svg:width="1.058cm" svg:height="1.059cm" svg:x="103.586cm" svg:y="1.105cm" svg:viewBox="0 0 1059 1060" draw:points="0,0 1059,0 1059,1060 0,1060">
          <text:p/>
        </draw:polygon>
        <draw:polygon draw:style-name="gr3" draw:text-style-name="P3" draw:layer="layout" svg:width="1.058cm" svg:height="1.059cm" svg:x="103.586cm" svg:y="1.105cm" svg:viewBox="0 0 1059 1060" draw:points="0,0 1059,0 1059,1060 0,1060">
          <text:p/>
        </draw:polygon>
        <draw:polygon draw:style-name="gr2" draw:text-style-name="P2" draw:layer="layout" svg:width="1.058cm" svg:height="1.058cm" svg:x="27.266cm" svg:y="124.216cm" svg:viewBox="0 0 1059 1059" draw:points="0,0 1059,0 1059,1059 0,1059">
          <text:p/>
        </draw:polygon>
        <draw:polygon draw:style-name="gr3" draw:text-style-name="P3" draw:layer="layout" svg:width="1.058cm" svg:height="1.058cm" svg:x="27.266cm" svg:y="124.216cm" svg:viewBox="0 0 1059 1059" draw:points="0,0 1059,0 1059,1059 0,1059">
          <text:p/>
        </draw:polygon>
        <draw:polygon draw:style-name="gr4" draw:text-style-name="P4" draw:layer="layout" svg:width="1.058cm" svg:height="1.058cm" svg:x="29.11cm" svg:y="121.528cm" svg:viewBox="0 0 1059 1059" draw:points="0,0 1059,0 1059,1059 0,1059">
          <text:p/>
        </draw:polygon>
        <draw:polygon draw:style-name="gr3" draw:text-style-name="P3" draw:layer="layout" svg:width="1.058cm" svg:height="1.058cm" svg:x="29.11cm" svg:y="121.528cm" svg:viewBox="0 0 1059 1059" draw:points="0,0 1059,0 1059,1059 0,1059">
          <text:p/>
        </draw:polygon>
        <draw:polygon draw:style-name="gr5" draw:text-style-name="P5" draw:layer="layout" svg:width="1.059cm" svg:height="1.059cm" svg:x="27.371cm" svg:y="118.769cm" svg:viewBox="0 0 1060 1060" draw:points="0,0 1060,0 1060,1060 0,1060">
          <text:p/>
        </draw:polygon>
        <draw:polygon draw:style-name="gr3" draw:text-style-name="P3" draw:layer="layout" svg:width="1.059cm" svg:height="1.059cm" svg:x="27.371cm" svg:y="118.769cm" svg:viewBox="0 0 1060 1060" draw:points="0,0 1060,0 1060,1060 0,1060">
          <text:p/>
        </draw:polygon>
        <draw:polygon draw:style-name="gr4" draw:text-style-name="P4" draw:layer="layout" svg:width="1.058cm" svg:height="1.058cm" svg:x="6.119cm" svg:y="79.685cm" svg:viewBox="0 0 1059 1059" draw:points="0,0 1059,0 1059,1059 0,1059">
          <text:p/>
        </draw:polygon>
        <draw:polygon draw:style-name="gr3" draw:text-style-name="P3" draw:layer="layout" svg:width="1.058cm" svg:height="1.058cm" svg:x="6.119cm" svg:y="79.685cm" svg:viewBox="0 0 1059 1059" draw:points="0,0 1059,0 1059,1059 0,1059">
          <text:p/>
        </draw:polygon>
        <draw:polygon draw:style-name="gr5" draw:text-style-name="P5" draw:layer="layout" svg:width="1.058cm" svg:height="1.058cm" svg:x="2.893cm" svg:y="80.158cm" svg:viewBox="0 0 1059 1059" draw:points="0,0 1059,0 1059,1059 0,1059">
          <text:p/>
        </draw:polygon>
        <draw:polygon draw:style-name="gr3" draw:text-style-name="P3" draw:layer="layout" svg:width="1.058cm" svg:height="1.058cm" svg:x="2.893cm" svg:y="80.158cm" svg:viewBox="0 0 1059 1059" draw:points="0,0 1059,0 1059,1059 0,1059">
          <text:p/>
        </draw:polygon>
        <draw:polygon draw:style-name="gr4" draw:text-style-name="P4" draw:layer="layout" svg:width="1.059cm" svg:height="1.058cm" svg:x="6.421cm" svg:y="81.541cm" svg:viewBox="0 0 1060 1059" draw:points="0,0 1060,0 1060,1059 0,1059">
          <text:p/>
        </draw:polygon>
        <draw:polygon draw:style-name="gr3" draw:text-style-name="P3" draw:layer="layout" svg:width="1.059cm" svg:height="1.058cm" svg:x="6.421cm" svg:y="81.541cm" svg:viewBox="0 0 1060 1059" draw:points="0,0 1060,0 1060,1059 0,1059">
          <text:p/>
        </draw:polygon>
        <draw:polygon draw:style-name="gr5" draw:text-style-name="P5" draw:layer="layout" svg:width="1.059cm" svg:height="1.058cm" svg:x="3.212cm" svg:y="82.119cm" svg:viewBox="0 0 1060 1059" draw:points="0,0 1060,0 1060,1059 0,1059">
          <text:p/>
        </draw:polygon>
        <draw:polygon draw:style-name="gr3" draw:text-style-name="P3" draw:layer="layout" svg:width="1.059cm" svg:height="1.058cm" svg:x="3.212cm" svg:y="82.119cm" svg:viewBox="0 0 1060 1059" draw:points="0,0 1060,0 1060,1059 0,1059">
          <text:p/>
        </draw:polygon>
        <draw:polygon draw:style-name="gr4" draw:text-style-name="P4" draw:layer="layout" svg:width="1.058cm" svg:height="1.058cm" svg:x="6.784cm" svg:y="83.386cm" svg:viewBox="0 0 1059 1059" draw:points="0,0 1059,0 1059,1059 0,1059">
          <text:p/>
        </draw:polygon>
        <draw:polygon draw:style-name="gr3" draw:text-style-name="P3" draw:layer="layout" svg:width="1.058cm" svg:height="1.058cm" svg:x="6.784cm" svg:y="83.386cm" svg:viewBox="0 0 1059 1059" draw:points="0,0 1059,0 1059,1059 0,1059">
          <text:p/>
        </draw:polygon>
        <draw:polygon draw:style-name="gr5" draw:text-style-name="P5" draw:layer="layout" svg:width="1.058cm" svg:height="1.059cm" svg:x="3.595cm" svg:y="84.066cm" svg:viewBox="0 0 1059 1060" draw:points="0,0 1059,0 1059,1060 0,1060">
          <text:p/>
        </draw:polygon>
        <draw:polygon draw:style-name="gr3" draw:text-style-name="P3" draw:layer="layout" svg:width="1.058cm" svg:height="1.059cm" svg:x="3.595cm" svg:y="84.066cm" svg:viewBox="0 0 1059 1060" draw:points="0,0 1059,0 1059,1060 0,1060">
          <text:p/>
        </draw:polygon>
        <draw:polygon draw:style-name="gr4" draw:text-style-name="P4" draw:layer="layout" svg:width="1.059cm" svg:height="1.058cm" svg:x="32.309cm" svg:y="122.156cm" svg:viewBox="0 0 1060 1059" draw:points="0,0 1060,0 1060,1059 0,1059">
          <text:p/>
        </draw:polygon>
        <draw:polygon draw:style-name="gr3" draw:text-style-name="P3" draw:layer="layout" svg:width="1.059cm" svg:height="1.058cm" svg:x="32.309cm" svg:y="122.156cm" svg:viewBox="0 0 1060 1059" draw:points="0,0 1060,0 1060,1059 0,1059">
          <text:p/>
        </draw:polygon>
        <draw:polygon draw:style-name="gr5" draw:text-style-name="P5" draw:layer="layout" svg:width="1.058cm" svg:height="1.058cm" svg:x="35.51cm" svg:y="122.784cm" svg:viewBox="0 0 1059 1059" draw:points="0,0 1059,0 1059,1059 0,1059">
          <text:p/>
        </draw:polygon>
        <draw:polygon draw:style-name="gr3" draw:text-style-name="P3" draw:layer="layout" svg:width="1.058cm" svg:height="1.058cm" svg:x="35.51cm" svg:y="122.784cm" svg:viewBox="0 0 1059 1059" draw:points="0,0 1059,0 1059,1059 0,1059">
          <text:p/>
        </draw:polygon>
        <draw:polygon draw:style-name="gr2" draw:text-style-name="P2" draw:layer="layout" svg:width="1.058cm" svg:height="1.058cm" svg:x="16.742cm" svg:y="111.125cm" svg:viewBox="0 0 1059 1059" draw:points="0,0 1059,0 1059,1059 0,1059">
          <text:p/>
        </draw:polygon>
        <draw:polygon draw:style-name="gr3" draw:text-style-name="P3" draw:layer="layout" svg:width="1.058cm" svg:height="1.058cm" svg:x="16.742cm" svg:y="111.125cm" svg:viewBox="0 0 1059 1059" draw:points="0,0 1059,0 1059,1059 0,1059">
          <text:p/>
        </draw:polygon>
        <draw:polygon draw:style-name="gr4" draw:text-style-name="P4" draw:layer="layout" svg:width="1.058cm" svg:height="1.059cm" svg:x="12.927cm" svg:y="111.597cm" svg:viewBox="0 0 1059 1060" draw:points="0,0 1059,0 1059,1060 0,1060">
          <text:p/>
        </draw:polygon>
        <draw:polygon draw:style-name="gr3" draw:text-style-name="P3" draw:layer="layout" svg:width="1.058cm" svg:height="1.059cm" svg:x="12.927cm" svg:y="111.597cm" svg:viewBox="0 0 1059 1060" draw:points="0,0 1059,0 1059,1060 0,1060">
          <text:p/>
        </draw:polygon>
        <draw:polygon draw:style-name="gr5" draw:text-style-name="P5" draw:layer="layout" svg:width="1.058cm" svg:height="1.058cm" svg:x="14.244cm" svg:y="107.985cm" svg:viewBox="0 0 1059 1059" draw:points="0,0 1059,0 1059,1059 0,1059">
          <text:p/>
        </draw:polygon>
        <draw:polygon draw:style-name="gr3" draw:text-style-name="P3" draw:layer="layout" svg:width="1.058cm" svg:height="1.058cm" svg:x="14.244cm" svg:y="107.985cm" svg:viewBox="0 0 1059 1059" draw:points="0,0 1059,0 1059,1059 0,1059">
          <text:p/>
        </draw:polygon>
        <draw:polygon draw:style-name="gr4" draw:text-style-name="P4" draw:layer="layout" svg:width="1.058cm" svg:height="1.058cm" svg:x="7.206cm" svg:y="85.217cm" svg:viewBox="0 0 1059 1059" draw:points="0,0 1059,0 1059,1059 0,1059">
          <text:p/>
        </draw:polygon>
        <draw:polygon draw:style-name="gr3" draw:text-style-name="P3" draw:layer="layout" svg:width="1.058cm" svg:height="1.058cm" svg:x="7.206cm" svg:y="85.217cm" svg:viewBox="0 0 1059 1059" draw:points="0,0 1059,0 1059,1059 0,1059">
          <text:p/>
        </draw:polygon>
        <draw:polygon draw:style-name="gr5" draw:text-style-name="P5" draw:layer="layout" svg:width="1.058cm" svg:height="1.058cm" svg:x="4.041cm" svg:y="86cm" svg:viewBox="0 0 1059 1059" draw:points="0,0 1059,0 1059,1059 0,1059">
          <text:p/>
        </draw:polygon>
        <draw:polygon draw:style-name="gr3" draw:text-style-name="P3" draw:layer="layout" svg:width="1.058cm" svg:height="1.058cm" svg:x="4.041cm" svg:y="86cm" svg:viewBox="0 0 1059 1059" draw:points="0,0 1059,0 1059,1059 0,1059">
          <text:p/>
        </draw:polygon>
        <draw:polygon draw:style-name="gr4" draw:text-style-name="P4" draw:layer="layout" svg:width="1.058cm" svg:height="1.059cm" svg:x="7.687cm" svg:y="87.033cm" svg:viewBox="0 0 1059 1060" draw:points="0,0 1059,0 1059,1060 0,1060">
          <text:p/>
        </draw:polygon>
        <draw:polygon draw:style-name="gr3" draw:text-style-name="P3" draw:layer="layout" svg:width="1.058cm" svg:height="1.059cm" svg:x="7.687cm" svg:y="87.033cm" svg:viewBox="0 0 1059 1060" draw:points="0,0 1059,0 1059,1060 0,1060">
          <text:p/>
        </draw:polygon>
        <draw:polygon draw:style-name="gr5" draw:text-style-name="P5" draw:layer="layout" svg:width="1.058cm" svg:height="1.058cm" svg:x="4.549cm" svg:y="87.919cm" svg:viewBox="0 0 1059 1059" draw:points="0,0 1059,0 1059,1059 0,1059">
          <text:p/>
        </draw:polygon>
        <draw:polygon draw:style-name="gr3" draw:text-style-name="P3" draw:layer="layout" svg:width="1.058cm" svg:height="1.058cm" svg:x="4.549cm" svg:y="87.919cm" svg:viewBox="0 0 1059 1059" draw:points="0,0 1059,0 1059,1059 0,1059">
          <text:p/>
        </draw:polygon>
        <draw:polygon draw:style-name="gr4" draw:text-style-name="P4" draw:layer="layout" svg:width="1.059cm" svg:height="1.059cm" svg:x="8.226cm" svg:y="88.832cm" svg:viewBox="0 0 1060 1060" draw:points="0,0 1060,0 1060,1060 0,1060">
          <text:p/>
        </draw:polygon>
        <draw:polygon draw:style-name="gr3" draw:text-style-name="P3" draw:layer="layout" svg:width="1.059cm" svg:height="1.059cm" svg:x="8.226cm" svg:y="88.832cm" svg:viewBox="0 0 1060 1060" draw:points="0,0 1060,0 1060,1060 0,1060">
          <text:p/>
        </draw:polygon>
        <draw:polygon draw:style-name="gr5" draw:text-style-name="P5" draw:layer="layout" svg:width="1.058cm" svg:height="1.058cm" svg:x="5.119cm" svg:y="89.817cm" svg:viewBox="0 0 1059 1059" draw:points="0,0 1059,0 1059,1059 0,1059">
          <text:p/>
        </draw:polygon>
        <draw:polygon draw:style-name="gr3" draw:text-style-name="P3" draw:layer="layout" svg:width="1.058cm" svg:height="1.058cm" svg:x="5.119cm" svg:y="89.817cm" svg:viewBox="0 0 1059 1059" draw:points="0,0 1059,0 1059,1059 0,1059">
          <text:p/>
        </draw:polygon>
        <draw:polygon draw:style-name="gr4" draw:text-style-name="P4" draw:layer="layout" svg:width="1.058cm" svg:height="1.058cm" svg:x="10.099cm" svg:y="114.201cm" svg:viewBox="0 0 1059 1059" draw:points="0,0 1059,0 1059,1059 0,1059">
          <text:p/>
        </draw:polygon>
        <draw:polygon draw:style-name="gr3" draw:text-style-name="P3" draw:layer="layout" svg:width="1.058cm" svg:height="1.058cm" svg:x="10.099cm" svg:y="114.201cm" svg:viewBox="0 0 1059 1059" draw:points="0,0 1059,0 1059,1059 0,1059">
          <text:p/>
        </draw:polygon>
        <draw:polygon draw:style-name="gr5" draw:text-style-name="P5" draw:layer="layout" svg:width="1.059cm" svg:height="1.058cm" svg:x="7.7cm" svg:y="116.413cm" svg:viewBox="0 0 1060 1059" draw:points="0,0 1060,0 1060,1059 0,1059">
          <text:p/>
        </draw:polygon>
        <draw:polygon draw:style-name="gr3" draw:text-style-name="P3" draw:layer="layout" svg:width="1.059cm" svg:height="1.058cm" svg:x="7.7cm" svg:y="116.413cm" svg:viewBox="0 0 1060 1059" draw:points="0,0 1060,0 1060,1059 0,1059">
          <text:p/>
        </draw:polygon>
        <draw:polygon draw:style-name="gr4" draw:text-style-name="P4" draw:layer="layout" svg:width="1.058cm" svg:height="1.058cm" svg:x="15.758cm" svg:y="120.413cm" svg:viewBox="0 0 1059 1059" draw:points="0,0 1059,0 1059,1059 0,1059">
          <text:p/>
        </draw:polygon>
        <draw:polygon draw:style-name="gr3" draw:text-style-name="P3" draw:layer="layout" svg:width="1.058cm" svg:height="1.058cm" svg:x="15.758cm" svg:y="120.413cm" svg:viewBox="0 0 1059 1059" draw:points="0,0 1059,0 1059,1059 0,1059">
          <text:p/>
        </draw:polygon>
        <draw:polygon draw:style-name="gr5" draw:text-style-name="P5" draw:layer="layout" svg:width="1.058cm" svg:height="1.059cm" svg:x="13.016cm" svg:y="118.649cm" svg:viewBox="0 0 1059 1060" draw:points="0,0 1059,0 1059,1060 0,1060">
          <text:p/>
        </draw:polygon>
        <draw:polygon draw:style-name="gr3" draw:text-style-name="P3" draw:layer="layout" svg:width="1.058cm" svg:height="1.059cm" svg:x="13.016cm" svg:y="118.649cm" svg:viewBox="0 0 1059 1060" draw:points="0,0 1059,0 1059,1060 0,1060">
          <text:p/>
        </draw:polygon>
        <draw:polygon draw:style-name="gr4" draw:text-style-name="P4" draw:layer="layout" svg:width="1.059cm" svg:height="1.058cm" svg:x="16.755cm" svg:y="123.518cm" svg:viewBox="0 0 1060 1059" draw:points="0,0 1060,0 1060,1059 0,1059">
          <text:p/>
        </draw:polygon>
        <draw:polygon draw:style-name="gr3" draw:text-style-name="P3" draw:layer="layout" svg:width="1.059cm" svg:height="1.058cm" svg:x="16.755cm" svg:y="123.518cm" svg:viewBox="0 0 1060 1059" draw:points="0,0 1060,0 1060,1059 0,1059">
          <text:p/>
        </draw:polygon>
        <draw:polygon draw:style-name="gr5" draw:text-style-name="P5" draw:layer="layout" svg:width="1.058cm" svg:height="1.058cm" svg:x="17.753cm" svg:y="126.622cm" svg:viewBox="0 0 1059 1059" draw:points="0,0 1059,0 1059,1059 0,1059">
          <text:p/>
        </draw:polygon>
        <draw:polygon draw:style-name="gr3" draw:text-style-name="P3" draw:layer="layout" svg:width="1.058cm" svg:height="1.058cm" svg:x="17.753cm" svg:y="126.622cm" svg:viewBox="0 0 1059 1059" draw:points="0,0 1059,0 1059,1059 0,1059">
          <text:p/>
        </draw:polygon>
        <draw:polygon draw:style-name="gr4" draw:text-style-name="P4" draw:layer="layout" svg:width="1.058cm" svg:height="1.059cm" svg:x="16.96cm" svg:y="117.379cm" svg:viewBox="0 0 1059 1060" draw:points="0,0 1059,0 1059,1060 0,1060">
          <text:p/>
        </draw:polygon>
        <draw:polygon draw:style-name="gr3" draw:text-style-name="P3" draw:layer="layout" svg:width="1.058cm" svg:height="1.059cm" svg:x="16.96cm" svg:y="117.379cm" svg:viewBox="0 0 1059 1060" draw:points="0,0 1059,0 1059,1060 0,1060">
          <text:p/>
        </draw:polygon>
        <draw:polygon draw:style-name="gr5" draw:text-style-name="P5" draw:layer="layout" svg:width="1.059cm" svg:height="1.058cm" svg:x="18.162cm" svg:y="114.349cm" svg:viewBox="0 0 1060 1059" draw:points="0,0 1060,0 1060,1059 0,1059">
          <text:p/>
        </draw:polygon>
        <draw:polygon draw:style-name="gr3" draw:text-style-name="P3" draw:layer="layout" svg:width="1.059cm" svg:height="1.058cm" svg:x="18.162cm" svg:y="114.349cm" svg:viewBox="0 0 1060 1059" draw:points="0,0 1060,0 1060,1059 0,1059">
          <text:p/>
        </draw:polygon>
        <draw:polygon draw:style-name="gr4" draw:text-style-name="P4" draw:layer="layout" svg:width="1.058cm" svg:height="1.058cm" svg:x="19.017cm" svg:y="120.519cm" svg:viewBox="0 0 1059 1059" draw:points="0,0 1059,0 1059,1059 0,1059">
          <text:p/>
        </draw:polygon>
        <draw:polygon draw:style-name="gr3" draw:text-style-name="P3" draw:layer="layout" svg:width="1.058cm" svg:height="1.058cm" svg:x="19.017cm" svg:y="120.519cm" svg:viewBox="0 0 1059 1059" draw:points="0,0 1059,0 1059,1059 0,1059">
          <text:p/>
        </draw:polygon>
        <draw:polygon draw:style-name="gr5" draw:text-style-name="P5" draw:layer="layout" svg:width="1.058cm" svg:height="1.059cm" svg:x="21.244cm" svg:y="122.9cm" svg:viewBox="0 0 1059 1060" draw:points="0,0 1059,0 1059,1060 0,1060">
          <text:p/>
        </draw:polygon>
        <draw:polygon draw:style-name="gr3" draw:text-style-name="P3" draw:layer="layout" svg:width="1.058cm" svg:height="1.059cm" svg:x="21.244cm" svg:y="122.9cm" svg:viewBox="0 0 1059 1060" draw:points="0,0 1059,0 1059,1060 0,1060">
          <text:p/>
        </draw:polygon>
        <draw:polygon draw:style-name="gr5" draw:text-style-name="P5" draw:layer="layout" svg:width="1.058cm" svg:height="1.058cm" svg:x="21.398cm" svg:y="118.293cm" svg:viewBox="0 0 1059 1059" draw:points="0,0 1059,0 1059,1059 0,1059">
          <text:p/>
        </draw:polygon>
        <draw:polygon draw:style-name="gr3" draw:text-style-name="P3" draw:layer="layout" svg:width="1.058cm" svg:height="1.058cm" svg:x="21.398cm" svg:y="118.293cm" svg:viewBox="0 0 1059 1059" draw:points="0,0 1059,0 1059,1059 0,1059">
          <text:p/>
        </draw:polygon>
        <draw:polygon draw:style-name="gr4" draw:text-style-name="P4" draw:layer="layout" svg:width="1.059cm" svg:height="1.059cm" svg:x="13.172cm" svg:y="122.399cm" svg:viewBox="0 0 1060 1060" draw:points="0,0 1060,0 1060,1060 0,1060">
          <text:p/>
        </draw:polygon>
        <draw:polygon draw:style-name="gr3" draw:text-style-name="P3" draw:layer="layout" svg:width="1.059cm" svg:height="1.059cm" svg:x="13.172cm" svg:y="122.399cm" svg:viewBox="0 0 1060 1060" draw:points="0,0 1060,0 1060,1060 0,1060">
          <text:p/>
        </draw:polygon>
        <draw:polygon draw:style-name="gr5" draw:text-style-name="P5" draw:layer="layout" svg:width="1.059cm" svg:height="1.059cm" svg:x="9.939cm" svg:y="121.972cm" svg:viewBox="0 0 1060 1060" draw:points="0,0 1060,0 1060,1060 0,1060">
          <text:p/>
        </draw:polygon>
        <draw:polygon draw:style-name="gr3" draw:text-style-name="P3" draw:layer="layout" svg:width="1.059cm" svg:height="1.059cm" svg:x="9.939cm" svg:y="121.972cm" svg:viewBox="0 0 1060 1060" draw:points="0,0 1060,0 1060,1060 0,1060">
          <text:p/>
        </draw:polygon>
        <draw:polygon draw:style-name="gr5" draw:text-style-name="P5" draw:layer="layout" svg:width="1.058cm" svg:height="1.058cm" svg:x="12.749cm" svg:y="125.631cm" svg:viewBox="0 0 1059 1059" draw:points="0,0 1059,0 1059,1059 0,1059">
          <text:p/>
        </draw:polygon>
        <draw:polygon draw:style-name="gr3" draw:text-style-name="P3" draw:layer="layout" svg:width="1.058cm" svg:height="1.058cm" svg:x="12.749cm" svg:y="125.631cm" svg:viewBox="0 0 1059 1059" draw:points="0,0 1059,0 1059,1059 0,1059">
          <text:p/>
        </draw:polygon>
        <draw:polygon draw:style-name="gr4" draw:text-style-name="P4" draw:layer="layout" svg:width="1.058cm" svg:height="1.058cm" svg:x="6.363cm" svg:y="105.861cm" svg:viewBox="0 0 1059 1059" draw:points="0,0 1059,0 1059,1059 0,1059">
          <text:p/>
        </draw:polygon>
        <draw:polygon draw:style-name="gr3" draw:text-style-name="P3" draw:layer="layout" svg:width="1.058cm" svg:height="1.058cm" svg:x="6.363cm" svg:y="105.861cm" svg:viewBox="0 0 1059 1059" draw:points="0,0 1059,0 1059,1059 0,1059">
          <text:p/>
        </draw:polygon>
        <draw:polygon draw:style-name="gr5" draw:text-style-name="P5" draw:layer="layout" svg:width="1.058cm" svg:height="1.058cm" svg:x="9.609cm" svg:y="105.558cm" svg:viewBox="0 0 1059 1059" draw:points="0,0 1059,0 1059,1059 0,1059">
          <text:p/>
        </draw:polygon>
        <draw:polygon draw:style-name="gr3" draw:text-style-name="P3" draw:layer="layout" svg:width="1.058cm" svg:height="1.058cm" svg:x="9.609cm" svg:y="105.558cm" svg:viewBox="0 0 1059 1059" draw:points="0,0 1059,0 1059,1059 0,1059">
          <text:p/>
        </draw:polygon>
        <draw:polygon draw:style-name="gr4" draw:text-style-name="P4" draw:layer="layout" svg:width="1.058cm" svg:height="1.058cm" svg:x="3.287cm" svg:y="106.944cm" svg:viewBox="0 0 1059 1059" draw:points="0,0 1059,0 1059,1059 0,1059">
          <text:p/>
        </draw:polygon>
        <draw:polygon draw:style-name="gr3" draw:text-style-name="P3" draw:layer="layout" svg:width="1.058cm" svg:height="1.058cm" svg:x="3.287cm" svg:y="106.944cm" svg:viewBox="0 0 1059 1059" draw:points="0,0 1059,0 1059,1059 0,1059">
          <text:p/>
        </draw:polygon>
        <draw:polygon draw:style-name="gr5" draw:text-style-name="P5" draw:layer="layout" svg:width="1.059cm" svg:height="1.058cm" svg:x="0.211cm" svg:y="108.027cm" svg:viewBox="0 0 1060 1059" draw:points="0,0 1060,0 1060,1059 0,1059">
          <text:p/>
        </draw:polygon>
        <draw:polygon draw:style-name="gr3" draw:text-style-name="P3" draw:layer="layout" svg:width="1.059cm" svg:height="1.058cm" svg:x="0.211cm" svg:y="108.027cm" svg:viewBox="0 0 1060 1059" draw:points="0,0 1060,0 1060,1059 0,1059">
          <text:p/>
        </draw:polygon>
        <draw:polygon draw:style-name="gr4" draw:text-style-name="P4" draw:layer="layout" svg:width="1.058cm" svg:height="1.058cm" svg:x="6.497cm" svg:y="109.121cm" svg:viewBox="0 0 1059 1059" draw:points="0,0 1059,0 1059,1059 0,1059">
          <text:p/>
        </draw:polygon>
        <draw:polygon draw:style-name="gr3" draw:text-style-name="P3" draw:layer="layout" svg:width="1.058cm" svg:height="1.058cm" svg:x="6.497cm" svg:y="109.121cm" svg:viewBox="0 0 1059 1059" draw:points="0,0 1059,0 1059,1059 0,1059">
          <text:p/>
        </draw:polygon>
        <draw:polygon draw:style-name="gr5" draw:text-style-name="P5" draw:layer="layout" svg:width="1.058cm" svg:height="1.058cm" svg:x="6.632cm" svg:y="112.377cm" svg:viewBox="0 0 1059 1059" draw:points="0,0 1059,0 1059,1059 0,1059">
          <text:p/>
        </draw:polygon>
        <draw:polygon draw:style-name="gr3" draw:text-style-name="P3" draw:layer="layout" svg:width="1.058cm" svg:height="1.058cm" svg:x="6.632cm" svg:y="112.377cm" svg:viewBox="0 0 1059 1059" draw:points="0,0 1059,0 1059,1059 0,1059">
          <text:p/>
        </draw:polygon>
        <draw:polygon draw:style-name="gr4" draw:text-style-name="P4" draw:layer="layout" svg:width="1.058cm" svg:height="1.058cm" svg:x="5.916cm" svg:y="102.633cm" svg:viewBox="0 0 1059 1059" draw:points="0,0 1059,0 1059,1059 0,1059">
          <text:p/>
        </draw:polygon>
        <draw:polygon draw:style-name="gr3" draw:text-style-name="P3" draw:layer="layout" svg:width="1.058cm" svg:height="1.058cm" svg:x="5.916cm" svg:y="102.633cm" svg:viewBox="0 0 1059 1059" draw:points="0,0 1059,0 1059,1059 0,1059">
          <text:p/>
        </draw:polygon>
        <draw:polygon draw:style-name="gr4" draw:text-style-name="P4" draw:layer="layout" svg:width="1.058cm" svg:height="1.059cm" svg:x="8.132cm" svg:y="100.241cm" svg:viewBox="0 0 1059 1060" draw:points="0,0 1059,0 1059,1060 0,1060">
          <text:p/>
        </draw:polygon>
        <draw:polygon draw:style-name="gr3" draw:text-style-name="P3" draw:layer="layout" svg:width="1.058cm" svg:height="1.059cm" svg:x="8.132cm" svg:y="100.241cm" svg:viewBox="0 0 1059 1060" draw:points="0,0 1059,0 1059,1060 0,1060">
          <text:p/>
        </draw:polygon>
        <draw:polygon draw:style-name="gr5" draw:text-style-name="P5" draw:layer="layout" svg:width="1.059cm" svg:height="1.059cm" svg:x="10.348cm" svg:y="97.849cm" svg:viewBox="0 0 1060 1060" draw:points="0,0 1060,0 1060,1060 0,1060">
          <text:p/>
        </draw:polygon>
        <draw:polygon draw:style-name="gr3" draw:text-style-name="P3" draw:layer="layout" svg:width="1.059cm" svg:height="1.059cm" svg:x="10.348cm" svg:y="97.849cm" svg:viewBox="0 0 1060 1060" draw:points="0,0 1060,0 1060,1060 0,1060">
          <text:p/>
        </draw:polygon>
        <draw:polygon draw:style-name="gr4" draw:text-style-name="P4" draw:layer="layout" svg:width="1.058cm" svg:height="1.059cm" svg:x="3.524cm" svg:y="100.414cm" svg:viewBox="0 0 1059 1060" draw:points="0,0 1059,0 1059,1060 0,1060">
          <text:p/>
        </draw:polygon>
        <draw:polygon draw:style-name="gr3" draw:text-style-name="P3" draw:layer="layout" svg:width="1.058cm" svg:height="1.059cm" svg:x="3.524cm" svg:y="100.414cm" svg:viewBox="0 0 1059 1060" draw:points="0,0 1059,0 1059,1060 0,1060">
          <text:p/>
        </draw:polygon>
        <draw:polygon draw:style-name="gr5" draw:text-style-name="P5" draw:layer="layout" svg:width="1.059cm" svg:height="1.058cm" svg:x="3.4cm" svg:y="97.158cm" svg:viewBox="0 0 1060 1059" draw:points="0,0 1060,0 1060,1059 0,1059">
          <text:p/>
        </draw:polygon>
        <draw:polygon draw:style-name="gr3" draw:text-style-name="P3" draw:layer="layout" svg:width="1.059cm" svg:height="1.058cm" svg:x="3.4cm" svg:y="97.158cm" svg:viewBox="0 0 1060 1059" draw:points="0,0 1060,0 1060,1059 0,1059">
          <text:p/>
        </draw:polygon>
        <draw:polygon draw:style-name="gr5" draw:text-style-name="P5" draw:layer="layout" svg:width="1.058cm" svg:height="1.059cm" svg:x="0.266cm" svg:y="100.541cm" svg:viewBox="0 0 1059 1060" draw:points="0,0 1059,0 1059,1060 0,1060">
          <text:p/>
        </draw:polygon>
        <draw:polygon draw:style-name="gr3" draw:text-style-name="P3" draw:layer="layout" svg:width="1.058cm" svg:height="1.059cm" svg:x="0.266cm" svg:y="100.541cm" svg:viewBox="0 0 1059 1060" draw:points="0,0 1059,0 1059,1060 0,1060">
          <text:p/>
        </draw:polygon>
        <draw:polygon draw:style-name="gr2" draw:text-style-name="P2" draw:layer="layout" svg:width="1.059cm" svg:height="1.058cm" svg:x="210.043cm" svg:y="94.015cm" svg:viewBox="0 0 1060 1059" draw:points="0,0 1060,0 1060,1059 0,1059">
          <text:p/>
        </draw:polygon>
        <draw:polygon draw:style-name="gr3" draw:text-style-name="P3" draw:layer="layout" svg:width="1.059cm" svg:height="1.058cm" svg:x="210.043cm" svg:y="94.015cm" svg:viewBox="0 0 1060 1059" draw:points="0,0 1060,0 1060,1059 0,1059">
          <text:p/>
        </draw:polygon>
        <draw:polygon draw:style-name="gr4" draw:text-style-name="P4" draw:layer="layout" svg:width="1.058cm" svg:height="1.058cm" svg:x="213.303cm" svg:y="94.015cm" svg:viewBox="0 0 1059 1059" draw:points="0,0 1059,0 1059,1059 0,1059">
          <text:p/>
        </draw:polygon>
        <draw:polygon draw:style-name="gr3" draw:text-style-name="P3" draw:layer="layout" svg:width="1.058cm" svg:height="1.058cm" svg:x="213.303cm" svg:y="94.015cm" svg:viewBox="0 0 1059 1059" draw:points="0,0 1059,0 1059,1059 0,1059">
          <text:p/>
        </draw:polygon>
        <draw:polygon draw:style-name="gr5" draw:text-style-name="P5" draw:layer="layout" svg:width="1.059cm" svg:height="1.058cm" svg:x="216.566cm" svg:y="94.015cm" svg:viewBox="0 0 1060 1059" draw:points="0,0 1060,0 1060,1059 0,1059">
          <text:p/>
        </draw:polygon>
        <draw:polygon draw:style-name="gr3" draw:text-style-name="P3" draw:layer="layout" svg:width="1.059cm" svg:height="1.058cm" svg:x="216.566cm" svg:y="94.015cm" svg:viewBox="0 0 1060 1059" draw:points="0,0 1060,0 1060,1059 0,1059">
          <text:p/>
        </draw:polygon>
        <draw:polygon draw:style-name="gr2" draw:text-style-name="P2" draw:layer="layout" svg:width="1.058cm" svg:height="1.058cm" svg:x="14.996cm" svg:y="39.437cm" svg:viewBox="0 0 1059 1059" draw:points="0,0 1059,0 1059,1059 0,1059">
          <text:p/>
        </draw:polygon>
        <draw:polygon draw:style-name="gr3" draw:text-style-name="P3" draw:layer="layout" svg:width="1.058cm" svg:height="1.058cm" svg:x="14.996cm" svg:y="39.437cm" svg:viewBox="0 0 1059 1059" draw:points="0,0 1059,0 1059,1059 0,1059">
          <text:p/>
        </draw:polygon>
        <draw:polygon draw:style-name="gr4" draw:text-style-name="P4" draw:layer="layout" svg:width="1.058cm" svg:height="1.058cm" svg:x="61.944cm" svg:y="70.065cm" svg:viewBox="0 0 1059 1059" draw:points="0,0 1059,0 1059,1059 0,1059">
          <text:p/>
        </draw:polygon>
        <draw:polygon draw:style-name="gr3" draw:text-style-name="P3" draw:layer="layout" svg:width="1.058cm" svg:height="1.058cm" svg:x="61.944cm" svg:y="70.065cm" svg:viewBox="0 0 1059 1059" draw:points="0,0 1059,0 1059,1059 0,1059">
          <text:p/>
        </draw:polygon>
        <draw:polygon draw:style-name="gr5" draw:text-style-name="P5" draw:layer="layout" svg:width="1.058cm" svg:height="1.058cm" svg:x="18.309cm" svg:y="34.879cm" svg:viewBox="0 0 1059 1059" draw:points="0,0 1059,0 1059,1059 0,1059">
          <text:p/>
        </draw:polygon>
        <draw:polygon draw:style-name="gr3" draw:text-style-name="P3" draw:layer="layout" svg:width="1.058cm" svg:height="1.058cm" svg:x="18.309cm" svg:y="34.879cm" svg:viewBox="0 0 1059 1059" draw:points="0,0 1059,0 1059,1059 0,1059">
          <text:p/>
        </draw:polygon>
        <draw:polygon draw:style-name="gr4" draw:text-style-name="P4" draw:layer="layout" svg:width="1.058cm" svg:height="1.058cm" svg:x="8.824cm" svg:y="90.614cm" svg:viewBox="0 0 1059 1059" draw:points="0,0 1059,0 1059,1059 0,1059">
          <text:p/>
        </draw:polygon>
        <draw:polygon draw:style-name="gr3" draw:text-style-name="P3" draw:layer="layout" svg:width="1.058cm" svg:height="1.058cm" svg:x="8.824cm" svg:y="90.614cm" svg:viewBox="0 0 1059 1059" draw:points="0,0 1059,0 1059,1059 0,1059">
          <text:p/>
        </draw:polygon>
        <draw:polygon draw:style-name="gr5" draw:text-style-name="P5" draw:layer="layout" svg:width="1.059cm" svg:height="1.058cm" svg:x="5.749cm" svg:y="91.701cm" svg:viewBox="0 0 1060 1059" draw:points="0,0 1060,0 1060,1059 0,1059">
          <text:p/>
        </draw:polygon>
        <draw:polygon draw:style-name="gr3" draw:text-style-name="P3" draw:layer="layout" svg:width="1.059cm" svg:height="1.058cm" svg:x="5.749cm" svg:y="91.701cm" svg:viewBox="0 0 1060 1059" draw:points="0,0 1060,0 1060,1059 0,1059">
          <text:p/>
        </draw:polygon>
        <draw:polygon draw:style-name="gr4" draw:text-style-name="P4" draw:layer="layout" svg:width="1.059cm" svg:height="1.058cm" svg:x="17.155cm" svg:y="36.364cm" svg:viewBox="0 0 1060 1059" draw:points="0,0 1060,0 1060,1059 0,1059">
          <text:p/>
        </draw:polygon>
        <draw:polygon draw:style-name="gr3" draw:text-style-name="P3" draw:layer="layout" svg:width="1.059cm" svg:height="1.058cm" svg:x="17.155cm" svg:y="36.364cm" svg:viewBox="0 0 1060 1059" draw:points="0,0 1060,0 1060,1059 0,1059">
          <text:p/>
        </draw:polygon>
        <draw:polygon draw:style-name="gr5" draw:text-style-name="P5" draw:layer="layout" svg:width="1.058cm" svg:height="1.058cm" svg:x="14.549cm" svg:y="34.404cm" svg:viewBox="0 0 1059 1059" draw:points="0,0 1059,0 1059,1059 0,1059">
          <text:p/>
        </draw:polygon>
        <draw:polygon draw:style-name="gr3" draw:text-style-name="P3" draw:layer="layout" svg:width="1.058cm" svg:height="1.058cm" svg:x="14.549cm" svg:y="34.404cm" svg:viewBox="0 0 1059 1059" draw:points="0,0 1059,0 1059,1059 0,1059">
          <text:p/>
        </draw:polygon>
        <draw:polygon draw:style-name="gr4" draw:text-style-name="P4" draw:layer="layout" svg:width="1.058cm" svg:height="1.059cm" svg:x="16.051cm" svg:y="37.884cm" svg:viewBox="0 0 1059 1060" draw:points="0,0 1059,0 1059,1060 0,1060">
          <text:p/>
        </draw:polygon>
        <draw:polygon draw:style-name="gr3" draw:text-style-name="P3" draw:layer="layout" svg:width="1.058cm" svg:height="1.059cm" svg:x="16.051cm" svg:y="37.884cm" svg:viewBox="0 0 1059 1060" draw:points="0,0 1059,0 1059,1060 0,1060">
          <text:p/>
        </draw:polygon>
        <draw:polygon draw:style-name="gr5" draw:text-style-name="P5" draw:layer="layout" svg:width="1.059cm" svg:height="1.058cm" svg:x="13.382cm" svg:y="36.011cm" svg:viewBox="0 0 1060 1059" draw:points="0,0 1060,0 1060,1059 0,1059">
          <text:p/>
        </draw:polygon>
        <draw:polygon draw:style-name="gr3" draw:text-style-name="P3" draw:layer="layout" svg:width="1.059cm" svg:height="1.058cm" svg:x="13.382cm" svg:y="36.011cm" svg:viewBox="0 0 1060 1059" draw:points="0,0 1060,0 1060,1059 0,1059">
          <text:p/>
        </draw:polygon>
        <draw:polygon draw:style-name="gr4" draw:text-style-name="P4" draw:layer="layout" svg:width="1.059cm" svg:height="1.058cm" svg:x="81.572cm" svg:y="14.133cm" svg:viewBox="0 0 1060 1059" draw:points="0,0 1060,0 1060,1059 0,1059">
          <text:p/>
        </draw:polygon>
        <draw:polygon draw:style-name="gr3" draw:text-style-name="P3" draw:layer="layout" svg:width="1.059cm" svg:height="1.058cm" svg:x="81.572cm" svg:y="14.133cm" svg:viewBox="0 0 1060 1059" draw:points="0,0 1060,0 1060,1059 0,1059">
          <text:p/>
        </draw:polygon>
        <draw:polygon draw:style-name="gr5" draw:text-style-name="P5" draw:layer="layout" svg:width="1.058cm" svg:height="1.059cm" svg:x="83.894cm" svg:y="16.422cm" svg:viewBox="0 0 1059 1060" draw:points="0,0 1059,0 1059,1060 0,1060">
          <text:p/>
        </draw:polygon>
        <draw:polygon draw:style-name="gr3" draw:text-style-name="P3" draw:layer="layout" svg:width="1.058cm" svg:height="1.059cm" svg:x="83.894cm" svg:y="16.422cm" svg:viewBox="0 0 1059 1060" draw:points="0,0 1059,0 1059,1060 0,1060">
          <text:p/>
        </draw:polygon>
        <draw:polygon draw:style-name="gr5" draw:text-style-name="P5" draw:layer="layout" svg:width="1.058cm" svg:height="1.058cm" svg:x="78.359cm" svg:y="14.68cm" svg:viewBox="0 0 1059 1059" draw:points="0,0 1059,0 1059,1059 0,1059">
          <text:p/>
        </draw:polygon>
        <draw:polygon draw:style-name="gr3" draw:text-style-name="P3" draw:layer="layout" svg:width="1.058cm" svg:height="1.058cm" svg:x="78.359cm" svg:y="14.68cm" svg:viewBox="0 0 1059 1059" draw:points="0,0 1059,0 1059,1059 0,1059">
          <text:p/>
        </draw:polygon>
        <draw:polygon draw:style-name="gr4" draw:text-style-name="P4" draw:layer="layout" svg:width="1.058cm" svg:height="1.058cm" svg:x="82.55cm" svg:y="11.023cm" svg:viewBox="0 0 1059 1059" draw:points="0,0 1059,0 1059,1059 0,1059">
          <text:p/>
        </draw:polygon>
        <draw:polygon draw:style-name="gr3" draw:text-style-name="P3" draw:layer="layout" svg:width="1.058cm" svg:height="1.058cm" svg:x="82.55cm" svg:y="11.023cm" svg:viewBox="0 0 1059 1059" draw:points="0,0 1059,0 1059,1059 0,1059">
          <text:p/>
        </draw:polygon>
        <draw:polygon draw:style-name="gr5" draw:text-style-name="P5" draw:layer="layout" svg:width="1.059cm" svg:height="1.058cm" svg:x="85.442cm" svg:y="9.516cm" svg:viewBox="0 0 1060 1059" draw:points="0,0 1060,0 1060,1059 0,1059">
          <text:p/>
        </draw:polygon>
        <draw:polygon draw:style-name="gr3" draw:text-style-name="P3" draw:layer="layout" svg:width="1.059cm" svg:height="1.058cm" svg:x="85.442cm" svg:y="9.516cm" svg:viewBox="0 0 1060 1059" draw:points="0,0 1060,0 1060,1059 0,1059">
          <text:p/>
        </draw:polygon>
        <draw:polygon draw:style-name="gr5" draw:text-style-name="P5" draw:layer="layout" svg:width="1.058cm" svg:height="1.058cm" svg:x="81.043cm" svg:y="8.131cm" svg:viewBox="0 0 1059 1059" draw:points="0,0 1059,0 1059,1059 0,1059">
          <text:p/>
        </draw:polygon>
        <draw:polygon draw:style-name="gr3" draw:text-style-name="P3" draw:layer="layout" svg:width="1.058cm" svg:height="1.058cm" svg:x="81.043cm" svg:y="8.131cm" svg:viewBox="0 0 1059 1059" draw:points="0,0 1059,0 1059,1059 0,1059">
          <text:p/>
        </draw:polygon>
        <draw:polygon draw:style-name="gr4" draw:text-style-name="P4" draw:layer="layout" svg:width="1.059cm" svg:height="1.059cm" svg:x="76.171cm" svg:y="14.555cm" svg:viewBox="0 0 1060 1060" draw:points="0,0 1060,0 1060,1060 0,1060">
          <text:p/>
        </draw:polygon>
        <draw:polygon draw:style-name="gr3" draw:text-style-name="P3" draw:layer="layout" svg:width="1.059cm" svg:height="1.059cm" svg:x="76.171cm" svg:y="14.555cm" svg:viewBox="0 0 1060 1060" draw:points="0,0 1060,0 1060,1060 0,1060">
          <text:p/>
        </draw:polygon>
        <draw:polygon draw:style-name="gr5" draw:text-style-name="P5" draw:layer="layout" svg:width="1.059cm" svg:height="1.059cm" svg:x="76.88cm" svg:y="11.372cm" svg:viewBox="0 0 1060 1060" draw:points="0,0 1060,0 1060,1060 0,1060">
          <text:p/>
        </draw:polygon>
        <draw:polygon draw:style-name="gr3" draw:text-style-name="P3" draw:layer="layout" svg:width="1.059cm" svg:height="1.059cm" svg:x="76.88cm" svg:y="11.372cm" svg:viewBox="0 0 1060 1060" draw:points="0,0 1060,0 1060,1060 0,1060">
          <text:p/>
        </draw:polygon>
        <draw:polygon draw:style-name="gr2" draw:text-style-name="P2" draw:layer="layout" svg:width="1.058cm" svg:height="1.058cm" svg:x="121.602cm" svg:y="68.442cm" svg:viewBox="0 0 1059 1059" draw:points="0,0 1059,0 1059,1059 0,1059">
          <text:p/>
        </draw:polygon>
        <draw:polygon draw:style-name="gr3" draw:text-style-name="P3" draw:layer="layout" svg:width="1.058cm" svg:height="1.058cm" svg:x="121.602cm" svg:y="68.442cm" svg:viewBox="0 0 1059 1059" draw:points="0,0 1059,0 1059,1059 0,1059">
          <text:p/>
        </draw:polygon>
        <draw:polygon draw:style-name="gr4" draw:text-style-name="P4" draw:layer="layout" svg:width="1.058cm" svg:height="1.058cm" svg:x="65.62cm" svg:y="71.261cm" svg:viewBox="0 0 1059 1059" draw:points="0,0 1059,0 1059,1059 0,1059">
          <text:p/>
        </draw:polygon>
        <draw:polygon draw:style-name="gr3" draw:text-style-name="P3" draw:layer="layout" svg:width="1.058cm" svg:height="1.058cm" svg:x="65.62cm" svg:y="71.261cm" svg:viewBox="0 0 1059 1059" draw:points="0,0 1059,0 1059,1059 0,1059">
          <text:p/>
        </draw:polygon>
        <draw:polygon draw:style-name="gr5" draw:text-style-name="P5" draw:layer="layout" svg:width="1.058cm" svg:height="1.058cm" svg:x="121.602cm" svg:y="74.076cm" svg:viewBox="0 0 1059 1059" draw:points="0,0 1059,0 1059,1059 0,1059">
          <text:p/>
        </draw:polygon>
        <draw:polygon draw:style-name="gr3" draw:text-style-name="P3" draw:layer="layout" svg:width="1.058cm" svg:height="1.058cm" svg:x="121.602cm" svg:y="74.076cm" svg:viewBox="0 0 1059 1059" draw:points="0,0 1059,0 1059,1059 0,1059">
          <text:p/>
        </draw:polygon>
        <draw:polygon draw:style-name="gr4" draw:text-style-name="P4" draw:layer="layout" svg:width="1.058cm" svg:height="1.059cm" svg:x="9.479cm" svg:y="92.374cm" svg:viewBox="0 0 1059 1060" draw:points="0,0 1059,0 1059,1060 0,1060">
          <text:p/>
        </draw:polygon>
        <draw:polygon draw:style-name="gr3" draw:text-style-name="P3" draw:layer="layout" svg:width="1.058cm" svg:height="1.059cm" svg:x="9.479cm" svg:y="92.374cm" svg:viewBox="0 0 1059 1060" draw:points="0,0 1059,0 1059,1060 0,1060">
          <text:p/>
        </draw:polygon>
        <draw:polygon draw:style-name="gr5" draw:text-style-name="P5" draw:layer="layout" svg:width="1.058cm" svg:height="1.058cm" svg:x="6.441cm" svg:y="93.56cm" svg:viewBox="0 0 1059 1059" draw:points="0,0 1059,0 1059,1059 0,1059">
          <text:p/>
        </draw:polygon>
        <draw:polygon draw:style-name="gr3" draw:text-style-name="P3" draw:layer="layout" svg:width="1.058cm" svg:height="1.058cm" svg:x="6.441cm" svg:y="93.56cm" svg:viewBox="0 0 1059 1059" draw:points="0,0 1059,0 1059,1059 0,1059">
          <text:p/>
        </draw:polygon>
        <draw:polygon draw:style-name="gr4" draw:text-style-name="P4" draw:layer="layout" svg:width="1.058cm" svg:height="1.058cm" svg:x="121.662cm" svg:y="72.199cm" svg:viewBox="0 0 1059 1059" draw:points="0,0 1059,0 1059,1059 0,1059">
          <text:p/>
        </draw:polygon>
        <draw:polygon draw:style-name="gr3" draw:text-style-name="P3" draw:layer="layout" svg:width="1.058cm" svg:height="1.058cm" svg:x="121.662cm" svg:y="72.199cm" svg:viewBox="0 0 1059 1059" draw:points="0,0 1059,0 1059,1059 0,1059">
          <text:p/>
        </draw:polygon>
        <draw:polygon draw:style-name="gr5" draw:text-style-name="P5" draw:layer="layout" svg:width="1.058cm" svg:height="1.058cm" svg:x="124.922cm" svg:y="72.252cm" svg:viewBox="0 0 1059 1059" draw:points="0,0 1059,0 1059,1059 0,1059">
          <text:p/>
        </draw:polygon>
        <draw:polygon draw:style-name="gr3" draw:text-style-name="P3" draw:layer="layout" svg:width="1.058cm" svg:height="1.058cm" svg:x="124.922cm" svg:y="72.252cm" svg:viewBox="0 0 1059 1059" draw:points="0,0 1059,0 1059,1059 0,1059">
          <text:p/>
        </draw:polygon>
        <draw:polygon draw:style-name="gr4" draw:text-style-name="P4" draw:layer="layout" svg:width="1.058cm" svg:height="1.058cm" svg:x="121.662cm" svg:y="70.319cm" svg:viewBox="0 0 1059 1059" draw:points="0,0 1059,0 1059,1059 0,1059">
          <text:p/>
        </draw:polygon>
        <draw:polygon draw:style-name="gr3" draw:text-style-name="P3" draw:layer="layout" svg:width="1.058cm" svg:height="1.058cm" svg:x="121.662cm" svg:y="70.319cm" svg:viewBox="0 0 1059 1059" draw:points="0,0 1059,0 1059,1059 0,1059">
          <text:p/>
        </draw:polygon>
        <draw:polygon draw:style-name="gr5" draw:text-style-name="P5" draw:layer="layout" svg:width="1.058cm" svg:height="1.058cm" svg:x="124.922cm" svg:y="70.266cm" svg:viewBox="0 0 1059 1059" draw:points="0,0 1059,0 1059,1059 0,1059">
          <text:p/>
        </draw:polygon>
        <draw:polygon draw:style-name="gr3" draw:text-style-name="P3" draw:layer="layout" svg:width="1.058cm" svg:height="1.058cm" svg:x="124.922cm" svg:y="70.266cm" svg:viewBox="0 0 1059 1059" draw:points="0,0 1059,0 1059,1059 0,1059">
          <text:p/>
        </draw:polygon>
        <draw:polygon draw:style-name="gr4" draw:text-style-name="P4" draw:layer="layout" svg:width="1.058cm" svg:height="1.059cm" svg:x="71.462cm" svg:y="11.888cm" svg:viewBox="0 0 1059 1060" draw:points="0,0 1059,0 1059,1060 0,1060">
          <text:p/>
        </draw:polygon>
        <draw:polygon draw:style-name="gr3" draw:text-style-name="P3" draw:layer="layout" svg:width="1.058cm" svg:height="1.059cm" svg:x="71.462cm" svg:y="11.888cm" svg:viewBox="0 0 1059 1060" draw:points="0,0 1059,0 1059,1060 0,1060">
          <text:p/>
        </draw:polygon>
        <draw:polygon draw:style-name="gr5" draw:text-style-name="P5" draw:layer="layout" svg:width="1.058cm" svg:height="1.058cm" svg:x="74.143cm" svg:y="13.744cm" svg:viewBox="0 0 1059 1059" draw:points="0,0 1059,0 1059,1059 0,1059">
          <text:p/>
        </draw:polygon>
        <draw:polygon draw:style-name="gr3" draw:text-style-name="P3" draw:layer="layout" svg:width="1.058cm" svg:height="1.058cm" svg:x="74.143cm" svg:y="13.744cm" svg:viewBox="0 0 1059 1059" draw:points="0,0 1059,0 1059,1059 0,1059">
          <text:p/>
        </draw:polygon>
        <draw:polygon draw:style-name="gr5" draw:text-style-name="P5" draw:layer="layout" svg:width="1.058cm" svg:height="1.058cm" svg:x="68.389cm" svg:y="12.981cm" svg:viewBox="0 0 1059 1059" draw:points="0,0 1059,0 1059,1059 0,1059">
          <text:p/>
        </draw:polygon>
        <draw:polygon draw:style-name="gr3" draw:text-style-name="P3" draw:layer="layout" svg:width="1.058cm" svg:height="1.058cm" svg:x="68.389cm" svg:y="12.981cm" svg:viewBox="0 0 1059 1059" draw:points="0,0 1059,0 1059,1059 0,1059">
          <text:p/>
        </draw:polygon>
        <draw:polygon draw:style-name="gr4" draw:text-style-name="P4" draw:layer="layout" svg:width="1.058cm" svg:height="1.059cm" svg:x="71.889cm" svg:y="8.656cm" svg:viewBox="0 0 1059 1060" draw:points="0,0 1059,0 1059,1060 0,1060">
          <text:p/>
        </draw:polygon>
        <draw:polygon draw:style-name="gr3" draw:text-style-name="P3" draw:layer="layout" svg:width="1.058cm" svg:height="1.059cm" svg:x="71.889cm" svg:y="8.656cm" svg:viewBox="0 0 1059 1060" draw:points="0,0 1059,0 1059,1060 0,1060">
          <text:p/>
        </draw:polygon>
        <draw:polygon draw:style-name="gr5" draw:text-style-name="P5" draw:layer="layout" svg:width="1.058cm" svg:height="1.058cm" svg:x="74.478cm" svg:y="6.674cm" svg:viewBox="0 0 1059 1059" draw:points="0,0 1059,0 1059,1059 0,1059">
          <text:p/>
        </draw:polygon>
        <draw:polygon draw:style-name="gr3" draw:text-style-name="P3" draw:layer="layout" svg:width="1.058cm" svg:height="1.058cm" svg:x="74.478cm" svg:y="6.674cm" svg:viewBox="0 0 1059 1059" draw:points="0,0 1059,0 1059,1059 0,1059">
          <text:p/>
        </draw:polygon>
        <draw:polygon draw:style-name="gr5" draw:text-style-name="P5" draw:layer="layout" svg:width="1.058cm" svg:height="1.058cm" svg:x="69.906cm" svg:y="6.068cm" svg:viewBox="0 0 1059 1059" draw:points="0,0 1059,0 1059,1059 0,1059">
          <text:p/>
        </draw:polygon>
        <draw:polygon draw:style-name="gr3" draw:text-style-name="P3" draw:layer="layout" svg:width="1.058cm" svg:height="1.058cm" svg:x="69.906cm" svg:y="6.068cm" svg:viewBox="0 0 1059 1059" draw:points="0,0 1059,0 1059,1059 0,1059">
          <text:p/>
        </draw:polygon>
        <draw:line draw:style-name="gr3" draw:text-style-name="P3" draw:layer="layout" svg:x1="81.369cm" svg:y1="138.119cm" svg:x2="80.623cm" svg:y2="139.778cm">
          <text:p/>
        </draw:line>
        <draw:polygon draw:style-name="gr6" draw:text-style-name="P6" draw:layer="layout" svg:width="0.332cm" svg:height="0.459cm" svg:x="80.51cm" svg:y="139.576cm" svg:viewBox="0 0 333 460" draw:points="0,460 333,145 128,169 11,0">
          <text:p/>
        </draw:polygon>
        <draw:line draw:style-name="gr3" draw:text-style-name="P3" draw:layer="layout" svg:x1="79.742cm" svg:y1="140.131cm" svg:x2="78.5cm" svg:y2="139.107cm">
          <text:p/>
        </draw:line>
        <draw:polygon draw:style-name="gr6" draw:text-style-name="P6" draw:layer="layout" svg:width="0.438cm" svg:height="0.406cm" svg:x="78.284cm" svg:y="138.927cm" svg:viewBox="0 0 439 407" draw:points="0,0 213,407 245,206 439,134">
          <text:p/>
        </draw:polygon>
        <draw:line draw:style-name="gr3" draw:text-style-name="P3" draw:layer="layout" svg:x1="80.134cm" svg:y1="140.036cm" svg:x2="62.685cm" svg:y2="73.787cm">
          <text:p/>
        </draw:line>
        <draw:polygon draw:style-name="gr6" draw:text-style-name="P6" draw:layer="layout" svg:width="0.342cm" svg:height="0.455cm" svg:x="62.547cm" svg:y="73.511cm" svg:viewBox="0 0 343 456" draw:points="64,0 0,456 145,307 343,367">
          <text:p/>
        </draw:polygon>
        <draw:line draw:style-name="gr3" draw:text-style-name="P3" draw:layer="layout" svg:x1="61.945cm" svg:y1="72.983cm" svg:x2="6.852cm" svg:y2="72.732cm">
          <text:p/>
        </draw:line>
        <draw:polygon draw:style-name="gr6" draw:text-style-name="P6" draw:layer="layout" svg:width="0.424cm" svg:height="0.353cm" svg:x="6.57cm" svg:y="72.555cm" svg:viewBox="0 0 425 354" draw:points="0,178 424,354 318,178 425,0">
          <text:p/>
        </draw:polygon>
        <draw:line draw:style-name="gr3" draw:text-style-name="P3" draw:layer="layout" svg:x1="5.513cm" svg:y1="72.735cm" svg:x2="3.592cm" svg:y2="72.768cm">
          <text:p/>
        </draw:line>
        <draw:polygon draw:style-name="gr6" draw:text-style-name="P6" draw:layer="layout" svg:width="0.426cm" svg:height="0.353cm" svg:x="3.31cm" svg:y="72.587cm" svg:viewBox="0 0 427 354" draw:points="0,185 427,354 318,181 421,0">
          <text:p/>
        </draw:polygon>
        <draw:line draw:style-name="gr3" draw:text-style-name="P3" draw:layer="layout" svg:x1="61.945cm" svg:y1="73cm" svg:x2="6.913cm" svg:y2="74.585cm">
          <text:p/>
        </draw:line>
        <draw:polygon draw:style-name="gr6" draw:text-style-name="P6" draw:layer="layout" svg:width="0.428cm" svg:height="0.349cm" svg:x="6.631cm" svg:y="74.404cm" svg:viewBox="0 0 429 350" draw:points="0,188 429,350 318,177 419,0">
          <text:p/>
        </draw:polygon>
        <draw:line draw:style-name="gr3" draw:text-style-name="P3" draw:layer="layout" svg:x1="5.574cm" svg:y1="74.633cm" svg:x2="3.656cm" svg:y2="74.726cm">
          <text:p/>
        </draw:line>
        <draw:polygon draw:style-name="gr6" draw:text-style-name="P6" draw:layer="layout" svg:width="0.432cm" svg:height="0.353cm" svg:x="3.374cm" svg:y="74.541cm" svg:viewBox="0 0 433 354" draw:points="0,198 433,354 318,180 415,0">
          <text:p/>
        </draw:polygon>
        <draw:line draw:style-name="gr3" draw:text-style-name="P3" draw:layer="layout" svg:x1="61.945cm" svg:y1="73.017cm" svg:x2="7.034cm" svg:y2="76.433cm">
          <text:p/>
        </draw:line>
        <draw:polygon draw:style-name="gr6" draw:text-style-name="P6" draw:layer="layout" svg:width="0.434cm" svg:height="0.353cm" svg:x="6.752cm" svg:y="76.245cm" svg:viewBox="0 0 435 354" draw:points="0,201 435,354 317,184 413,0">
          <text:p/>
        </draw:polygon>
        <draw:line draw:style-name="gr3" draw:text-style-name="P3" draw:layer="layout" svg:x1="5.695cm" svg:y1="76.524cm" svg:x2="3.784cm" svg:y2="76.68cm">
          <text:p/>
        </draw:line>
        <draw:polygon draw:style-name="gr6" draw:text-style-name="P6" draw:layer="layout" svg:width="0.437cm" svg:height="0.35cm" svg:x="3.502cm" svg:y="76.492cm" svg:viewBox="0 0 438 351" draw:points="0,209 438,351 318,185 409,0">
          <text:p/>
        </draw:polygon>
        <draw:line draw:style-name="gr3" draw:text-style-name="P3" draw:layer="layout" svg:x1="80.8cm" svg:y1="140.459cm" svg:x2="82.667cm" svg:y2="140.091cm">
          <text:p/>
        </draw:line>
        <draw:polygon draw:style-name="gr6" draw:text-style-name="P6" draw:layer="layout" svg:width="0.448cm" svg:height="0.346cm" svg:x="82.493cm" svg:y="139.946cm" svg:viewBox="0 0 449 347" draw:points="449,92 0,0 138,152 67,347">
          <text:p/>
        </draw:polygon>
        <draw:line draw:style-name="gr3" draw:text-style-name="P3" draw:layer="layout" svg:x1="83.999cm" svg:y1="139.828cm" svg:x2="85.863cm" svg:y2="139.46cm">
          <text:p/>
        </draw:line>
        <draw:polygon draw:style-name="gr6" draw:text-style-name="P6" draw:layer="layout" svg:width="0.452cm" svg:height="0.346cm" svg:x="85.689cm" svg:y="139.315cm" svg:viewBox="0 0 453 347" draw:points="453,88 0,0 141,152 71,347">
          <text:p/>
        </draw:polygon>
        <draw:line draw:style-name="gr3" draw:text-style-name="P3" draw:layer="layout" svg:x1="80.138cm" svg:y1="141.093cm" svg:x2="70.971cm" svg:y2="177.113cm">
          <text:p/>
        </draw:line>
        <draw:polygon draw:style-name="gr6" draw:text-style-name="P6" draw:layer="layout" svg:width="0.342cm" svg:height="0.451cm" svg:x="70.834cm" svg:y="176.932cm" svg:viewBox="0 0 343 452" draw:points="67,452 343,84 145,145 0,0">
          <text:p/>
        </draw:polygon>
        <draw:line draw:style-name="gr3" draw:text-style-name="P3" draw:layer="layout" svg:x1="70.768cm" svg:y1="177.384cm" svg:x2="70.724cm" svg:y2="161.448cm">
          <text:p/>
        </draw:line>
        <draw:polygon draw:style-name="gr6" draw:text-style-name="P6" draw:layer="layout" svg:width="0.353cm" svg:height="0.423cm" svg:x="70.548cm" svg:y="161.166cm" svg:viewBox="0 0 354 424" draw:points="177,0 0,424 177,319 354,424">
          <text:p/>
        </draw:polygon>
        <draw:line draw:style-name="gr3" draw:text-style-name="P3" draw:layer="layout" svg:x1="70.239cm" svg:y1="177.483cm" svg:x2="41.017cm" svg:y2="153.733cm">
          <text:p/>
        </draw:line>
        <draw:polygon draw:style-name="gr6" draw:text-style-name="P6" draw:layer="layout" svg:width="0.441cm" svg:height="0.406cm" svg:x="40.798cm" svg:y="153.553cm" svg:viewBox="0 0 442 407" draw:points="0,0 219,407 247,202 442,131">
          <text:p/>
        </draw:polygon>
        <draw:line draw:style-name="gr3" draw:text-style-name="P3" draw:layer="layout" svg:x1="40.798cm" svg:y1="153.356cm" svg:x2="51.016cm" svg:y2="157.862cm">
          <text:p/>
        </draw:line>
        <draw:polygon draw:style-name="gr6" draw:text-style-name="P6" draw:layer="layout" svg:width="0.458cm" svg:height="0.335cm" svg:x="50.814cm" svg:y="157.642cm" svg:viewBox="0 0 459 336" draw:points="459,336 144,0 169,204 0,325">
          <text:p/>
        </draw:polygon>
        <draw:line draw:style-name="gr3" draw:text-style-name="P3" draw:layer="layout" svg:x1="52.331cm" svg:y1="158.443cm" svg:x2="54cm" svg:y2="159.177cm">
          <text:p/>
        </draw:line>
        <draw:polygon draw:style-name="gr6" draw:text-style-name="P6" draw:layer="layout" svg:width="0.459cm" svg:height="0.335cm" svg:x="53.798cm" svg:y="158.958cm" svg:viewBox="0 0 460 336" draw:points="460,336 142,0 167,204 0,324">
          <text:p/>
        </draw:polygon>
        <draw:line draw:style-name="gr3" draw:text-style-name="P3" draw:layer="layout" svg:x1="40.534cm" svg:y1="153.652cm" svg:x2="45.502cm" svg:y2="163.622cm">
          <text:p/>
        </draw:line>
        <draw:polygon draw:style-name="gr6" draw:text-style-name="P6" draw:layer="layout" svg:width="0.346cm" svg:height="0.458cm" svg:x="45.282cm" svg:y="163.417cm" svg:viewBox="0 0 347 459" draw:points="347,459 315,0 206,173 0,159">
          <text:p/>
        </draw:polygon>
        <draw:line draw:style-name="gr3" draw:text-style-name="P3" draw:layer="layout" svg:x1="45.713cm" svg:y1="164.934cm" svg:x2="45.123cm" svg:y2="166.699cm">
          <text:p/>
        </draw:line>
        <draw:polygon draw:style-name="gr6" draw:text-style-name="P6" draw:layer="layout" svg:width="0.335cm" svg:height="0.455cm" svg:x="45cm" svg:y="166.511cm" svg:viewBox="0 0 336 456" draw:points="32,456 336,109 135,155 0,0">
          <text:p/>
        </draw:polygon>
        <draw:line draw:style-name="gr3" draw:text-style-name="P3" draw:layer="layout" svg:x1="46.422cm" svg:y1="164.581cm" svg:x2="48.186cm" svg:y2="165.175cm">
          <text:p/>
        </draw:line>
        <draw:polygon draw:style-name="gr6" draw:text-style-name="P6" draw:layer="layout" svg:width="0.459cm" svg:height="0.332cm" svg:x="47.995cm" svg:y="164.962cm" svg:viewBox="0 0 460 333" draw:points="460,301 113,0 159,202 0,333">
          <text:p/>
        </draw:polygon>
        <draw:line draw:style-name="gr3" draw:text-style-name="P3" draw:layer="layout" svg:x1="40.249cm" svg:y1="153.652cm" svg:x2="39.793cm" svg:y2="164.906cm">
          <text:p/>
        </draw:line>
        <draw:polygon draw:style-name="gr6" draw:text-style-name="P6" draw:layer="layout" svg:width="0.353cm" svg:height="0.431cm" svg:x="39.62cm" svg:y="164.757cm" svg:viewBox="0 0 354 432" draw:points="159,432 354,14 173,113 0,0">
          <text:p/>
        </draw:polygon>
        <draw:line draw:style-name="gr3" draw:text-style-name="P3" draw:layer="layout" svg:x1="39.229cm" svg:y1="166.204cm" svg:x2="38.1cm" svg:y2="167.249cm">
          <text:p/>
        </draw:line>
        <draw:polygon draw:style-name="gr6" draw:text-style-name="P6" draw:layer="layout" svg:width="0.431cm" svg:height="0.416cm" svg:x="37.891cm" svg:y="167.022cm" svg:viewBox="0 0 432 417" draw:points="0,417 432,262 234,202 192,0">
          <text:p/>
        </draw:polygon>
        <draw:line draw:style-name="gr3" draw:text-style-name="P3" draw:layer="layout" svg:x1="40.248cm" svg:y1="166.246cm" svg:x2="41.29cm" svg:y2="167.379cm">
          <text:p/>
        </draw:line>
        <draw:polygon draw:style-name="gr6" draw:text-style-name="P6" draw:layer="layout" svg:width="0.42cm" svg:height="0.434cm" svg:x="41.063cm" svg:y="167.153cm" svg:viewBox="0 0 421 435" draw:points="421,435 262,0 204,197 0,241">
          <text:p/>
        </draw:polygon>
        <draw:line draw:style-name="gr3" draw:text-style-name="P3" draw:layer="layout" svg:x1="39.797cm" svg:y1="153.652cm" svg:x2="32.537cm" svg:y2="161.788cm">
          <text:p/>
        </draw:line>
        <draw:polygon draw:style-name="gr6" draw:text-style-name="P6" draw:layer="layout" svg:width="0.413cm" svg:height="0.434cm" svg:x="32.349cm" svg:y="161.565cm" svg:viewBox="0 0 414 435" draw:points="0,435 414,234 212,195 151,0">
          <text:p/>
        </draw:polygon>
        <draw:line draw:style-name="gr3" draw:text-style-name="P3" draw:layer="layout" svg:x1="31.348cm" svg:y1="162.556cm" svg:x2="29.432cm" svg:y2="162.666cm">
          <text:p/>
        </draw:line>
        <draw:polygon draw:style-name="gr6" draw:text-style-name="P6" draw:layer="layout" svg:width="0.433cm" svg:height="0.353cm" svg:x="29.15cm" svg:y="162.482cm" svg:viewBox="0 0 434 354" draw:points="0,197 434,354 318,180 414,0">
          <text:p/>
        </draw:polygon>
        <draw:line draw:style-name="gr3" draw:text-style-name="P3" draw:layer="layout" svg:x1="31.906cm" svg:y1="163.057cm" svg:x2="32.016cm" svg:y2="164.97cm">
          <text:p/>
        </draw:line>
        <draw:polygon draw:style-name="gr6" draw:text-style-name="P6" draw:layer="layout" svg:width="0.352cm" svg:height="0.43cm" svg:x="31.831cm" svg:y="164.821cm" svg:viewBox="0 0 353 431" draw:points="201,431 353,0 183,117 0,17">
          <text:p/>
        </draw:polygon>
        <draw:line draw:style-name="gr3" draw:text-style-name="P3" draw:layer="layout" svg:x1="40.798cm" svg:y1="152.944cm" svg:x2="58.159cm" svg:y2="147.034cm">
          <text:p/>
        </draw:line>
        <draw:polygon draw:style-name="gr6" draw:text-style-name="P6" draw:layer="layout" svg:width="0.455cm" svg:height="0.331cm" svg:x="57.968cm" svg:y="146.914cm" svg:viewBox="0 0 456 332" draw:points="456,28 0,0 156,130 114,332">
          <text:p/>
        </draw:polygon>
        <draw:line draw:style-name="gr3" draw:text-style-name="P3" draw:layer="layout" svg:x1="58.452cm" svg:y1="147.291cm" svg:x2="56.599cm" svg:y2="149.243cm">
          <text:p/>
        </draw:line>
        <draw:polygon draw:style-name="gr6" draw:text-style-name="P6" draw:layer="layout" svg:width="0.42cm" svg:height="0.431cm" svg:x="56.405cm" svg:y="149.016cm" svg:viewBox="0 0 421 432" draw:points="0,432 421,244 219,198 166,0">
          <text:p/>
        </draw:polygon>
        <draw:line draw:style-name="gr3" draw:text-style-name="P3" draw:layer="layout" svg:x1="55.404cm" svg:y1="150.505cm" svg:x2="54.356cm" svg:y2="151.607cm">
          <text:p/>
        </draw:line>
        <draw:polygon draw:style-name="gr6" draw:text-style-name="P6" draw:layer="layout" svg:width="0.42cm" svg:height="0.43cm" svg:x="54.161cm" svg:y="151.38cm" svg:viewBox="0 0 421 431" draw:points="0,431 421,244 220,202 164,0">
          <text:p/>
        </draw:polygon>
        <draw:line draw:style-name="gr3" draw:text-style-name="P3" draw:layer="layout" svg:x1="59.481cm" svg:y1="146.815cm" svg:x2="62.552cm" svg:y2="147.126cm">
          <text:p/>
        </draw:line>
        <draw:polygon draw:style-name="gr6" draw:text-style-name="P6" draw:layer="layout" svg:width="0.437cm" svg:height="0.349cm" svg:x="62.392cm" svg:y="146.935cm" svg:viewBox="0 0 438 350" draw:points="438,220 35,0 123,188 0,350">
          <text:p/>
        </draw:polygon>
        <draw:line draw:style-name="gr3" draw:text-style-name="P3" draw:layer="layout" svg:x1="63.888cm" svg:y1="147.26cm" svg:x2="65.794cm" svg:y2="147.451cm">
          <text:p/>
        </draw:line>
        <draw:polygon draw:style-name="gr6" draw:text-style-name="P6" draw:layer="layout" svg:width="0.438cm" svg:height="0.352cm" svg:x="65.637cm" svg:y="147.26cm" svg:viewBox="0 0 439 353" draw:points="439,219 36,0 120,188 0,353">
          <text:p/>
        </draw:polygon>
        <draw:line draw:style-name="gr3" draw:text-style-name="P3" draw:layer="layout" svg:x1="59.15cm" svg:y1="147.291cm" svg:x2="60.83cm" svg:y2="151.815cm">
          <text:p/>
        </draw:line>
        <draw:polygon draw:style-name="gr6" draw:text-style-name="P6" draw:layer="layout" svg:width="0.331cm" svg:height="0.458cm" svg:x="60.614cm" svg:y="151.62cm" svg:viewBox="0 0 332 459" draw:points="315,459 332,0 205,162 0,123">
          <text:p/>
        </draw:polygon>
        <draw:line draw:style-name="gr3" draw:text-style-name="P3" draw:layer="layout" svg:x1="60.597cm" svg:y1="152.545cm" svg:x2="58.695cm" svg:y2="152.322cm">
          <text:p/>
        </draw:line>
        <draw:polygon draw:style-name="gr6" draw:text-style-name="P6" draw:layer="layout" svg:width="0.441cm" svg:height="0.349cm" svg:x="58.416cm" svg:y="152.163cm" svg:viewBox="0 0 442 350" draw:points="0,124 400,350 314,162 442,0">
          <text:p/>
        </draw:polygon>
        <draw:line draw:style-name="gr3" draw:text-style-name="P3" draw:layer="layout" svg:x1="61.609cm" svg:y1="152.079cm" svg:x2="62.654cm" svg:y2="150.943cm">
          <text:p/>
        </draw:line>
        <draw:polygon draw:style-name="gr6" draw:text-style-name="P6" draw:layer="layout" svg:width="0.416cm" svg:height="0.431cm" svg:x="62.427cm" svg:y="150.734cm" svg:viewBox="0 0 417 432" draw:points="417,0 0,191 202,233 262,432">
          <text:p/>
        </draw:polygon>
        <draw:line draw:style-name="gr3" draw:text-style-name="P3" draw:layer="layout" svg:x1="61.319cm" svg:y1="153.137cm" svg:x2="61.966cm" svg:y2="154.873cm">
          <text:p/>
        </draw:line>
        <draw:polygon draw:style-name="gr6" draw:text-style-name="P6" draw:layer="layout" svg:width="0.331cm" svg:height="0.459cm" svg:x="61.75cm" svg:y="154.678cm" svg:viewBox="0 0 332 460" draw:points="315,460 332,0 204,159 0,124">
          <text:p/>
        </draw:polygon>
        <draw:line draw:style-name="gr3" draw:text-style-name="P3" draw:layer="layout" svg:x1="62.019cm" svg:y1="156.195cm" svg:x2="61.263cm" svg:y2="157.844cm">
          <text:p/>
        </draw:line>
        <draw:polygon draw:style-name="gr6" draw:text-style-name="P6" draw:layer="layout" svg:width="0.339cm" svg:height="0.458cm" svg:x="61.143cm" svg:y="157.642cm" svg:viewBox="0 0 340 459" draw:points="0,459 340,149 134,170 18,0">
          <text:p/>
        </draw:polygon>
        <draw:line draw:style-name="gr3" draw:text-style-name="P3" draw:layer="layout" svg:x1="62.79cm" svg:y1="155.906cm" svg:x2="64.439cm" svg:y2="156.666cm">
          <text:p/>
        </draw:line>
        <draw:polygon draw:style-name="gr6" draw:text-style-name="P6" draw:layer="layout" svg:width="0.458cm" svg:height="0.335cm" svg:x="64.237cm" svg:y="156.446cm" svg:viewBox="0 0 459 336" draw:points="459,336 149,0 170,205 0,318">
          <text:p/>
        </draw:polygon>
        <draw:line draw:style-name="gr3" draw:text-style-name="P3" draw:layer="layout" svg:x1="59.199cm" svg:y1="146.234cm" svg:x2="60.46cm" svg:y2="143.534cm">
          <text:p/>
        </draw:line>
        <draw:polygon draw:style-name="gr6" draw:text-style-name="P6" draw:layer="layout" svg:width="0.339cm" svg:height="0.455cm" svg:x="60.24cm" svg:y="143.28cm" svg:viewBox="0 0 340 456" draw:points="340,0 0,308 205,287 318,456">
          <text:p/>
        </draw:polygon>
        <draw:line draw:style-name="gr3" draw:text-style-name="P3" draw:layer="layout" svg:x1="61.072cm" svg:y1="142.223cm" svg:x2="61.835cm" svg:y2="140.578cm">
          <text:p/>
        </draw:line>
        <draw:polygon draw:style-name="gr6" draw:text-style-name="P6" draw:layer="layout" svg:width="0.338cm" svg:height="0.459cm" svg:x="61.616cm" svg:y="140.324cm" svg:viewBox="0 0 339 460" draw:points="339,0 0,308 205,287 322,460">
          <text:p/>
        </draw:polygon>
        <draw:line draw:style-name="gr3" draw:text-style-name="P3" draw:layer="layout" svg:x1="58.424cm" svg:y1="146.248cm" svg:x2="56.511cm" svg:y2="144.384cm">
          <text:p/>
        </draw:line>
        <draw:polygon draw:style-name="gr6" draw:text-style-name="P6" draw:layer="layout" svg:width="0.427cm" svg:height="0.423cm" svg:x="56.31cm" svg:y="144.187cm" svg:viewBox="0 0 428 424" draw:points="0,0 181,424 230,222 428,169">
          <text:p/>
        </draw:polygon>
        <draw:line draw:style-name="gr3" draw:text-style-name="P3" draw:layer="layout" svg:x1="55.253cm" svg:y1="143.158cm" svg:x2="54.176cm" svg:y2="142.109cm">
          <text:p/>
        </draw:line>
        <draw:polygon draw:style-name="gr6" draw:text-style-name="P6" draw:layer="layout" svg:width="0.426cm" svg:height="0.424cm" svg:x="53.975cm" svg:y="141.911cm" svg:viewBox="0 0 427 425" draw:points="0,0 179,425 229,224 427,171">
          <text:p/>
        </draw:polygon>
        <draw:line draw:style-name="gr3" draw:text-style-name="P3" draw:layer="layout" svg:x1="58.424cm" svg:y1="146.682cm" svg:x2="55.386cm" svg:y2="146.205cm">
          <text:p/>
        </draw:line>
        <draw:polygon draw:style-name="gr6" draw:text-style-name="P6" draw:layer="layout" svg:width="0.444cm" svg:height="0.349cm" svg:x="55.107cm" svg:y="146.053cm" svg:viewBox="0 0 445 350" draw:points="0,110 393,350 315,160 445,0">
          <text:p/>
        </draw:polygon>
        <draw:line draw:style-name="gr3" draw:text-style-name="P3" draw:layer="layout" svg:x1="54.05cm" svg:y1="145.998cm" svg:x2="52.165cm" svg:y2="145.7cm">
          <text:p/>
        </draw:line>
        <draw:polygon draw:style-name="gr6" draw:text-style-name="P6" draw:layer="layout" svg:width="0.445cm" svg:height="0.349cm" svg:x="51.886cm" svg:y="145.549cm" svg:viewBox="0 0 446 350" draw:points="0,109 393,350 315,158 446,0">
          <text:p/>
        </draw:polygon>
        <draw:line draw:style-name="gr3" draw:text-style-name="P3" draw:layer="layout" svg:x1="58.858cm" svg:y1="146.234cm" svg:x2="58.303cm" svg:y2="143.213cm">
          <text:p/>
        </draw:line>
        <draw:polygon draw:style-name="gr6" draw:text-style-name="P6" draw:layer="layout" svg:width="0.346cm" svg:height="0.448cm" svg:x="58.155cm" svg:y="142.938cm" svg:viewBox="0 0 347 449" draw:points="99,0 0,449 155,311 347,386">
          <text:p/>
        </draw:polygon>
        <draw:line draw:style-name="gr3" draw:text-style-name="P3" draw:layer="layout" svg:x1="58.061cm" svg:y1="141.881cm" svg:x2="57.717cm" svg:y2="140.006cm">
          <text:p/>
        </draw:line>
        <draw:polygon draw:style-name="gr6" draw:text-style-name="P6" draw:layer="layout" svg:width="0.346cm" svg:height="0.448cm" svg:x="57.569cm" svg:y="139.728cm" svg:viewBox="0 0 347 449" draw:points="96,0 0,449 152,315 347,385">
          <text:p/>
        </draw:polygon>
        <draw:line draw:style-name="gr3" draw:text-style-name="P3" draw:layer="layout" svg:x1="59.481cm" svg:y1="146.463cm" svg:x2="62.029cm" svg:y2="145.012cm">
          <text:p/>
        </draw:line>
        <draw:polygon draw:style-name="gr6" draw:text-style-name="P6" draw:layer="layout" svg:width="0.455cm" svg:height="0.363cm" svg:x="61.817cm" svg:y="144.875cm" svg:viewBox="0 0 456 364" draw:points="456,0 0,56 180,156 176,364">
          <text:p/>
        </draw:polygon>
        <draw:line draw:style-name="gr3" draw:text-style-name="P3" draw:layer="layout" svg:x1="63.33cm" svg:y1="144.273cm" svg:x2="64.862cm" svg:y2="143.4cm">
          <text:p/>
        </draw:line>
        <draw:polygon draw:style-name="gr6" draw:text-style-name="P6" draw:layer="layout" svg:width="0.455cm" svg:height="0.363cm" svg:x="64.653cm" svg:y="143.263cm" svg:viewBox="0 0 456 364" draw:points="456,0 0,56 176,155 173,364">
          <text:p/>
        </draw:polygon>
        <draw:line draw:style-name="gr3" draw:text-style-name="P3" draw:layer="layout" svg:x1="40.699cm" svg:y1="152.595cm" svg:x2="47.626cm" svg:y2="144.102cm">
          <text:p/>
        </draw:line>
        <draw:polygon draw:style-name="gr6" draw:text-style-name="P6" draw:layer="layout" svg:width="0.402cm" svg:height="0.438cm" svg:x="47.399cm" svg:y="143.883cm" svg:viewBox="0 0 403 439" draw:points="403,0 0,217 201,248 272,439">
          <text:p/>
        </draw:polygon>
        <draw:line draw:style-name="gr3" draw:text-style-name="P3" draw:layer="layout" svg:x1="48.665cm" svg:y1="142.826cm" svg:x2="49.686cm" svg:y2="141.573cm">
          <text:p/>
        </draw:line>
        <draw:polygon draw:style-name="gr6" draw:text-style-name="P6" draw:layer="layout" svg:width="0.402cm" svg:height="0.441cm" svg:x="49.459cm" svg:y="141.354cm" svg:viewBox="0 0 403 442" draw:points="403,0 0,220 202,248 273,442">
          <text:p/>
        </draw:polygon>
        <draw:line draw:style-name="gr3" draw:text-style-name="P3" draw:layer="layout" svg:x1="40.267cm" svg:y1="152.595cm" svg:x2="40.22cm" svg:y2="141.329cm">
          <text:p/>
        </draw:line>
        <draw:polygon draw:style-name="gr6" draw:text-style-name="P6" draw:layer="layout" svg:width="0.353cm" svg:height="0.427cm" svg:x="40.043cm" svg:y="141.047cm" svg:viewBox="0 0 354 428" draw:points="173,0 0,428 177,319 354,424">
          <text:p/>
        </draw:polygon>
        <draw:line draw:style-name="gr3" draw:text-style-name="P3" draw:layer="layout" svg:x1="40.214cm" svg:y1="139.99cm" svg:x2="40.206cm" svg:y2="138.07cm">
          <text:p/>
        </draw:line>
        <draw:polygon draw:style-name="gr6" draw:text-style-name="P6" draw:layer="layout" svg:width="0.353cm" svg:height="0.424cm" svg:x="40.029cm" svg:y="137.787cm" svg:viewBox="0 0 354 425" draw:points="177,0 0,425 177,318 354,425">
          <text:p/>
        </draw:polygon>
        <draw:line draw:style-name="gr3" draw:text-style-name="P3" draw:layer="layout" svg:x1="39.833cm" svg:y1="152.595cm" svg:x2="32.842cm" svg:y2="144.169cm">
          <text:p/>
        </draw:line>
        <draw:polygon draw:style-name="gr6" draw:text-style-name="P6" draw:layer="layout" svg:width="0.406cm" svg:height="0.441cm" svg:x="32.662cm" svg:y="143.95cm" svg:viewBox="0 0 407 442" draw:points="0,0 135,442 203,248 407,217">
          <text:p/>
        </draw:polygon>
        <draw:line draw:style-name="gr3" draw:text-style-name="P3" draw:layer="layout" svg:x1="31.785cm" svg:y1="142.893cm" svg:x2="30.76cm" svg:y2="141.657cm">
          <text:p/>
        </draw:line>
        <draw:polygon draw:style-name="gr6" draw:text-style-name="P6" draw:layer="layout" svg:width="0.406cm" svg:height="0.438cm" svg:x="30.58cm" svg:y="141.442cm" svg:viewBox="0 0 407 439" draw:points="0,0 135,439 204,244 407,212">
          <text:p/>
        </draw:polygon>
        <draw:line draw:style-name="gr3" draw:text-style-name="P3" draw:layer="layout" svg:x1="39.741cm" svg:y1="153.021cm" svg:x2="28.699cm" svg:y2="150.897cm">
          <text:p/>
        </draw:line>
        <draw:polygon draw:style-name="gr6" draw:text-style-name="P6" draw:layer="layout" svg:width="0.449cm" svg:height="0.345cm" svg:x="28.422cm" svg:y="150.749cm" svg:viewBox="0 0 450 346" draw:points="0,95 383,346 313,155 450,0">
          <text:p/>
        </draw:polygon>
        <draw:line draw:style-name="gr3" draw:text-style-name="P3" draw:layer="layout" svg:x1="27.364cm" svg:y1="150.64cm" svg:x2="25.497cm" svg:y2="150.279cm">
          <text:p/>
        </draw:line>
        <draw:polygon draw:style-name="gr6" draw:text-style-name="P6" draw:layer="layout" svg:width="0.449cm" svg:height="0.345cm" svg:x="25.22cm" svg:y="150.135cm" svg:viewBox="0 0 450 346" draw:points="0,91 383,346 313,152 450,0">
          <text:p/>
        </draw:polygon>
        <draw:line draw:style-name="gr3" draw:text-style-name="P3" draw:layer="layout" svg:x1="39.741cm" svg:y1="153.412cm" svg:x2="29.973cm" svg:y2="158.722cm">
          <text:p/>
        </draw:line>
        <draw:polygon draw:style-name="gr6" draw:text-style-name="P6" draw:layer="layout" svg:width="0.456cm" svg:height="0.356cm" svg:x="29.726cm" svg:y="158.499cm" svg:viewBox="0 0 457 357" draw:points="0,357 457,311 279,206 288,0">
          <text:p/>
        </draw:polygon>
        <draw:line draw:style-name="gr3" draw:text-style-name="P3" draw:layer="layout" svg:x1="28.668cm" svg:y1="159.43cm" svg:x2="27.109cm" svg:y2="160.278cm">
          <text:p/>
        </draw:line>
        <draw:polygon draw:style-name="gr6" draw:text-style-name="P6" draw:layer="layout" svg:width="0.456cm" svg:height="0.36cm" svg:x="26.861cm" svg:y="160.055cm" svg:viewBox="0 0 457 361" draw:points="0,361 457,311 280,208 289,0">
          <text:p/>
        </draw:polygon>
        <draw:line draw:style-name="gr3" draw:text-style-name="P3" draw:layer="layout" svg:x1="40.055cm" svg:y1="153.652cm" svg:x2="35.859cm" svg:y2="164.017cm">
          <text:p/>
        </draw:line>
        <draw:polygon draw:style-name="gr6" draw:text-style-name="P6" draw:layer="layout" svg:width="0.328cm" svg:height="0.459cm" svg:x="35.75cm" svg:y="163.819cm" svg:viewBox="0 0 329 460" draw:points="4,460 329,130 123,162 0,0">
          <text:p/>
        </draw:polygon>
        <draw:line draw:style-name="gr3" draw:text-style-name="P3" draw:layer="layout" svg:x1="35.327cm" svg:y1="165.336cm" svg:x2="34.637cm" svg:y2="167.041cm">
          <text:p/>
        </draw:line>
        <draw:polygon draw:style-name="gr6" draw:text-style-name="P6" draw:layer="layout" svg:width="0.327cm" svg:height="0.459cm" svg:x="34.527cm" svg:y="166.842cm" svg:viewBox="0 0 328 460" draw:points="4,460 328,132 123,164 0,0">
          <text:p/>
        </draw:polygon>
        <draw:line draw:style-name="gr3" draw:text-style-name="P3" draw:layer="layout" svg:x1="39.741cm" svg:y1="153.204cm" svg:x2="28.622cm" svg:y2="154.93cm">
          <text:p/>
        </draw:line>
        <draw:polygon draw:style-name="gr6" draw:text-style-name="P6" draw:layer="layout" svg:width="0.446cm" svg:height="0.349cm" svg:x="28.343cm" svg:y="154.735cm" svg:viewBox="0 0 447 350" draw:points="0,241 447,350 314,191 393,0">
          <text:p/>
        </draw:polygon>
        <draw:line draw:style-name="gr3" draw:text-style-name="P3" draw:layer="layout" svg:x1="27.286cm" svg:y1="154.669cm" svg:x2="25.94cm" svg:y2="153.684cm">
          <text:p/>
        </draw:line>
        <draw:polygon draw:style-name="gr6" draw:text-style-name="P6" draw:layer="layout" svg:width="0.446cm" svg:height="0.391cm" svg:x="25.712cm" svg:y="153.518cm" svg:viewBox="0 0 447 392" draw:points="0,0 237,392 256,187 447,106">
          <text:p/>
        </draw:polygon>
        <draw:line draw:style-name="gr3" draw:text-style-name="P3" draw:layer="layout" svg:x1="27.428cm" svg:y1="155.585cm" svg:x2="26.443cm" svg:y2="156.93cm">
          <text:p/>
        </draw:line>
        <draw:polygon draw:style-name="gr6" draw:text-style-name="P6" draw:layer="layout" svg:width="0.392cm" svg:height="0.444cm" svg:x="26.277cm" svg:y="156.714cm" svg:viewBox="0 0 393 445" draw:points="0,445 393,208 188,187 107,0">
          <text:p/>
        </draw:polygon>
        <draw:line draw:style-name="gr3" draw:text-style-name="P3" draw:layer="layout" svg:x1="39.741cm" svg:y1="152.81cm" svg:x2="30.194cm" svg:y2="147.161cm">
          <text:p/>
        </draw:line>
        <draw:polygon draw:style-name="gr6" draw:text-style-name="P6" draw:layer="layout" svg:width="0.454cm" svg:height="0.367cm" svg:x="29.951cm" svg:y="147.02cm" svg:viewBox="0 0 455 368" draw:points="0,0 276,368 274,158 455,63">
          <text:p/>
        </draw:polygon>
        <draw:line draw:style-name="gr3" draw:text-style-name="P3" draw:layer="layout" svg:x1="29.287cm" svg:y1="146.178cm" svg:x2="28.818cm" svg:y2="144.349cm">
          <text:p/>
        </draw:line>
        <draw:polygon draw:style-name="gr6" draw:text-style-name="P6" draw:layer="layout" svg:width="0.341cm" svg:height="0.452cm" svg:x="28.682cm" svg:y="144.077cm" svg:viewBox="0 0 342 453" draw:points="65,0 0,453 145,308 342,365">
          <text:p/>
        </draw:polygon>
        <draw:line draw:style-name="gr3" draw:text-style-name="P3" draw:layer="layout" svg:x1="28.894cm" svg:y1="146.84cm" svg:x2="27.066cm" svg:y2="147.31cm">
          <text:p/>
        </draw:line>
        <draw:polygon draw:style-name="gr6" draw:text-style-name="P6" draw:layer="layout" svg:width="0.454cm" svg:height="0.343cm" svg:x="26.793cm" svg:y="147.104cm" svg:viewBox="0 0 455 344" draw:points="0,276 455,344 308,199 367,0">
          <text:p/>
        </draw:polygon>
        <draw:line draw:style-name="gr3" draw:text-style-name="P3" draw:layer="layout" svg:x1="40.08cm" svg:y1="152.595cm" svg:x2="36.254cm" svg:y2="142.07cm">
          <text:p/>
        </draw:line>
        <draw:polygon draw:style-name="gr6" draw:text-style-name="P6" draw:layer="layout" svg:width="0.332cm" svg:height="0.458cm" svg:x="36.138cm" svg:y="141.806cm" svg:viewBox="0 0 333 459" draw:points="21,0 0,459 132,299 333,338">
          <text:p/>
        </draw:polygon>
        <draw:line draw:style-name="gr3" draw:text-style-name="P3" draw:layer="layout" svg:x1="36.216cm" svg:y1="140.748cm" svg:x2="36.982cm" svg:y2="139.107cm">
          <text:p/>
        </draw:line>
        <draw:polygon draw:style-name="gr6" draw:text-style-name="P6" draw:layer="layout" svg:width="0.339cm" svg:height="0.455cm" svg:x="36.762cm" svg:y="138.853cm" svg:viewBox="0 0 340 456" draw:points="340,0 0,308 205,287 319,456">
          <text:p/>
        </draw:polygon>
        <draw:line draw:style-name="gr3" draw:text-style-name="P3" draw:layer="layout" svg:x1="35.439cm" svg:y1="141.03cm" svg:x2="33.798cm" svg:y2="140.264cm">
          <text:p/>
        </draw:line>
        <draw:polygon draw:style-name="gr6" draw:text-style-name="P6" draw:layer="layout" svg:width="0.458cm" svg:height="0.339cm" svg:x="33.542cm" svg:y="140.144cm" svg:viewBox="0 0 459 340" draw:points="0,0 310,340 288,134 459,18">
          <text:p/>
        </draw:polygon>
        <draw:line draw:style-name="gr3" draw:text-style-name="P3" draw:layer="layout" svg:x1="40.456cm" svg:y1="152.595cm" svg:x2="44.189cm" svg:y2="142.035cm">
          <text:p/>
        </draw:line>
        <draw:polygon draw:style-name="gr6" draw:text-style-name="P6" draw:layer="layout" svg:width="0.331cm" svg:height="0.455cm" svg:x="43.977cm" svg:y="141.77cm" svg:viewBox="0 0 332 456" draw:points="308,0 0,339 201,300 332,456">
          <text:p/>
        </draw:polygon>
        <draw:line draw:style-name="gr3" draw:text-style-name="P3" draw:layer="layout" svg:x1="45cm" svg:y1="140.988cm" svg:x2="46.631cm" svg:y2="140.208cm">
          <text:p/>
        </draw:line>
        <draw:polygon draw:style-name="gr6" draw:text-style-name="P6" draw:layer="layout" svg:width="0.459cm" svg:height="0.342cm" svg:x="46.425cm" svg:y="140.088cm" svg:viewBox="0 0 460 343" draw:points="460,0 0,24 174,137 153,343">
          <text:p/>
        </draw:polygon>
        <draw:line draw:style-name="gr3" draw:text-style-name="P3" draw:layer="layout" svg:x1="44.218cm" svg:y1="140.713cm" svg:x2="43.441cm" svg:y2="139.082cm">
          <text:p/>
        </draw:line>
        <draw:polygon draw:style-name="gr6" draw:text-style-name="P6" draw:layer="layout" svg:width="0.342cm" svg:height="0.455cm" svg:x="43.317cm" svg:y="138.828cm" svg:viewBox="0 0 343 456" draw:points="0,0 25,456 138,287 343,305">
          <text:p/>
        </draw:polygon>
        <draw:line draw:style-name="gr3" draw:text-style-name="P3" draw:layer="layout" svg:x1="70.239cm" svg:y1="178.145cm" svg:x2="46.915cm" svg:y2="188.292cm">
          <text:p/>
        </draw:line>
        <draw:polygon draw:style-name="gr6" draw:text-style-name="P6" draw:layer="layout" svg:width="0.459cm" svg:height="0.332cm" svg:x="46.654cm" svg:y="188.072cm" svg:viewBox="0 0 460 333" draw:points="0,333 460,326 294,206 319,0">
          <text:p/>
        </draw:polygon>
        <draw:line draw:style-name="gr3" draw:text-style-name="P3" draw:layer="layout" svg:x1="46.654cm" svg:y1="188.105cm" svg:x2="50.173cm" svg:y2="184.569cm">
          <text:p/>
        </draw:line>
        <draw:polygon draw:style-name="gr6" draw:text-style-name="P6" draw:layer="layout" svg:width="0.424cm" svg:height="0.427cm" svg:x="49.949cm" svg:y="184.368cm" svg:viewBox="0 0 425 428" draw:points="425,0 0,177 199,226 252,428">
          <text:p/>
        </draw:polygon>
        <draw:line draw:style-name="gr3" draw:text-style-name="P3" draw:layer="layout" svg:x1="51.427cm" svg:y1="183.311cm" svg:x2="52.476cm" svg:y2="182.259cm">
          <text:p/>
        </draw:line>
        <draw:polygon draw:style-name="gr6" draw:text-style-name="P6" draw:layer="layout" svg:width="0.424cm" svg:height="0.426cm" svg:x="52.249cm" svg:y="182.058cm" svg:viewBox="0 0 425 427" draw:points="425,0 0,177 202,226 251,427">
          <text:p/>
        </draw:polygon>
        <draw:line draw:style-name="gr3" draw:text-style-name="P3" draw:layer="layout" svg:x1="45.597cm" svg:y1="188.536cm" svg:x2="40.283cm" svg:y2="187.547cm">
          <text:p/>
        </draw:line>
        <draw:polygon draw:style-name="gr6" draw:text-style-name="P6" draw:layer="layout" svg:width="0.448cm" svg:height="0.345cm" svg:x="40.005cm" svg:y="187.399cm" svg:viewBox="0 0 449 346" draw:points="0,95 385,346 314,152 449,0">
          <text:p/>
        </draw:polygon>
        <draw:line draw:style-name="gr3" draw:text-style-name="P3" draw:layer="layout" svg:x1="38.947cm" svg:y1="187.297cm" svg:x2="37.076cm" svg:y2="186.947cm">
          <text:p/>
        </draw:line>
        <draw:polygon draw:style-name="gr6" draw:text-style-name="P6" draw:layer="layout" svg:width="0.448cm" svg:height="0.349cm" svg:x="36.801cm" svg:y="186.799cm" svg:viewBox="0 0 449 350" draw:points="0,100 386,350 312,156 449,0">
          <text:p/>
        </draw:polygon>
        <draw:line draw:style-name="gr3" draw:text-style-name="P3" draw:layer="layout" svg:x1="45.837cm" svg:y1="189.162cm" svg:x2="43.307cm" svg:y2="193.795cm">
          <text:p/>
        </draw:line>
        <draw:polygon draw:style-name="gr6" draw:text-style-name="P6" draw:layer="layout" svg:width="0.357cm" svg:height="0.458cm" svg:x="43.172cm" svg:y="193.583cm" svg:viewBox="0 0 358 459" draw:points="0,459 358,169 153,180 46,0">
          <text:p/>
        </draw:polygon>
        <draw:line draw:style-name="gr3" draw:text-style-name="P3" draw:layer="layout" svg:x1="42.595cm" svg:y1="195.1cm" svg:x2="41.744cm" svg:y2="196.656cm">
          <text:p/>
        </draw:line>
        <draw:polygon draw:style-name="gr6" draw:text-style-name="P6" draw:layer="layout" svg:width="0.36cm" svg:height="0.458cm" svg:x="41.606cm" svg:y="196.444cm" svg:viewBox="0 0 361 459" draw:points="0,459 361,169 155,180 50,0">
          <text:p/>
        </draw:polygon>
        <draw:line draw:style-name="gr3" draw:text-style-name="P3" draw:layer="layout" svg:x1="46.623cm" svg:y1="189.162cm" svg:x2="50.07cm" svg:y2="192.829cm">
          <text:p/>
        </draw:line>
        <draw:polygon draw:style-name="gr6" draw:text-style-name="P6" draw:layer="layout" svg:width="0.42cm" svg:height="0.426cm" svg:x="49.843cm" svg:y="192.606cm" svg:viewBox="0 0 421 427" draw:points="421,427 259,0 202,198 0,240">
          <text:p/>
        </draw:polygon>
        <draw:line draw:style-name="gr3" draw:text-style-name="P3" draw:layer="layout" svg:x1="51.258cm" svg:y1="194.091cm" svg:x2="52.303cm" svg:y2="195.203cm">
          <text:p/>
        </draw:line>
        <draw:polygon draw:style-name="gr6" draw:text-style-name="P6" draw:layer="layout" svg:width="0.419cm" svg:height="0.43cm" svg:x="52.077cm" svg:y="194.98cm" svg:viewBox="0 0 420 431" draw:points="420,431 258,0 202,198 0,241">
          <text:p/>
        </draw:polygon>
        <draw:line draw:style-name="gr3" draw:text-style-name="P3" draw:layer="layout" svg:x1="46.654cm" svg:y1="188.736cm" svg:x2="51.965cm" svg:y2="189.753cm">
          <text:p/>
        </draw:line>
        <draw:polygon draw:style-name="gr6" draw:text-style-name="P6" draw:layer="layout" svg:width="0.451cm" svg:height="0.345cm" svg:x="51.791cm" svg:y="189.551cm" svg:viewBox="0 0 452 346" draw:points="452,255 67,0 137,195 0,346">
          <text:p/>
        </draw:polygon>
        <draw:line draw:style-name="gr3" draw:text-style-name="P3" draw:layer="layout" svg:x1="53.131cm" svg:y1="190.432cm" svg:x2="54.085cm" svg:y2="191.841cm">
          <text:p/>
        </draw:line>
        <draw:polygon draw:style-name="gr6" draw:text-style-name="P6" draw:layer="layout" svg:width="0.385cm" svg:height="0.452cm" svg:x="53.858cm" svg:y="191.621cm" svg:viewBox="0 0 386 453" draw:points="386,453 294,0 209,187 0,201">
          <text:p/>
        </draw:polygon>
        <draw:line draw:style-name="gr3" draw:text-style-name="P3" draw:layer="layout" svg:x1="53.301cm" svg:y1="189.544cm" svg:x2="54.706cm" svg:y2="188.591cm">
          <text:p/>
        </draw:line>
        <draw:polygon draw:style-name="gr6" draw:text-style-name="P6" draw:layer="layout" svg:width="0.448cm" svg:height="0.385cm" svg:x="54.49cm" svg:y="188.432cm" svg:viewBox="0 0 449 386" draw:points="449,0 0,92 187,177 197,386">
          <text:p/>
        </draw:polygon>
        <draw:line draw:style-name="gr3" draw:text-style-name="P3" draw:layer="layout" svg:x1="46.196cm" svg:y1="189.162cm" svg:x2="46.881cm" svg:y2="194.536cm">
          <text:p/>
        </draw:line>
        <draw:polygon draw:style-name="gr6" draw:text-style-name="P6" draw:layer="layout" svg:width="0.349cm" svg:height="0.441cm" svg:x="46.69cm" svg:y="194.373cm" svg:viewBox="0 0 350 442" draw:points="225,442 350,0 187,127 0,42">
          <text:p/>
        </draw:polygon>
        <draw:line draw:style-name="gr3" draw:text-style-name="P3" draw:layer="layout" svg:x1="46.574cm" svg:y1="195.872cm" svg:x2="45.571cm" svg:y2="197.172cm">
          <text:p/>
        </draw:line>
        <draw:polygon draw:style-name="gr6" draw:text-style-name="P6" draw:layer="layout" svg:width="0.399cm" svg:height="0.441cm" svg:x="45.398cm" svg:y="196.952cm" svg:viewBox="0 0 400 442" draw:points="0,442 400,215 196,190 120,0">
          <text:p/>
        </draw:polygon>
        <draw:line draw:style-name="gr3" draw:text-style-name="P3" draw:layer="layout" svg:x1="47.512cm" svg:y1="195.752cm" svg:x2="48.811cm" svg:y2="196.759cm">
          <text:p/>
        </draw:line>
        <draw:polygon draw:style-name="gr6" draw:text-style-name="P6" draw:layer="layout" svg:width="0.445cm" svg:height="0.399cm" svg:x="48.591cm" svg:y="196.532cm" svg:viewBox="0 0 446 400" draw:points="446,400 216,0 192,205 0,280">
          <text:p/>
        </draw:polygon>
        <draw:line draw:style-name="gr3" draw:text-style-name="P3" draw:layer="layout" svg:x1="45.597cm" svg:y1="188.884cm" svg:x2="40.798cm" svg:y2="191.164cm">
          <text:p/>
        </draw:line>
        <draw:polygon draw:style-name="gr6" draw:text-style-name="P6" draw:layer="layout" svg:width="0.459cm" svg:height="0.339cm" svg:x="40.544cm" svg:y="190.944cm" svg:viewBox="0 0 460 340" draw:points="0,340 460,319 286,206 307,0">
          <text:p/>
        </draw:polygon>
        <draw:line draw:style-name="gr3" draw:text-style-name="P3" draw:layer="layout" svg:x1="39.487cm" svg:y1="191.347cm" svg:x2="37.74cm" svg:y2="190.722cm">
          <text:p/>
        </draw:line>
        <draw:polygon draw:style-name="gr6" draw:text-style-name="P6" draw:layer="layout" svg:width="0.458cm" svg:height="0.332cm" svg:x="37.472cm" svg:y="190.605cm" svg:viewBox="0 0 459 333" draw:points="0,25 343,333 299,131 459,0">
          <text:p/>
        </draw:polygon>
        <draw:line draw:style-name="gr3" draw:text-style-name="P3" draw:layer="layout" svg:x1="39.829cm" svg:y1="192.062cm" svg:x2="39.204cm" svg:y2="193.813cm">
          <text:p/>
        </draw:line>
        <draw:polygon draw:style-name="gr6" draw:text-style-name="P6" draw:layer="layout" svg:width="0.332cm" svg:height="0.459cm" svg:x="39.087cm" svg:y="193.618cm" svg:viewBox="0 0 333 460" draw:points="21,460 333,120 131,159 0,0">
          <text:p/>
        </draw:polygon>
        <draw:line draw:style-name="gr3" draw:text-style-name="P3" draw:layer="layout" svg:x1="45.964cm" svg:y1="188.105cm" svg:x2="43.511cm" svg:y2="180.23cm">
          <text:p/>
        </draw:line>
        <draw:polygon draw:style-name="gr6" draw:text-style-name="P6" draw:layer="layout" svg:width="0.339cm" svg:height="0.455cm" svg:x="43.384cm" svg:y="179.962cm" svg:viewBox="0 0 340 456" draw:points="42,0 0,456 139,300 340,349">
          <text:p/>
        </draw:polygon>
        <draw:line draw:style-name="gr3" draw:text-style-name="P3" draw:layer="layout" svg:x1="43.793cm" svg:y1="179.486cm" svg:x2="45.696cm" svg:y2="179.691cm">
          <text:p/>
        </draw:line>
        <draw:polygon draw:style-name="gr6" draw:text-style-name="P6" draw:layer="layout" svg:width="0.441cm" svg:height="0.349cm" svg:x="45.536cm" svg:y="179.5cm" svg:viewBox="0 0 442 350" draw:points="442,220 40,0 125,188 0,350">
          <text:p/>
        </draw:polygon>
        <draw:line draw:style-name="gr3" draw:text-style-name="P3" draw:layer="layout" svg:x1="47.035cm" svg:y1="179.832cm" svg:x2="48.938cm" svg:y2="180.034cm">
          <text:p/>
        </draw:line>
        <draw:polygon draw:style-name="gr6" draw:text-style-name="P6" draw:layer="layout" svg:width="0.441cm" svg:height="0.353cm" svg:x="48.778cm" svg:y="179.842cm" svg:viewBox="0 0 442 354" draw:points="442,220 39,0 124,187 0,354">
          <text:p/>
        </draw:polygon>
        <draw:line draw:style-name="gr3" draw:text-style-name="P3" draw:layer="layout" svg:x1="42.736cm" svg:y1="179.884cm" svg:x2="41.532cm" svg:y2="180.919cm">
          <text:p/>
        </draw:line>
        <draw:polygon draw:style-name="gr6" draw:text-style-name="P6" draw:layer="layout" svg:width="0.437cm" svg:height="0.41cm" svg:x="41.317cm" svg:y="180.692cm" svg:viewBox="0 0 438 411" draw:points="0,411 438,265 240,201 208,0">
          <text:p/>
        </draw:polygon>
        <draw:line draw:style-name="gr3" draw:text-style-name="P3" draw:layer="layout" svg:x1="40.26cm" svg:y1="182.008cm" svg:x2="39.056cm" svg:y2="183.039cm">
          <text:p/>
        </draw:line>
        <draw:polygon draw:style-name="gr6" draw:text-style-name="P6" draw:layer="layout" svg:width="0.438cm" svg:height="0.41cm" svg:x="38.84cm" svg:y="182.812cm" svg:viewBox="0 0 439 411" draw:points="0,411 439,270 244,205 208,0">
          <text:p/>
        </draw:polygon>
        <draw:line draw:style-name="gr3" draw:text-style-name="P3" draw:layer="layout" svg:x1="43.099cm" svg:y1="178.905cm" svg:x2="42.541cm" svg:y2="177.115cm">
          <text:p/>
        </draw:line>
        <draw:polygon draw:style-name="gr6" draw:text-style-name="P6" draw:layer="layout" svg:width="0.335cm" svg:height="0.455cm" svg:x="42.418cm" svg:y="176.847cm" svg:viewBox="0 0 336 456" draw:points="42,0 0,456 134,303 336,353">
          <text:p/>
        </draw:polygon>
        <draw:line draw:style-name="gr3" draw:text-style-name="P3" draw:layer="layout" svg:x1="42.129cm" svg:y1="175.79cm" svg:x2="41.574cm" svg:y2="174.004cm">
          <text:p/>
        </draw:line>
        <draw:polygon draw:style-name="gr6" draw:text-style-name="P6" draw:layer="layout" svg:width="0.336cm" svg:height="0.455cm" svg:x="41.447cm" svg:y="173.736cm" svg:viewBox="0 0 337 456" draw:points="43,0 0,456 138,299 337,350">
          <text:p/>
        </draw:polygon>
        <draw:line draw:style-name="gr3" draw:text-style-name="P3" draw:layer="layout" svg:x1="71.296cm" svg:y1="178.188cm" svg:x2="92.823cm" svg:y2="189.35cm">
          <text:p/>
        </draw:line>
        <draw:polygon draw:style-name="gr6" draw:text-style-name="P6" draw:layer="layout" svg:width="0.455cm" svg:height="0.353cm" svg:x="92.618cm" svg:y="189.127cm" svg:viewBox="0 0 456 354" draw:points="456,354 162,0 173,209 0,315">
          <text:p/>
        </draw:polygon>
        <draw:line draw:style-name="gr3" draw:text-style-name="P3" draw:layer="layout" svg:x1="93.074cm" svg:y1="189.7cm" svg:x2="88.921cm" svg:y2="189.268cm">
          <text:p/>
        </draw:line>
        <draw:polygon draw:style-name="gr6" draw:text-style-name="P6" draw:layer="layout" svg:width="0.441cm" svg:height="0.353cm" svg:x="88.638cm" svg:y="189.106cm" svg:viewBox="0 0 442 354" draw:points="0,135 404,354 319,167 442,0">
          <text:p/>
        </draw:polygon>
        <draw:line draw:style-name="gr3" draw:text-style-name="P3" draw:layer="layout" svg:x1="87.581cm" svg:y1="189.132cm" svg:x2="85.675cm" svg:y2="188.933cm">
          <text:p/>
        </draw:line>
        <draw:polygon draw:style-name="gr6" draw:text-style-name="P6" draw:layer="layout" svg:width="0.438cm" svg:height="0.353cm" svg:x="85.396cm" svg:y="188.771cm" svg:viewBox="0 0 439 354" draw:points="0,131 404,354 315,167 439,0">
          <text:p/>
        </draw:polygon>
        <draw:line draw:style-name="gr3" draw:text-style-name="P3" draw:layer="layout" svg:x1="93.86cm" svg:y1="190.284cm" svg:x2="95.632cm" svg:y2="193.944cm">
          <text:p/>
        </draw:line>
        <draw:polygon draw:style-name="gr6" draw:text-style-name="P6" draw:layer="layout" svg:width="0.342cm" svg:height="0.459cm" svg:x="95.412cm" svg:y="193.738cm" svg:viewBox="0 0 343 460" draw:points="343,460 318,0 205,173 0,155">
          <text:p/>
        </draw:polygon>
        <draw:line draw:style-name="gr3" draw:text-style-name="P3" draw:layer="layout" svg:x1="96.269cm" svg:y1="195.255cm" svg:x2="97.053cm" svg:y2="196.879cm">
          <text:p/>
        </draw:line>
        <draw:polygon draw:style-name="gr6" draw:text-style-name="P6" draw:layer="layout" svg:width="0.343cm" svg:height="0.459cm" svg:x="96.833cm" svg:y="196.673cm" svg:viewBox="0 0 344 460" draw:points="344,460 319,0 206,174 0,156">
          <text:p/>
        </draw:polygon>
        <draw:line draw:style-name="gr3" draw:text-style-name="P3" draw:layer="layout" svg:x1="94.131cm" svg:y1="189.675cm" svg:x2="98.256cm" svg:y2="189.053cm">
          <text:p/>
        </draw:line>
        <draw:polygon draw:style-name="gr6" draw:text-style-name="P6" draw:layer="layout" svg:width="0.448cm" svg:height="0.349cm" svg:x="98.089cm" svg:y="188.898cm" svg:viewBox="0 0 449 350" draw:points="449,114 0,0 134,160 53,350">
          <text:p/>
        </draw:polygon>
        <draw:line draw:style-name="gr3" draw:text-style-name="P3" draw:layer="layout" svg:x1="99.596cm" svg:y1="188.85cm" svg:x2="101.481cm" svg:y2="188.566cm">
          <text:p/>
        </draw:line>
        <draw:polygon draw:style-name="gr6" draw:text-style-name="P6" draw:layer="layout" svg:width="0.444cm" svg:height="0.349cm" svg:x="101.314cm" svg:y="188.411cm" svg:viewBox="0 0 445 350" draw:points="445,113 0,0 130,159 53,350">
          <text:p/>
        </draw:polygon>
        <draw:line draw:style-name="gr3" draw:text-style-name="P3" draw:layer="layout" svg:x1="93.683cm" svg:y1="189.227cm" svg:x2="94.312cm" svg:y2="185.102cm">
          <text:p/>
        </draw:line>
        <draw:polygon draw:style-name="gr6" draw:text-style-name="P6" draw:layer="layout" svg:width="0.349cm" svg:height="0.445cm" svg:x="94.117cm" svg:y="184.823cm" svg:viewBox="0 0 350 446" draw:points="236,0 0,393 191,315 350,446">
          <text:p/>
        </draw:polygon>
        <draw:line draw:style-name="gr3" draw:text-style-name="P3" draw:layer="layout" svg:x1="94.516cm" svg:y1="183.766cm" svg:x2="94.806cm" svg:y2="181.878cm">
          <text:p/>
        </draw:line>
        <draw:polygon draw:style-name="gr6" draw:text-style-name="P6" draw:layer="layout" svg:width="0.35cm" svg:height="0.444cm" svg:x="94.607cm" svg:y="181.599cm" svg:viewBox="0 0 351 445" draw:points="241,0 0,393 192,315 351,445">
          <text:p/>
        </draw:polygon>
        <draw:line draw:style-name="gr3" draw:text-style-name="P3" draw:layer="layout" svg:x1="93.328cm" svg:y1="189.227cm" svg:x2="91.443cm" svg:y2="185.642cm">
          <text:p/>
        </draw:line>
        <draw:polygon draw:style-name="gr6" draw:text-style-name="P6" draw:layer="layout" svg:width="0.352cm" svg:height="0.455cm" svg:x="91.313cm" svg:y="185.395cm" svg:viewBox="0 0 353 456" draw:points="0,0 43,456 149,280 353,294">
          <text:p/>
        </draw:polygon>
        <draw:line draw:style-name="gr3" draw:text-style-name="P3" draw:layer="layout" svg:x1="91.2cm" svg:y1="184.337cm" svg:x2="91.758cm" svg:y2="182.551cm">
          <text:p/>
        </draw:line>
        <draw:polygon draw:style-name="gr6" draw:text-style-name="P6" draw:layer="layout" svg:width="0.339cm" svg:height="0.458cm" svg:x="91.545cm" svg:y="182.28cm" svg:viewBox="0 0 340 459" draw:points="298,0 0,354 201,304 340,459">
          <text:p/>
        </draw:polygon>
        <draw:line draw:style-name="gr3" draw:text-style-name="P3" draw:layer="layout" svg:x1="90.506cm" svg:y1="184.701cm" svg:x2="88.72cm" svg:y2="184.142cm">
          <text:p/>
        </draw:line>
        <draw:polygon draw:style-name="gr6" draw:text-style-name="P6" draw:layer="layout" svg:width="0.456cm" svg:height="0.339cm" svg:x="88.451cm" svg:y="184.015cm" svg:viewBox="0 0 457 340" draw:points="0,47 354,340 305,139 457,0">
          <text:p/>
        </draw:polygon>
        <draw:line draw:style-name="gr3" draw:text-style-name="P3" draw:layer="layout" svg:x1="94.131cm" svg:y1="189.227cm" svg:x2="96.785cm" svg:y2="186.58cm">
          <text:p/>
        </draw:line>
        <draw:polygon draw:style-name="gr6" draw:text-style-name="P6" draw:layer="layout" svg:width="0.424cm" svg:height="0.423cm" svg:x="96.558cm" svg:y="186.379cm" svg:viewBox="0 0 425 424" draw:points="425,0 0,176 202,226 252,424">
          <text:p/>
        </draw:polygon>
        <draw:line draw:style-name="gr3" draw:text-style-name="P3" draw:layer="layout" svg:x1="98.04cm" svg:y1="185.853cm" svg:x2="99.963cm" svg:y2="185.853cm">
          <text:p/>
        </draw:line>
        <draw:polygon draw:style-name="gr6" draw:text-style-name="P6" draw:layer="layout" svg:width="0.427cm" svg:height="0.353cm" svg:x="99.818cm" svg:y="185.677cm" svg:viewBox="0 0 428 354" draw:points="428,177 4,0 110,177 0,354">
          <text:p/>
        </draw:polygon>
        <draw:line draw:style-name="gr3" draw:text-style-name="P3" draw:layer="layout" svg:x1="97.511cm" svg:y1="185.322cm" svg:x2="97.515cm" svg:y2="183.402cm">
          <text:p/>
        </draw:line>
        <draw:polygon draw:style-name="gr6" draw:text-style-name="P6" draw:layer="layout" svg:width="0.353cm" svg:height="0.424cm" svg:x="97.338cm" svg:y="183.119cm" svg:viewBox="0 0 354 425" draw:points="176,0 0,425 176,319 354,425">
          <text:p/>
        </draw:polygon>
        <draw:line draw:style-name="gr3" draw:text-style-name="P3" draw:layer="layout" svg:x1="94.131cm" svg:y1="190.034cm" svg:x2="97.713cm" svg:y2="191.919cm">
          <text:p/>
        </draw:line>
        <draw:polygon draw:style-name="gr6" draw:text-style-name="P6" draw:layer="layout" svg:width="0.458cm" svg:height="0.357cm" svg:x="97.504cm" svg:y="191.695cm" svg:viewBox="0 0 459 358" draw:points="459,358 166,0 176,210 0,315">
          <text:p/>
        </draw:polygon>
        <draw:line draw:style-name="gr3" draw:text-style-name="P3" draw:layer="layout" svg:x1="98.654cm" svg:y1="192.86cm" svg:x2="99.209cm" svg:y2="194.646cm">
          <text:p/>
        </draw:line>
        <draw:polygon draw:style-name="gr6" draw:text-style-name="P6" draw:layer="layout" svg:width="0.339cm" svg:height="0.455cm" svg:x="98.996cm" svg:y="194.458cm" svg:viewBox="0 0 340 456" draw:points="297,456 340,0 201,156 0,107">
          <text:p/>
        </draw:polygon>
        <draw:line draw:style-name="gr3" draw:text-style-name="P3" draw:layer="layout" svg:x1="99.021cm" svg:y1="192.166cm" svg:x2="100.807cm" svg:y2="191.611cm">
          <text:p/>
        </draw:line>
        <draw:polygon draw:style-name="gr6" draw:text-style-name="P6" draw:layer="layout" svg:width="0.455cm" svg:height="0.338cm" svg:x="100.619cm" svg:y="191.484cm" svg:viewBox="0 0 456 339" draw:points="456,46 0,0 151,137 106,339">
          <text:p/>
        </draw:polygon>
        <draw:line draw:style-name="gr3" draw:text-style-name="P3" draw:layer="layout" svg:x1="93.233cm" svg:y1="190.284cm" svg:x2="88.473cm" svg:y2="197.073cm">
          <text:p/>
        </draw:line>
        <draw:polygon draw:style-name="gr6" draw:text-style-name="P6" draw:layer="layout" svg:width="0.388cm" svg:height="0.448cm" svg:x="88.31cm" svg:y="196.853cm" svg:viewBox="0 0 389 449" draw:points="0,449 389,206 184,192 99,0">
          <text:p/>
        </draw:polygon>
        <draw:line draw:style-name="gr3" draw:text-style-name="P3" draw:layer="layout" svg:x1="87.775cm" svg:y1="197.302cm" svg:x2="87.213cm" svg:y2="195.52cm">
          <text:p/>
        </draw:line>
        <draw:polygon draw:style-name="gr6" draw:text-style-name="P6" draw:layer="layout" svg:width="0.335cm" svg:height="0.456cm" svg:x="87.086cm" svg:y="195.251cm" svg:viewBox="0 0 336 457" draw:points="43,0 0,457 138,305 336,351">
          <text:p/>
        </draw:polygon>
        <draw:line draw:style-name="gr3" draw:text-style-name="P3" draw:layer="layout" svg:x1="86.794cm" svg:y1="194.194cm" svg:x2="86.233cm" svg:y2="192.408cm">
          <text:p/>
        </draw:line>
        <draw:polygon draw:style-name="gr6" draw:text-style-name="P6" draw:layer="layout" svg:width="0.335cm" svg:height="0.459cm" svg:x="86.109cm" svg:y="192.14cm" svg:viewBox="0 0 336 460" draw:points="39,0 0,460 134,303 336,353">
          <text:p/>
        </draw:polygon>
        <draw:line draw:style-name="gr3" draw:text-style-name="P3" draw:layer="layout" svg:x1="88.007cm" svg:y1="198.359cm" svg:x2="88.258cm" svg:y2="200.258cm">
          <text:p/>
        </draw:line>
        <draw:polygon draw:style-name="gr6" draw:text-style-name="P6" draw:layer="layout" svg:width="0.35cm" svg:height="0.444cm" svg:x="88.063cm" svg:y="200.092cm" svg:viewBox="0 0 351 445" draw:points="231,445 351,0 192,130 0,45">
          <text:p/>
        </draw:polygon>
        <draw:line draw:style-name="gr3" draw:text-style-name="P3" draw:layer="layout" svg:x1="88.434cm" svg:y1="201.594cm" svg:x2="88.682cm" svg:y2="203.49cm">
          <text:p/>
        </draw:line>
        <draw:polygon draw:style-name="gr6" draw:text-style-name="P6" draw:layer="layout" svg:width="0.349cm" svg:height="0.44cm" svg:x="88.487cm" svg:y="203.327cm" svg:viewBox="0 0 350 441" draw:points="229,441 350,0 190,127 0,45">
          <text:p/>
        </draw:polygon>
        <draw:line draw:style-name="gr3" draw:text-style-name="P3" draw:layer="layout" svg:x1="88.469cm" svg:y1="197.81cm" svg:x2="90.386cm" svg:y2="197.728cm">
          <text:p/>
        </draw:line>
        <draw:polygon draw:style-name="gr6" draw:text-style-name="P6" draw:layer="layout" svg:width="0.43cm" svg:height="0.353cm" svg:x="90.237cm" svg:y="197.555cm" svg:viewBox="0 0 431 354" draw:points="431,160 0,0 112,174 17,354">
          <text:p/>
        </draw:polygon>
        <draw:line draw:style-name="gr3" draw:text-style-name="P3" draw:layer="layout" svg:x1="91.725cm" svg:y1="197.669cm" svg:x2="93.645cm" svg:y2="197.587cm">
          <text:p/>
        </draw:line>
        <draw:polygon draw:style-name="gr6" draw:text-style-name="P6" draw:layer="layout" svg:width="0.431cm" svg:height="0.353cm" svg:x="93.496cm" svg:y="197.417cm" svg:viewBox="0 0 432 354" draw:points="432,159 0,0 114,170 14,354">
          <text:p/>
        </draw:polygon>
        <draw:line draw:style-name="gr3" draw:text-style-name="P3" draw:layer="layout" svg:x1="87.412cm" svg:y1="197.95cm" svg:x2="85.559cm" svg:y2="198.357cm">
          <text:p/>
        </draw:line>
        <draw:polygon draw:style-name="gr6" draw:text-style-name="P6" draw:layer="layout" svg:width="0.451cm" svg:height="0.346cm" svg:x="85.284cm" svg:y="198.155cm" svg:viewBox="0 0 452 347" draw:points="0,265 452,347 311,195 378,0">
          <text:p/>
        </draw:polygon>
        <draw:line draw:style-name="gr3" draw:text-style-name="P3" draw:layer="layout" svg:x1="84.226cm" svg:y1="198.652cm" svg:x2="82.377cm" svg:y2="199.062cm">
          <text:p/>
        </draw:line>
        <draw:polygon draw:style-name="gr6" draw:text-style-name="P6" draw:layer="layout" svg:width="0.452cm" svg:height="0.346cm" svg:x="82.101cm" svg:y="198.857cm" svg:viewBox="0 0 453 347" draw:points="0,265 453,347 312,198 375,0">
          <text:p/>
        </draw:polygon>
        <draw:line draw:style-name="gr3" draw:text-style-name="P3" draw:layer="layout" svg:x1="70.77cm" svg:y1="178.442cm" svg:x2="71.022cm" svg:y2="212.849cm">
          <text:p/>
        </draw:line>
        <draw:polygon draw:style-name="gr6" draw:text-style-name="P6" draw:layer="layout" svg:width="0.353cm" svg:height="0.423cm" svg:x="70.841cm" svg:y="212.707cm" svg:viewBox="0 0 354 424" draw:points="181,424 354,0 177,106 0,3">
          <text:p/>
        </draw:polygon>
        <draw:line draw:style-name="gr3" draw:text-style-name="P3" draw:layer="layout" svg:x1="70.859cm" svg:y1="213.131cm" svg:x2="68.537cm" svg:y2="205.782cm">
          <text:p/>
        </draw:line>
        <draw:polygon draw:style-name="gr6" draw:text-style-name="P6" draw:layer="layout" svg:width="0.335cm" svg:height="0.459cm" svg:x="68.41cm" svg:y="205.51cm" svg:viewBox="0 0 336 460" draw:points="39,0 0,460 139,304 336,353">
          <text:p/>
        </draw:polygon>
        <draw:line draw:style-name="gr3" draw:text-style-name="P3" draw:layer="layout" svg:x1="68.118cm" svg:y1="204.453cm" svg:x2="67.553cm" svg:y2="202.67cm">
          <text:p/>
        </draw:line>
        <draw:polygon draw:style-name="gr6" draw:text-style-name="P6" draw:layer="layout" svg:width="0.339cm" svg:height="0.459cm" svg:x="67.426cm" svg:y="202.402cm" svg:viewBox="0 0 340 460" draw:points="43,0 0,460 139,305 340,350">
          <text:p/>
        </draw:polygon>
        <draw:line draw:style-name="gr3" draw:text-style-name="P3" draw:layer="layout" svg:x1="71.303cm" svg:y1="213.131cm" svg:x2="74.863cm" svg:y2="206.392cm">
          <text:p/>
        </draw:line>
        <draw:polygon draw:style-name="gr6" draw:text-style-name="P6" draw:layer="layout" svg:width="0.353cm" svg:height="0.455cm" svg:x="74.64cm" svg:y="206.142cm" svg:viewBox="0 0 354 456" draw:points="354,0 0,293 206,283 315,456">
          <text:p/>
        </draw:polygon>
        <draw:line draw:style-name="gr3" draw:text-style-name="P3" draw:layer="layout" svg:x1="75.804cm" svg:y1="205.451cm" svg:x2="77.59cm" svg:y2="204.896cm">
          <text:p/>
        </draw:line>
        <draw:polygon draw:style-name="gr6" draw:text-style-name="P6" draw:layer="layout" svg:width="0.459cm" svg:height="0.339cm" svg:x="77.402cm" svg:y="204.769cm" svg:viewBox="0 0 460 340" draw:points="460,43 0,0 156,138 106,340">
          <text:p/>
        </draw:polygon>
        <draw:line draw:style-name="gr3" draw:text-style-name="P3" draw:layer="layout" svg:x1="75.11cm" svg:y1="205.084cm" svg:x2="74.559cm" svg:y2="203.295cm">
          <text:p/>
        </draw:line>
        <draw:polygon draw:style-name="gr6" draw:text-style-name="P6" draw:layer="layout" svg:width="0.335cm" svg:height="0.455cm" svg:x="74.432cm" svg:y="203.027cm" svg:viewBox="0 0 336 456" draw:points="42,0 0,456 139,304 336,353">
          <text:p/>
        </draw:polygon>
        <draw:line draw:style-name="gr3" draw:text-style-name="P3" draw:layer="layout" svg:x1="70.496cm" svg:y1="213.413cm" svg:x2="57.675cm" svg:y2="207.429cm">
          <text:p/>
        </draw:line>
        <draw:polygon draw:style-name="gr6" draw:text-style-name="P6" draw:layer="layout" svg:width="0.458cm" svg:height="0.339cm" svg:x="57.418cm" svg:y="207.309cm" svg:viewBox="0 0 459 340" draw:points="0,0 311,340 290,135 459,18">
          <text:p/>
        </draw:polygon>
        <draw:line draw:style-name="gr3" draw:text-style-name="P3" draw:layer="layout" svg:x1="57.418cm" svg:y1="207.018cm" svg:x2="59.909cm" svg:y2="206.805cm">
          <text:p/>
        </draw:line>
        <draw:polygon draw:style-name="gr6" draw:text-style-name="P6" draw:layer="layout" svg:width="0.437cm" svg:height="0.352cm" svg:x="59.753cm" svg:y="206.643cm" svg:viewBox="0 0 438 353" draw:points="438,141 0,0 120,166 32,353">
          <text:p/>
        </draw:polygon>
        <draw:line draw:style-name="gr3" draw:text-style-name="P3" draw:layer="layout" svg:x1="61.249cm" svg:y1="206.693cm" svg:x2="63.158cm" svg:y2="206.53cm">
          <text:p/>
        </draw:line>
        <draw:polygon draw:style-name="gr6" draw:text-style-name="P6" draw:layer="layout" svg:width="0.438cm" svg:height="0.353cm" svg:x="63.002cm" svg:y="206.367cm" svg:viewBox="0 0 439 354" draw:points="439,143 0,0 120,167 32,354">
          <text:p/>
        </draw:polygon>
        <draw:line draw:style-name="gr3" draw:text-style-name="P3" draw:layer="layout" svg:x1="57.026cm" svg:y1="206.534cm" svg:x2="58.096cm" svg:y2="202.392cm">
          <text:p/>
        </draw:line>
        <draw:polygon draw:style-name="gr6" draw:text-style-name="P6" draw:layer="layout" svg:width="0.339cm" svg:height="0.455cm" svg:x="57.89cm" svg:y="202.12cm" svg:viewBox="0 0 340 456" draw:points="277,0 0,368 195,308 340,456">
          <text:p/>
        </draw:polygon>
        <draw:line draw:style-name="gr3" draw:text-style-name="P3" draw:layer="layout" svg:x1="58.832cm" svg:y1="202.06cm" svg:x2="60.001cm" svg:y2="203.098cm">
          <text:p/>
        </draw:line>
        <draw:polygon draw:style-name="gr6" draw:text-style-name="P6" draw:layer="layout" svg:width="0.434cm" svg:height="0.413cm" svg:x="59.778cm" svg:y="202.871cm" svg:viewBox="0 0 435 414" draw:points="435,414 234,0 195,206 0,266">
          <text:p/>
        </draw:polygon>
        <draw:line draw:style-name="gr3" draw:text-style-name="P3" draw:layer="layout" svg:x1="57.775cm" svg:y1="201.711cm" svg:x2="55.925cm" svg:y2="202.125cm">
          <text:p/>
        </draw:line>
        <draw:polygon draw:style-name="gr6" draw:text-style-name="P6" draw:layer="layout" svg:width="0.452cm" svg:height="0.343cm" svg:x="55.65cm" svg:y="201.922cm" svg:viewBox="0 0 453 344" draw:points="0,266 453,344 312,195 375,0">
          <text:p/>
        </draw:polygon>
        <draw:line draw:style-name="gr3" draw:text-style-name="P3" draw:layer="layout" svg:x1="58.437cm" svg:y1="201.063cm" svg:x2="58.911cm" svg:y2="199.234cm">
          <text:p/>
        </draw:line>
        <draw:polygon draw:style-name="gr6" draw:text-style-name="P6" draw:layer="layout" svg:width="0.339cm" svg:height="0.455cm" svg:x="58.705cm" svg:y="198.963cm" svg:viewBox="0 0 340 456" draw:points="275,0 0,368 194,308 340,456">
          <text:p/>
        </draw:polygon>
        <draw:line draw:style-name="gr3" draw:text-style-name="P3" draw:layer="layout" svg:x1="59.647cm" svg:y1="198.124cm" svg:x2="61.155cm" svg:y2="197.234cm">
          <text:p/>
        </draw:line>
        <draw:polygon draw:style-name="gr6" draw:text-style-name="P6" draw:layer="layout" svg:width="0.455cm" svg:height="0.367cm" svg:x="60.942cm" svg:y="197.089cm" svg:viewBox="0 0 456 368" draw:points="456,0 0,65 180,164 180,368">
          <text:p/>
        </draw:polygon>
        <draw:line draw:style-name="gr3" draw:text-style-name="P3" draw:layer="layout" svg:x1="58.805cm" svg:y1="197.905cm" svg:x2="57.915cm" svg:y2="196.398cm">
          <text:p/>
        </draw:line>
        <draw:polygon draw:style-name="gr6" draw:text-style-name="P6" draw:layer="layout" svg:width="0.367cm" svg:height="0.455cm" svg:x="57.774cm" svg:y="196.155cm" svg:viewBox="0 0 368 456" draw:points="0,0 63,456 159,272 368,276">
          <text:p/>
        </draw:polygon>
        <draw:line draw:style-name="gr3" draw:text-style-name="P3" draw:layer="layout" svg:x1="56.36cm" svg:y1="206.711cm" svg:x2="54.458cm" svg:y2="205.436cm">
          <text:p/>
        </draw:line>
        <draw:polygon draw:style-name="gr6" draw:text-style-name="P6" draw:layer="layout" svg:width="0.448cm" svg:height="0.385cm" svg:x="54.225cm" svg:y="205.277cm" svg:viewBox="0 0 449 386" draw:points="0,0 251,386 262,177 449,89">
          <text:p/>
        </draw:polygon>
        <draw:line draw:style-name="gr3" draw:text-style-name="P3" draw:layer="layout" svg:x1="53.168cm" svg:y1="204.569cm" svg:x2="51.748cm" svg:y2="203.623cm">
          <text:p/>
        </draw:line>
        <draw:polygon draw:style-name="gr6" draw:text-style-name="P6" draw:layer="layout" svg:width="0.452cm" svg:height="0.381cm" svg:x="51.512cm" svg:y="203.464cm" svg:viewBox="0 0 453 382" draw:points="0,0 255,382 266,176 453,88">
          <text:p/>
        </draw:polygon>
        <draw:line draw:style-name="gr3" draw:text-style-name="P3" draw:layer="layout" svg:x1="56.374cm" svg:y1="207.592cm" svg:x2="54.916cm" svg:y2="209.081cm">
          <text:p/>
        </draw:line>
        <draw:polygon draw:style-name="gr6" draw:text-style-name="P6" draw:layer="layout" svg:width="0.423cm" svg:height="0.423cm" svg:x="54.719cm" svg:y="208.858cm" svg:viewBox="0 0 424 424" draw:points="0,424 424,247 223,198 170,0">
          <text:p/>
        </draw:polygon>
        <draw:line draw:style-name="gr3" draw:text-style-name="P3" draw:layer="layout" svg:x1="53.686cm" svg:y1="210.34cm" svg:x2="52.637cm" svg:y2="211.413cm">
          <text:p/>
        </draw:line>
        <draw:polygon draw:style-name="gr6" draw:text-style-name="P6" draw:layer="layout" svg:width="0.423cm" svg:height="0.423cm" svg:x="52.44cm" svg:y="211.19cm" svg:viewBox="0 0 424 424" draw:points="0,424 424,248 222,198 169,0">
          <text:p/>
        </draw:polygon>
        <draw:line draw:style-name="gr3" draw:text-style-name="P3" draw:layer="layout" svg:x1="57.262cm" svg:y1="207.592cm" svg:x2="58.569cm" svg:y2="209.448cm">
          <text:p/>
        </draw:line>
        <draw:polygon draw:style-name="gr6" draw:text-style-name="P6" draw:layer="layout" svg:width="0.388cm" svg:height="0.445cm" svg:x="58.342cm" svg:y="209.232cm" svg:viewBox="0 0 389 446" draw:points="389,446 287,0 206,188 0,202">
          <text:p/>
        </draw:polygon>
        <draw:line draw:style-name="gr3" draw:text-style-name="P3" draw:layer="layout" svg:x1="59.474cm" svg:y1="210.735cm" svg:x2="60.442cm" svg:y2="212.115cm">
          <text:p/>
        </draw:line>
        <draw:polygon draw:style-name="gr6" draw:text-style-name="P6" draw:layer="layout" svg:width="0.388cm" svg:height="0.448cm" svg:x="60.215cm" svg:y="211.899cm" svg:viewBox="0 0 389 449" draw:points="389,449 290,0 209,187 0,201">
          <text:p/>
        </draw:polygon>
        <draw:line draw:style-name="gr3" draw:text-style-name="P3" draw:layer="layout" svg:x1="56.847cm" svg:y1="207.592cm" svg:x2="56.645cm" svg:y2="210.087cm">
          <text:p/>
        </draw:line>
        <draw:polygon draw:style-name="gr6" draw:text-style-name="P6" draw:layer="layout" svg:width="0.353cm" svg:height="0.433cm" svg:x="56.479cm" svg:y="209.931cm" svg:viewBox="0 0 354 434" draw:points="146,434 354,28 171,119 0,0">
          <text:p/>
        </draw:polygon>
        <draw:line draw:style-name="gr3" draw:text-style-name="P3" draw:layer="layout" svg:x1="56.537cm" svg:y1="211.423cm" svg:x2="56.384cm" svg:y2="213.336cm">
          <text:p/>
        </draw:line>
        <draw:polygon draw:style-name="gr6" draw:text-style-name="P6" draw:layer="layout" svg:width="0.353cm" svg:height="0.437cm" svg:x="56.218cm" svg:y="213.18cm" svg:viewBox="0 0 354 438" draw:points="141,438 354,28 170,120 0,0">
          <text:p/>
        </draw:polygon>
        <draw:line draw:style-name="gr3" draw:text-style-name="P3" draw:layer="layout" svg:x1="56.36cm" svg:y1="207.119cm" svg:x2="53.876cm" svg:y2="207.377cm">
          <text:p/>
        </draw:line>
        <draw:polygon draw:style-name="gr6" draw:text-style-name="P6" draw:layer="layout" svg:width="0.44cm" svg:height="0.349cm" svg:x="53.594cm" svg:y="207.186cm" svg:viewBox="0 0 441 350" draw:points="0,219 441,350 318,187 403,0">
          <text:p/>
        </draw:polygon>
        <draw:line draw:style-name="gr3" draw:text-style-name="P3" draw:layer="layout" svg:x1="52.536cm" svg:y1="207.514cm" svg:x2="50.63cm" svg:y2="207.713cm">
          <text:p/>
        </draw:line>
        <draw:polygon draw:style-name="gr6" draw:text-style-name="P6" draw:layer="layout" svg:width="0.438cm" svg:height="0.353cm" svg:x="50.351cm" svg:y="207.521cm" svg:viewBox="0 0 439 354" draw:points="0,222 439,354 315,187 404,0">
          <text:p/>
        </draw:polygon>
        <draw:line draw:style-name="gr3" draw:text-style-name="P3" draw:layer="layout" svg:x1="70.496cm" svg:y1="213.79cm" svg:x2="62.995cm" svg:y2="215.647cm">
          <text:p/>
        </draw:line>
        <draw:polygon draw:style-name="gr6" draw:text-style-name="P6" draw:layer="layout" svg:width="0.451cm" svg:height="0.342cm" svg:x="62.72cm" svg:y="215.441cm" svg:viewBox="0 0 452 343" draw:points="0,273 452,343 308,198 368,0">
          <text:p/>
        </draw:polygon>
        <draw:line draw:style-name="gr3" draw:text-style-name="P3" draw:layer="layout" svg:x1="61.663cm" svg:y1="215.974cm" svg:x2="59.827cm" svg:y2="216.43cm">
          <text:p/>
        </draw:line>
        <draw:polygon draw:style-name="gr6" draw:text-style-name="P6" draw:layer="layout" svg:width="0.452cm" svg:height="0.342cm" svg:x="59.555cm" svg:y="216.224cm" svg:viewBox="0 0 453 343" draw:points="0,273 453,343 308,195 368,0">
          <text:p/>
        </draw:polygon>
        <draw:line draw:style-name="gr3" draw:text-style-name="P3" draw:layer="layout" svg:x1="70.775cm" svg:y1="214.189cm" svg:x2="67.496cm" svg:y2="221.097cm">
          <text:p/>
        </draw:line>
        <draw:polygon draw:style-name="gr6" draw:text-style-name="P6" draw:layer="layout" svg:width="0.342cm" svg:height="0.458cm" svg:x="67.373cm" svg:y="220.895cm" svg:viewBox="0 0 343 459" draw:points="0,459 343,153 138,170 25,0">
          <text:p/>
        </draw:polygon>
        <draw:line draw:style-name="gr3" draw:text-style-name="P3" draw:layer="layout" svg:x1="66.873cm" svg:y1="222.412cm" svg:x2="66.099cm" svg:y2="224.043cm">
          <text:p/>
        </draw:line>
        <draw:polygon draw:style-name="gr6" draw:text-style-name="P6" draw:layer="layout" svg:width="0.342cm" svg:height="0.458cm" svg:x="65.976cm" svg:y="223.841cm" svg:viewBox="0 0 343 459" draw:points="0,459 343,151 138,169 25,0">
          <text:p/>
        </draw:polygon>
        <draw:line draw:style-name="gr3" draw:text-style-name="P3" draw:layer="layout" svg:x1="71.275cm" svg:y1="214.189cm" svg:x2="74.55cm" svg:y2="221.1cm">
          <text:p/>
        </draw:line>
        <draw:polygon draw:style-name="gr6" draw:text-style-name="P6" draw:layer="layout" svg:width="0.338cm" svg:height="0.455cm" svg:x="74.33cm" svg:y="220.898cm" svg:viewBox="0 0 339 456" draw:points="339,456 318,0 205,171 0,150">
          <text:p/>
        </draw:polygon>
        <draw:line draw:style-name="gr3" draw:text-style-name="P3" draw:layer="layout" svg:x1="75.169cm" svg:y1="222.412cm" svg:x2="75.947cm" svg:y2="224.05cm">
          <text:p/>
        </draw:line>
        <draw:polygon draw:style-name="gr6" draw:text-style-name="P6" draw:layer="layout" svg:width="0.342cm" svg:height="0.459cm" svg:x="75.723cm" svg:y="223.844cm" svg:viewBox="0 0 343 460" draw:points="343,460 322,0 206,169 0,152">
          <text:p/>
        </draw:polygon>
        <draw:line draw:style-name="gr3" draw:text-style-name="P3" draw:layer="layout" svg:x1="71.553cm" svg:y1="213.79cm" svg:x2="79.054cm" svg:y2="215.654cm">
          <text:p/>
        </draw:line>
        <draw:polygon draw:style-name="gr6" draw:text-style-name="P6" draw:layer="layout" svg:width="0.455cm" svg:height="0.343cm" svg:x="78.874cm" svg:y="215.444cm" svg:viewBox="0 0 456 344" draw:points="456,277 89,0 149,199 0,344">
          <text:p/>
        </draw:polygon>
        <draw:line draw:style-name="gr3" draw:text-style-name="P3" draw:layer="layout" svg:x1="80.387cm" svg:y1="215.981cm" svg:x2="82.219cm" svg:y2="216.437cm">
          <text:p/>
        </draw:line>
        <draw:polygon draw:style-name="gr6" draw:text-style-name="P6" draw:layer="layout" svg:width="0.451cm" svg:height="0.342cm" svg:x="82.042cm" svg:y="216.231cm" svg:viewBox="0 0 452 343" draw:points="452,273 84,0 144,199 0,343">
          <text:p/>
        </draw:polygon>
        <draw:line draw:style-name="gr3" draw:text-style-name="P3" draw:layer="layout" svg:x1="71.553cm" svg:y1="213.265cm" svg:x2="77.559cm" svg:y2="208.773cm">
          <text:p/>
        </draw:line>
        <draw:polygon draw:style-name="gr6" draw:text-style-name="P6" draw:layer="layout" svg:width="0.444cm" svg:height="0.395cm" svg:x="77.339cm" svg:y="208.604cm" svg:viewBox="0 0 445 396" draw:points="445,0 0,113 191,192 213,396">
          <text:p/>
        </draw:polygon>
        <draw:line draw:style-name="gr3" draw:text-style-name="P3" draw:layer="layout" svg:x1="78.842cm" svg:y1="207.815cm" svg:x2="80.169cm" svg:y2="206.819cm">
          <text:p/>
        </draw:line>
        <draw:polygon draw:style-name="gr6" draw:text-style-name="P6" draw:layer="layout" svg:width="0.444cm" svg:height="0.395cm" svg:x="79.95cm" svg:y="206.65cm" svg:viewBox="0 0 445 396" draw:points="445,0 0,113 190,191 212,396">
          <text:p/>
        </draw:polygon>
        <draw:line draw:style-name="gr3" draw:text-style-name="P3" draw:layer="layout" svg:x1="71.553cm" svg:y1="213.555cm" svg:x2="79.139cm" svg:y2="212.019cm">
          <text:p/>
        </draw:line>
        <draw:polygon draw:style-name="gr6" draw:text-style-name="P6" draw:layer="layout" svg:width="0.452cm" svg:height="0.346cm" svg:x="78.965cm" svg:y="211.874cm" svg:viewBox="0 0 453 347" draw:points="453,89 0,0 138,153 71,347">
          <text:p/>
        </draw:polygon>
        <draw:line draw:style-name="gr3" draw:text-style-name="P3" draw:layer="layout" svg:x1="80.475cm" svg:y1="212.206cm" svg:x2="81.898cm" svg:y2="213.152cm">
          <text:p/>
        </draw:line>
        <draw:polygon draw:style-name="gr6" draw:text-style-name="P6" draw:layer="layout" svg:width="0.451cm" svg:height="0.381cm" svg:x="81.682cm" svg:y="212.926cm" svg:viewBox="0 0 452 382" draw:points="452,382 195,0 188,204 0,293">
          <text:p/>
        </draw:polygon>
        <draw:line draw:style-name="gr3" draw:text-style-name="P3" draw:layer="layout" svg:x1="80.295cm" svg:y1="211.329cm" svg:x2="81.242cm" svg:y2="209.902cm">
          <text:p/>
        </draw:line>
        <draw:polygon draw:style-name="gr6" draw:text-style-name="P6" draw:layer="layout" svg:width="0.381cm" svg:height="0.451cm" svg:x="81.015cm" svg:y="209.666cm" svg:viewBox="0 0 382 452" draw:points="382,0 0,257 205,265 293,452">
          <text:p/>
        </draw:polygon>
        <draw:line draw:style-name="gr3" draw:text-style-name="P3" draw:layer="layout" svg:x1="71.553cm" svg:y1="214.093cm" svg:x2="77.322cm" svg:y2="218.811cm">
          <text:p/>
        </draw:line>
        <draw:polygon draw:style-name="gr6" draw:text-style-name="P6" draw:layer="layout" svg:width="0.441cm" svg:height="0.406cm" svg:x="77.099cm" svg:y="218.584cm" svg:viewBox="0 0 442 407" draw:points="442,407 223,0 195,205 0,275">
          <text:p/>
        </draw:polygon>
        <draw:line draw:style-name="gr3" draw:text-style-name="P3" draw:layer="layout" svg:x1="78.122cm" svg:y1="219.953cm" svg:x2="78.314cm" svg:y2="221.859cm">
          <text:p/>
        </draw:line>
        <draw:polygon draw:style-name="gr6" draw:text-style-name="P6" draw:layer="layout" svg:width="0.349cm" svg:height="0.438cm" svg:x="78.122cm" svg:y="221.699cm" svg:viewBox="0 0 350 439" draw:points="219,439 350,0 187,125 0,35">
          <text:p/>
        </draw:polygon>
        <draw:line draw:style-name="gr3" draw:text-style-name="P3" draw:layer="layout" svg:x1="78.598cm" svg:y1="219.372cm" svg:x2="80.504cm" svg:y2="219.18cm">
          <text:p/>
        </draw:line>
        <draw:polygon draw:style-name="gr6" draw:text-style-name="P6" draw:layer="layout" svg:width="0.437cm" svg:height="0.349cm" svg:x="80.345cm" svg:y="219.018cm" svg:viewBox="0 0 438 350" draw:points="438,134 0,0 123,166 35,350">
          <text:p/>
        </draw:polygon>
        <draw:line draw:style-name="gr3" draw:text-style-name="P3" draw:layer="layout" svg:x1="71.025cm" svg:y1="214.189cm" svg:x2="71.021cm" svg:y2="221.951cm">
          <text:p/>
        </draw:line>
        <draw:polygon draw:style-name="gr6" draw:text-style-name="P6" draw:layer="layout" svg:width="0.353cm" svg:height="0.423cm" svg:x="70.844cm" svg:y="221.809cm" svg:viewBox="0 0 354 424" draw:points="178,424 354,0 178,106 0,0">
          <text:p/>
        </draw:polygon>
        <draw:line draw:style-name="gr3" draw:text-style-name="P3" draw:layer="layout" svg:x1="70.493cm" svg:y1="223.29cm" svg:x2="69.444cm" svg:y2="224.339cm">
          <text:p/>
        </draw:line>
        <draw:polygon draw:style-name="gr6" draw:text-style-name="P6" draw:layer="layout" svg:width="0.427cm" svg:height="0.424cm" svg:x="69.243cm" svg:y="224.112cm" svg:viewBox="0 0 428 425" draw:points="0,425 428,251 226,201 176,0">
          <text:p/>
        </draw:polygon>
        <draw:line draw:style-name="gr3" draw:text-style-name="P3" draw:layer="layout" svg:x1="71.55cm" svg:y1="223.29cm" svg:x2="72.599cm" svg:y2="224.339cm">
          <text:p/>
        </draw:line>
        <draw:polygon draw:style-name="gr6" draw:text-style-name="P6" draw:layer="layout" svg:width="0.424cm" svg:height="0.427cm" svg:x="72.375cm" svg:y="224.112cm" svg:viewBox="0 0 425 428" draw:points="425,428 248,0 199,202 0,252">
          <text:p/>
        </draw:polygon>
        <draw:line draw:style-name="gr3" draw:text-style-name="P3" draw:layer="layout" svg:x1="70.496cm" svg:y1="214.093cm" svg:x2="64.727cm" svg:y2="218.807cm">
          <text:p/>
        </draw:line>
        <draw:polygon draw:style-name="gr6" draw:text-style-name="P6" draw:layer="layout" svg:width="0.438cm" svg:height="0.405cm" svg:x="64.508cm" svg:y="218.581cm" svg:viewBox="0 0 439 406" draw:points="0,406 439,275 244,204 216,0">
          <text:p/>
        </draw:polygon>
        <draw:line draw:style-name="gr3" draw:text-style-name="P3" draw:layer="layout" svg:x1="63.451cm" svg:y1="219.365cm" svg:x2="61.545cm" svg:y2="219.173cm">
          <text:p/>
        </draw:line>
        <draw:polygon draw:style-name="gr6" draw:text-style-name="P6" draw:layer="layout" svg:width="0.437cm" svg:height="0.353cm" svg:x="61.263cm" svg:y="219.011cm" svg:viewBox="0 0 438 354" draw:points="0,135 403,354 318,167 438,0">
          <text:p/>
        </draw:polygon>
        <draw:line draw:style-name="gr3" draw:text-style-name="P3" draw:layer="layout" svg:x1="63.924cm" svg:y1="219.946cm" svg:x2="63.732cm" svg:y2="221.852cm">
          <text:p/>
        </draw:line>
        <draw:polygon draw:style-name="gr6" draw:text-style-name="P6" draw:layer="layout" svg:width="0.353cm" svg:height="0.437cm" svg:x="63.57cm" svg:y="221.696cm" svg:viewBox="0 0 354 438" draw:points="134,438 354,35 166,121 0,0">
          <text:p/>
        </draw:polygon>
        <draw:line draw:style-name="gr3" draw:text-style-name="P3" draw:layer="layout" svg:x1="71.296cm" svg:y1="177.462cm" svg:x2="92.725cm" svg:y2="159.134cm">
          <text:p/>
        </draw:line>
        <draw:polygon draw:style-name="gr6" draw:text-style-name="P6" draw:layer="layout" svg:width="0.438cm" svg:height="0.409cm" svg:x="92.501cm" svg:y="158.951cm" svg:viewBox="0 0 439 410" draw:points="439,0 0,141 198,208 230,410">
          <text:p/>
        </draw:polygon>
        <draw:line draw:style-name="gr3" draw:text-style-name="P3" draw:layer="layout" svg:x1="93.169cm" svg:y1="159.028cm" svg:x2="89.986cm" svg:y2="164.621cm">
          <text:p/>
        </draw:line>
        <draw:polygon draw:style-name="gr6" draw:text-style-name="P6" draw:layer="layout" svg:width="0.363cm" svg:height="0.455cm" svg:x="89.845cm" svg:y="164.408cm" svg:viewBox="0 0 364 456" draw:points="0,456 364,177 159,181 56,0">
          <text:p/>
        </draw:polygon>
        <draw:line draw:style-name="gr3" draw:text-style-name="P3" draw:layer="layout" svg:x1="89.246cm" svg:y1="165.921cm" svg:x2="88.374cm" svg:y2="167.454cm">
          <text:p/>
        </draw:line>
        <draw:polygon draw:style-name="gr6" draw:text-style-name="P6" draw:layer="layout" svg:width="0.363cm" svg:height="0.455cm" svg:x="88.233cm" svg:y="167.244cm" svg:viewBox="0 0 364 456" draw:points="0,456 364,173 160,177 56,0">
          <text:p/>
        </draw:polygon>
        <draw:line draw:style-name="gr3" draw:text-style-name="P3" draw:layer="layout" svg:x1="93.602cm" svg:y1="159.028cm" svg:x2="96.602cm" svg:y2="170.964cm">
          <text:p/>
        </draw:line>
        <draw:polygon draw:style-name="gr6" draw:text-style-name="P6" draw:layer="layout" svg:width="0.342cm" svg:height="0.455cm" svg:x="96.396cm" svg:y="170.783cm" svg:viewBox="0 0 343 456" draw:points="276,456 343,0 198,149 0,89">
          <text:p/>
        </draw:polygon>
        <draw:line draw:style-name="gr3" draw:text-style-name="P3" draw:layer="layout" svg:x1="96.277cm" svg:y1="171.299cm" svg:x2="95.105cm" svg:y2="170.261cm">
          <text:p/>
        </draw:line>
        <draw:polygon draw:style-name="gr6" draw:text-style-name="P6" draw:layer="layout" svg:width="0.434cm" svg:height="0.412cm" svg:x="94.893cm" svg:y="170.074cm" svg:viewBox="0 0 435 413" draw:points="0,0 202,413 241,208 435,148">
          <text:p/>
        </draw:polygon>
        <draw:line draw:style-name="gr3" draw:text-style-name="P3" draw:layer="layout" svg:x1="93.836cm" svg:y1="169.133cm" svg:x2="92.667cm" svg:y2="168.095cm">
          <text:p/>
        </draw:line>
        <draw:polygon draw:style-name="gr6" draw:text-style-name="P6" draw:layer="layout" svg:width="0.433cm" svg:height="0.412cm" svg:x="92.456cm" svg:y="167.908cm" svg:viewBox="0 0 434 413" draw:points="0,0 201,413 239,211 434,148">
          <text:p/>
        </draw:polygon>
        <draw:line draw:style-name="gr3" draw:text-style-name="P3" draw:layer="layout" svg:x1="96.443cm" svg:y1="172.296cm" svg:x2="95.482cm" svg:y2="173.694cm">
          <text:p/>
        </draw:line>
        <draw:polygon draw:style-name="gr6" draw:text-style-name="P6" draw:layer="layout" svg:width="0.384cm" svg:height="0.448cm" svg:x="95.324cm" svg:y="173.478cm" svg:viewBox="0 0 385 449" draw:points="0,449 385,199 177,188 91,0">
          <text:p/>
        </draw:polygon>
        <draw:line draw:style-name="gr3" draw:text-style-name="P3" draw:layer="layout" svg:x1="94.598cm" svg:y1="174.984cm" svg:x2="93.637cm" svg:y2="176.382cm">
          <text:p/>
        </draw:line>
        <draw:polygon draw:style-name="gr6" draw:text-style-name="P6" draw:layer="layout" svg:width="0.384cm" svg:height="0.448cm" svg:x="93.479cm" svg:y="176.166cm" svg:viewBox="0 0 385 449" draw:points="0,449 385,202 177,188 92,0">
          <text:p/>
        </draw:polygon>
        <draw:line draw:style-name="gr3" draw:text-style-name="P3" draw:layer="layout" svg:x1="97.334cm" svg:y1="172.042cm" svg:x2="98.923cm" svg:y2="172.862cm">
          <text:p/>
        </draw:line>
        <draw:polygon draw:style-name="gr6" draw:text-style-name="P6" draw:layer="layout" svg:width="0.458cm" svg:height="0.353cm" svg:x="98.714cm" svg:y="172.638cm" svg:viewBox="0 0 459 354" draw:points="459,354 162,0 176,206 0,315">
          <text:p/>
        </draw:polygon>
        <draw:line draw:style-name="gr3" draw:text-style-name="P3" draw:layer="layout" svg:x1="100.231cm" svg:y1="173.538cm" svg:x2="101.819cm" svg:y2="174.357cm">
          <text:p/>
        </draw:line>
        <draw:polygon draw:style-name="gr6" draw:text-style-name="P6" draw:layer="layout" svg:width="0.459cm" svg:height="0.353cm" svg:x="101.61cm" svg:y="174.134cm" svg:viewBox="0 0 460 354" draw:points="460,354 162,0 176,208 0,315">
          <text:p/>
        </draw:polygon>
        <draw:line draw:style-name="gr3" draw:text-style-name="P3" draw:layer="layout" svg:x1="96.999cm" svg:y1="171.239cm" svg:x2="97.639cm" svg:y2="169.502cm">
          <text:p/>
        </draw:line>
        <draw:polygon draw:style-name="gr6" draw:text-style-name="P6" draw:layer="layout" svg:width="0.331cm" svg:height="0.459cm" svg:x="97.423cm" svg:y="169.234cm" svg:viewBox="0 0 332 460" draw:points="311,0 0,339 202,300 332,460">
          <text:p/>
        </draw:polygon>
        <draw:line draw:style-name="gr3" draw:text-style-name="P3" draw:layer="layout" svg:x1="98.121cm" svg:y1="168.177cm" svg:x2="98.761cm" svg:y2="166.44cm">
          <text:p/>
        </draw:line>
        <draw:polygon draw:style-name="gr6" draw:text-style-name="P6" draw:layer="layout" svg:width="0.332cm" svg:height="0.459cm" svg:x="98.548cm" svg:y="166.175cm" svg:viewBox="0 0 333 460" draw:points="311,0 0,337 201,297 333,460">
          <text:p/>
        </draw:polygon>
        <draw:line draw:style-name="gr3" draw:text-style-name="P3" draw:layer="layout" svg:x1="97.334cm" svg:y1="171.563cm" svg:x2="99.05cm" svg:y2="170.892cm">
          <text:p/>
        </draw:line>
        <draw:polygon draw:style-name="gr6" draw:text-style-name="P6" draw:layer="layout" svg:width="0.459cm" svg:height="0.328cm" svg:x="98.855cm" svg:y="170.779cm" svg:viewBox="0 0 460 329" draw:points="460,11 0,0 162,127 127,329">
          <text:p/>
        </draw:polygon>
        <draw:line draw:style-name="gr3" draw:text-style-name="P3" draw:layer="layout" svg:x1="100.372cm" svg:y1="170.382cm" svg:x2="102.091cm" svg:y2="169.71cm">
          <text:p/>
        </draw:line>
        <draw:polygon draw:style-name="gr6" draw:text-style-name="P6" draw:layer="layout" svg:width="0.459cm" svg:height="0.329cm" svg:x="101.892cm" svg:y="169.597cm" svg:viewBox="0 0 460 330" draw:points="460,11 0,0 167,127 132,330">
          <text:p/>
        </draw:polygon>
        <draw:line draw:style-name="gr3" draw:text-style-name="P3" draw:layer="layout" svg:x1="96.936cm" svg:y1="172.296cm" svg:x2="97.399cm" svg:y2="174.128cm">
          <text:p/>
        </draw:line>
        <draw:polygon draw:style-name="gr6" draw:text-style-name="P6" draw:layer="layout" svg:width="0.342cm" svg:height="0.452cm" svg:x="97.19cm" svg:y="173.947cm" svg:viewBox="0 0 343 453" draw:points="276,453 343,0 198,145 0,85">
          <text:p/>
        </draw:polygon>
        <draw:line draw:style-name="gr3" draw:text-style-name="P3" draw:layer="layout" svg:x1="97.733cm" svg:y1="175.457cm" svg:x2="98.193cm" svg:y2="177.289cm">
          <text:p/>
        </draw:line>
        <draw:polygon draw:style-name="gr6" draw:text-style-name="P6" draw:layer="layout" svg:width="0.342cm" svg:height="0.455cm" svg:x="97.987cm" svg:y="177.108cm" svg:viewBox="0 0 343 456" draw:points="275,456 343,0 198,149 0,88">
          <text:p/>
        </draw:polygon>
        <draw:line draw:style-name="gr3" draw:text-style-name="P3" draw:layer="layout" svg:x1="96.277cm" svg:y1="171.831cm" svg:x2="94.378cm" svg:y2="172.064cm">
          <text:p/>
        </draw:line>
        <draw:polygon draw:style-name="gr6" draw:text-style-name="P6" draw:layer="layout" svg:width="0.441cm" svg:height="0.349cm" svg:x="94.096cm" svg:y="171.873cm" svg:viewBox="0 0 442 350" draw:points="0,227 442,350 315,188 400,0">
          <text:p/>
        </draw:polygon>
        <draw:line draw:style-name="gr3" draw:text-style-name="P3" draw:layer="layout" svg:x1="93.039cm" svg:y1="172.226cm" svg:x2="91.14cm" svg:y2="172.459cm">
          <text:p/>
        </draw:line>
        <draw:polygon draw:style-name="gr6" draw:text-style-name="P6" draw:layer="layout" svg:width="0.441cm" svg:height="0.349cm" svg:x="90.861cm" svg:y="172.268cm" svg:viewBox="0 0 442 350" draw:points="0,226 442,350 314,187 399,0">
          <text:p/>
        </draw:polygon>
        <draw:line draw:style-name="gr3" draw:text-style-name="P3" draw:layer="layout" svg:x1="93.997cm" svg:y1="158.831cm" svg:x2="99.417cm" svg:y2="162.236cm">
          <text:p/>
        </draw:line>
        <draw:polygon draw:style-name="gr6" draw:text-style-name="P6" draw:layer="layout" svg:width="0.452cm" svg:height="0.374cm" svg:x="99.204cm" svg:y="162.013cm" svg:viewBox="0 0 453 375" draw:points="453,375 187,0 184,205 0,297">
          <text:p/>
        </draw:polygon>
        <draw:line draw:style-name="gr3" draw:text-style-name="P3" draw:layer="layout" svg:x1="100.714cm" svg:y1="163.05cm" svg:x2="102.179cm" svg:y2="163.972cm">
          <text:p/>
        </draw:line>
        <draw:polygon draw:style-name="gr6" draw:text-style-name="P6" draw:layer="layout" svg:width="0.452cm" svg:height="0.377cm" svg:x="101.966cm" svg:y="163.745cm" svg:viewBox="0 0 453 378" draw:points="453,378 188,0 184,209 0,301">
          <text:p/>
        </draw:polygon>
        <draw:line draw:style-name="gr3" draw:text-style-name="P3" draw:layer="layout" svg:x1="93.997cm" svg:y1="158.183cm" svg:x2="99.498cm" svg:y2="154.88cm">
          <text:p/>
        </draw:line>
        <draw:polygon draw:style-name="gr6" draw:text-style-name="P6" draw:layer="layout" svg:width="0.455cm" svg:height="0.367cm" svg:x="99.285cm" svg:y="154.735cm" svg:viewBox="0 0 456 368" draw:points="456,0 0,63 185,162 185,368">
          <text:p/>
        </draw:polygon>
        <draw:line draw:style-name="gr3" draw:text-style-name="P3" draw:layer="layout" svg:x1="100.799cm" svg:y1="154.097cm" svg:x2="102.295cm" svg:y2="153.2cm">
          <text:p/>
        </draw:line>
        <draw:polygon draw:style-name="gr6" draw:text-style-name="P6" draw:layer="layout" svg:width="0.451cm" svg:height="0.367cm" svg:x="102.083cm" svg:y="153.056cm" svg:viewBox="0 0 452 368" draw:points="452,0 0,67 181,163 181,368">
          <text:p/>
        </draw:polygon>
        <draw:line draw:style-name="gr3" draw:text-style-name="P3" draw:layer="layout" svg:x1="93.43cm" svg:y1="157.971cm" svg:x2="92.96cm" svg:y2="151.398cm">
          <text:p/>
        </draw:line>
        <draw:polygon draw:style-name="gr6" draw:text-style-name="P6" draw:layer="layout" svg:width="0.349cm" svg:height="0.438cm" svg:x="92.794cm" svg:y="151.115cm" svg:viewBox="0 0 350 439" draw:points="145,0 0,439 166,319 350,411">
          <text:p/>
        </draw:polygon>
        <draw:line draw:style-name="gr3" draw:text-style-name="P3" draw:layer="layout" svg:x1="92.862cm" svg:y1="150.058cm" svg:x2="92.724cm" svg:y2="148.145cm">
          <text:p/>
        </draw:line>
        <draw:polygon draw:style-name="gr6" draw:text-style-name="P6" draw:layer="layout" svg:width="0.353cm" svg:height="0.437cm" svg:x="92.558cm" svg:y="147.863cm" svg:viewBox="0 0 354 438" draw:points="148,0 0,438 169,318 354,414">
          <text:p/>
        </draw:polygon>
        <draw:line draw:style-name="gr3" draw:text-style-name="P3" draw:layer="layout" svg:x1="92.94cm" svg:y1="158.278cm" svg:x2="86.945cm" svg:y2="155.761cm">
          <text:p/>
        </draw:line>
        <draw:polygon draw:style-name="gr6" draw:text-style-name="P6" draw:layer="layout" svg:width="0.459cm" svg:height="0.325cm" svg:x="86.684cm" svg:y="155.652cm" svg:viewBox="0 0 460 326" draw:points="0,0 322,326 294,125 460,0">
          <text:p/>
        </draw:polygon>
        <draw:line draw:style-name="gr3" draw:text-style-name="P3" draw:layer="layout" svg:x1="85.627cm" svg:y1="155.209cm" svg:x2="83.936cm" svg:y2="154.499cm">
          <text:p/>
        </draw:line>
        <draw:polygon draw:style-name="gr6" draw:text-style-name="P6" draw:layer="layout" svg:width="0.459cm" svg:height="0.328cm" svg:x="83.678cm" svg:y="154.389cm" svg:viewBox="0 0 460 329" draw:points="0,0 321,329 293,124 460,4">
          <text:p/>
        </draw:polygon>
        <draw:line draw:style-name="gr3" draw:text-style-name="P3" draw:layer="layout" svg:x1="92.94cm" svg:y1="158.58cm" svg:x2="86.437cm" svg:y2="159.587cm">
          <text:p/>
        </draw:line>
        <draw:polygon draw:style-name="gr6" draw:text-style-name="P6" draw:layer="layout" svg:width="0.445cm" svg:height="0.349cm" svg:x="86.158cm" svg:y="159.392cm" svg:viewBox="0 0 446 350" draw:points="0,239 446,350 315,190 393,0">
          <text:p/>
        </draw:polygon>
        <draw:line draw:style-name="gr3" draw:text-style-name="P3" draw:layer="layout" svg:x1="85.101cm" svg:y1="159.326cm" svg:x2="83.756cm" svg:y2="158.34cm">
          <text:p/>
        </draw:line>
        <draw:polygon draw:style-name="gr6" draw:text-style-name="P6" draw:layer="layout" svg:width="0.448cm" svg:height="0.392cm" svg:x="83.527cm" svg:y="158.174cm" svg:viewBox="0 0 449 393" draw:points="0,0 241,393 258,187 449,106">
          <text:p/>
        </draw:polygon>
        <draw:line draw:style-name="gr3" draw:text-style-name="P3" draw:layer="layout" svg:x1="85.242cm" svg:y1="160.242cm" svg:x2="84.257cm" svg:y2="161.587cm">
          <text:p/>
        </draw:line>
        <draw:polygon draw:style-name="gr6" draw:text-style-name="P6" draw:layer="layout" svg:width="0.392cm" svg:height="0.448cm" svg:x="84.091cm" svg:y="161.367cm" svg:viewBox="0 0 393 449" draw:points="0,449 393,209 188,192 106,0">
          <text:p/>
        </draw:polygon>
        <draw:line draw:style-name="gr3" draw:text-style-name="P3" draw:layer="layout" svg:x1="93.088cm" svg:y1="157.971cm" svg:x2="89.386cm" svg:y2="152.812cm">
          <text:p/>
        </draw:line>
        <draw:polygon draw:style-name="gr6" draw:text-style-name="P6" draw:layer="layout" svg:width="0.388cm" svg:height="0.448cm" svg:x="89.224cm" svg:y="152.583cm" svg:viewBox="0 0 389 449" draw:points="0,0 102,449 184,261 389,243">
          <text:p/>
        </draw:polygon>
        <draw:line draw:style-name="gr3" draw:text-style-name="P3" draw:layer="layout" svg:x1="88.931cm" svg:y1="151.526cm" svg:x2="89.239cm" svg:y2="149.644cm">
          <text:p/>
        </draw:line>
        <draw:polygon draw:style-name="gr6" draw:text-style-name="P6" draw:layer="layout" svg:width="0.349cm" svg:height="0.448cm" svg:x="89.041cm" svg:y="149.366cm" svg:viewBox="0 0 350 449" draw:points="244,0 0,392 195,315 350,449">
          <text:p/>
        </draw:polygon>
        <draw:line draw:style-name="gr3" draw:text-style-name="P3" draw:layer="layout" svg:x1="88.315cm" svg:y1="151.97cm" svg:x2="86.434cm" svg:y2="151.659cm">
          <text:p/>
        </draw:line>
        <draw:polygon draw:style-name="gr6" draw:text-style-name="P6" draw:layer="layout" svg:width="0.444cm" svg:height="0.349cm" svg:x="86.155cm" svg:y="151.507cm" svg:viewBox="0 0 445 350" draw:points="0,106 389,350 315,160 445,0">
          <text:p/>
        </draw:polygon>
        <draw:line draw:style-name="gr3" draw:text-style-name="P3" draw:layer="layout" svg:x1="93.743cm" svg:y1="157.971cm" svg:x2="96.722cm" svg:y2="152.241cm">
          <text:p/>
        </draw:line>
        <draw:polygon draw:style-name="gr6" draw:text-style-name="P6" draw:layer="layout" svg:width="0.353cm" svg:height="0.455cm" svg:x="96.498cm" svg:y="151.99cm" svg:viewBox="0 0 354 456" draw:points="354,0 0,294 206,284 315,456">
          <text:p/>
        </draw:polygon>
        <draw:line draw:style-name="gr3" draw:text-style-name="P3" draw:layer="layout" svg:x1="97.655cm" svg:y1="151.293cm" svg:x2="99.438cm" svg:y2="150.731cm">
          <text:p/>
        </draw:line>
        <draw:polygon draw:style-name="gr6" draw:text-style-name="P6" draw:layer="layout" svg:width="0.459cm" svg:height="0.335cm" svg:x="99.246cm" svg:y="150.604cm" svg:viewBox="0 0 460 336" draw:points="460,39 0,0 156,137 110,336">
          <text:p/>
        </draw:polygon>
        <draw:line draw:style-name="gr3" draw:text-style-name="P3" draw:layer="layout" svg:x1="96.958cm" svg:y1="150.933cm" svg:x2="96.396cm" svg:y2="149.15cm">
          <text:p/>
        </draw:line>
        <draw:polygon draw:style-name="gr6" draw:text-style-name="P6" draw:layer="layout" svg:width="0.335cm" svg:height="0.458cm" svg:x="96.269cm" svg:y="148.879cm" svg:viewBox="0 0 336 459" draw:points="39,0 0,459 139,304 336,354">
          <text:p/>
        </draw:polygon>
        <draw:line draw:style-name="gr3" draw:text-style-name="P3" draw:layer="layout" svg:x1="93.997cm" svg:y1="158.506cm" svg:x2="100.592cm" svg:y2="158.571cm">
          <text:p/>
        </draw:line>
        <draw:polygon draw:style-name="gr6" draw:text-style-name="P6" draw:layer="layout" svg:width="0.427cm" svg:height="0.353cm" svg:x="100.446cm" svg:y="158.393cm" svg:viewBox="0 0 428 354" draw:points="428,180 3,0 109,177 0,354">
          <text:p/>
        </draw:polygon>
        <draw:line draw:style-name="gr3" draw:text-style-name="P3" draw:layer="layout" svg:x1="101.921cm" svg:y1="159.109cm" svg:x2="102.969cm" svg:y2="160.179cm">
          <text:p/>
        </draw:line>
        <draw:polygon draw:style-name="gr6" draw:text-style-name="P6" draw:layer="layout" svg:width="0.423cm" svg:height="0.427cm" svg:x="102.743cm" svg:y="159.952cm" svg:viewBox="0 0 424 428" draw:points="424,428 250,0 201,199 0,248">
          <text:p/>
        </draw:polygon>
        <draw:line draw:style-name="gr3" draw:text-style-name="P3" draw:layer="layout" svg:x1="101.931cm" svg:y1="158.063cm" svg:x2="103.001cm" svg:y2="157.014cm">
          <text:p/>
        </draw:line>
        <draw:polygon draw:style-name="gr6" draw:text-style-name="P6" draw:layer="layout" svg:width="0.427cm" svg:height="0.42cm" svg:x="102.774cm" svg:y="156.816cm" svg:viewBox="0 0 428 421" draw:points="428,0 0,171 199,224 248,421">
          <text:p/>
        </draw:polygon>
        <draw:line draw:style-name="gr7" draw:text-style-name="P3" draw:layer="layout" svg:x1="133.131cm" svg:y1="107.152cm" svg:x2="136.254cm" svg:y2="109.221cm">
          <text:p/>
        </draw:line>
        <draw:polygon draw:style-name="gr8" draw:text-style-name="P7" draw:layer="layout" svg:width="0.451cm" svg:height="0.381cm" svg:x="136.038cm" svg:y="108.994cm" svg:viewBox="0 0 452 382" draw:points="452,382 194,0 187,205 0,294">
          <text:p/>
        </draw:polygon>
        <draw:line draw:style-name="gr7" draw:text-style-name="P3" draw:layer="layout" svg:x1="136.667cm" svg:y1="109.196cm" svg:x2="134.598cm" svg:y2="106.073cm">
          <text:p/>
        </draw:line>
        <draw:polygon draw:style-name="gr8" draw:text-style-name="P7" draw:layer="layout" svg:width="0.381cm" svg:height="0.452cm" svg:x="134.443cm" svg:y="105.836cm" svg:viewBox="0 0 382 453" draw:points="0,0 88,453 177,265 382,258">
          <text:p/>
        </draw:polygon>
        <draw:line draw:style-name="gr7" draw:text-style-name="P3" draw:layer="layout" svg:x1="137.018cm" svg:y1="110.253cm" svg:x2="137.018cm" svg:y2="111.213cm">
          <text:p/>
        </draw:line>
        <draw:polygon draw:style-name="gr8" draw:text-style-name="P7" draw:layer="layout" svg:width="0.353cm" svg:height="0.423cm" svg:x="136.842cm" svg:y="111.072cm" svg:viewBox="0 0 354 424" draw:points="176,424 354,0 176,105 0,0">
          <text:p/>
        </draw:polygon>
        <draw:line draw:style-name="gr7" draw:text-style-name="P3" draw:layer="layout" svg:x1="136.49cm" svg:y1="112.018cm" svg:x2="132.161cm" svg:y2="111.943cm">
          <text:p/>
        </draw:line>
        <draw:polygon draw:style-name="gr8" draw:text-style-name="P7" draw:layer="layout" svg:width="0.427cm" svg:height="0.353cm" svg:x="131.878cm" svg:y="111.77cm" svg:viewBox="0 0 428 354" draw:points="0,169 425,354 318,173 428,0">
          <text:p/>
        </draw:polygon>
        <draw:line draw:style-name="gr7" draw:text-style-name="P3" draw:layer="layout" svg:x1="130.821cm" svg:y1="112.01cm" svg:x2="128.936cm" svg:y2="112.304cm">
          <text:p/>
        </draw:line>
        <draw:polygon draw:style-name="gr8" draw:text-style-name="P7" draw:layer="layout" svg:width="0.444cm" svg:height="0.345cm" svg:x="128.658cm" svg:y="112.109cm" svg:viewBox="0 0 445 346" draw:points="0,237 445,346 314,191 392,0">
          <text:p/>
        </draw:polygon>
        <draw:line draw:style-name="gr7" draw:text-style-name="P3" draw:layer="layout" svg:x1="136.49cm" svg:y1="112.225cm" svg:x2="132.782cm" svg:y2="113.641cm">
          <text:p/>
        </draw:line>
        <draw:polygon draw:style-name="gr8" draw:text-style-name="P7" draw:layer="layout" svg:width="0.459cm" svg:height="0.328cm" svg:x="132.517cm" svg:y="113.425cm" svg:viewBox="0 0 460 329" draw:points="0,315 460,329 297,201 336,0">
          <text:p/>
        </draw:polygon>
        <draw:line draw:style-name="gr7" draw:text-style-name="P3" draw:layer="layout" svg:x1="131.46cm" svg:y1="114.204cm" svg:x2="129.85cm" svg:y2="115.003cm">
          <text:p/>
        </draw:line>
        <draw:polygon draw:style-name="gr8" draw:text-style-name="P7" draw:layer="layout" svg:width="0.459cm" svg:height="0.346cm" svg:x="129.596cm" svg:y="114.783cm" svg:viewBox="0 0 460 347" draw:points="0,347 460,315 287,204 304,0">
          <text:p/>
        </draw:polygon>
        <draw:line draw:style-name="gr7" draw:text-style-name="P3" draw:layer="layout" svg:x1="136.49cm" svg:y1="112.529cm" svg:x2="133.939cm" svg:y2="114.967cm">
          <text:p/>
        </draw:line>
        <draw:polygon draw:style-name="gr8" draw:text-style-name="P7" draw:layer="layout" svg:width="0.427cm" svg:height="0.42cm" svg:x="133.734cm" svg:y="114.74cm" svg:viewBox="0 0 428 421" draw:points="0,421 428,254 229,202 183,0">
          <text:p/>
        </draw:polygon>
        <draw:line draw:style-name="gr7" draw:text-style-name="P3" draw:layer="layout" svg:x1="132.677cm" svg:y1="116.176cm" svg:x2="131.593cm" svg:y2="117.225cm">
          <text:p/>
        </draw:line>
        <draw:polygon draw:style-name="gr8" draw:text-style-name="P7" draw:layer="layout" svg:width="0.427cm" svg:height="0.424cm" svg:x="131.388cm" svg:y="116.998cm" svg:viewBox="0 0 428 425" draw:points="0,425 428,254 230,201 185,0">
          <text:p/>
        </draw:polygon>
        <draw:line draw:style-name="gr7" draw:text-style-name="P3" draw:layer="layout" svg:x1="137.548cm" svg:y1="109.724cm" svg:x2="138.507cm" svg:y2="109.724cm">
          <text:p/>
        </draw:line>
        <draw:polygon draw:style-name="gr8" draw:text-style-name="P7" draw:layer="layout" svg:width="0.423cm" svg:height="0.352cm" svg:x="138.366cm" svg:y="109.548cm" svg:viewBox="0 0 424 353" draw:points="424,177 0,0 106,177 0,353">
          <text:p/>
        </draw:polygon>
        <draw:line draw:style-name="gr7" draw:text-style-name="P3" draw:layer="layout" svg:x1="139.848cm" svg:y1="109.858cm" svg:x2="144.258cm" svg:y2="110.963cm">
          <text:p/>
        </draw:line>
        <draw:polygon draw:style-name="gr8" draw:text-style-name="P7" draw:layer="layout" svg:width="0.452cm" svg:height="0.342cm" svg:x="144.077cm" svg:y="110.758cm" svg:viewBox="0 0 453 343" draw:points="453,272 86,0 146,194 0,343">
          <text:p/>
        </draw:polygon>
        <draw:line draw:style-name="gr7" draw:text-style-name="P3" draw:layer="layout" svg:x1="145.587cm" svg:y1="111.184cm" svg:x2="147.507cm" svg:y2="111.267cm">
          <text:p/>
        </draw:line>
        <draw:polygon draw:style-name="gr8" draw:text-style-name="P7" draw:layer="layout" svg:width="0.431cm" svg:height="0.353cm" svg:x="147.358cm" svg:y="111.082cm" svg:viewBox="0 0 432 354" draw:points="432,194 14,0 113,180 0,354">
          <text:p/>
        </draw:polygon>
        <draw:line draw:style-name="gr7" draw:text-style-name="P3" draw:layer="layout" svg:x1="52.842cm" svg:y1="9.176cm" svg:x2="55.87cm" svg:y2="8.657cm">
          <text:p/>
        </draw:line>
        <draw:polygon draw:style-name="gr8" draw:text-style-name="P7" draw:layer="layout" svg:width="0.448cm" svg:height="0.348cm" svg:x="55.7cm" svg:y="8.507cm" svg:viewBox="0 0 449 349" draw:points="449,102 0,0 135,156 60,349">
          <text:p/>
        </draw:polygon>
        <draw:line draw:style-name="gr7" draw:text-style-name="P3" draw:layer="layout" svg:x1="56.747cm" svg:y1="9.048cm" svg:x2="64.64cm" svg:y2="69.046cm">
          <text:p/>
        </draw:line>
        <draw:polygon draw:style-name="gr8" draw:text-style-name="P7" draw:layer="layout" svg:width="0.349cm" svg:height="0.441cm" svg:x="64.445cm" svg:y="68.883cm" svg:viewBox="0 0 350 442" draw:points="229,442 350,0 190,127 0,46">
          <text:p/>
        </draw:polygon>
        <draw:line draw:style-name="gr7" draw:text-style-name="P3" draw:layer="layout" svg:x1="56.497cm" svg:y1="9.047cm" svg:x2="64.39cm" svg:y2="69.046cm">
          <text:p/>
        </draw:line>
        <draw:polygon draw:style-name="gr8" draw:text-style-name="P7" draw:layer="layout" svg:width="0.353cm" svg:height="0.441cm" svg:x="64.194cm" svg:y="68.883cm" svg:viewBox="0 0 354 442" draw:points="234,442 354,0 192,127 0,46">
          <text:p/>
        </draw:polygon>
        <draw:line draw:style-name="gr7" draw:text-style-name="P3" draw:layer="layout" svg:x1="56.994cm" svg:y1="9.047cm" svg:x2="64.887cm" svg:y2="69.046cm">
          <text:p/>
        </draw:line>
        <draw:polygon draw:style-name="gr8" draw:text-style-name="P7" draw:layer="layout" svg:width="0.35cm" svg:height="0.441cm" svg:x="64.695cm" svg:y="68.883cm" svg:viewBox="0 0 351 442" draw:points="231,442 351,0 188,127 0,46">
          <text:p/>
        </draw:polygon>
        <draw:line draw:style-name="gr7" draw:text-style-name="P3" draw:layer="layout" svg:x1="65.129cm" svg:y1="69.325cm" svg:x2="105.742cm" svg:y2="13.324cm">
          <text:p/>
        </draw:line>
        <draw:polygon draw:style-name="gr8" draw:text-style-name="P7" draw:layer="layout" svg:width="0.392cm" svg:height="0.447cm" svg:x="105.515cm" svg:y="13.095cm" svg:viewBox="0 0 393 448" draw:points="393,0 0,241 205,258 287,448">
          <text:p/>
        </draw:polygon>
        <draw:line draw:style-name="gr7" draw:text-style-name="P3" draw:layer="layout" svg:x1="65.274cm" svg:y1="69.487cm" svg:x2="106.003cm" svg:y2="13.324cm">
          <text:p/>
        </draw:line>
        <draw:polygon draw:style-name="gr8" draw:text-style-name="P7" draw:layer="layout" svg:width="0.392cm" svg:height="0.446cm" svg:x="105.776cm" svg:y="13.095cm" svg:viewBox="0 0 393 447" draw:points="393,0 0,240 205,258 286,447">
          <text:p/>
        </draw:polygon>
        <draw:line draw:style-name="gr7" draw:text-style-name="P3" draw:layer="layout" svg:x1="64.868cm" svg:y1="69.325cm" svg:x2="105.597cm" svg:y2="13.164cm">
          <text:p/>
        </draw:line>
        <draw:polygon draw:style-name="gr8" draw:text-style-name="P7" draw:layer="layout" svg:width="0.391cm" svg:height="0.446cm" svg:x="105.371cm" svg:y="12.936cm" svg:viewBox="0 0 392 447" draw:points="392,0 0,240 205,258 286,447">
          <text:p/>
        </draw:polygon>
        <draw:line draw:style-name="gr7" draw:text-style-name="P3" draw:layer="layout" svg:x1="106.62cm" svg:y1="13.095cm" svg:x2="107.534cm" svg:y2="14.569cm">
          <text:p/>
        </draw:line>
        <draw:polygon draw:style-name="gr8" draw:text-style-name="P7" draw:layer="layout" svg:width="0.374cm" svg:height="0.453cm" svg:x="107.307cm" svg:y="14.355cm" svg:viewBox="0 0 375 454" draw:points="375,454 300,0 205,183 0,186">
          <text:p/>
        </draw:polygon>
        <draw:line draw:style-name="gr7" draw:text-style-name="P3" draw:layer="layout" svg:x1="107.887cm" svg:y1="15.866cm" svg:x2="107.452cm" svg:y2="17.709cm">
          <text:p/>
        </draw:line>
        <draw:polygon draw:style-name="gr8" draw:text-style-name="P7" draw:layer="layout" svg:width="0.342cm" svg:height="0.452cm" svg:x="107.315cm" svg:y="17.53cm" svg:viewBox="0 0 343 453" draw:points="74,453 343,81 148,143 0,0">
          <text:p/>
        </draw:polygon>
        <draw:line draw:style-name="gr7" draw:text-style-name="P3" draw:layer="layout" svg:x1="108.539cm" svg:y1="15.461cm" svg:x2="110.381cm" svg:y2="15.894cm">
          <text:p/>
        </draw:line>
        <draw:polygon draw:style-name="gr8" draw:text-style-name="P7" draw:layer="layout" svg:width="0.451cm" svg:height="0.344cm" svg:x="110.204cm" svg:y="15.689cm" svg:viewBox="0 0 452 345" draw:points="452,269 78,0 142,196 0,345">
          <text:p/>
        </draw:polygon>
        <draw:line draw:style-name="gr7" draw:text-style-name="P3" draw:layer="layout" svg:x1="128.658cm" svg:y1="49.957cm" svg:x2="162.642cm" svg:y2="30.567cm">
          <text:p/>
        </draw:line>
        <draw:polygon draw:style-name="gr8" draw:text-style-name="P7" draw:layer="layout" svg:width="0.455cm" svg:height="0.363cm" svg:x="162.433cm" svg:y="30.427cm" svg:viewBox="0 0 456 364" draw:points="456,0 0,57 179,158 172,364">
          <text:p/>
        </draw:polygon>
        <draw:line draw:style-name="gr7" draw:text-style-name="P3" draw:layer="layout" svg:x1="163.005cm" svg:y1="30.654cm" svg:x2="160.746cm" svg:y2="33.565cm">
          <text:p/>
        </draw:line>
        <draw:polygon draw:style-name="gr8" draw:text-style-name="P7" draw:layer="layout" svg:width="0.399cm" svg:height="0.443cm" svg:x="160.573cm" svg:y="33.344cm" svg:viewBox="0 0 400 444" draw:points="0,444 400,218 195,193 121,0">
          <text:p/>
        </draw:polygon>
        <draw:line draw:style-name="gr7" draw:text-style-name="P3" draw:layer="layout" svg:x1="162.889cm" svg:y1="30.017cm" svg:x2="159.028cm" svg:y2="29.218cm">
          <text:p/>
        </draw:line>
        <draw:polygon draw:style-name="gr8" draw:text-style-name="P7" draw:layer="layout" svg:width="0.451cm" svg:height="0.345cm" svg:x="158.75cm" svg:y="29.074cm" svg:viewBox="0 0 452 346" draw:points="0,87 382,346 311,152 452,0">
          <text:p/>
        </draw:polygon>
        <draw:line draw:style-name="gr7" draw:text-style-name="P3" draw:layer="layout" svg:x1="157.876cm" svg:y1="28.523cm" svg:x2="156.933cm" svg:y2="27.091cm">
          <text:p/>
        </draw:line>
        <draw:polygon draw:style-name="gr8" draw:text-style-name="P7" draw:layer="layout" svg:width="0.381cm" svg:height="0.451cm" svg:x="156.777cm" svg:y="26.855cm" svg:viewBox="0 0 382 452" draw:points="0,0 85,452 177,266 382,258">
          <text:p/>
        </draw:polygon>
        <draw:line draw:style-name="gr7" draw:text-style-name="P3" draw:layer="layout" svg:x1="156.084cm" svg:y1="25.798cm" svg:x2="155.141cm" svg:y2="24.367cm">
          <text:p/>
        </draw:line>
        <draw:polygon draw:style-name="gr8" draw:text-style-name="P7" draw:layer="layout" svg:width="0.377cm" svg:height="0.45cm" svg:x="154.989cm" svg:y="24.131cm" svg:viewBox="0 0 378 451" draw:points="0,0 85,451 174,265 378,257">
          <text:p/>
        </draw:polygon>
        <draw:line draw:style-name="gr7" draw:text-style-name="P3" draw:layer="layout" svg:x1="157.692cm" svg:y1="29.399cm" svg:x2="156.262cm" svg:y2="30.34cm">
          <text:p/>
        </draw:line>
        <draw:polygon draw:style-name="gr8" draw:text-style-name="P7" draw:layer="layout" svg:width="0.452cm" svg:height="0.38cm" svg:x="156.026cm" svg:y="30.114cm" svg:viewBox="0 0 453 381" draw:points="0,381 453,296 266,207 259,0">
          <text:p/>
        </draw:polygon>
        <draw:line draw:style-name="gr7" draw:text-style-name="P3" draw:layer="layout" svg:x1="154.969cm" svg:y1="31.19cm" svg:x2="153.535cm" svg:y2="32.131cm">
          <text:p/>
        </draw:line>
        <draw:polygon draw:style-name="gr8" draw:text-style-name="P7" draw:layer="layout" svg:width="0.452cm" svg:height="0.38cm" svg:x="153.299cm" svg:y="31.905cm" svg:viewBox="0 0 453 381" draw:points="0,381 453,296 269,207 258,0">
          <text:p/>
        </draw:polygon>
        <draw:line draw:style-name="gr7" draw:text-style-name="P3" draw:layer="layout" svg:x1="163.946cm" svg:y1="30.061cm" svg:x2="167.873cm" svg:y2="29.576cm">
          <text:p/>
        </draw:line>
        <draw:polygon draw:style-name="gr8" draw:text-style-name="P7" draw:layer="layout" svg:width="0.441cm" svg:height="0.35cm" svg:x="167.71cm" svg:y="29.419cm" svg:viewBox="0 0 442 351" draw:points="442,124 0,0 127,163 42,351">
          <text:p/>
        </draw:polygon>
        <draw:line draw:style-name="gr7" draw:text-style-name="P3" draw:layer="layout" svg:x1="169.209cm" svg:y1="29.412cm" svg:x2="171.108cm" svg:y2="29.178cm">
          <text:p/>
        </draw:line>
        <draw:polygon draw:style-name="gr8" draw:text-style-name="P7" draw:layer="layout" svg:width="0.441cm" svg:height="0.35cm" svg:x="170.945cm" svg:y="29.02cm" svg:viewBox="0 0 442 351" draw:points="442,123 0,0 127,162 42,351">
          <text:p/>
        </draw:polygon>
        <draw:line draw:style-name="gr7" draw:text-style-name="P3" draw:layer="layout" svg:x1="163.054cm" svg:y1="29.597cm" svg:x2="160.937cm" svg:y2="26.513cm">
          <text:p/>
        </draw:line>
        <draw:polygon draw:style-name="gr8" draw:text-style-name="P7" draw:layer="layout" svg:width="0.385cm" svg:height="0.449cm" svg:x="160.778cm" svg:y="26.28cm" svg:viewBox="0 0 386 450" draw:points="0,0 95,450 180,262 386,249">
          <text:p/>
        </draw:polygon>
        <draw:line draw:style-name="gr7" draw:text-style-name="P3" draw:layer="layout" svg:x1="160.052cm" svg:y1="25.223cm" svg:x2="159.095cm" svg:y2="23.824cm">
          <text:p/>
        </draw:line>
        <draw:polygon draw:style-name="gr8" draw:text-style-name="P7" draw:layer="layout" svg:width="0.384cm" svg:height="0.449cm" svg:x="158.933cm" svg:y="23.591cm" svg:viewBox="0 0 385 450" draw:points="0,0 95,450 180,262 385,250">
          <text:p/>
        </draw:polygon>
        <draw:line draw:style-name="gr7" draw:text-style-name="P3" draw:layer="layout" svg:x1="163.946cm" svg:y1="30.458cm" svg:x2="198.618cm" svg:y2="52.275cm">
          <text:p/>
        </draw:line>
        <draw:polygon draw:style-name="gr8" draw:text-style-name="P7" draw:layer="layout" svg:width="0.452cm" svg:height="0.374cm" svg:x="198.405cm" svg:y="52.052cm" svg:viewBox="0 0 453 375" draw:points="453,375 187,0 184,204 0,296">
          <text:p/>
        </draw:polygon>
        <draw:line draw:style-name="gr7" draw:text-style-name="P3" draw:layer="layout" svg:x1="198.858cm" svg:y1="52.593cm" svg:x2="185.942cm" svg:y2="48.503cm">
          <text:p/>
        </draw:line>
        <draw:polygon draw:style-name="gr8" draw:text-style-name="P7" draw:layer="layout" svg:width="0.459cm" svg:height="0.336cm" svg:x="185.67cm" svg:y="48.379cm" svg:viewBox="0 0 460 337" draw:points="0,40 354,337 304,136 460,0">
          <text:p/>
        </draw:polygon>
        <draw:line draw:style-name="gr7" draw:text-style-name="P3" draw:layer="layout" svg:x1="199.204cm" svg:y1="53.287cm" svg:x2="194.796cm" svg:y2="66.09cm">
          <text:p/>
        </draw:line>
        <draw:polygon draw:style-name="gr8" draw:text-style-name="P7" draw:layer="layout" svg:width="0.332cm" svg:height="0.455cm" svg:x="194.676cm" svg:y="65.898cm" svg:viewBox="0 0 333 456" draw:points="29,456 333,113 132,156 0,0">
          <text:p/>
        </draw:polygon>
        <draw:line draw:style-name="gr7" draw:text-style-name="P3" draw:layer="layout" svg:x1="194.339cm" svg:y1="67.412cm" svg:x2="193.734cm" svg:y2="69.173cm">
          <text:p/>
        </draw:line>
        <draw:polygon draw:style-name="gr8" draw:text-style-name="P7" draw:layer="layout" svg:width="0.331cm" svg:height="0.459cm" svg:x="193.615cm" svg:y="68.978cm" svg:viewBox="0 0 332 460" draw:points="28,460 332,117 130,159 0,0">
          <text:p/>
        </draw:polygon>
        <draw:line draw:style-name="gr7" draw:text-style-name="P3" draw:layer="layout" svg:x1="199.129cm" svg:y1="52.229cm" svg:x2="193.241cm" svg:y2="40.103cm">
          <text:p/>
        </draw:line>
        <draw:polygon draw:style-name="gr8" draw:text-style-name="P7" draw:layer="layout" svg:width="0.342cm" svg:height="0.455cm" svg:x="193.117cm" svg:y="39.849cm" svg:viewBox="0 0 343 456" draw:points="0,0 28,456 138,286 343,304">
          <text:p/>
        </draw:polygon>
        <draw:line draw:style-name="gr7" draw:text-style-name="P3" draw:layer="layout" svg:x1="193.043cm" svg:y1="38.792cm" svg:x2="193.654cm" svg:y2="37.034cm">
          <text:p/>
        </draw:line>
        <draw:polygon draw:style-name="gr8" draw:text-style-name="P7" draw:layer="layout" svg:width="0.335cm" svg:height="0.459cm" svg:x="193.438cm" svg:y="36.766cm" svg:viewBox="0 0 336 460" draw:points="308,0 0,343 202,301 336,460">
          <text:p/>
        </draw:polygon>
        <draw:line draw:style-name="gr7" draw:text-style-name="P3" draw:layer="layout" svg:x1="192.331cm" svg:y1="39.138cm" svg:x2="190.574cm" svg:y2="38.526cm">
          <text:p/>
        </draw:line>
        <draw:polygon draw:style-name="gr8" draw:text-style-name="P7" draw:layer="layout" svg:width="0.459cm" svg:height="0.336cm" svg:x="190.309cm" svg:y="38.406cm" svg:viewBox="0 0 460 337" draw:points="0,29 342,337 300,134 460,0">
          <text:p/>
        </draw:polygon>
        <draw:line draw:style-name="gr7" draw:text-style-name="P3" draw:layer="layout" svg:x1="199.467cm" svg:y1="52.229cm" svg:x2="201.525cm" svg:y2="38.798cm">
          <text:p/>
        </draw:line>
        <draw:polygon draw:style-name="gr8" draw:text-style-name="P7" draw:layer="layout" svg:width="0.35cm" svg:height="0.445cm" svg:x="201.326cm" svg:y="38.519cm" svg:viewBox="0 0 351 446" draw:points="241,0 0,393 191,314 351,446">
          <text:p/>
        </draw:polygon>
        <draw:line draw:style-name="gr7" draw:text-style-name="P3" draw:layer="layout" svg:x1="202.176cm" svg:y1="37.603cm" svg:x2="203.518cm" svg:y2="36.614cm">
          <text:p/>
        </draw:line>
        <draw:polygon draw:style-name="gr8" draw:text-style-name="P7" draw:layer="layout" svg:width="0.448cm" svg:height="0.391cm" svg:x="203.298cm" svg:y="36.449cm" svg:viewBox="0 0 449 392" draw:points="449,0 0,109 191,187 208,392">
          <text:p/>
        </draw:polygon>
        <draw:line draw:style-name="gr7" draw:text-style-name="P3" draw:layer="layout" svg:x1="201.26cm" svg:y1="37.462cm" svg:x2="200.271cm" svg:y2="36.12cm">
          <text:p/>
        </draw:line>
        <draw:polygon draw:style-name="gr8" draw:text-style-name="P7" draw:layer="layout" svg:width="0.391cm" svg:height="0.445cm" svg:x="200.106cm" svg:y="35.891cm" svg:viewBox="0 0 392 446" draw:points="0,0 105,446 187,258 392,236">
          <text:p/>
        </draw:polygon>
        <draw:line draw:style-name="gr7" draw:text-style-name="P3" draw:layer="layout" svg:x1="199.883cm" svg:y1="52.229cm" svg:x2="208.94cm" svg:y2="42.619cm">
          <text:p/>
        </draw:line>
        <draw:polygon draw:style-name="gr8" draw:text-style-name="P7" draw:layer="layout" svg:width="0.42cm" svg:height="0.43cm" svg:x="208.713cm" svg:y="42.414cm" svg:viewBox="0 0 421 431" draw:points="421,0 0,187 203,233 259,431">
          <text:p/>
        </draw:polygon>
        <draw:line draw:style-name="gr7" draw:text-style-name="P3" draw:layer="layout" svg:x1="210.163cm" svg:y1="41.872cm" svg:x2="212.08cm" svg:y2="41.814cm">
          <text:p/>
        </draw:line>
        <draw:polygon draw:style-name="gr8" draw:text-style-name="P7" draw:layer="layout" svg:width="0.427cm" svg:height="0.353cm" svg:x="211.934cm" svg:y="41.641cm" svg:viewBox="0 0 428 354" draw:points="428,164 0,0 111,174 12,354">
          <text:p/>
        </draw:polygon>
        <draw:line draw:style-name="gr7" draw:text-style-name="P3" draw:layer="layout" svg:x1="209.618cm" svg:y1="41.357cm" svg:x2="209.56cm" svg:y2="39.437cm">
          <text:p/>
        </draw:line>
        <draw:polygon draw:style-name="gr8" draw:text-style-name="P7" draw:layer="layout" svg:width="0.353cm" svg:height="0.431cm" svg:x="209.387cm" svg:y="39.154cm" svg:viewBox="0 0 354 432" draw:points="166,0 0,432 173,319 354,421">
          <text:p/>
        </draw:polygon>
        <draw:line draw:style-name="gr7" draw:text-style-name="P3" draw:layer="layout" svg:x1="198.858cm" svg:y1="53.082cm" svg:x2="168.275cm" svg:y2="71.713cm">
          <text:p/>
        </draw:line>
        <draw:polygon draw:style-name="gr8" draw:text-style-name="P7" draw:layer="layout" svg:width="0.451cm" svg:height="0.37cm" svg:x="168.035cm" svg:y="71.49cm" svg:viewBox="0 0 452 371" draw:points="0,371 452,301 271,206 268,0">
          <text:p/>
        </draw:polygon>
        <draw:line draw:style-name="gr7" draw:text-style-name="P3" draw:layer="layout" svg:x1="168.028cm" svg:y1="71.653cm" svg:x2="178.933cm" svg:y2="60.631cm">
          <text:p/>
        </draw:line>
        <draw:polygon draw:style-name="gr8" draw:text-style-name="P7" draw:layer="layout" svg:width="0.423cm" svg:height="0.427cm" svg:x="178.71cm" svg:y="60.43cm" svg:viewBox="0 0 424 428" draw:points="424,0 0,177 198,226 251,428">
          <text:p/>
        </draw:polygon>
        <draw:line draw:style-name="gr7" draw:text-style-name="P3" draw:layer="layout" svg:x1="180.181cm" svg:y1="59.373cm" svg:x2="181.23cm" svg:y2="58.314cm">
          <text:p/>
        </draw:line>
        <draw:polygon draw:style-name="gr8" draw:text-style-name="P7" draw:layer="layout" svg:width="0.423cm" svg:height="0.426cm" svg:x="181.003cm" svg:y="58.113cm" svg:viewBox="0 0 424 427" draw:points="424,0 0,177 201,226 250,427">
          <text:p/>
        </draw:polygon>
        <draw:line draw:style-name="gr7" draw:text-style-name="P3" draw:layer="layout" svg:x1="166.977cm" svg:y1="72.538cm" svg:x2="153.913cm" svg:y2="81.284cm">
          <text:p/>
        </draw:line>
        <draw:polygon draw:style-name="gr8" draw:text-style-name="P7" draw:layer="layout" svg:width="0.448cm" svg:height="0.385cm" svg:x="153.68cm" svg:y="81.057cm" svg:viewBox="0 0 449 386" draw:points="0,386 449,298 266,209 255,0">
          <text:p/>
        </draw:polygon>
        <draw:line draw:style-name="gr7" draw:text-style-name="P3" draw:layer="layout" svg:x1="152.623cm" svg:y1="81.693cm" svg:x2="150.759cm" svg:y2="81.322cm">
          <text:p/>
        </draw:line>
        <draw:polygon draw:style-name="gr8" draw:text-style-name="P7" draw:layer="layout" svg:width="0.452cm" svg:height="0.346cm" svg:x="150.48cm" svg:y="81.177cm" svg:viewBox="0 0 453 347" draw:points="0,93 382,347 314,153 453,0">
          <text:p/>
        </draw:polygon>
        <draw:line draw:style-name="gr7" draw:text-style-name="P3" draw:layer="layout" svg:x1="153.046cm" svg:y1="82.324cm" svg:x2="152.678cm" svg:y2="84.187cm">
          <text:p/>
        </draw:line>
        <draw:polygon draw:style-name="gr8" draw:text-style-name="P7" draw:layer="layout" svg:width="0.349cm" svg:height="0.448cm" svg:x="152.53cm" svg:y="84.017cm" svg:viewBox="0 0 350 449" draw:points="92,449 350,67 155,138 0,0">
          <text:p/>
        </draw:polygon>
        <draw:line draw:style-name="gr7" draw:text-style-name="P3" draw:layer="layout" svg:x1="167.397cm" svg:y1="72.711cm" svg:x2="164.221cm" svg:y2="88.308cm">
          <text:p/>
        </draw:line>
        <draw:polygon draw:style-name="gr8" draw:text-style-name="P7" draw:layer="layout" svg:width="0.346cm" svg:height="0.452cm" svg:x="164.076cm" svg:y="88.13cm" svg:viewBox="0 0 347 453" draw:points="89,453 347,72 152,143 0,0">
          <text:p/>
        </draw:polygon>
        <draw:line draw:style-name="gr7" draw:text-style-name="P3" draw:layer="layout" svg:x1="163.531cm" svg:y1="89.46cm" svg:x2="162.101cm" svg:y2="90.407cm">
          <text:p/>
        </draw:line>
        <draw:polygon draw:style-name="gr8" draw:text-style-name="P7" draw:layer="layout" svg:width="0.448cm" svg:height="0.381cm" svg:x="161.868cm" svg:y="90.18cm" svg:viewBox="0 0 449 382" draw:points="0,382 449,294 266,206 255,0">
          <text:p/>
        </draw:polygon>
        <draw:line draw:style-name="gr7" draw:text-style-name="P3" draw:layer="layout" svg:x1="164.408cm" svg:y1="89.64cm" svg:x2="165.351cm" svg:y2="91.067cm">
          <text:p/>
        </draw:line>
        <draw:polygon draw:style-name="gr8" draw:text-style-name="P7" draw:layer="layout" svg:width="0.381cm" svg:height="0.452cm" svg:x="165.124cm" svg:y="90.85cm" svg:viewBox="0 0 382 453" draw:points="382,453 298,0 209,188 0,195">
          <text:p/>
        </draw:polygon>
        <draw:line draw:style-name="gr7" draw:text-style-name="P3" draw:layer="layout" svg:x1="167.851cm" svg:y1="72.711cm" svg:x2="176.456cm" svg:y2="85.881cm">
          <text:p/>
        </draw:line>
        <draw:polygon draw:style-name="gr8" draw:text-style-name="P7" draw:layer="layout" svg:width="0.381cm" svg:height="0.451cm" svg:x="176.23cm" svg:y="85.665cm" svg:viewBox="0 0 382 452" draw:points="382,452 296,0 208,183 0,194">
          <text:p/>
        </draw:polygon>
        <draw:line draw:style-name="gr7" draw:text-style-name="P3" draw:layer="layout" svg:x1="176.844cm" svg:y1="87.174cm" svg:x2="176.455cm" svg:y2="89.031cm">
          <text:p/>
        </draw:line>
        <draw:polygon draw:style-name="gr8" draw:text-style-name="P7" draw:layer="layout" svg:width="0.346cm" svg:height="0.448cm" svg:x="176.311cm" svg:y="88.857cm" svg:viewBox="0 0 347 449" draw:points="88,449 347,72 151,139 0,0">
          <text:p/>
        </draw:polygon>
        <draw:line draw:style-name="gr7" draw:text-style-name="P3" draw:layer="layout" svg:x1="177.486cm" svg:y1="86.755cm" svg:x2="179.342cm" svg:y2="87.144cm">
          <text:p/>
        </draw:line>
        <draw:polygon draw:style-name="gr8" draw:text-style-name="P7" draw:layer="layout" svg:width="0.452cm" svg:height="0.345cm" svg:x="179.168cm" svg:y="86.942cm" svg:viewBox="0 0 453 346" draw:points="453,262 71,0 139,195 0,346">
          <text:p/>
        </draw:polygon>
        <draw:line draw:style-name="gr7" draw:text-style-name="P3" draw:layer="layout" svg:x1="168.035cm" svg:y1="72.298cm" svg:x2="183.59cm" svg:y2="75.647cm">
          <text:p/>
        </draw:line>
        <draw:polygon draw:style-name="gr8" draw:text-style-name="P7" draw:layer="layout" svg:width="0.452cm" svg:height="0.345cm" svg:x="183.412cm" svg:y="75.445cm" svg:viewBox="0 0 453 346" draw:points="453,261 74,0 141,194 0,346">
          <text:p/>
        </draw:polygon>
        <draw:line draw:style-name="gr7" draw:text-style-name="P3" draw:layer="layout" svg:x1="184.735cm" svg:y1="76.351cm" svg:x2="185.667cm" svg:y2="77.795cm">
          <text:p/>
        </draw:line>
        <draw:polygon draw:style-name="gr8" draw:text-style-name="P7" draw:layer="layout" svg:width="0.378cm" svg:height="0.451cm" svg:x="185.444cm" svg:y="77.579cm" svg:viewBox="0 0 379 452" draw:points="379,452 298,0 205,183 0,190">
          <text:p/>
        </draw:polygon>
        <draw:line draw:style-name="gr7" draw:text-style-name="P3" draw:layer="layout" svg:x1="184.922cm" svg:y1="75.481cm" svg:x2="186.366cm" svg:y2="74.545cm">
          <text:p/>
        </draw:line>
        <draw:polygon draw:style-name="gr8" draw:text-style-name="P7" draw:layer="layout" svg:width="0.452cm" svg:height="0.378cm" svg:x="186.153cm" svg:y="74.393cm" svg:viewBox="0 0 453 379" draw:points="453,0 0,82 184,174 191,379">
          <text:p/>
        </draw:polygon>
        <draw:line draw:style-name="gr7" draw:text-style-name="P3" draw:layer="layout" svg:x1="168.035cm" svg:y1="72.087cm" svg:x2="183.702cm" svg:y2="69.274cm">
          <text:p/>
        </draw:line>
        <draw:polygon draw:style-name="gr8" draw:text-style-name="P7" draw:layer="layout" svg:width="0.448cm" svg:height="0.346cm" svg:x="183.532cm" svg:y="69.126cm" svg:viewBox="0 0 449 347" draw:points="449,100 0,0 134,153 64,347">
          <text:p/>
        </draw:polygon>
        <draw:line draw:style-name="gr7" draw:text-style-name="P3" draw:layer="layout" svg:x1="185.039cm" svg:y1="69.497cm" svg:x2="186.426cm" svg:y2="70.461cm">
          <text:p/>
        </draw:line>
        <draw:polygon draw:style-name="gr8" draw:text-style-name="P7" draw:layer="layout" svg:width="0.448cm" svg:height="0.388cm" svg:x="186.21cm" svg:y="70.234cm" svg:viewBox="0 0 449 389" draw:points="449,389 201,0 187,209 0,294">
          <text:p/>
        </draw:polygon>
        <draw:line draw:style-name="gr7" draw:text-style-name="P3" draw:layer="layout" svg:x1="184.876cm" svg:y1="68.602cm" svg:x2="185.844cm" svg:y2="67.211cm">
          <text:p/>
        </draw:line>
        <draw:polygon draw:style-name="gr8" draw:text-style-name="P7" draw:layer="layout" svg:width="0.385cm" svg:height="0.448cm" svg:x="185.617cm" svg:y="66.981cm" svg:viewBox="0 0 386 449" draw:points="386,0 0,247 206,261 290,449">
          <text:p/>
        </draw:polygon>
        <draw:line draw:style-name="gr7" draw:text-style-name="P3" draw:layer="layout" svg:x1="168.035cm" svg:y1="72.545cm" svg:x2="180.983cm" svg:y2="81.443cm">
          <text:p/>
        </draw:line>
        <draw:polygon draw:style-name="gr8" draw:text-style-name="P7" draw:layer="layout" svg:width="0.448cm" svg:height="0.384cm" svg:x="180.766cm" svg:y="81.22cm" svg:viewBox="0 0 449 385" draw:points="449,385 199,0 188,204 0,289">
          <text:p/>
        </draw:polygon>
        <draw:line draw:style-name="gr7" draw:text-style-name="P3" draw:layer="layout" svg:x1="181.842cm" svg:y1="82.497cm" svg:x2="182.189cm" svg:y2="84.367cm">
          <text:p/>
        </draw:line>
        <draw:polygon draw:style-name="gr8" draw:text-style-name="P7" draw:layer="layout" svg:width="0.345cm" svg:height="0.452cm" svg:x="181.991cm" svg:y="84.193cm" svg:viewBox="0 0 346 453" draw:points="250,453 346,0 190,138 0,67">
          <text:p/>
        </draw:polygon>
        <draw:line draw:style-name="gr7" draw:text-style-name="P3" draw:layer="layout" svg:x1="182.273cm" svg:y1="81.87cm" svg:x2="184.143cm" svg:y2="81.523cm">
          <text:p/>
        </draw:line>
        <draw:polygon draw:style-name="gr8" draw:text-style-name="P7" draw:layer="layout" svg:width="0.448cm" svg:height="0.345cm" svg:x="183.973cm" svg:y="81.375cm" svg:viewBox="0 0 449 346" draw:points="449,95 0,0 134,151 64,346">
          <text:p/>
        </draw:polygon>
        <draw:line draw:style-name="gr7" draw:text-style-name="P3" draw:layer="layout" svg:x1="167.608cm" svg:y1="72.711cm" svg:x2="170.597cm" svg:y2="88.347cm">
          <text:p/>
        </draw:line>
        <draw:polygon draw:style-name="gr8" draw:text-style-name="P7" draw:layer="layout" svg:width="0.349cm" svg:height="0.448cm" svg:x="170.395cm" svg:y="88.173cm" svg:viewBox="0 0 350 449" draw:points="255,449 350,0 195,137 0,67">
          <text:p/>
        </draw:polygon>
        <draw:line draw:style-name="gr7" draw:text-style-name="P3" draw:layer="layout" svg:x1="170.392cm" svg:y1="89.679cm" svg:x2="169.435cm" svg:y2="91.088cm">
          <text:p/>
        </draw:line>
        <draw:polygon draw:style-name="gr8" draw:text-style-name="P7" draw:layer="layout" svg:width="0.385cm" svg:height="0.448cm" svg:x="169.276cm" svg:y="90.872cm" svg:viewBox="0 0 386 449" draw:points="0,449 386,197 180,183 92,0">
          <text:p/>
        </draw:polygon>
        <draw:line draw:style-name="gr7" draw:text-style-name="P3" draw:layer="layout" svg:x1="171.28cm" svg:y1="89.51cm" svg:x2="172.685cm" svg:y2="90.467cm">
          <text:p/>
        </draw:line>
        <draw:polygon draw:style-name="gr8" draw:text-style-name="P7" draw:layer="layout" svg:width="0.448cm" svg:height="0.385cm" svg:x="172.469cm" svg:y="90.24cm" svg:viewBox="0 0 449 386" draw:points="449,386 198,0 187,206 0,294">
          <text:p/>
        </draw:polygon>
        <draw:line draw:style-name="gr7" draw:text-style-name="P3" draw:layer="layout" svg:x1="167.15cm" svg:y1="72.711cm" svg:x2="158.393cm" svg:y2="85.768cm">
          <text:p/>
        </draw:line>
        <draw:polygon draw:style-name="gr8" draw:text-style-name="P7" draw:layer="layout" svg:width="0.381cm" svg:height="0.448cm" svg:x="158.238cm" svg:y="85.552cm" svg:viewBox="0 0 382 449" draw:points="0,449 382,194 177,187 89,0">
          <text:p/>
        </draw:polygon>
        <draw:line draw:style-name="gr7" draw:text-style-name="P3" draw:layer="layout" svg:x1="157.354cm" svg:y1="86.635cm" svg:x2="155.49cm" svg:y2="87.003cm">
          <text:p/>
        </draw:line>
        <draw:polygon draw:style-name="gr8" draw:text-style-name="P7" draw:layer="layout" svg:width="0.452cm" svg:height="0.346cm" svg:x="155.211cm" svg:y="86.8cm" svg:viewBox="0 0 453 347" draw:points="0,254 453,347 312,195 382,0">
          <text:p/>
        </draw:polygon>
        <draw:line draw:style-name="gr7" draw:text-style-name="P3" draw:layer="layout" svg:x1="157.988cm" svg:y1="87.058cm" svg:x2="158.355cm" svg:y2="88.925cm">
          <text:p/>
        </draw:line>
        <draw:polygon draw:style-name="gr8" draw:text-style-name="P7" draw:layer="layout" svg:width="0.346cm" svg:height="0.448cm" svg:x="158.153cm" svg:y="88.751cm" svg:viewBox="0 0 347 449" draw:points="255,449 347,0 195,138 0,67">
          <text:p/>
        </draw:polygon>
        <draw:line draw:style-name="gr7" draw:text-style-name="P3" draw:layer="layout" svg:x1="166.977cm" svg:y1="72.291cm" svg:x2="151.38cm" svg:y2="75.456cm">
          <text:p/>
        </draw:line>
        <draw:polygon draw:style-name="gr8" draw:text-style-name="P7" draw:layer="layout" svg:width="0.448cm" svg:height="0.346cm" svg:x="151.105cm" svg:y="75.254cm" svg:viewBox="0 0 449 347" draw:points="0,259 449,347 311,195 378,0">
          <text:p/>
        </draw:polygon>
        <draw:line draw:style-name="gr7" draw:text-style-name="P3" draw:layer="layout" svg:x1="150.047cm" svg:y1="75.269cm" svg:x2="148.621cm" svg:y2="74.323cm">
          <text:p/>
        </draw:line>
        <draw:polygon draw:style-name="gr8" draw:text-style-name="P7" draw:layer="layout" svg:width="0.451cm" svg:height="0.381cm" svg:x="148.385cm" svg:y="74.168cm" svg:viewBox="0 0 452 382" draw:points="0,0 258,382 265,177 452,88">
          <text:p/>
        </draw:polygon>
        <draw:line draw:style-name="gr7" draw:text-style-name="P3" draw:layer="layout" svg:x1="150.224cm" svg:y1="76.147cm" svg:x2="149.281cm" svg:y2="77.573cm">
          <text:p/>
        </draw:line>
        <draw:polygon draw:style-name="gr8" draw:text-style-name="P7" draw:layer="layout" svg:width="0.381cm" svg:height="0.451cm" svg:x="149.122cm" svg:y="77.357cm" svg:viewBox="0 0 382 452" draw:points="0,452 382,194 178,187 89,0">
          <text:p/>
        </draw:polygon>
        <draw:line draw:style-name="gr7" draw:text-style-name="P3" draw:layer="layout" svg:x1="167.429cm" svg:y1="71.653cm" svg:x2="164.891cm" svg:y2="54.105cm">
          <text:p/>
        </draw:line>
        <draw:polygon draw:style-name="gr8" draw:text-style-name="P7" draw:layer="layout" svg:width="0.349cm" svg:height="0.445cm" svg:x="164.736cm" svg:y="53.826cm" svg:viewBox="0 0 350 446" draw:points="117,0 0,446 162,315 350,393">
          <text:p/>
        </draw:polygon>
        <draw:line draw:style-name="gr7" draw:text-style-name="P3" draw:layer="layout" svg:x1="165.304cm" svg:y1="53.477cm" svg:x2="167.065cm" svg:y2="54.081cm">
          <text:p/>
        </draw:line>
        <draw:polygon draw:style-name="gr8" draw:text-style-name="P7" draw:layer="layout" svg:width="0.455cm" svg:height="0.331cm" svg:x="166.874cm" svg:y="53.869cm" svg:viewBox="0 0 456 332" draw:points="456,304 113,0 155,201 0,332">
          <text:p/>
        </draw:polygon>
        <draw:line draw:style-name="gr7" draw:text-style-name="P3" draw:layer="layout" svg:x1="164.247cm" svg:y1="53.671cm" svg:x2="162.873cm" svg:y2="54.646cm">
          <text:p/>
        </draw:line>
        <draw:polygon draw:style-name="gr8" draw:text-style-name="P7" draw:layer="layout" svg:width="0.448cm" svg:height="0.388cm" svg:x="162.644cm" svg:y="54.419cm" svg:viewBox="0 0 449 389" draw:points="0,389 449,290 262,206 245,0">
          <text:p/>
        </draw:polygon>
        <draw:line draw:style-name="gr7" draw:text-style-name="P3" draw:layer="layout" svg:x1="164.698cm" svg:y1="52.769cm" svg:x2="164.426cm" svg:y2="50.877cm">
          <text:p/>
        </draw:line>
        <draw:polygon draw:style-name="gr8" draw:text-style-name="P7" draw:layer="layout" svg:width="0.35cm" svg:height="0.445cm" svg:x="164.27cm" svg:y="50.598cm" svg:viewBox="0 0 351 446" draw:points="113,0 0,446 159,315 351,397">
          <text:p/>
        </draw:polygon>
        <draw:line draw:style-name="gr7" draw:text-style-name="P3" draw:layer="layout" svg:x1="164.704cm" svg:y1="49.541cm" svg:x2="165.697cm" svg:y2="48.214cm">
          <text:p/>
        </draw:line>
        <draw:polygon draw:style-name="gr8" draw:text-style-name="P7" draw:layer="layout" svg:width="0.395cm" svg:height="0.444cm" svg:x="165.47cm" svg:y="47.988cm" svg:viewBox="0 0 396 445" draw:points="396,0 0,234 205,255 283,445">
          <text:p/>
        </draw:polygon>
        <draw:line draw:style-name="gr7" draw:text-style-name="P3" draw:layer="layout" svg:x1="163.781cm" svg:y1="49.675cm" svg:x2="162.454cm" svg:y2="48.683cm">
          <text:p/>
        </draw:line>
        <draw:polygon draw:style-name="gr8" draw:text-style-name="P7" draw:layer="layout" svg:width="0.448cm" svg:height="0.395cm" svg:x="162.224cm" svg:y="48.514cm" svg:viewBox="0 0 449 396" draw:points="0,0 238,396 259,190 449,112">
          <text:p/>
        </draw:polygon>
        <draw:line draw:style-name="gr7" draw:text-style-name="P3" draw:layer="layout" svg:x1="167.594cm" svg:y1="71.653cm" svg:x2="170.198cm" svg:y2="55.947cm">
          <text:p/>
        </draw:line>
        <draw:polygon draw:style-name="gr8" draw:text-style-name="P7" draw:layer="layout" svg:width="0.349cm" svg:height="0.448cm" svg:x="170cm" svg:y="55.668cm" svg:viewBox="0 0 350 449" draw:points="244,0 0,392 191,315 350,449">
          <text:p/>
        </draw:polygon>
        <draw:line draw:style-name="gr7" draw:text-style-name="P3" draw:layer="layout" svg:x1="170.419cm" svg:y1="54.611cm" svg:x2="170.731cm" svg:y2="52.729cm">
          <text:p/>
        </draw:line>
        <draw:polygon draw:style-name="gr8" draw:text-style-name="P7" draw:layer="layout" svg:width="0.35cm" svg:height="0.448cm" svg:x="170.532cm" svg:y="52.451cm" svg:viewBox="0 0 351 449" draw:points="244,0 0,392 194,314 351,449">
          <text:p/>
        </draw:polygon>
        <draw:line draw:style-name="gr7" draw:text-style-name="P3" draw:layer="layout" svg:x1="167.249cm" svg:y1="71.653cm" svg:x2="160.348cm" svg:y2="57.421cm">
          <text:p/>
        </draw:line>
        <draw:polygon draw:style-name="gr8" draw:text-style-name="P7" draw:layer="layout" svg:width="0.346cm" svg:height="0.459cm" svg:x="160.224cm" svg:y="57.167cm" svg:viewBox="0 0 347 460" draw:points="0,0 28,460 139,286 347,304">
          <text:p/>
        </draw:polygon>
        <draw:line draw:style-name="gr7" draw:text-style-name="P3" draw:layer="layout" svg:x1="159.714cm" svg:y1="56.11cm" svg:x2="158.926cm" svg:y2="54.486cm">
          <text:p/>
        </draw:line>
        <draw:polygon draw:style-name="gr8" draw:text-style-name="P7" draw:layer="layout" svg:width="0.343cm" svg:height="0.459cm" svg:x="158.802cm" svg:y="54.232cm" svg:viewBox="0 0 344 460" draw:points="0,0 25,460 139,287 344,304">
          <text:p/>
        </draw:polygon>
        <draw:line draw:style-name="gr7" draw:text-style-name="P3" draw:layer="layout" svg:x1="166.977cm" svg:y1="71.83cm" svg:x2="153.927cm" svg:y2="63.062cm">
          <text:p/>
        </draw:line>
        <draw:polygon draw:style-name="gr8" draw:text-style-name="P7" draw:layer="layout" svg:width="0.448cm" svg:height="0.385cm" svg:x="153.694cm" svg:y="62.903cm" svg:viewBox="0 0 449 386" draw:points="0,0 255,386 266,180 449,92">
          <text:p/>
        </draw:polygon>
        <draw:line draw:style-name="gr7" draw:text-style-name="P3" draw:layer="layout" svg:x1="152.637cm" svg:y1="62.195cm" svg:x2="151.221cm" svg:y2="61.245cm">
          <text:p/>
        </draw:line>
        <draw:polygon draw:style-name="gr8" draw:text-style-name="P7" draw:layer="layout" svg:width="0.448cm" svg:height="0.381cm" svg:x="150.988cm" svg:y="61.087cm" svg:viewBox="0 0 449 382" draw:points="0,0 252,382 262,177 449,89">
          <text:p/>
        </draw:polygon>
        <draw:line draw:style-name="gr7" draw:text-style-name="P3" draw:layer="layout" svg:x1="166.977cm" svg:y1="72.151cm" svg:x2="151.077cm" svg:y2="71.134cm">
          <text:p/>
        </draw:line>
        <draw:polygon draw:style-name="gr8" draw:text-style-name="P7" draw:layer="layout" svg:width="0.434cm" svg:height="0.353cm" svg:x="150.794cm" svg:y="70.968cm" svg:viewBox="0 0 435 354" draw:points="0,148 411,354 319,169 435,0">
          <text:p/>
        </draw:polygon>
        <draw:line draw:style-name="gr7" draw:text-style-name="P3" draw:layer="layout" svg:x1="149.737cm" svg:y1="71.05cm" svg:x2="147.82cm" svg:y2="70.925cm">
          <text:p/>
        </draw:line>
        <draw:polygon draw:style-name="gr8" draw:text-style-name="P7" draw:layer="layout" svg:width="0.434cm" svg:height="0.352cm" svg:x="147.538cm" svg:y="70.76cm" svg:viewBox="0 0 435 353" draw:points="0,148 414,353 318,170 435,0">
          <text:p/>
        </draw:polygon>
        <draw:line draw:style-name="gr7" draw:text-style-name="P3" draw:layer="layout" svg:x1="167.774cm" svg:y1="71.653cm" svg:x2="175.786cm" svg:y2="55.968cm">
          <text:p/>
        </draw:line>
        <draw:polygon draw:style-name="gr8" draw:text-style-name="P7" draw:layer="layout" svg:width="0.35cm" svg:height="0.459cm" svg:x="175.566cm" svg:y="55.717cm" svg:viewBox="0 0 351 460" draw:points="351,0 0,297 206,282 315,460">
          <text:p/>
        </draw:polygon>
        <draw:line draw:style-name="gr7" draw:text-style-name="P3" draw:layer="layout" svg:x1="176.568cm" svg:y1="55.717cm" svg:x2="177.547cm" svg:y2="57.076cm">
          <text:p/>
        </draw:line>
        <draw:polygon draw:style-name="gr8" draw:text-style-name="P7" draw:layer="layout" svg:width="0.391cm" svg:height="0.448cm" svg:x="177.32cm" svg:y="56.857cm" svg:viewBox="0 0 392 449" draw:points="392,449 285,0 204,190 0,208">
          <text:p/>
        </draw:polygon>
        <draw:line draw:style-name="gr7" draw:text-style-name="P3" draw:layer="layout" svg:x1="175.656cm" svg:y1="55.188cm" svg:x2="173.736cm" svg:y2="55.193cm">
          <text:p/>
        </draw:line>
        <draw:polygon draw:style-name="gr8" draw:text-style-name="P7" draw:layer="layout" svg:width="0.424cm" svg:height="0.353cm" svg:x="173.453cm" svg:y="55.015cm" svg:viewBox="0 0 425 354" draw:points="0,178 425,354 319,178 425,0">
          <text:p/>
        </draw:polygon>
        <draw:line draw:style-name="gr7" draw:text-style-name="P3" draw:layer="layout" svg:x1="176.455cm" svg:y1="54.66cm" svg:x2="177.271cm" svg:y2="53.064cm">
          <text:p/>
        </draw:line>
        <draw:polygon draw:style-name="gr8" draw:text-style-name="P7" draw:layer="layout" svg:width="0.349cm" svg:height="0.458cm" svg:x="177.048cm" svg:y="52.814cm" svg:viewBox="0 0 350 459" draw:points="350,0 0,297 206,283 315,459">
          <text:p/>
        </draw:polygon>
        <draw:line draw:style-name="gr7" draw:text-style-name="P3" draw:layer="layout" svg:x1="178.198cm" svg:y1="52.113cm" svg:x2="179.974cm" svg:y2="51.537cm">
          <text:p/>
        </draw:line>
        <draw:polygon draw:style-name="gr8" draw:text-style-name="P7" draw:layer="layout" svg:width="0.459cm" svg:height="0.335cm" svg:x="179.782cm" svg:y="51.413cm" svg:viewBox="0 0 460 336" draw:points="460,40 0,0 155,139 109,336">
          <text:p/>
        </draw:polygon>
        <draw:line draw:style-name="gr7" draw:text-style-name="P3" draw:layer="layout" svg:x1="177.497cm" svg:y1="51.757cm" svg:x2="176.921cm" svg:y2="49.981cm">
          <text:p/>
        </draw:line>
        <draw:polygon draw:style-name="gr8" draw:text-style-name="P7" draw:layer="layout" svg:width="0.335cm" svg:height="0.455cm" svg:x="176.798cm" svg:y="49.713cm" svg:viewBox="0 0 336 456" draw:points="35,0 0,456 134,301 336,347">
          <text:p/>
        </draw:polygon>
        <draw:line draw:style-name="gr7" draw:text-style-name="P3" draw:layer="layout" svg:x1="166.977cm" svg:y1="72.002cm" svg:x2="151.944cm" svg:y2="66.893cm">
          <text:p/>
        </draw:line>
        <draw:polygon draw:style-name="gr8" draw:text-style-name="P7" draw:layer="layout" svg:width="0.459cm" svg:height="0.332cm" svg:x="151.676cm" svg:y="66.773cm" svg:viewBox="0 0 460 333" draw:points="0,29 347,333 305,131 460,0">
          <text:p/>
        </draw:polygon>
        <draw:line draw:style-name="gr7" draw:text-style-name="P3" draw:layer="layout" svg:x1="150.887cm" svg:y1="66.097cm" svg:x2="150.092cm" svg:y2="64.48cm">
          <text:p/>
        </draw:line>
        <draw:polygon draw:style-name="gr8" draw:text-style-name="P7" draw:layer="layout" svg:width="0.346cm" svg:height="0.459cm" svg:x="149.969cm" svg:y="64.226cm" svg:viewBox="0 0 347 460" draw:points="0,0 28,460 141,287 347,305">
          <text:p/>
        </draw:polygon>
        <draw:line draw:style-name="gr7" draw:text-style-name="P3" draw:layer="layout" svg:x1="150.619cm" svg:y1="66.883cm" svg:x2="149.006cm" svg:y2="67.681cm">
          <text:p/>
        </draw:line>
        <draw:polygon draw:style-name="gr8" draw:text-style-name="P7" draw:layer="layout" svg:width="0.458cm" svg:height="0.345cm" svg:x="148.752cm" svg:y="67.458cm" svg:viewBox="0 0 459 346" draw:points="0,346 459,317 286,204 303,0">
          <text:p/>
        </draw:polygon>
        <draw:line draw:style-name="gr7" draw:text-style-name="P3" draw:layer="layout" svg:x1="167.048cm" svg:y1="71.653cm" svg:x2="156.82cm" svg:y2="59.884cm">
          <text:p/>
        </draw:line>
        <draw:polygon draw:style-name="gr8" draw:text-style-name="P7" draw:layer="layout" svg:width="0.413cm" svg:height="0.434cm" svg:x="156.633cm" svg:y="59.672cm" svg:viewBox="0 0 414 435" draw:points="0,0 145,435 209,240 414,204">
          <text:p/>
        </draw:polygon>
        <draw:line draw:style-name="gr7" draw:text-style-name="P3" draw:layer="layout" svg:x1="156.213cm" svg:y1="58.615cm" svg:x2="156.348cm" svg:y2="56.701cm">
          <text:p/>
        </draw:line>
        <draw:polygon draw:style-name="gr8" draw:text-style-name="P7" draw:layer="layout" svg:width="0.353cm" svg:height="0.434cm" svg:x="156.16cm" svg:y="56.419cm" svg:viewBox="0 0 354 435" draw:points="205,0 0,410 184,319 354,435">
          <text:p/>
        </draw:polygon>
        <draw:line draw:style-name="gr7" draw:text-style-name="P3" draw:layer="layout" svg:x1="155.646cm" svg:y1="59.105cm" svg:x2="153.733cm" svg:y2="58.97cm">
          <text:p/>
        </draw:line>
        <draw:polygon draw:style-name="gr8" draw:text-style-name="P7" draw:layer="layout" svg:width="0.434cm" svg:height="0.353cm" svg:x="153.451cm" svg:y="58.804cm" svg:viewBox="0 0 435 354" draw:points="0,148 410,354 318,170 435,0">
          <text:p/>
        </draw:polygon>
        <draw:line draw:style-name="gr7" draw:text-style-name="P3" draw:layer="layout" svg:x1="199.534cm" svg:y1="53.287cm" svg:x2="203.179cm" svg:y2="66.347cm">
          <text:p/>
        </draw:line>
        <draw:polygon draw:style-name="gr8" draw:text-style-name="P7" draw:layer="layout" svg:width="0.342cm" svg:height="0.455cm" svg:x="202.97cm" svg:y="66.163cm" svg:viewBox="0 0 343 456" draw:points="287,456 343,0 202,149 0,96">
          <text:p/>
        </draw:polygon>
        <draw:line draw:style-name="gr7" draw:text-style-name="P3" draw:layer="layout" svg:x1="203.552cm" svg:y1="67.676cm" svg:x2="204.058cm" svg:y2="69.487cm">
          <text:p/>
        </draw:line>
        <draw:polygon draw:style-name="gr8" draw:text-style-name="P7" draw:layer="layout" svg:width="0.338cm" svg:height="0.455cm" svg:x="203.849cm" svg:y="69.303cm" svg:viewBox="0 0 339 456" draw:points="283,456 339,0 198,152 0,96">
          <text:p/>
        </draw:polygon>
        <draw:line draw:style-name="gr7" draw:text-style-name="P3" draw:layer="layout" svg:x1="199.915cm" svg:y1="53.198cm" svg:x2="210.118cm" svg:y2="61.701cm">
          <text:p/>
        </draw:line>
        <draw:polygon draw:style-name="gr8" draw:text-style-name="P7" draw:layer="layout" svg:width="0.441cm" svg:height="0.405cm" svg:x="209.895cm" svg:y="61.475cm" svg:viewBox="0 0 442 406" draw:points="442,406 227,0 194,204 0,271">
          <text:p/>
        </draw:polygon>
        <draw:line draw:style-name="gr7" draw:text-style-name="P3" draw:layer="layout" svg:x1="211.395cm" svg:y1="62.762cm" svg:x2="212.623cm" svg:y2="63.79cm">
          <text:p/>
        </draw:line>
        <draw:polygon draw:style-name="gr8" draw:text-style-name="P7" draw:layer="layout" svg:width="0.438cm" svg:height="0.406cm" svg:x="212.403cm" svg:y="63.563cm" svg:viewBox="0 0 439 407" draw:points="439,407 227,0 195,201 0,269">
          <text:p/>
        </draw:polygon>
        <draw:line draw:style-name="gr7" draw:text-style-name="P3" draw:layer="layout" svg:x1="199.915cm" svg:y1="52.807cm" svg:x2="213.456cm" svg:y2="54.039cm">
          <text:p/>
        </draw:line>
        <draw:polygon draw:style-name="gr8" draw:text-style-name="P7" draw:layer="layout" svg:width="0.437cm" svg:height="0.349cm" svg:x="213.3cm" svg:y="53.851cm" svg:viewBox="0 0 438 350" draw:points="438,213 31,0 119,184 0,350">
          <text:p/>
        </draw:polygon>
        <draw:line draw:style-name="gr7" draw:text-style-name="P3" draw:layer="layout" svg:x1="214.795cm" svg:y1="54.161cm" svg:x2="216.701cm" svg:y2="54.335cm">
          <text:p/>
        </draw:line>
        <draw:polygon draw:style-name="gr8" draw:text-style-name="P7" draw:layer="layout" svg:width="0.438cm" svg:height="0.35cm" svg:x="216.545cm" svg:y="54.147cm" svg:viewBox="0 0 439 351" draw:points="439,213 32,0 120,185 0,351">
          <text:p/>
        </draw:polygon>
        <draw:line draw:style-name="gr7" draw:text-style-name="P3" draw:layer="layout" svg:x1="199.915cm" svg:y1="52.462cm" svg:x2="211.628cm" svg:y2="45.861cm">
          <text:p/>
        </draw:line>
        <draw:polygon draw:style-name="gr8" draw:text-style-name="P7" draw:layer="layout" svg:width="0.455cm" svg:height="0.36cm" svg:x="211.419cm" svg:y="45.723cm" svg:viewBox="0 0 456 361" draw:points="456,0 0,54 177,156 173,361">
          <text:p/>
        </draw:polygon>
        <draw:line draw:style-name="gr7" draw:text-style-name="P3" draw:layer="layout" svg:x1="212.933cm" svg:y1="45.128cm" svg:x2="214.468cm" svg:y2="44.259cm">
          <text:p/>
        </draw:line>
        <draw:polygon draw:style-name="gr8" draw:text-style-name="P7" draw:layer="layout" svg:width="0.455cm" svg:height="0.364cm" svg:x="214.259cm" svg:y="44.121cm" svg:viewBox="0 0 456 365" draw:points="456,0 0,53 180,156 173,365">
          <text:p/>
        </draw:polygon>
        <draw:line draw:style-name="gr7" draw:text-style-name="P3" draw:layer="layout" svg:x1="199.644cm" svg:y1="52.229cm" svg:x2="205.554cm" svg:y2="40.114cm">
          <text:p/>
        </draw:line>
        <draw:polygon draw:style-name="gr8" draw:text-style-name="P7" draw:layer="layout" svg:width="0.342cm" svg:height="0.458cm" svg:x="205.334cm" svg:y="39.86cm" svg:viewBox="0 0 343 459" draw:points="343,0 0,304 205,287 318,459">
          <text:p/>
        </draw:polygon>
        <draw:line draw:style-name="gr7" draw:text-style-name="P3" draw:layer="layout" svg:x1="206.195cm" svg:y1="38.803cm" svg:x2="206.986cm" svg:y2="37.182cm">
          <text:p/>
        </draw:line>
        <draw:polygon draw:style-name="gr8" draw:text-style-name="P7" draw:layer="layout" svg:width="0.345cm" svg:height="0.459cm" svg:x="206.763cm" svg:y="36.928cm" svg:viewBox="0 0 346 460" draw:points="346,0 0,304 205,286 318,460">
          <text:p/>
        </draw:polygon>
        <draw:line draw:style-name="gr7" draw:text-style-name="P3" draw:layer="layout" svg:x1="199.306cm" svg:y1="52.229cm" svg:x2="197.273cm" svg:y2="38.794cm">
          <text:p/>
        </draw:line>
        <draw:polygon draw:style-name="gr8" draw:text-style-name="P7" draw:layer="layout" svg:width="0.349cm" svg:height="0.444cm" svg:x="197.121cm" svg:y="38.516cm" svg:viewBox="0 0 350 445" draw:points="113,0 0,445 159,314 350,392">
          <text:p/>
        </draw:polygon>
        <draw:line draw:style-name="gr7" draw:text-style-name="P3" draw:layer="layout" svg:x1="197.073cm" svg:y1="37.458cm" svg:x2="196.786cm" svg:y2="35.57cm">
          <text:p/>
        </draw:line>
        <draw:polygon draw:style-name="gr8" draw:text-style-name="P7" draw:layer="layout" svg:width="0.35cm" svg:height="0.445cm" svg:x="196.634cm" svg:y="35.291cm" svg:viewBox="0 0 351 446" draw:points="111,0 0,446 160,315 351,393">
          <text:p/>
        </draw:polygon>
        <draw:line draw:style-name="gr7" draw:text-style-name="P3" draw:layer="layout" svg:x1="198.89cm" svg:y1="52.229cm" svg:x2="189.85cm" svg:y2="42.601cm">
          <text:p/>
        </draw:line>
        <draw:polygon draw:style-name="gr8" draw:text-style-name="P7" draw:layer="layout" svg:width="0.42cm" svg:height="0.431cm" svg:x="189.656cm" svg:y="42.396cm" svg:viewBox="0 0 421 432" draw:points="0,0 163,432 219,233 421,187">
          <text:p/>
        </draw:polygon>
        <draw:line draw:style-name="gr7" draw:text-style-name="P3" draw:layer="layout" svg:x1="188.663cm" svg:y1="41.339cm" svg:x2="187.617cm" svg:y2="40.227cm">
          <text:p/>
        </draw:line>
        <draw:polygon draw:style-name="gr8" draw:text-style-name="P7" draw:layer="layout" svg:width="0.42cm" svg:height="0.43cm" svg:x="187.423cm" svg:y="40.019cm" svg:viewBox="0 0 421 431" draw:points="0,0 164,431 220,233 421,191">
          <text:p/>
        </draw:polygon>
        <draw:line draw:style-name="gr7" draw:text-style-name="P3" draw:layer="layout" svg:x1="199.915cm" svg:y1="52.646cm" svg:x2="213.191cm" svg:y2="49.798cm">
          <text:p/>
        </draw:line>
        <draw:polygon draw:style-name="gr8" draw:text-style-name="P7" draw:layer="layout" svg:width="0.451cm" svg:height="0.345cm" svg:x="213.014cm" svg:y="49.657cm" svg:viewBox="0 0 452 346" draw:points="452,84 0,0 142,151 74,346">
          <text:p/>
        </draw:polygon>
        <draw:line draw:style-name="gr7" draw:text-style-name="P3" draw:layer="layout" svg:x1="214.524cm" svg:y1="49.97cm" svg:x2="215.968cm" svg:y2="50.903cm">
          <text:p/>
        </draw:line>
        <draw:polygon draw:style-name="gr8" draw:text-style-name="P7" draw:layer="layout" svg:width="0.452cm" svg:height="0.381cm" svg:x="215.751cm" svg:y="50.676cm" svg:viewBox="0 0 453 382" draw:points="453,382 192,0 185,209 0,297">
          <text:p/>
        </draw:polygon>
        <draw:line draw:style-name="gr7" draw:text-style-name="P3" draw:layer="layout" svg:x1="214.337cm" svg:y1="49.1cm" svg:x2="215.273cm" svg:y2="47.656cm">
          <text:p/>
        </draw:line>
        <draw:polygon draw:style-name="gr8" draw:text-style-name="P7" draw:layer="layout" svg:width="0.377cm" svg:height="0.448cm" svg:x="215.046cm" svg:y="47.42cm" svg:viewBox="0 0 378 449" draw:points="378,0 0,257 205,264 297,449">
          <text:p/>
        </draw:polygon>
        <draw:line draw:style-name="gr7" draw:text-style-name="P3" draw:layer="layout" svg:x1="199.915cm" svg:y1="52.976cm" svg:x2="212.401cm" svg:y2="58.149cm">
          <text:p/>
        </draw:line>
        <draw:polygon draw:style-name="gr8" draw:text-style-name="P7" draw:layer="layout" svg:width="0.459cm" svg:height="0.324cm" svg:x="212.202cm" svg:y="57.933cm" svg:viewBox="0 0 460 325" draw:points="460,325 135,0 164,201 0,325">
          <text:p/>
        </draw:polygon>
        <draw:line draw:style-name="gr7" draw:text-style-name="P3" draw:layer="layout" svg:x1="213.409cm" svg:y1="59.005cm" svg:x2="214.112cm" svg:y2="60.699cm">
          <text:p/>
        </draw:line>
        <draw:polygon draw:style-name="gr8" draw:text-style-name="P7" draw:layer="layout" svg:width="0.325cm" svg:height="0.459cm" svg:x="213.892cm" svg:y="60.501cm" svg:viewBox="0 0 326 460" draw:points="326,460 326,0 206,166 0,134">
          <text:p/>
        </draw:polygon>
        <draw:line draw:style-name="gr7" draw:text-style-name="P3" draw:layer="layout" svg:x1="213.719cm" svg:y1="58.258cm" svg:x2="215.414cm" svg:y2="57.555cm">
          <text:p/>
        </draw:line>
        <draw:polygon draw:style-name="gr8" draw:text-style-name="P7" draw:layer="layout" svg:width="0.459cm" svg:height="0.328cm" svg:x="215.215cm" svg:y="57.446cm" svg:viewBox="0 0 460 329" draw:points="460,0 0,0 162,124 134,329">
          <text:p/>
        </draw:polygon>
        <draw:line draw:style-name="gr7" draw:text-style-name="P3" draw:layer="layout" svg:x1="199.728cm" svg:y1="53.287cm" svg:x2="207.007cm" svg:y2="64.538cm">
          <text:p/>
        </draw:line>
        <draw:polygon draw:style-name="gr8" draw:text-style-name="P7" draw:layer="layout" svg:width="0.378cm" svg:height="0.452cm" svg:x="206.78cm" svg:y="64.321cm" svg:viewBox="0 0 379 453" draw:points="379,453 298,0 206,184 0,191">
          <text:p/>
        </draw:polygon>
        <draw:line draw:style-name="gr7" draw:text-style-name="P3" draw:layer="layout" svg:x1="207.388cm" svg:y1="65.831cm" svg:x2="206.988cm" svg:y2="67.688cm">
          <text:p/>
        </draw:line>
        <draw:polygon draw:style-name="gr8" draw:text-style-name="P7" draw:layer="layout" svg:width="0.346cm" svg:height="0.451cm" svg:x="206.847cm" svg:y="67.511cm" svg:viewBox="0 0 347 452" draw:points="85,452 347,74 152,141 0,0">
          <text:p/>
        </draw:polygon>
        <draw:line draw:style-name="gr7" draw:text-style-name="P3" draw:layer="layout" svg:x1="208.029cm" svg:y1="65.415cm" svg:x2="209.886cm" svg:y2="65.815cm">
          <text:p/>
        </draw:line>
        <draw:polygon draw:style-name="gr8" draw:text-style-name="P7" draw:layer="layout" svg:width="0.452cm" svg:height="0.342cm" svg:x="209.708cm" svg:y="65.613cm" svg:viewBox="0 0 453 343" draw:points="453,262 74,0 141,194 0,343">
          <text:p/>
        </draw:polygon>
        <draw:line draw:style-name="gr7" draw:text-style-name="P3" draw:layer="layout" svg:x1="199.373cm" svg:y1="53.287cm" svg:x2="198.966cm" svg:y2="66.88cm">
          <text:p/>
        </draw:line>
        <draw:polygon draw:style-name="gr8" draw:text-style-name="P7" draw:layer="layout" svg:width="0.353cm" svg:height="0.427cm" svg:x="198.793cm" svg:y="66.734cm" svg:viewBox="0 0 354 428" draw:points="166,428 354,11 173,110 0,0">
          <text:p/>
        </draw:polygon>
        <draw:line draw:style-name="gr7" draw:text-style-name="P3" draw:layer="layout" svg:x1="198.413cm" svg:y1="68.191cm" svg:x2="197.305cm" svg:y2="69.237cm">
          <text:p/>
        </draw:line>
        <draw:polygon draw:style-name="gr8" draw:text-style-name="P7" draw:layer="layout" svg:width="0.427cm" svg:height="0.42cm" svg:x="197.1cm" svg:y="69.01cm" svg:viewBox="0 0 428 421" draw:points="0,421 428,257 229,201 187,0">
          <text:p/>
        </draw:polygon>
        <draw:line draw:style-name="gr7" draw:text-style-name="P3" draw:layer="layout" svg:x1="199.442cm" svg:y1="68.22cm" svg:x2="200.488cm" svg:y2="69.332cm">
          <text:p/>
        </draw:line>
        <draw:polygon draw:style-name="gr8" draw:text-style-name="P7" draw:layer="layout" svg:width="0.42cm" svg:height="0.431cm" svg:x="200.261cm" svg:y="69.105cm" svg:viewBox="0 0 421 432" draw:points="421,432 258,0 201,198 0,244">
          <text:p/>
        </draw:polygon>
        <draw:line draw:style-name="gr7" draw:text-style-name="P3" draw:layer="layout" svg:x1="163.653cm" svg:y1="29.597cm" svg:x2="165.238cm" svg:y2="26.075cm">
          <text:p/>
        </draw:line>
        <draw:polygon draw:style-name="gr8" draw:text-style-name="P7" draw:layer="layout" svg:width="0.336cm" svg:height="0.458cm" svg:x="165.018cm" svg:y="25.818cm" svg:viewBox="0 0 337 459" draw:points="337,0 0,314 205,290 326,459">
          <text:p/>
        </draw:polygon>
        <draw:line draw:style-name="gr7" draw:text-style-name="P3" draw:layer="layout" svg:x1="165.653cm" svg:y1="24.76cm" svg:x2="167.217cm" svg:y2="10.75cm">
          <text:p/>
        </draw:line>
        <draw:polygon draw:style-name="gr8" draw:text-style-name="P7" draw:layer="layout" svg:width="0.349cm" svg:height="0.44cm" svg:x="167.026cm" svg:y="10.47cm" svg:viewBox="0 0 350 441" draw:points="222,0 0,402 187,316 350,441">
          <text:p/>
        </draw:polygon>
        <draw:line draw:style-name="gr7" draw:text-style-name="P3" draw:layer="layout" svg:x1="167.442cm" svg:y1="10.47cm" svg:x2="168.776cm" svg:y2="15.693cm">
          <text:p/>
        </draw:line>
        <draw:polygon draw:style-name="gr8" draw:text-style-name="P7" draw:layer="layout" svg:width="0.339cm" svg:height="0.454cm" svg:x="168.571cm" svg:y="15.511cm" svg:viewBox="0 0 340 455" draw:points="276,455 340,0 194,148 0,88">
          <text:p/>
        </draw:polygon>
        <draw:line draw:style-name="gr7" draw:text-style-name="P3" draw:layer="layout" svg:x1="167.834cm" svg:y1="10.021cm" svg:x2="173.186cm" svg:y2="10.837cm">
          <text:p/>
        </draw:line>
        <draw:polygon draw:style-name="gr8" draw:text-style-name="P7" draw:layer="layout" svg:width="0.445cm" svg:height="0.349cm" svg:x="173.019cm" svg:y="10.641cm" svg:viewBox="0 0 446 350" draw:points="446,238 53,0 131,190 0,350">
          <text:p/>
        </draw:polygon>
        <draw:line draw:style-name="gr7" draw:text-style-name="P3" draw:layer="layout" svg:x1="174.522cm" svg:y1="11.04cm" svg:x2="176.411cm" svg:y2="11.329cm">
          <text:p/>
        </draw:line>
        <draw:polygon draw:style-name="gr8" draw:text-style-name="P7" draw:layer="layout" svg:width="0.444cm" svg:height="0.349cm" svg:x="176.244cm" svg:y="11.132cm" svg:viewBox="0 0 445 350" draw:points="445,239 53,0 130,191 0,350">
          <text:p/>
        </draw:polygon>
        <draw:line draw:style-name="gr7" draw:text-style-name="P3" draw:layer="layout" svg:x1="167.615cm" svg:y1="9.412cm" svg:x2="170.279cm" svg:y2="4.879cm">
          <text:p/>
        </draw:line>
        <draw:polygon draw:style-name="gr8" draw:text-style-name="P7" draw:layer="layout" svg:width="0.366cm" svg:height="0.454cm" svg:x="170.053cm" svg:y="4.636cm" svg:viewBox="0 0 367 455" draw:points="367,0 0,277 204,275 303,455">
          <text:p/>
        </draw:polygon>
        <draw:line draw:style-name="gr7" draw:text-style-name="P3" draw:layer="layout" svg:x1="171.04cm" svg:y1="3.579cm" svg:x2="171.927cm" svg:y2="2.068cm">
          <text:p/>
        </draw:line>
        <draw:polygon draw:style-name="gr8" draw:text-style-name="P7" draw:layer="layout" svg:width="0.366cm" svg:height="0.455cm" svg:x="171.704cm" svg:y="1.824cm" svg:viewBox="0 0 367 456" draw:points="367,0 0,277 205,275 304,456">
          <text:p/>
        </draw:polygon>
        <draw:line draw:style-name="gr7" draw:text-style-name="P3" draw:layer="layout" svg:x1="166.864cm" svg:y1="10.47cm" svg:x2="163.597cm" svg:y2="14.393cm">
          <text:p/>
        </draw:line>
        <draw:polygon draw:style-name="gr8" draw:text-style-name="P7" draw:layer="layout" svg:width="0.405cm" svg:height="0.438cm" svg:x="163.417cm" svg:y="14.171cm" svg:viewBox="0 0 406 439" draw:points="0,439 406,226 205,195 135,0">
          <text:p/>
        </draw:polygon>
        <draw:line draw:style-name="gr7" draw:text-style-name="P3" draw:layer="layout" svg:x1="162.448cm" svg:y1="15.186cm" svg:x2="160.538cm" svg:y2="15.361cm">
          <text:p/>
        </draw:line>
        <draw:polygon draw:style-name="gr8" draw:text-style-name="P7" draw:layer="layout" svg:width="0.438cm" svg:height="0.351cm" svg:x="160.259cm" svg:y="15.172cm" svg:viewBox="0 0 439 352" draw:points="0,215 439,352 314,186 407,0">
          <text:p/>
        </draw:polygon>
        <draw:line draw:style-name="gr7" draw:text-style-name="P3" draw:layer="layout" svg:x1="163.025cm" svg:y1="15.667cm" svg:x2="163.199cm" svg:y2="17.576cm">
          <text:p/>
        </draw:line>
        <draw:polygon draw:style-name="gr8" draw:text-style-name="P7" draw:layer="layout" svg:width="0.349cm" svg:height="0.438cm" svg:x="163.011cm" svg:y="17.418cm" svg:viewBox="0 0 350 439" draw:points="213,439 350,0 185,122 0,32">
          <text:p/>
        </draw:polygon>
        <draw:line draw:style-name="gr7" draw:text-style-name="P3" draw:layer="layout" svg:x1="166.776cm" svg:y1="9.769cm" svg:x2="161.671cm" svg:y2="8.105cm">
          <text:p/>
        </draw:line>
        <draw:polygon draw:style-name="gr8" draw:text-style-name="P7" draw:layer="layout" svg:width="0.459cm" svg:height="0.336cm" svg:x="161.402cm" svg:y="7.981cm" svg:viewBox="0 0 460 337" draw:points="0,37 351,337 305,135 460,0">
          <text:p/>
        </draw:polygon>
        <draw:line draw:style-name="gr7" draw:text-style-name="P3" draw:layer="layout" svg:x1="160.606cm" svg:y1="7.317cm" svg:x2="159.794cm" svg:y2="5.72cm">
          <text:p/>
        </draw:line>
        <draw:polygon draw:style-name="gr8" draw:text-style-name="P7" draw:layer="layout" svg:width="0.349cm" svg:height="0.458cm" svg:x="159.663cm" svg:y="5.468cm" svg:viewBox="0 0 350 459" draw:points="0,0 36,459 146,284 350,299">
          <text:p/>
        </draw:polygon>
        <draw:line draw:style-name="gr7" draw:text-style-name="P3" draw:layer="layout" svg:x1="160.345cm" svg:y1="8.114cm" svg:x2="158.75cm" svg:y2="8.928cm">
          <text:p/>
        </draw:line>
        <draw:polygon draw:style-name="gr8" draw:text-style-name="P7" draw:layer="layout" svg:width="0.458cm" svg:height="0.35cm" svg:x="158.496cm" svg:y="8.705cm" svg:viewBox="0 0 459 351" draw:points="0,351 459,316 286,207 300,0">
          <text:p/>
        </draw:polygon>
        <draw:line draw:style-name="gr7" draw:text-style-name="P3" draw:layer="layout" svg:x1="167.274cm" svg:y1="9.412cm" svg:x2="166.92cm" svg:y2="4.001cm">
          <text:p/>
        </draw:line>
        <draw:polygon draw:style-name="gr8" draw:text-style-name="P7" draw:layer="layout" svg:width="0.353cm" svg:height="0.434cm" svg:x="166.754cm" svg:y="3.719cm" svg:viewBox="0 0 354 435" draw:points="148,0 0,435 169,317 354,413">
          <text:p/>
        </draw:polygon>
        <draw:line draw:style-name="gr7" draw:text-style-name="P3" draw:layer="layout" svg:x1="167.333cm" svg:y1="2.662cm" svg:x2="168.371cm" svg:y2="1.482cm">
          <text:p/>
        </draw:line>
        <draw:polygon draw:style-name="gr8" draw:text-style-name="P7" draw:layer="layout" svg:width="0.409cm" svg:height="0.434cm" svg:x="168.144cm" svg:y="1.27cm" svg:viewBox="0 0 410 435" draw:points="410,0 0,201 202,238 266,435">
          <text:p/>
        </draw:polygon>
        <draw:line draw:style-name="gr7" draw:text-style-name="P3" draw:layer="layout" svg:x1="166.339cm" svg:y1="2.727cm" svg:x2="165.159cm" svg:y2="1.69cm">
          <text:p/>
        </draw:line>
        <draw:polygon draw:style-name="gr8" draw:text-style-name="P7" draw:layer="layout" svg:width="0.434cm" svg:height="0.412cm" svg:x="164.948cm" svg:y="1.503cm" svg:viewBox="0 0 435 413" draw:points="0,0 201,413 236,210 435,147">
          <text:p/>
        </draw:polygon>
        <draw:line draw:style-name="gr7" draw:text-style-name="P3" draw:layer="layout" svg:x1="167.834cm" svg:y1="9.69cm" svg:x2="172.629cm" svg:y2="7.406cm">
          <text:p/>
        </draw:line>
        <draw:polygon draw:style-name="gr8" draw:text-style-name="P7" draw:layer="layout" svg:width="0.458cm" svg:height="0.342cm" svg:x="172.427cm" svg:y="7.284cm" svg:viewBox="0 0 459 343" draw:points="459,0 0,23 170,138 152,343">
          <text:p/>
        </draw:polygon>
        <draw:line draw:style-name="gr7" draw:text-style-name="P3" draw:layer="layout" svg:x1="173.944cm" svg:y1="7.22cm" svg:x2="175.691cm" svg:y2="7.842cm">
          <text:p/>
        </draw:line>
        <draw:polygon draw:style-name="gr8" draw:text-style-name="P7" draw:layer="layout" svg:width="0.459cm" svg:height="0.332cm" svg:x="175.499cm" svg:y="7.628cm" svg:viewBox="0 0 460 333" draw:points="460,308 117,0 160,202 0,333">
          <text:p/>
        </draw:polygon>
        <draw:line draw:style-name="gr7" draw:text-style-name="P3" draw:layer="layout" svg:x1="173.601cm" svg:y1="6.504cm" svg:x2="174.223cm" svg:y2="4.755cm">
          <text:p/>
        </draw:line>
        <draw:polygon draw:style-name="gr8" draw:text-style-name="P7" draw:layer="layout" svg:width="0.332cm" svg:height="0.458cm" svg:x="174.007cm" svg:y="4.489cm" svg:viewBox="0 0 333 459" draw:points="312,0 0,341 201,299 333,459">
          <text:p/>
        </draw:polygon>
        <draw:line draw:style-name="gr7" draw:text-style-name="P3" draw:layer="layout" svg:x1="167.834cm" svg:y1="10.42cm" svg:x2="171.581cm" svg:y2="13.814cm">
          <text:p/>
        </draw:line>
        <draw:polygon draw:style-name="gr8" draw:text-style-name="P7" draw:layer="layout" svg:width="0.434cm" svg:height="0.415cm" svg:x="171.358cm" svg:y="13.587cm" svg:viewBox="0 0 435 416" draw:points="435,416 236,0 197,202 0,261">
          <text:p/>
        </draw:polygon>
        <draw:line draw:style-name="gr7" draw:text-style-name="P3" draw:layer="layout" svg:x1="172.85cm" svg:y1="14.96cm" svg:x2="175.338cm" svg:y2="17.215cm">
          <text:p/>
        </draw:line>
        <draw:polygon draw:style-name="gr8" draw:text-style-name="P7" draw:layer="layout" svg:width="0.43cm" svg:height="0.415cm" svg:x="175.115cm" svg:y="16.989cm" svg:viewBox="0 0 431 416" draw:points="431,416 237,0 198,203 0,262">
          <text:p/>
        </draw:polygon>
        <draw:line draw:style-name="gr7" draw:text-style-name="P3" draw:layer="layout" svg:x1="175.546cm" svg:y1="18.083cm" svg:x2="173.82cm" svg:y2="18.737cm">
          <text:p/>
        </draw:line>
        <draw:polygon draw:style-name="gr8" draw:text-style-name="P7" draw:layer="layout" svg:width="0.458cm" svg:height="0.33cm" svg:x="173.556cm" svg:y="18.521cm" svg:viewBox="0 0 459 331" draw:points="0,316 459,331 297,204 332,0">
          <text:p/>
        </draw:polygon>
        <draw:line draw:style-name="gr7" draw:text-style-name="P3" draw:layer="layout" svg:x1="176.219cm" svg:y1="17.355cm" svg:x2="176.707cm" svg:y2="15.536cm">
          <text:p/>
        </draw:line>
        <draw:polygon draw:style-name="gr8" draw:text-style-name="P7" draw:layer="layout" svg:width="0.342cm" svg:height="0.455cm" svg:x="176.498cm" svg:y="15.263cm" svg:viewBox="0 0 343 456" draw:points="283,0 0,363 198,307 343,456">
          <text:p/>
        </draw:polygon>
        <draw:line draw:style-name="gr7" draw:text-style-name="P3" draw:layer="layout" svg:x1="176.604cm" svg:y1="18.362cm" svg:x2="177.755cm" svg:y2="19.404cm">
          <text:p/>
        </draw:line>
        <draw:polygon draw:style-name="gr8" draw:text-style-name="P7" draw:layer="layout" svg:width="0.431cm" svg:height="0.414cm" svg:x="177.531cm" svg:y="19.178cm" svg:viewBox="0 0 432 415" draw:points="432,415 237,0 198,202 0,262">
          <text:p/>
        </draw:polygon>
        <draw:line draw:style-name="gr7" draw:text-style-name="P3" draw:layer="layout" svg:x1="178.519cm" svg:y1="20.601cm" svg:x2="178.615cm" svg:y2="22.518cm">
          <text:p/>
        </draw:line>
        <draw:polygon draw:style-name="gr8" draw:text-style-name="P7" draw:layer="layout" svg:width="0.353cm" svg:height="0.431cm" svg:x="178.431cm" svg:y="22.368cm" svg:viewBox="0 0 354 432" draw:points="198,432 354,0 180,114 0,17">
          <text:p/>
        </draw:polygon>
        <draw:line draw:style-name="gr7" draw:text-style-name="P3" draw:layer="layout" svg:x1="179.02cm" svg:y1="20.046cm" svg:x2="180.94cm" svg:y2="19.951cm">
          <text:p/>
        </draw:line>
        <draw:polygon draw:style-name="gr8" draw:text-style-name="P7" draw:layer="layout" svg:width="0.43cm" svg:height="0.352cm" svg:x="180.788cm" svg:y="19.782cm" svg:viewBox="0 0 431 353" draw:points="431,156 0,0 117,172 17,353">
          <text:p/>
        </draw:polygon>
        <draw:line draw:style-name="gr7" draw:text-style-name="P3" draw:layer="layout" svg:x1="166.896cm" svg:y1="9.412cm" svg:x2="163.741cm" svg:y2="5.35cm">
          <text:p/>
        </draw:line>
        <draw:polygon draw:style-name="gr8" draw:text-style-name="P7" draw:layer="layout" svg:width="0.399cm" svg:height="0.443cm" svg:x="163.568cm" svg:y="5.127cm" svg:viewBox="0 0 400 444" draw:points="0,0 120,444 194,251 400,226">
          <text:p/>
        </draw:polygon>
        <draw:line draw:style-name="gr7" draw:text-style-name="P3" draw:layer="layout" svg:x1="162.747cm" svg:y1="4.07cm" svg:x2="161.741cm" svg:y2="2.775cm">
          <text:p/>
        </draw:line>
        <draw:polygon draw:style-name="gr8" draw:text-style-name="P7" draw:layer="layout" svg:width="0.399cm" svg:height="0.443cm" svg:x="161.568cm" svg:y="2.552cm" svg:viewBox="0 0 400 444" draw:points="0,0 120,444 194,251 400,226">
          <text:p/>
        </draw:polygon>
        <draw:line draw:style-name="gr7" draw:text-style-name="P3" draw:layer="layout" svg:x1="166.776cm" svg:y1="10.093cm" svg:x2="161.607cm" svg:y2="11.585cm">
          <text:p/>
        </draw:line>
        <draw:polygon draw:style-name="gr8" draw:text-style-name="P7" draw:layer="layout" svg:width="0.455cm" svg:height="0.339cm" svg:x="161.335cm" svg:y="11.375cm" svg:viewBox="0 0 456 340" draw:points="0,287 456,340 304,199 357,0">
          <text:p/>
        </draw:polygon>
        <draw:line draw:style-name="gr7" draw:text-style-name="P3" draw:layer="layout" svg:x1="160.278cm" svg:y1="11.967cm" svg:x2="158.474cm" svg:y2="12.488cm">
          <text:p/>
        </draw:line>
        <draw:polygon draw:style-name="gr8" draw:text-style-name="P7" draw:layer="layout" svg:width="0.455cm" svg:height="0.339cm" svg:x="158.203cm" svg:y="12.278cm" svg:viewBox="0 0 456 340" draw:points="0,288 456,340 303,200 356,0">
          <text:p/>
        </draw:polygon>
        <draw:line draw:style-name="gr7" draw:text-style-name="P3" draw:layer="layout" svg:x1="192.687cm" svg:y1="94.544cm" svg:x2="194.606cm" svg:y2="94.544cm">
          <text:p/>
        </draw:line>
        <draw:polygon draw:style-name="gr8" draw:text-style-name="P7" draw:layer="layout" svg:width="0.423cm" svg:height="0.352cm" svg:x="194.465cm" svg:y="94.368cm" svg:viewBox="0 0 424 353" draw:points="424,177 0,0 106,177 0,353">
          <text:p/>
        </draw:polygon>
        <draw:line draw:style-name="gr7" draw:text-style-name="P3" draw:layer="layout" svg:x1="195.946cm" svg:y1="94.544cm" svg:x2="197.869cm" svg:y2="94.544cm">
          <text:p/>
        </draw:line>
        <draw:polygon draw:style-name="gr8" draw:text-style-name="P7" draw:layer="layout" svg:width="0.423cm" svg:height="0.352cm" svg:x="197.728cm" svg:y="94.368cm" svg:viewBox="0 0 424 353" draw:points="424,177 0,0 107,177 0,353">
          <text:p/>
        </draw:polygon>
        <draw:line draw:style-name="gr7" draw:text-style-name="P3" draw:layer="layout" svg:x1="177.905cm" svg:y1="96.851cm" svg:x2="179.824cm" svg:y2="96.851cm">
          <text:p/>
        </draw:line>
        <draw:polygon draw:style-name="gr8" draw:text-style-name="P7" draw:layer="layout" svg:width="0.424cm" svg:height="0.353cm" svg:x="179.683cm" svg:y="96.675cm" svg:viewBox="0 0 425 354" draw:points="425,176 0,0 106,176 0,354">
          <text:p/>
        </draw:polygon>
        <draw:line draw:style-name="gr7" draw:text-style-name="P3" draw:layer="layout" svg:x1="181.165cm" svg:y1="96.851cm" svg:x2="183.088cm" svg:y2="96.851cm">
          <text:p/>
        </draw:line>
        <draw:polygon draw:style-name="gr8" draw:text-style-name="P7" draw:layer="layout" svg:width="0.423cm" svg:height="0.353cm" svg:x="182.947cm" svg:y="96.675cm" svg:viewBox="0 0 424 354" draw:points="424,176 0,0 106,176 0,354">
          <text:p/>
        </draw:polygon>
        <draw:line draw:style-name="gr7" draw:text-style-name="P3" draw:layer="layout" svg:x1="184.428cm" svg:y1="96.851cm" svg:x2="186.347cm" svg:y2="96.851cm">
          <text:p/>
        </draw:line>
        <draw:polygon draw:style-name="gr8" draw:text-style-name="P7" draw:layer="layout" svg:width="0.424cm" svg:height="0.353cm" svg:x="186.206cm" svg:y="96.675cm" svg:viewBox="0 0 425 354" draw:points="425,176 0,0 106,176 0,354">
          <text:p/>
        </draw:polygon>
        <draw:line draw:style-name="gr7" draw:text-style-name="P3" draw:layer="layout" svg:x1="187.688cm" svg:y1="97.38cm" svg:x2="188.737cm" svg:y2="98.429cm">
          <text:p/>
        </draw:line>
        <draw:polygon draw:style-name="gr8" draw:text-style-name="P7" draw:layer="layout" svg:width="0.423cm" svg:height="0.424cm" svg:x="188.51cm" svg:y="98.202cm" svg:viewBox="0 0 424 425" draw:points="424,425 250,0 201,199 0,252">
          <text:p/>
        </draw:polygon>
        <draw:line draw:style-name="gr7" draw:text-style-name="P3" draw:layer="layout" svg:x1="187.688cm" svg:y1="96.323cm" svg:x2="188.737cm" svg:y2="95.274cm">
          <text:p/>
        </draw:line>
        <draw:polygon draw:style-name="gr8" draw:text-style-name="P7" draw:layer="layout" svg:width="0.423cm" svg:height="0.423cm" svg:x="188.51cm" svg:y="95.073cm" svg:viewBox="0 0 424 424" draw:points="424,0 0,173 201,226 250,424">
          <text:p/>
        </draw:polygon>
        <draw:line draw:style-name="gr7" draw:text-style-name="P3" draw:layer="layout" svg:x1="157.162cm" svg:y1="103.061cm" svg:x2="166.314cm" svg:y2="102.044cm">
          <text:p/>
        </draw:line>
        <draw:polygon draw:style-name="gr8" draw:text-style-name="P7" draw:layer="layout" svg:width="0.441cm" svg:height="0.35cm" svg:x="166.154cm" svg:y="101.885cm" svg:viewBox="0 0 442 351" draw:points="442,127 0,0 124,163 39,351">
          <text:p/>
        </draw:polygon>
        <draw:line draw:style-name="gr7" draw:text-style-name="P3" draw:layer="layout" svg:x1="166.596cm" svg:y1="102.27cm" svg:x2="163.59cm" svg:y2="104.059cm">
          <text:p/>
        </draw:line>
        <draw:polygon draw:style-name="gr8" draw:text-style-name="P7" draw:layer="layout" svg:width="0.452cm" svg:height="0.367cm" svg:x="163.346cm" svg:y="103.836cm" svg:viewBox="0 0 453 368" draw:points="0,368 453,305 273,205 273,0">
          <text:p/>
        </draw:polygon>
        <draw:line draw:style-name="gr7" draw:text-style-name="P3" draw:layer="layout" svg:x1="167.654cm" svg:y1="102.319cm" svg:x2="170.484cm" svg:y2="104.282cm">
          <text:p/>
        </draw:line>
        <draw:polygon draw:style-name="gr8" draw:text-style-name="P7" draw:layer="layout" svg:width="0.448cm" svg:height="0.384cm" svg:x="170.268cm" svg:y="104.055cm" svg:viewBox="0 0 449 385" draw:points="449,385 202,0 187,205 0,290">
          <text:p/>
        </draw:polygon>
        <draw:line draw:style-name="gr7" draw:text-style-name="P3" draw:layer="layout" svg:x1="171.774cm" svg:y1="105.173cm" svg:x2="173.165cm" svg:y2="106.137cm">
          <text:p/>
        </draw:line>
        <draw:polygon draw:style-name="gr8" draw:text-style-name="P7" draw:layer="layout" svg:width="0.448cm" svg:height="0.385cm" svg:x="172.949cm" svg:y="105.91cm" svg:viewBox="0 0 449 386" draw:points="449,386 201,0 187,205 0,291">
          <text:p/>
        </draw:polygon>
        <draw:line draw:style-name="gr7" draw:text-style-name="P3" draw:layer="layout" svg:x1="167.565cm" svg:y1="101.428cm" svg:x2="169.718cm" svg:y2="98.855cm">
          <text:p/>
        </draw:line>
        <draw:polygon draw:style-name="gr8" draw:text-style-name="P7" draw:layer="layout" svg:width="0.405cm" svg:height="0.437cm" svg:x="169.492cm" svg:y="98.64cm" svg:viewBox="0 0 406 438" draw:points="406,0 0,211 202,243 269,438">
          <text:p/>
        </draw:polygon>
        <draw:line draw:style-name="gr7" draw:text-style-name="P3" draw:layer="layout" svg:x1="170.783cm" svg:y1="97.582cm" svg:x2="171.81cm" svg:y2="96.354cm">
          <text:p/>
        </draw:line>
        <draw:polygon draw:style-name="gr8" draw:text-style-name="P7" draw:layer="layout" svg:width="0.405cm" svg:height="0.437cm" svg:x="171.584cm" svg:y="96.139cm" svg:viewBox="0 0 406 438" draw:points="406,0 0,211 204,244 271,438">
          <text:p/>
        </draw:polygon>
        <draw:line draw:style-name="gr7" draw:text-style-name="P3" draw:layer="layout" svg:x1="166.596cm" svg:y1="101.629cm" svg:x2="163.625cm" svg:y2="99.8cm">
          <text:p/>
        </draw:line>
        <draw:polygon draw:style-name="gr8" draw:text-style-name="P7" draw:layer="layout" svg:width="0.452cm" svg:height="0.371cm" svg:x="163.385cm" svg:y="99.652cm" svg:viewBox="0 0 453 372" draw:points="0,0 269,372 273,167 453,72">
          <text:p/>
        </draw:polygon>
        <draw:line draw:style-name="gr7" draw:text-style-name="P3" draw:layer="layout" svg:x1="162.73cm" svg:y1="98.796cm" svg:x2="162.291cm" svg:y2="96.957cm">
          <text:p/>
        </draw:line>
        <draw:polygon draw:style-name="gr8" draw:text-style-name="P7" draw:layer="layout" svg:width="0.342cm" svg:height="0.455cm" svg:x="162.154cm" svg:y="96.682cm" svg:viewBox="0 0 343 456" draw:points="74,0 0,456 149,311 343,371">
          <text:p/>
        </draw:polygon>
        <draw:line draw:style-name="gr7" draw:text-style-name="P3" draw:layer="layout" svg:x1="162.328cm" svg:y1="99.451cm" svg:x2="160.489cm" svg:y2="99.89cm">
          <text:p/>
        </draw:line>
        <draw:polygon draw:style-name="gr8" draw:text-style-name="P7" draw:layer="layout" svg:width="0.451cm" svg:height="0.342cm" svg:x="160.214cm" svg:y="99.684cm" svg:viewBox="0 0 452 343" draw:points="0,273 452,343 307,198 371,0">
          <text:p/>
        </draw:polygon>
        <draw:line draw:style-name="gr7" draw:text-style-name="P3" draw:layer="layout" svg:x1="167.101cm" svg:y1="101.428cm" svg:x2="166.945cm" svg:y2="97.758cm">
          <text:p/>
        </draw:line>
        <draw:polygon draw:style-name="gr8" draw:text-style-name="P7" draw:layer="layout" svg:width="0.352cm" svg:height="0.43cm" svg:x="166.772cm" svg:y="97.476cm" svg:viewBox="0 0 353 431" draw:points="158,0 0,431 173,317 353,417">
          <text:p/>
        </draw:polygon>
        <draw:line draw:style-name="gr7" draw:text-style-name="P3" draw:layer="layout" svg:x1="167.393cm" svg:y1="96.418cm" svg:x2="168.438cm" svg:y2="95.281cm">
          <text:p/>
        </draw:line>
        <draw:polygon draw:style-name="gr8" draw:text-style-name="P7" draw:layer="layout" svg:width="0.416cm" svg:height="0.431cm" svg:x="168.211cm" svg:y="95.073cm" svg:viewBox="0 0 417 432" draw:points="417,0 0,195 202,234 262,432">
          <text:p/>
        </draw:polygon>
        <draw:line draw:style-name="gr7" draw:text-style-name="P3" draw:layer="layout" svg:x1="166.381cm" svg:y1="96.461cm" svg:x2="165.244cm" svg:y2="95.419cm">
          <text:p/>
        </draw:line>
        <draw:polygon draw:style-name="gr8" draw:text-style-name="P7" draw:layer="layout" svg:width="0.43cm" svg:height="0.417cm" svg:x="165.036cm" svg:y="95.228cm" svg:viewBox="0 0 431 418" draw:points="0,0 191,418 233,216 431,156">
          <text:p/>
        </draw:polygon>
        <draw:line draw:style-name="gr7" draw:text-style-name="P3" draw:layer="layout" svg:x1="167.654cm" svg:y1="101.883cm" svg:x2="171.285cm" svg:y2="101.391cm">
          <text:p/>
        </draw:line>
        <draw:polygon draw:style-name="gr8" draw:text-style-name="P7" draw:layer="layout" svg:width="0.444cm" svg:height="0.349cm" svg:x="171.118cm" svg:y="101.236cm" svg:viewBox="0 0 445 350" draw:points="445,120 0,0 131,163 50,350">
          <text:p/>
        </draw:polygon>
        <draw:line draw:style-name="gr7" draw:text-style-name="P3" draw:layer="layout" svg:x1="172.621cm" svg:y1="101.688cm" svg:x2="173.931cm" svg:y2="102.687cm">
          <text:p/>
        </draw:line>
        <draw:polygon draw:style-name="gr8" draw:text-style-name="P7" draw:layer="layout" svg:width="0.444cm" svg:height="0.395cm" svg:x="173.711cm" svg:y="102.46cm" svg:viewBox="0 0 445 396" draw:points="445,396 216,0 191,206 0,280">
          <text:p/>
        </draw:polygon>
        <draw:line draw:style-name="gr7" draw:text-style-name="P3" draw:layer="layout" svg:x1="172.494cm" svg:y1="100.754cm" svg:x2="173.493cm" svg:y2="99.444cm">
          <text:p/>
        </draw:line>
        <draw:polygon draw:style-name="gr8" draw:text-style-name="P7" draw:layer="layout" svg:width="0.399cm" svg:height="0.445cm" svg:x="173.266cm" svg:y="99.218cm" svg:viewBox="0 0 400 446" draw:points="400,0 0,231 206,255 284,446">
          <text:p/>
        </draw:polygon>
        <draw:line draw:style-name="gr7" draw:text-style-name="P3" draw:layer="layout" svg:x1="167.115cm" svg:y1="102.485cm" svg:x2="167.043cm" svg:y2="106.155cm">
          <text:p/>
        </draw:line>
        <draw:polygon draw:style-name="gr8" draw:text-style-name="P7" draw:layer="layout" svg:width="0.353cm" svg:height="0.427cm" svg:x="166.87cm" svg:y="106.009cm" svg:viewBox="0 0 354 428" draw:points="171,428 354,7 178,110 0,0">
          <text:p/>
        </draw:polygon>
        <draw:line draw:style-name="gr7" draw:text-style-name="P3" draw:layer="layout" svg:x1="166.501cm" svg:y1="107.24cm" svg:x2="164.913cm" svg:y2="108.063cm">
          <text:p/>
        </draw:line>
        <draw:polygon draw:style-name="gr8" draw:text-style-name="P7" draw:layer="layout" svg:width="0.459cm" svg:height="0.349cm" svg:x="164.662cm" svg:y="107.84cm" svg:viewBox="0 0 460 350" draw:points="0,350 460,315 282,206 296,0">
          <text:p/>
        </draw:polygon>
        <draw:line draw:style-name="gr7" draw:text-style-name="P3" draw:layer="layout" svg:x1="163.605cm" svg:y1="108.736cm" svg:x2="162.016cm" svg:y2="109.559cm">
          <text:p/>
        </draw:line>
        <draw:polygon draw:style-name="gr8" draw:text-style-name="P7" draw:layer="layout" svg:width="0.458cm" svg:height="0.353cm" svg:x="161.766cm" svg:y="109.336cm" svg:viewBox="0 0 459 354" draw:points="0,354 459,315 283,208 297,0">
          <text:p/>
        </draw:polygon>
        <draw:line draw:style-name="gr7" draw:text-style-name="P3" draw:layer="layout" svg:x1="167.304cm" svg:y1="107.494cm" svg:x2="168.956cm" svg:y2="110.688cm">
          <text:p/>
        </draw:line>
        <draw:polygon draw:style-name="gr8" draw:text-style-name="P7" draw:layer="layout" svg:width="0.353cm" svg:height="0.459cm" svg:x="168.733cm" svg:y="110.479cm" svg:viewBox="0 0 354 460" draw:points="354,460 315,0 206,177 0,163">
          <text:p/>
        </draw:polygon>
        <draw:line draw:style-name="gr7" draw:text-style-name="P3" draw:layer="layout" svg:x1="168.829cm" svg:y1="111.47cm" svg:x2="166.909cm" svg:y2="111.478cm">
          <text:p/>
        </draw:line>
        <draw:polygon draw:style-name="gr8" draw:text-style-name="P7" draw:layer="layout" svg:width="0.423cm" svg:height="0.353cm" svg:x="166.627cm" svg:y="111.301cm" svg:viewBox="0 0 424 354" draw:points="0,177 424,354 319,177 424,0">
          <text:p/>
        </draw:polygon>
        <draw:line draw:style-name="gr7" draw:text-style-name="P3" draw:layer="layout" svg:x1="169.735cm" svg:y1="110.939cm" svg:x2="170.713cm" svg:y2="109.572cm">
          <text:p/>
        </draw:line>
        <draw:polygon draw:style-name="gr8" draw:text-style-name="P7" draw:layer="layout" svg:width="0.388cm" svg:height="0.444cm" svg:x="170.486cm" svg:y="109.343cm" svg:viewBox="0 0 389 445" draw:points="389,0 0,241 206,259 287,445">
          <text:p/>
        </draw:polygon>
        <draw:line draw:style-name="gr7" draw:text-style-name="P3" draw:layer="layout" svg:x1="169.633cm" svg:y1="111.996cm" svg:x2="170.452cm" svg:y2="113.584cm">
          <text:p/>
        </draw:line>
        <draw:polygon draw:style-name="gr8" draw:text-style-name="P7" draw:layer="layout" svg:width="0.35cm" svg:height="0.459cm" svg:x="170.232cm" svg:y="113.375cm" svg:viewBox="0 0 351 460" draw:points="351,460 315,0 205,177 0,163">
          <text:p/>
        </draw:polygon>
        <draw:line draw:style-name="gr7" draw:text-style-name="P3" draw:layer="layout" svg:x1="170.689cm" svg:y1="114.892cm" svg:x2="170.123cm" svg:y2="116.671cm">
          <text:p/>
        </draw:line>
        <draw:polygon draw:style-name="gr8" draw:text-style-name="P7" draw:layer="layout" svg:width="0.335cm" svg:height="0.459cm" svg:x="169.996cm" svg:y="116.483cm" svg:viewBox="0 0 336 460" draw:points="40,460 336,107 139,156 0,0">
          <text:p/>
        </draw:polygon>
        <draw:line draw:style-name="gr7" draw:text-style-name="P3" draw:layer="layout" svg:x1="171.386cm" svg:y1="114.532cm" svg:x2="173.165cm" svg:y2="115.098cm">
          <text:p/>
        </draw:line>
        <draw:polygon draw:style-name="gr8" draw:text-style-name="P7" draw:layer="layout" svg:width="0.459cm" svg:height="0.339cm" svg:x="172.977cm" svg:y="114.885cm" svg:viewBox="0 0 460 340" draw:points="460,297 106,0 155,201 0,340">
          <text:p/>
        </draw:polygon>
        <draw:line draw:style-name="gr7" draw:text-style-name="P3" draw:layer="layout" svg:x1="143.207cm" svg:y1="114.6cm" svg:x2="140.081cm" svg:y2="112.532cm">
          <text:p/>
        </draw:line>
        <draw:polygon draw:style-name="gr8" draw:text-style-name="P7" draw:layer="layout" svg:width="0.448cm" svg:height="0.381cm" svg:x="139.848cm" svg:y="112.373cm" svg:viewBox="0 0 449 382" draw:points="0,0 255,382 265,177 449,89">
          <text:p/>
        </draw:polygon>
        <draw:line draw:style-name="gr7" draw:text-style-name="P3" draw:layer="layout" svg:x1="138.789cm" svg:y1="112.024cm" svg:x2="137.83cm" svg:y2="112.024cm">
          <text:p/>
        </draw:line>
        <draw:polygon draw:style-name="gr8" draw:text-style-name="P7" draw:layer="layout" svg:width="0.423cm" svg:height="0.352cm" svg:x="137.548cm" svg:y="111.848cm" svg:viewBox="0 0 424 353" draw:points="0,176 424,353 318,176 424,0">
          <text:p/>
        </draw:polygon>
        <draw:line draw:style-name="gr7" draw:text-style-name="P3" draw:layer="layout" svg:x1="139.319cm" svg:y1="111.495cm" svg:x2="139.319cm" svg:y2="110.535cm">
          <text:p/>
        </draw:line>
        <draw:polygon draw:style-name="gr8" draw:text-style-name="P7" draw:layer="layout" svg:width="0.353cm" svg:height="0.423cm" svg:x="139.142cm" svg:y="110.253cm" svg:viewBox="0 0 354 424" draw:points="178,0 0,424 178,318 354,424">
          <text:p/>
        </draw:polygon>
        <draw:line draw:style-name="gr7" draw:text-style-name="P3" draw:layer="layout" svg:x1="139.668cm" svg:y1="112.553cm" svg:x2="141.736cm" svg:y2="115.676cm">
          <text:p/>
        </draw:line>
        <draw:polygon draw:style-name="gr8" draw:text-style-name="P7" draw:layer="layout" svg:width="0.381cm" svg:height="0.452cm" svg:x="141.509cm" svg:y="115.46cm" svg:viewBox="0 0 382 453" draw:points="382,453 298,0 209,187 0,198">
          <text:p/>
        </draw:polygon>
        <draw:line draw:style-name="gr7" draw:text-style-name="P3" draw:layer="layout" svg:x1="136.79cm" svg:y1="112.553cm" svg:x2="135.23cm" svg:y2="116.156cm">
          <text:p/>
        </draw:line>
        <draw:polygon draw:style-name="gr8" draw:text-style-name="P7" draw:layer="layout" svg:width="0.328cm" svg:height="0.459cm" svg:x="135.117cm" svg:y="115.954cm" svg:viewBox="0 0 329 460" draw:points="0,460 329,141 127,170 7,0">
          <text:p/>
        </draw:polygon>
        <draw:line draw:style-name="gr7" draw:text-style-name="P3" draw:layer="layout" svg:x1="134.603cm" svg:y1="117.471cm" svg:x2="133.755cm" svg:y2="119.035cm">
          <text:p/>
        </draw:line>
        <draw:polygon draw:style-name="gr8" draw:text-style-name="P7" draw:layer="layout" svg:width="0.356cm" svg:height="0.455cm" svg:x="133.621cm" svg:y="118.826cm" svg:viewBox="0 0 357 456" draw:points="0,456 357,166 153,177 46,0">
          <text:p/>
        </draw:polygon>
        <draw:line draw:style-name="gr7" draw:text-style-name="P3" draw:layer="layout" svg:x1="137.005cm" svg:y1="112.553cm" svg:x2="136.895cm" svg:y2="116.841cm">
          <text:p/>
        </draw:line>
        <draw:polygon draw:style-name="gr8" draw:text-style-name="P7" draw:layer="layout" svg:width="0.353cm" svg:height="0.427cm" svg:x="136.722cm" svg:y="116.695cm" svg:viewBox="0 0 354 428" draw:points="167,428 354,7 174,109 0,0">
          <text:p/>
        </draw:polygon>
        <draw:line draw:style-name="gr7" draw:text-style-name="P3" draw:layer="layout" svg:x1="136.776cm" svg:y1="118.18cm" svg:x2="136.419cm" svg:y2="120.047cm">
          <text:p/>
        </draw:line>
        <draw:polygon draw:style-name="gr8" draw:text-style-name="P7" draw:layer="layout" svg:width="0.345cm" svg:height="0.452cm" svg:x="136.271cm" svg:y="119.873cm" svg:viewBox="0 0 346 453" draw:points="95,453 346,67 155,138 0,0">
          <text:p/>
        </draw:polygon>
        <draw:line draw:style-name="gr7" draw:text-style-name="P3" draw:layer="layout" svg:x1="137.198cm" svg:y1="112.553cm" svg:x2="138.709cm" svg:y2="116.929cm">
          <text:p/>
        </draw:line>
        <draw:polygon draw:style-name="gr8" draw:text-style-name="P7" draw:layer="layout" svg:width="0.335cm" svg:height="0.459cm" svg:x="138.497cm" svg:y="116.737cm" svg:viewBox="0 0 336 460" draw:points="307,460 336,0 202,159 0,117">
          <text:p/>
        </draw:polygon>
        <draw:line draw:style-name="gr7" draw:text-style-name="P3" draw:layer="layout" svg:x1="139.047cm" svg:y1="118.254cm" svg:x2="139.274cm" svg:y2="120.153cm">
          <text:p/>
        </draw:line>
        <draw:polygon draw:style-name="gr8" draw:text-style-name="P7" draw:layer="layout" svg:width="0.349cm" svg:height="0.441cm" svg:x="139.082cm" svg:y="119.99cm" svg:viewBox="0 0 350 442" draw:points="226,442 350,0 187,127 0,42">
          <text:p/>
        </draw:polygon>
        <draw:line draw:style-name="gr7" draw:text-style-name="P3" draw:layer="layout" svg:x1="139.848cm" svg:y1="109.355cm" svg:x2="147.179cm" svg:y2="104.192cm">
          <text:p/>
        </draw:line>
        <draw:polygon draw:style-name="gr8" draw:text-style-name="P7" draw:layer="layout" svg:width="0.448cm" svg:height="0.388cm" svg:x="146.96cm" svg:y="104.03cm" svg:viewBox="0 0 449 389" draw:points="449,0 0,99 190,185 204,389">
          <text:p/>
        </draw:polygon>
        <draw:line draw:style-name="gr7" draw:text-style-name="P3" draw:layer="layout" svg:x1="147.829cm" svg:y1="104.189cm" svg:x2="147.439cm" svg:y2="106.046cm">
          <text:p/>
        </draw:line>
        <draw:polygon draw:style-name="gr8" draw:text-style-name="P7" draw:layer="layout" svg:width="0.346cm" svg:height="0.448cm" svg:x="147.295cm" svg:y="105.872cm" svg:viewBox="0 0 347 449" draw:points="84,449 347,70 152,138 0,0">
          <text:p/>
        </draw:polygon>
        <draw:line draw:style-name="gr7" draw:text-style-name="P3" draw:layer="layout" svg:x1="148.417cm" svg:y1="103.132cm" svg:x2="149.458cm" svg:y2="101.981cm">
          <text:p/>
        </draw:line>
        <draw:polygon draw:style-name="gr8" draw:text-style-name="P7" draw:layer="layout" svg:width="0.416cm" svg:height="0.431cm" svg:x="149.232cm" svg:y="101.772cm" svg:viewBox="0 0 417 432" draw:points="417,0 0,194 204,233 261,432">
          <text:p/>
        </draw:polygon>
        <draw:line draw:style-name="gr7" draw:text-style-name="P3" draw:layer="layout" svg:x1="150.607cm" svg:y1="100.715cm" svg:x2="151.649cm" svg:y2="99.564cm">
          <text:p/>
        </draw:line>
        <draw:polygon draw:style-name="gr8" draw:text-style-name="P7" draw:layer="layout" svg:width="0.413cm" svg:height="0.43cm" svg:x="151.422cm" svg:y="99.356cm" svg:viewBox="0 0 414 431" draw:points="414,0 0,195 201,234 261,431">
          <text:p/>
        </draw:polygon>
        <draw:line draw:style-name="gr7" draw:text-style-name="P3" draw:layer="layout" svg:x1="147.409cm" svg:y1="103.611cm" svg:x2="145.503cm" svg:y2="103.434cm">
          <text:p/>
        </draw:line>
        <draw:polygon draw:style-name="gr8" draw:text-style-name="P7" draw:layer="layout" svg:width="0.438cm" svg:height="0.349cm" svg:x="145.22cm" svg:y="103.272cm" svg:viewBox="0 0 439 350" draw:points="0,137 407,350 319,165 439,0">
          <text:p/>
        </draw:polygon>
        <draw:line draw:style-name="gr7" draw:text-style-name="P3" draw:layer="layout" svg:x1="144.163cm" svg:y1="103.311cm" svg:x2="142.254cm" svg:y2="103.134cm">
          <text:p/>
        </draw:line>
        <draw:polygon draw:style-name="gr8" draw:text-style-name="P7" draw:layer="layout" svg:width="0.437cm" svg:height="0.349cm" svg:x="141.975cm" svg:y="102.972cm" svg:viewBox="0 0 438 350" draw:points="0,137 407,350 315,167 438,0">
          <text:p/>
        </draw:polygon>
        <draw:line draw:style-name="gr7" draw:text-style-name="P3" draw:layer="layout" svg:x1="148.466cm" svg:y1="103.928cm" svg:x2="150.065cm" svg:y2="104.744cm">
          <text:p/>
        </draw:line>
        <draw:polygon draw:style-name="gr8" draw:text-style-name="P7" draw:layer="layout" svg:width="0.459cm" svg:height="0.349cm" svg:x="149.856cm" svg:y="104.521cm" svg:viewBox="0 0 460 350" draw:points="460,350 163,0 177,205 0,314">
          <text:p/>
        </draw:polygon>
        <draw:line draw:style-name="gr7" draw:text-style-name="P3" draw:layer="layout" svg:x1="151.017cm" svg:y1="105.667cm" svg:x2="151.593cm" svg:y2="107.443cm">
          <text:p/>
        </draw:line>
        <draw:polygon draw:style-name="gr8" draw:text-style-name="P7" draw:layer="layout" svg:width="0.335cm" svg:height="0.455cm" svg:x="151.38cm" svg:y="107.255cm" svg:viewBox="0 0 336 456" draw:points="301,456 336,0 201,155 0,109">
          <text:p/>
        </draw:polygon>
        <draw:line draw:style-name="gr7" draw:text-style-name="P3" draw:layer="layout" svg:x1="151.373cm" svg:y1="104.97cm" svg:x2="153.148cm" svg:y2="104.39cm">
          <text:p/>
        </draw:line>
        <draw:polygon draw:style-name="gr8" draw:text-style-name="P7" draw:layer="layout" svg:width="0.459cm" svg:height="0.335cm" svg:x="152.957cm" svg:y="104.267cm" svg:viewBox="0 0 460 336" draw:points="460,35 0,0 155,135 109,336">
          <text:p/>
        </draw:polygon>
        <draw:line draw:style-name="gr7" draw:text-style-name="P3" draw:layer="layout" svg:x1="147.733cm" svg:y1="103.132cm" svg:x2="147.062cm" svg:y2="101.413cm">
          <text:p/>
        </draw:line>
        <draw:polygon draw:style-name="gr8" draw:text-style-name="P7" draw:layer="layout" svg:width="0.332cm" svg:height="0.459cm" svg:x="146.949cm" svg:y="101.148cm" svg:viewBox="0 0 333 460" draw:points="11,0 0,460 127,296 333,333">
          <text:p/>
        </draw:polygon>
        <draw:line draw:style-name="gr7" draw:text-style-name="P3" draw:layer="layout" svg:x1="146.551cm" svg:y1="100.091cm" svg:x2="145.88cm" svg:y2="98.375cm">
          <text:p/>
        </draw:line>
        <draw:polygon draw:style-name="gr8" draw:text-style-name="P7" draw:layer="layout" svg:width="0.328cm" svg:height="0.458cm" svg:x="145.767cm" svg:y="98.111cm" svg:viewBox="0 0 329 459" draw:points="11,0 0,459 128,297 329,332">
          <text:p/>
        </draw:polygon>
        <draw:line draw:style-name="gr7" draw:text-style-name="P3" draw:layer="layout" svg:x1="145.366cm" svg:y1="97.053cm" svg:x2="144.698cm" svg:y2="95.338cm">
          <text:p/>
        </draw:line>
        <draw:polygon draw:style-name="gr8" draw:text-style-name="P7" draw:layer="layout" svg:width="0.332cm" svg:height="0.459cm" svg:x="144.582cm" svg:y="95.073cm" svg:viewBox="0 0 333 460" draw:points="11,0 0,460 127,296 333,332">
          <text:p/>
        </draw:polygon>
        <draw:line draw:style-name="gr7" draw:text-style-name="P3" draw:layer="layout" svg:x1="139.147cm" svg:y1="109.196cm" svg:x2="137.71cm" svg:y2="104.81cm">
          <text:p/>
        </draw:line>
        <draw:polygon draw:style-name="gr8" draw:text-style-name="P7" draw:layer="layout" svg:width="0.336cm" svg:height="0.458cm" svg:x="137.586cm" svg:y="104.542cm" svg:viewBox="0 0 337 459" draw:points="39,0 0,459 138,304 337,350">
          <text:p/>
        </draw:polygon>
        <draw:line draw:style-name="gr7" draw:text-style-name="P3" draw:layer="layout" svg:x1="137.879cm" svg:y1="103.484cm" svg:x2="138.9cm" svg:y2="102.231cm">
          <text:p/>
        </draw:line>
        <draw:polygon draw:style-name="gr8" draw:text-style-name="P7" draw:layer="layout" svg:width="0.402cm" svg:height="0.441cm" svg:x="138.673cm" svg:y="102.009cm" svg:viewBox="0 0 403 442" draw:points="403,0 0,218 201,247 273,442">
          <text:p/>
        </draw:polygon>
        <draw:line draw:style-name="gr7" draw:text-style-name="P3" draw:layer="layout" svg:x1="136.924cm" svg:y1="103.587cm" svg:x2="135.667cm" svg:y2="102.566cm">
          <text:p/>
        </draw:line>
        <draw:polygon draw:style-name="gr8" draw:text-style-name="P7" draw:layer="layout" svg:width="0.437cm" svg:height="0.402cm" svg:x="135.449cm" svg:y="102.39cm" svg:viewBox="0 0 438 403" draw:points="0,0 215,403 247,201 438,130">
          <text:p/>
        </draw:polygon>
        <draw:line draw:style-name="gr7" draw:text-style-name="P3" draw:layer="layout" svg:x1="55.439cm" svg:y1="12.185cm" svg:x2="56.41cm" svg:y2="9.315cm">
          <text:p/>
        </draw:line>
        <draw:polygon draw:style-name="gr8" draw:text-style-name="P7" draw:layer="layout" svg:width="0.332cm" svg:height="0.457cm" svg:x="56.197cm" svg:y="9.048cm" svg:viewBox="0 0 333 458" draw:points="301,0 0,345 201,300 333,458">
          <text:p/>
        </draw:polygon>
        <draw:line draw:style-name="gr7" draw:text-style-name="P3" draw:layer="layout" svg:x1="56.434cm" svg:y1="7.99cm" svg:x2="55.188cm" svg:y2="5.281cm">
          <text:p/>
        </draw:line>
        <draw:polygon draw:style-name="gr8" draw:text-style-name="P7" draw:layer="layout" svg:width="0.335cm" svg:height="0.458cm" svg:x="55.072cm" svg:y="5.024cm" svg:viewBox="0 0 336 459" draw:points="0,0 14,459 131,290 336,312">
          <text:p/>
        </draw:polygon>
        <draw:line draw:style-name="gr7" draw:text-style-name="P3" draw:layer="layout" svg:x1="55.022cm" svg:y1="3.967cm" svg:x2="55.665cm" svg:y2="2.231cm">
          <text:p/>
        </draw:line>
        <draw:polygon draw:style-name="gr8" draw:text-style-name="P7" draw:layer="layout" svg:width="0.332cm" svg:height="0.458cm" svg:x="55.449cm" svg:y="1.966cm" svg:viewBox="0 0 333 459" draw:points="314,0 0,337 205,299 333,459">
          <text:p/>
        </draw:polygon>
        <draw:line draw:style-name="gr7" draw:text-style-name="P3" draw:layer="layout" svg:x1="54.3cm" svg:y1="4.3cm" svg:x2="52.563cm" svg:y2="3.657cm">
          <text:p/>
        </draw:line>
        <draw:polygon draw:style-name="gr8" draw:text-style-name="P7" draw:layer="layout" svg:width="0.458cm" svg:height="0.331cm" svg:x="52.299cm" svg:y="3.541cm" svg:viewBox="0 0 459 332" draw:points="0,18 336,332 297,128 459,0">
          <text:p/>
        </draw:polygon>
        <draw:line draw:style-name="gr7" draw:text-style-name="P3" draw:layer="layout" svg:x1="201.894cm" svg:y1="94.544cm" svg:x2="203.813cm" svg:y2="94.544cm">
          <text:p/>
        </draw:line>
        <draw:polygon draw:style-name="gr8" draw:text-style-name="P7" draw:layer="layout" svg:width="0.424cm" svg:height="0.352cm" svg:x="203.672cm" svg:y="94.368cm" svg:viewBox="0 0 425 353" draw:points="425,177 0,0 107,177 0,353">
          <text:p/>
        </draw:polygon>
        <draw:line draw:style-name="gr7" draw:text-style-name="P3" draw:layer="layout" svg:x1="205.154cm" svg:y1="94.544cm" svg:x2="207.077cm" svg:y2="94.544cm">
          <text:p/>
        </draw:line>
        <draw:polygon draw:style-name="gr8" draw:text-style-name="P7" draw:layer="layout" svg:width="0.424cm" svg:height="0.352cm" svg:x="206.935cm" svg:y="94.368cm" svg:viewBox="0 0 425 353" draw:points="425,177 0,0 106,177 0,353">
          <text:p/>
        </draw:polygon>
        <draw:line draw:style-name="gr7" draw:text-style-name="P3" draw:layer="layout" svg:x1="53.84cm" svg:y1="10.944cm" svg:x2="55.933cm" svg:y2="9.154cm">
          <text:p/>
        </draw:line>
        <draw:polygon draw:style-name="gr8" draw:text-style-name="P7" draw:layer="layout" svg:width="0.438cm" svg:height="0.409cm" svg:x="55.71cm" svg:y="8.971cm" svg:viewBox="0 0 439 410" draw:points="439,0 0,141 199,206 230,410">
          <text:p/>
        </draw:polygon>
        <draw:line draw:style-name="gr7" draw:text-style-name="P3" draw:layer="layout" svg:x1="57.206cm" svg:y1="8.301cm" svg:x2="60.273cm" svg:y2="7.963cm">
          <text:p/>
        </draw:line>
        <draw:polygon draw:style-name="gr8" draw:text-style-name="P7" draw:layer="layout" svg:width="0.441cm" svg:height="0.351cm" svg:x="60.109cm" svg:y="7.803cm" svg:viewBox="0 0 442 352" draw:points="442,130 0,0 127,165 39,352">
          <text:p/>
        </draw:polygon>
        <draw:line draw:style-name="gr7" draw:text-style-name="P3" draw:layer="layout" svg:x1="57.206cm" svg:y1="8.621cm" svg:x2="60.273cm" svg:y2="8.282cm">
          <text:p/>
        </draw:line>
        <draw:polygon draw:style-name="gr8" draw:text-style-name="P7" draw:layer="layout" svg:width="0.441cm" svg:height="0.35cm" svg:x="60.109cm" svg:y="8.123cm" svg:viewBox="0 0 442 351" draw:points="442,130 0,0 127,164 39,351">
          <text:p/>
        </draw:polygon>
        <draw:line draw:style-name="gr7" draw:text-style-name="P3" draw:layer="layout" svg:x1="61.609cm" svg:y1="8.458cm" svg:x2="62.876cm" svg:y2="9.473cm">
          <text:p/>
        </draw:line>
        <draw:polygon draw:style-name="gr8" draw:text-style-name="P7" draw:layer="layout" svg:width="0.441cm" svg:height="0.402cm" svg:x="62.653cm" svg:y="9.247cm" svg:viewBox="0 0 442 403" draw:points="442,403 223,0 195,204 0,276">
          <text:p/>
        </draw:polygon>
        <draw:line draw:style-name="gr7" draw:text-style-name="P3" draw:layer="layout" svg:x1="63.683cm" svg:y1="10.602cm" svg:x2="63.892cm" svg:y2="12.505cm">
          <text:p/>
        </draw:line>
        <draw:polygon draw:style-name="gr8" draw:text-style-name="P7" draw:layer="layout" svg:width="0.349cm" svg:height="0.44cm" svg:x="63.701cm" svg:y="12.345cm" svg:viewBox="0 0 350 441" draw:points="222,441 350,0 187,124 0,38">
          <text:p/>
        </draw:polygon>
        <draw:line draw:style-name="gr7" draw:text-style-name="P3" draw:layer="layout" svg:x1="64.152cm" svg:y1="10.016cm" svg:x2="66.055cm" svg:y2="9.805cm">
          <text:p/>
        </draw:line>
        <draw:polygon draw:style-name="gr8" draw:text-style-name="P7" draw:layer="layout" svg:width="0.441cm" svg:height="0.351cm" svg:x="65.895cm" svg:y="9.645cm" svg:viewBox="0 0 442 352" draw:points="442,129 0,0 123,164 39,352">
          <text:p/>
        </draw:polygon>
        <draw:line draw:style-name="gr7" draw:text-style-name="P3" draw:layer="layout" svg:x1="53.075cm" svg:y1="7.13cm" svg:x2="55.888cm" svg:y2="8.214cm">
          <text:p/>
        </draw:line>
        <draw:polygon draw:style-name="gr8" draw:text-style-name="P7" draw:layer="layout" svg:width="0.459cm" svg:height="0.329cm" svg:x="55.689cm" svg:y="7.998cm" svg:viewBox="0 0 460 330" draw:points="460,317 127,0 162,204 0,330">
          <text:p/>
        </draw:polygon>
        <draw:line draw:style-name="gr7" draw:text-style-name="P3" draw:layer="layout" svg:x1="105.763cm" svg:y1="12.549cm" svg:x2="103.843cm" svg:y2="12.484cm">
          <text:p/>
        </draw:line>
        <draw:polygon draw:style-name="gr8" draw:text-style-name="P7" draw:layer="layout" svg:width="0.43cm" svg:height="0.353cm" svg:x="103.561cm" svg:y="12.312cm" svg:viewBox="0 0 431 354" draw:points="0,162 417,354 318,173 431,0">
          <text:p/>
        </draw:polygon>
        <draw:line draw:style-name="gr7" draw:text-style-name="P3" draw:layer="layout" svg:x1="102.504cm" svg:y1="12.418cm" svg:x2="100.591cm" svg:y2="12.274cm">
          <text:p/>
        </draw:line>
        <draw:polygon draw:style-name="gr8" draw:text-style-name="P7" draw:layer="layout" svg:width="0.438cm" svg:height="0.352cm" svg:x="100.308cm" svg:y="12.108cm" svg:viewBox="0 0 439 353" draw:points="0,146 410,353 318,169 439,0">
          <text:p/>
        </draw:polygon>
        <draw:line draw:style-name="gr7" draw:text-style-name="P3" draw:layer="layout" svg:x1="99.251cm" svg:y1="12.146cm" svg:x2="97.356cm" svg:y2="11.904cm">
          <text:p/>
        </draw:line>
        <draw:polygon draw:style-name="gr8" draw:text-style-name="P7" draw:layer="layout" svg:width="0.441cm" svg:height="0.35cm" svg:x="97.077cm" svg:y="11.747cm" svg:viewBox="0 0 442 351" draw:points="0,121 396,351 314,161 442,0">
          <text:p/>
        </draw:polygon>
        <draw:line draw:style-name="gr7" draw:text-style-name="P3" draw:layer="layout" svg:x1="96.136cm" svg:y1="11.272cm" svg:x2="95.133cm" svg:y2="9.975cm">
          <text:p/>
        </draw:line>
        <draw:polygon draw:style-name="gr8" draw:text-style-name="P7" draw:layer="layout" svg:width="0.399cm" svg:height="0.443cm" svg:x="94.96cm" svg:y="9.751cm" svg:viewBox="0 0 400 444" draw:points="0,0 120,444 194,253 400,228">
          <text:p/>
        </draw:polygon>
        <draw:line draw:style-name="gr7" draw:text-style-name="P3" draw:layer="layout" svg:x1="96.02cm" svg:y1="12.21cm" svg:x2="94.72cm" svg:y2="13.215cm">
          <text:p/>
        </draw:line>
        <draw:polygon draw:style-name="gr8" draw:text-style-name="P7" draw:layer="layout" svg:width="0.441cm" svg:height="0.399cm" svg:x="94.498cm" svg:y="12.988cm" svg:viewBox="0 0 442 400" draw:points="0,400 442,279 251,204 226,0">
          <text:p/>
        </draw:polygon>
        <draw:line draw:style-name="gr7" draw:text-style-name="P3" draw:layer="layout" svg:x1="93.441cm" svg:y1="14.206cm" svg:x2="92.142cm" svg:y2="15.211cm">
          <text:p/>
        </draw:line>
        <draw:polygon draw:style-name="gr8" draw:text-style-name="P7" draw:layer="layout" svg:width="0.441cm" svg:height="0.398cm" svg:x="91.919cm" svg:y="14.984cm" svg:viewBox="0 0 442 399" draw:points="0,399 442,279 251,204 226,0">
          <text:p/>
        </draw:polygon>
        <draw:line draw:style-name="gr7" draw:text-style-name="P3" draw:layer="layout" svg:x1="90.862cm" svg:y1="16.202cm" svg:x2="89.563cm" svg:y2="17.207cm">
          <text:p/>
        </draw:line>
        <draw:polygon draw:style-name="gr8" draw:text-style-name="P7" draw:layer="layout" svg:width="0.441cm" svg:height="0.399cm" svg:x="89.34cm" svg:y="16.979cm" svg:viewBox="0 0 442 400" draw:points="0,400 442,279 252,205 227,0">
          <text:p/>
        </draw:polygon>
        <draw:line draw:style-name="gr7" draw:text-style-name="P3" draw:layer="layout" svg:x1="57.972cm" svg:y1="4.874cm" svg:x2="56.959cm" svg:y2="7.724cm">
          <text:p/>
        </draw:line>
        <draw:polygon draw:style-name="gr8" draw:text-style-name="P7" draw:layer="layout" svg:width="0.335cm" svg:height="0.458cm" svg:x="56.839cm" svg:y="7.531cm" svg:viewBox="0 0 336 459" draw:points="25,459 336,119 131,160 0,0">
          <text:p/>
        </draw:polygon>
        <draw:line draw:style-name="gr7" draw:text-style-name="P3" draw:layer="layout" svg:x1="61.503cm" svg:y1="7.505cm" svg:x2="62.52cm" svg:y2="6.239cm">
          <text:p/>
        </draw:line>
        <draw:polygon draw:style-name="gr8" draw:text-style-name="P7" draw:layer="layout" svg:width="0.402cm" svg:height="0.44cm" svg:x="62.293cm" svg:y="6.019cm" svg:viewBox="0 0 403 441" draw:points="403,0 0,220 205,247 276,441">
          <text:p/>
        </draw:polygon>
        <draw:line draw:style-name="gr7" draw:text-style-name="P3" draw:layer="layout" svg:x1="63.648cm" svg:y1="5.432cm" svg:x2="65.55cm" svg:y2="5.222cm">
          <text:p/>
        </draw:line>
        <draw:polygon draw:style-name="gr8" draw:text-style-name="P7" draw:layer="layout" svg:width="0.441cm" svg:height="0.351cm" svg:x="65.39cm" svg:y="5.062cm" svg:viewBox="0 0 442 352" draw:points="442,130 0,0 124,165 39,352">
          <text:p/>
        </draw:polygon>
        <draw:line draw:style-name="gr7" draw:text-style-name="P3" draw:layer="layout" svg:x1="63.063cm" svg:y1="4.961cm" svg:x2="62.85cm" svg:y2="3.058cm">
          <text:p/>
        </draw:line>
        <draw:polygon draw:style-name="gr8" draw:text-style-name="P7" draw:layer="layout" svg:width="0.349cm" svg:height="0.44cm" svg:x="62.692cm" svg:y="2.778cm" svg:viewBox="0 0 350 441" draw:points="127,0 0,441 162,316 350,402">
          <text:p/>
        </draw:polygon>
        <draw:line draw:style-name="gr7" draw:text-style-name="P3" draw:layer="layout" svg:x1="95.251cm" svg:y1="120.072cm" svg:x2="65.249cm" svg:y2="74.485cm">
          <text:p/>
        </draw:line>
        <draw:polygon draw:style-name="gr8" draw:text-style-name="P7" draw:layer="layout" svg:width="0.378cm" svg:height="0.448cm" svg:x="65.094cm" svg:y="74.252cm" svg:viewBox="0 0 379 449" draw:points="0,0 85,449 173,265 379,254">
          <text:p/>
        </draw:polygon>
        <draw:line draw:style-name="gr7" draw:text-style-name="P3" draw:layer="layout" svg:x1="64.217cm" svg:y1="73.551cm" svg:x2="63.27cm" svg:y2="73.243cm">
          <text:p/>
        </draw:line>
        <draw:polygon draw:style-name="gr8" draw:text-style-name="P7" draw:layer="layout" svg:width="0.455cm" svg:height="0.335cm" svg:x="63.002cm" svg:y="73.12cm" svg:viewBox="0 0 456 336" draw:points="0,35 347,336 301,135 456,0">
          <text:p/>
        </draw:polygon>
        <draw:line draw:style-name="gr7" draw:text-style-name="P3" draw:layer="layout" svg:x1="64.745cm" svg:y1="73.194cm" svg:x2="64.745cm" svg:y2="70.664cm">
          <text:p/>
        </draw:line>
        <draw:polygon draw:style-name="gr8" draw:text-style-name="P7" draw:layer="layout" svg:width="0.353cm" svg:height="0.424cm" svg:x="64.568cm" svg:y="70.382cm" svg:viewBox="0 0 354 425" draw:points="178,0 0,425 178,319 354,425">
          <text:p/>
        </draw:polygon>
        <draw:line draw:style-name="gr7" draw:text-style-name="P3" draw:layer="layout" svg:x1="65.02cm" svg:y1="74.252cm" svg:x2="90.312cm" svg:y2="122.644cm">
          <text:p/>
        </draw:line>
        <draw:polygon draw:style-name="gr8" draw:text-style-name="P7" draw:layer="layout" svg:width="0.353cm" svg:height="0.458cm" svg:x="90.088cm" svg:y="122.435cm" svg:viewBox="0 0 354 459" draw:points="354,459 315,0 206,177 0,166">
          <text:p/>
        </draw:polygon>
        <draw:line draw:style-name="gr7" draw:text-style-name="P3" draw:layer="layout" svg:x1="61.945cm" svg:y1="73.035cm" svg:x2="7.216cm" svg:y2="78.275cm">
          <text:p/>
        </draw:line>
        <draw:polygon draw:style-name="gr8" draw:text-style-name="P7" draw:layer="layout" svg:width="0.439cm" svg:height="0.353cm" svg:x="6.934cm" svg:y="78.083cm" svg:viewBox="0 0 440 354" draw:points="0,219 440,354 317,187 406,0">
          <text:p/>
        </draw:polygon>
        <draw:line draw:style-name="gr7" draw:text-style-name="P3" draw:layer="layout" svg:x1="5.877cm" svg:y1="78.411cm" svg:x2="3.975cm" svg:y2="78.628cm">
          <text:p/>
        </draw:line>
        <draw:polygon draw:style-name="gr8" draw:text-style-name="P7" draw:layer="layout" svg:width="0.44cm" svg:height="0.349cm" svg:x="3.695cm" svg:y="78.436cm" svg:viewBox="0 0 441 350" draw:points="0,222 441,350 316,187 402,0">
          <text:p/>
        </draw:polygon>
        <draw:line draw:style-name="gr7" draw:text-style-name="P3" draw:layer="layout" svg:x1="65.045cm" svg:y1="74.252cm" svg:x2="91.938cm" svg:y2="121.762cm">
          <text:p/>
        </draw:line>
        <draw:polygon draw:style-name="gr8" draw:text-style-name="P7" draw:layer="layout" svg:width="0.364cm" svg:height="0.455cm" svg:x="91.711cm" svg:y="121.549cm" svg:viewBox="0 0 365 456" draw:points="365,456 307,0 208,181 0,177">
          <text:p/>
        </draw:polygon>
        <draw:line draw:style-name="gr7" draw:text-style-name="P3" draw:layer="layout" svg:x1="92.667cm" svg:y1="123.063cm" svg:x2="93.529cm" svg:y2="124.609cm">
          <text:p/>
        </draw:line>
        <draw:polygon draw:style-name="gr8" draw:text-style-name="P7" draw:layer="layout" svg:width="0.36cm" svg:height="0.455cm" svg:x="93.306cm" svg:y="124.4cm" svg:viewBox="0 0 361 456" draw:points="361,456 308,0 204,177 0,170">
          <text:p/>
        </draw:polygon>
        <draw:line draw:style-name="gr7" draw:text-style-name="P3" draw:layer="layout" svg:x1="65.069cm" svg:y1="74.252cm" svg:x2="93.532cm" svg:y2="120.823cm">
          <text:p/>
        </draw:line>
        <draw:polygon draw:style-name="gr8" draw:text-style-name="P7" draw:layer="layout" svg:width="0.37cm" svg:height="0.455cm" svg:x="93.306cm" svg:y="120.611cm" svg:viewBox="0 0 371 456" draw:points="371,456 301,0 205,183 0,183">
          <text:p/>
        </draw:polygon>
        <draw:line draw:style-name="gr7" draw:text-style-name="P3" draw:layer="layout" svg:x1="94.318cm" svg:y1="122.124cm" svg:x2="95.215cm" svg:y2="123.621cm">
          <text:p/>
        </draw:line>
        <draw:polygon draw:style-name="gr8" draw:text-style-name="P7" draw:layer="layout" svg:width="0.367cm" svg:height="0.452cm" svg:x="94.992cm" svg:y="123.408cm" svg:viewBox="0 0 368 453" draw:points="368,453 303,0 205,180 0,180">
          <text:p/>
        </draw:polygon>
        <draw:line draw:style-name="gr7" draw:text-style-name="P3" draw:layer="layout" svg:x1="64.964cm" svg:y1="69.325cm" svg:x2="85.955cm" svg:y2="18.891cm">
          <text:p/>
        </draw:line>
        <draw:polygon draw:style-name="gr8" draw:text-style-name="P7" draw:layer="layout" svg:width="0.324cm" svg:height="0.459cm" svg:x="85.739cm" svg:y="18.63cm" svg:viewBox="0 0 325 460" draw:points="325,0 0,323 201,293 325,460">
          <text:p/>
        </draw:polygon>
        <draw:line draw:style-name="gr7" draw:text-style-name="P3" draw:layer="layout" svg:x1="86.501cm" svg:y1="17.573cm" svg:x2="87.204cm" svg:y2="15.877cm">
          <text:p/>
        </draw:line>
        <draw:polygon draw:style-name="gr8" draw:text-style-name="P7" draw:layer="layout" svg:width="0.328cm" svg:height="0.459cm" svg:x="86.984cm" svg:y="15.616cm" svg:viewBox="0 0 329 460" draw:points="325,0 0,325 206,295 329,460">
          <text:p/>
        </draw:polygon>
        <draw:line draw:style-name="gr7" draw:text-style-name="P3" draw:layer="layout" svg:x1="58.699cm" svg:y1="11.742cm" svg:x2="57.16cm" svg:y2="9.287cm">
          <text:p/>
        </draw:line>
        <draw:polygon draw:style-name="gr8" draw:text-style-name="P7" draw:layer="layout" svg:width="0.374cm" svg:height="0.452cm" svg:x="57.008cm" svg:y="9.048cm" svg:viewBox="0 0 375 453" draw:points="0,0 78,453 170,270 375,265">
          <text:p/>
        </draw:polygon>
        <draw:line draw:style-name="gr7" draw:text-style-name="P3" draw:layer="layout" svg:x1="106.641cm" svg:y1="12.038cm" svg:x2="107.584cm" svg:y2="10.611cm">
          <text:p/>
        </draw:line>
        <draw:polygon draw:style-name="gr8" draw:text-style-name="P7" draw:layer="layout" svg:width="0.381cm" svg:height="0.45cm" svg:x="107.36cm" svg:y="10.376cm" svg:viewBox="0 0 382 451" draw:points="382,0 0,257 205,266 294,451">
          <text:p/>
        </draw:polygon>
        <draw:line draw:style-name="gr7" draw:text-style-name="P3" draw:layer="layout" svg:x1="108.62cm" svg:y1="9.743cm" svg:x2="110.483cm" svg:y2="9.374cm">
          <text:p/>
        </draw:line>
        <draw:polygon draw:style-name="gr8" draw:text-style-name="P7" draw:layer="layout" svg:width="0.451cm" svg:height="0.346cm" svg:x="110.31cm" svg:y="9.228cm" svg:viewBox="0 0 452 347" draw:points="452,91 0,0 137,153 67,347">
          <text:p/>
        </draw:polygon>
        <draw:line draw:style-name="gr7" draw:text-style-name="P3" draw:layer="layout" svg:x1="107.986cm" svg:y1="9.318cm" svg:x2="107.618cm" svg:y2="7.454cm">
          <text:p/>
        </draw:line>
        <draw:polygon draw:style-name="gr8" draw:text-style-name="P7" draw:layer="layout" svg:width="0.349cm" svg:height="0.45cm" svg:x="107.47cm" svg:y="7.177cm" svg:viewBox="0 0 350 451" draw:points="91,0 0,451 155,313 350,382">
          <text:p/>
        </draw:polygon>
        <draw:line draw:style-name="gr7" draw:text-style-name="P3" draw:layer="layout" svg:x1="107.354cm" svg:y1="6.12cm" svg:x2="106.986cm" svg:y2="4.255cm">
          <text:p/>
        </draw:line>
        <draw:polygon draw:style-name="gr8" draw:text-style-name="P7" draw:layer="layout" svg:width="0.346cm" svg:height="0.45cm" svg:x="106.838cm" svg:y="3.978cm" svg:viewBox="0 0 347 451" draw:points="92,0 0,451 152,313 347,382">
          <text:p/>
        </draw:polygon>
        <draw:line draw:style-name="gr7" draw:text-style-name="P3" draw:layer="layout" svg:x1="107.18cm" svg:y1="2.921cm" svg:x2="108.13cm" svg:y2="1.504cm">
          <text:p/>
        </draw:line>
        <draw:polygon draw:style-name="gr8" draw:text-style-name="P7" draw:layer="layout" svg:width="0.381cm" svg:height="0.449cm" svg:x="107.904cm" svg:y="1.27cm" svg:viewBox="0 0 382 450" draw:points="382,0 0,253 205,263 293,450">
          <text:p/>
        </draw:polygon>
        <draw:line draw:style-name="gr7" draw:text-style-name="P3" draw:layer="layout" svg:x1="106.296cm" svg:y1="3.096cm" svg:x2="104.88cm" svg:y2="2.146cm">
          <text:p/>
        </draw:line>
        <draw:polygon draw:style-name="gr8" draw:text-style-name="P7" draw:layer="layout" svg:width="0.452cm" svg:height="0.382cm" svg:x="104.644cm" svg:y="1.989cm" svg:viewBox="0 0 453 383" draw:points="0,0 255,383 266,178 453,89">
          <text:p/>
        </draw:polygon>
        <draw:line draw:style-name="gr7" draw:text-style-name="P3" draw:layer="layout" svg:x1="28.158cm" svg:y1="124.217cm" svg:x2="29.117cm" svg:y2="122.819cm">
          <text:p/>
        </draw:line>
        <draw:polygon draw:style-name="gr8" draw:text-style-name="P7" draw:layer="layout" svg:width="0.385cm" svg:height="0.448cm" svg:x="28.891cm" svg:y="122.586cm" svg:viewBox="0 0 386 449" draw:points="386,0 0,251 206,261 292,449">
          <text:p/>
        </draw:polygon>
        <draw:line draw:style-name="gr7" draw:text-style-name="P3" draw:layer="layout" svg:x1="29.993cm" svg:y1="121.529cm" svg:x2="61.962cm" svg:y2="73.748cm">
          <text:p/>
        </draw:line>
        <draw:polygon draw:style-name="gr8" draw:text-style-name="P7" draw:layer="layout" svg:width="0.381cm" svg:height="0.452cm" svg:x="61.736cm" svg:y="73.511cm" svg:viewBox="0 0 382 453" draw:points="382,0 0,255 205,266 293,453">
          <text:p/>
        </draw:polygon>
        <draw:line draw:style-name="gr7" draw:text-style-name="P3" draw:layer="layout" svg:x1="29.306cm" svg:y1="121.529cm" svg:x2="28.384cm" svg:y2="120.067cm">
          <text:p/>
        </draw:line>
        <draw:polygon draw:style-name="gr8" draw:text-style-name="P7" draw:layer="layout" svg:width="0.375cm" svg:height="0.451cm" svg:x="28.234cm" svg:y="119.828cm" svg:viewBox="0 0 376 452" draw:points="0,0 77,452 170,268 376,264">
          <text:p/>
        </draw:polygon>
        <draw:line draw:style-name="gr7" draw:text-style-name="P3" draw:layer="layout" svg:x1="61.945cm" svg:y1="73.053cm" svg:x2="7.457cm" svg:y2="80.109cm">
          <text:p/>
        </draw:line>
        <draw:polygon draw:style-name="gr8" draw:text-style-name="P7" draw:layer="layout" svg:width="0.443cm" svg:height="0.349cm" svg:x="7.177cm" svg:y="79.918cm" svg:viewBox="0 0 444 350" draw:points="0,230 444,350 316,188 398,0">
          <text:p/>
        </draw:polygon>
        <draw:line draw:style-name="gr7" draw:text-style-name="P3" draw:layer="layout" svg:x1="6.12cm" svg:y1="80.292cm" svg:x2="4.23cm" svg:y2="80.571cm">
          <text:p/>
        </draw:line>
        <draw:polygon draw:style-name="gr8" draw:text-style-name="P7" draw:layer="layout" svg:width="0.444cm" svg:height="0.349cm" svg:x="3.951cm" svg:y="80.373cm" svg:viewBox="0 0 445 350" draw:points="0,237 445,350 315,191 394,0">
          <text:p/>
        </draw:polygon>
        <draw:line draw:style-name="gr7" draw:text-style-name="P3" draw:layer="layout" svg:x1="61.945cm" svg:y1="73.07cm" svg:x2="7.758cm" svg:y2="81.937cm">
          <text:p/>
        </draw:line>
        <draw:polygon draw:style-name="gr8" draw:text-style-name="P7" draw:layer="layout" svg:width="0.446cm" svg:height="0.345cm" svg:x="7.48cm" svg:y="81.742cm" svg:viewBox="0 0 447 346" draw:points="0,241 447,346 313,190 390,0">
          <text:p/>
        </draw:polygon>
        <draw:line draw:style-name="gr7" draw:text-style-name="P3" draw:layer="layout" svg:x1="6.422cm" svg:y1="82.165cm" svg:x2="4.548cm" svg:y2="82.501cm">
          <text:p/>
        </draw:line>
        <draw:polygon draw:style-name="gr8" draw:text-style-name="P7" draw:layer="layout" svg:width="0.448cm" svg:height="0.349cm" svg:x="4.271cm" svg:y="82.303cm" svg:viewBox="0 0 449 350" draw:points="0,251 449,350 312,194 385,0">
          <text:p/>
        </draw:polygon>
        <draw:line draw:style-name="gr7" draw:text-style-name="P3" draw:layer="layout" svg:x1="61.945cm" svg:y1="73.088cm" svg:x2="8.119cm" svg:y2="83.753cm">
          <text:p/>
        </draw:line>
        <draw:polygon draw:style-name="gr8" draw:text-style-name="P7" draw:layer="layout" svg:width="0.45cm" svg:height="0.35cm" svg:x="7.842cm" svg:y="83.551cm" svg:viewBox="0 0 451 351" draw:points="0,259 451,351 313,195 382,0">
          <text:p/>
        </draw:polygon>
        <draw:line draw:style-name="gr7" draw:text-style-name="P3" draw:layer="layout" svg:x1="6.785cm" svg:y1="84.028cm" svg:x2="4.93cm" svg:y2="84.424cm">
          <text:p/>
        </draw:line>
        <draw:polygon draw:style-name="gr8" draw:text-style-name="P7" draw:layer="layout" svg:width="0.451cm" svg:height="0.342cm" svg:x="4.653cm" svg:y="84.222cm" svg:viewBox="0 0 452 343" draw:points="0,262 452,343 312,195 378,0">
          <text:p/>
        </draw:polygon>
        <draw:line draw:style-name="gr7" draw:text-style-name="P3" draw:layer="layout" svg:x1="30.168cm" svg:y1="122.163cm" svg:x2="32.033cm" svg:y2="122.527cm">
          <text:p/>
        </draw:line>
        <draw:polygon draw:style-name="gr8" draw:text-style-name="P7" draw:layer="layout" svg:width="0.449cm" svg:height="0.345cm" svg:x="31.86cm" svg:y="122.329cm" svg:viewBox="0 0 450 346" draw:points="450,254 68,0 138,190 0,346">
          <text:p/>
        </draw:polygon>
        <draw:line draw:style-name="gr7" draw:text-style-name="P3" draw:layer="layout" svg:x1="33.368cm" svg:y1="122.791cm" svg:x2="35.233cm" svg:y2="123.155cm">
          <text:p/>
        </draw:line>
        <draw:polygon draw:style-name="gr8" draw:text-style-name="P7" draw:layer="layout" svg:width="0.451cm" svg:height="0.345cm" svg:x="35.059cm" svg:y="122.957cm" svg:viewBox="0 0 452 346" draw:points="452,255 68,0 138,195 0,346">
          <text:p/>
        </draw:polygon>
        <draw:line draw:style-name="gr7" draw:text-style-name="P3" draw:layer="layout" svg:x1="16.743cm" svg:y1="111.717cm" svg:x2="14.265cm" svg:y2="112.029cm">
          <text:p/>
        </draw:line>
        <draw:polygon draw:style-name="gr8" draw:text-style-name="P7" draw:layer="layout" svg:width="0.442cm" svg:height="0.349cm" svg:x="13.985cm" svg:y="111.834cm" svg:viewBox="0 0 443 350" draw:points="0,226 443,350 315,188 399,0">
          <text:p/>
        </draw:polygon>
        <draw:line draw:style-name="gr7" draw:text-style-name="P3" draw:layer="layout" svg:x1="13.985cm" svg:y1="111.704cm" svg:x2="61.723cm" svg:y2="73.582cm">
          <text:p/>
        </draw:line>
        <draw:polygon draw:style-name="gr8" draw:text-style-name="P7" draw:layer="layout" svg:width="0.441cm" svg:height="0.402cm" svg:x="61.503cm" svg:y="73.406cm" svg:viewBox="0 0 442 403" draw:points="442,0 0,127 190,197 219,403">
          <text:p/>
        </draw:polygon>
        <draw:line draw:style-name="gr7" draw:text-style-name="P3" draw:layer="layout" svg:x1="13.649cm" svg:y1="111.598cm" svg:x2="14.484cm" svg:y2="109.308cm">
          <text:p/>
        </draw:line>
        <draw:polygon draw:style-name="gr8" draw:text-style-name="P7" draw:layer="layout" svg:width="0.332cm" svg:height="0.459cm" svg:x="14.269cm" svg:y="109.043cm" svg:viewBox="0 0 333 460" draw:points="312,0 0,340 203,301 333,460">
          <text:p/>
        </draw:polygon>
        <draw:line draw:style-name="gr7" draw:text-style-name="P3" draw:layer="layout" svg:x1="61.945cm" svg:y1="73.106cm" svg:x2="8.539cm" svg:y2="85.56cm">
          <text:p/>
        </draw:line>
        <draw:polygon draw:style-name="gr8" draw:text-style-name="P7" draw:layer="layout" svg:width="0.453cm" svg:height="0.342cm" svg:x="8.264cm" svg:y="85.354cm" svg:viewBox="0 0 454 343" draw:points="0,268 454,343 310,194 374,0">
          <text:p/>
        </draw:polygon>
        <draw:line draw:style-name="gr7" draw:text-style-name="P3" draw:layer="layout" svg:x1="7.207cm" svg:y1="85.876cm" svg:x2="5.373cm" svg:y2="86.329cm">
          <text:p/>
        </draw:line>
        <draw:polygon draw:style-name="gr8" draw:text-style-name="P7" draw:layer="layout" svg:width="0.454cm" svg:height="0.342cm" svg:x="5.099cm" svg:y="86.123cm" svg:viewBox="0 0 455 343" draw:points="0,276 455,343 309,198 370,0">
          <text:p/>
        </draw:polygon>
        <draw:line draw:style-name="gr7" draw:text-style-name="P3" draw:layer="layout" svg:x1="61.945cm" svg:y1="73.127cm" svg:x2="9.018cm" svg:y2="87.348cm">
          <text:p/>
        </draw:line>
        <draw:polygon draw:style-name="gr8" draw:text-style-name="P7" draw:layer="layout" svg:width="0.455cm" svg:height="0.339cm" svg:x="8.745cm" svg:y="87.139cm" svg:viewBox="0 0 456 340" draw:points="0,280 456,340 308,198 364,0">
          <text:p/>
        </draw:polygon>
        <draw:line draw:style-name="gr7" draw:text-style-name="P3" draw:layer="layout" svg:x1="7.688cm" svg:y1="87.711cm" svg:x2="5.879cm" svg:y2="88.223cm">
          <text:p/>
        </draw:line>
        <draw:polygon draw:style-name="gr8" draw:text-style-name="P7" draw:layer="layout" svg:width="0.455cm" svg:height="0.339cm" svg:x="5.607cm" svg:y="88.014cm" svg:viewBox="0 0 456 340" draw:points="0,283 456,340 307,199 361,0">
          <text:p/>
        </draw:polygon>
        <draw:line draw:style-name="gr7" draw:text-style-name="P3" draw:layer="layout" svg:x1="61.945cm" svg:y1="73.144cm" svg:x2="9.554cm" svg:y2="89.119cm">
          <text:p/>
        </draw:line>
        <draw:polygon draw:style-name="gr8" draw:text-style-name="P7" draw:layer="layout" svg:width="0.456cm" svg:height="0.338cm" svg:x="9.285cm" svg:y="88.907cm" svg:viewBox="0 0 457 339" draw:points="0,293 457,339 304,202 354,0">
          <text:p/>
        </draw:polygon>
        <draw:line draw:style-name="gr7" draw:text-style-name="P3" draw:layer="layout" svg:x1="8.227cm" svg:y1="89.527cm" svg:x2="6.446cm" svg:y2="90.096cm">
          <text:p/>
        </draw:line>
        <draw:polygon draw:style-name="gr8" draw:text-style-name="P7" draw:layer="layout" svg:width="0.457cm" svg:height="0.335cm" svg:x="6.177cm" svg:y="89.884cm" svg:viewBox="0 0 458 336" draw:points="0,297 458,336 302,202 350,0">
          <text:p/>
        </draw:polygon>
        <draw:line draw:style-name="gr7" draw:text-style-name="P3" draw:layer="layout" svg:x1="12.928cm" svg:y1="112.613cm" svg:x2="11.365cm" svg:y2="114.054cm">
          <text:p/>
        </draw:line>
        <draw:polygon draw:style-name="gr8" draw:text-style-name="P7" draw:layer="layout" svg:width="0.431cm" svg:height="0.416cm" svg:x="11.157cm" svg:y="113.827cm" svg:viewBox="0 0 432 417" draw:points="0,417 432,261 234,201 192,0">
          <text:p/>
        </draw:polygon>
        <draw:line draw:style-name="gr7" draw:text-style-name="P3" draw:layer="layout" svg:x1="10.1cm" svg:y1="115.22cm" svg:x2="8.966cm" svg:y2="116.262cm">
          <text:p/>
        </draw:line>
        <draw:polygon draw:style-name="gr8" draw:text-style-name="P7" draw:layer="layout" svg:width="0.43cm" svg:height="0.416cm" svg:x="8.759cm" svg:y="116.035cm" svg:viewBox="0 0 431 417" draw:points="0,417 431,262 234,201 193,0">
          <text:p/>
        </draw:polygon>
        <draw:line draw:style-name="gr7" draw:text-style-name="P3" draw:layer="layout" svg:x1="13.626cm" svg:y1="112.656cm" svg:x2="16.032cm" svg:y2="120.143cm">
          <text:p/>
        </draw:line>
        <draw:polygon draw:style-name="gr8" draw:text-style-name="P7" draw:layer="layout" svg:width="0.336cm" svg:height="0.458cm" svg:x="15.82cm" svg:y="119.955cm" svg:viewBox="0 0 337 459" draw:points="298,459 337,0 201,155 0,109">
          <text:p/>
        </draw:polygon>
        <draw:line draw:style-name="gr7" draw:text-style-name="P3" draw:layer="layout" svg:x1="15.759cm" svg:y1="120.601cm" svg:x2="14.311cm" svg:y2="119.669cm">
          <text:p/>
        </draw:line>
        <draw:polygon draw:style-name="gr8" draw:text-style-name="P7" draw:layer="layout" svg:width="0.451cm" svg:height="0.378cm" svg:x="14.074cm" svg:y="119.517cm" svg:viewBox="0 0 452 379" draw:points="0,0 262,379 268,173 452,81">
          <text:p/>
        </draw:polygon>
        <draw:line draw:style-name="gr7" draw:text-style-name="P3" draw:layer="layout" svg:x1="16.457cm" svg:y1="121.471cm" svg:x2="17.029cm" svg:y2="123.247cm">
          <text:p/>
        </draw:line>
        <draw:polygon draw:style-name="gr8" draw:text-style-name="P7" draw:layer="layout" svg:width="0.336cm" svg:height="0.459cm" svg:x="16.817cm" svg:y="123.059cm" svg:viewBox="0 0 337 460" draw:points="299,460 337,0 202,155 0,109">
          <text:p/>
        </draw:polygon>
        <draw:line draw:style-name="gr7" draw:text-style-name="P3" draw:layer="layout" svg:x1="17.455cm" svg:y1="124.576cm" svg:x2="18.026cm" svg:y2="126.351cm">
          <text:p/>
        </draw:line>
        <draw:polygon draw:style-name="gr8" draw:text-style-name="P7" draw:layer="layout" svg:width="0.336cm" svg:height="0.456cm" svg:x="17.814cm" svg:y="126.163cm" svg:viewBox="0 0 337 457" draw:points="299,457 337,0 201,157 0,111">
          <text:p/>
        </draw:polygon>
        <draw:line draw:style-name="gr7" draw:text-style-name="P3" draw:layer="layout" svg:x1="16.497cm" svg:y1="120.414cm" svg:x2="17.176cm" svg:y2="118.702cm">
          <text:p/>
        </draw:line>
        <draw:polygon draw:style-name="gr8" draw:text-style-name="P7" draw:layer="layout" svg:width="0.328cm" svg:height="0.458cm" svg:x="16.959cm" svg:y="118.438cm" svg:viewBox="0 0 329 459" draw:points="321,0 0,331 203,296 329,459">
          <text:p/>
        </draw:polygon>
        <draw:line draw:style-name="gr7" draw:text-style-name="P3" draw:layer="layout" svg:x1="17.699cm" svg:y1="117.38cm" svg:x2="18.378cm" svg:y2="115.672cm">
          <text:p/>
        </draw:line>
        <draw:polygon draw:style-name="gr8" draw:text-style-name="P7" draw:layer="layout" svg:width="0.327cm" svg:height="0.459cm" svg:x="18.162cm" svg:y="115.407cm" svg:viewBox="0 0 328 460" draw:points="321,0 0,329 202,298 328,460">
          <text:p/>
        </draw:polygon>
        <draw:line draw:style-name="gr7" draw:text-style-name="P3" draw:layer="layout" svg:x1="16.816cm" svg:y1="120.96cm" svg:x2="18.736cm" svg:y2="121.024cm">
          <text:p/>
        </draw:line>
        <draw:polygon draw:style-name="gr8" draw:text-style-name="P7" draw:layer="layout" svg:width="0.429cm" svg:height="0.353cm" svg:x="18.588cm" svg:y="120.84cm" svg:viewBox="0 0 430 354" draw:points="430,192 12,0 113,181 0,354">
          <text:p/>
        </draw:polygon>
        <draw:line draw:style-name="gr7" draw:text-style-name="P3" draw:layer="layout" svg:x1="20.041cm" svg:y1="121.577cm" svg:x2="21.087cm" svg:y2="122.697cm">
          <text:p/>
        </draw:line>
        <draw:polygon draw:style-name="gr8" draw:text-style-name="P7" draw:layer="layout" svg:width="0.418cm" svg:height="0.427cm" svg:x="20.86cm" svg:y="122.473cm" svg:viewBox="0 0 419 428" draw:points="419,428 259,0 201,199 0,241">
          <text:p/>
        </draw:polygon>
        <draw:line draw:style-name="gr7" draw:text-style-name="P3" draw:layer="layout" svg:x1="20.075cm" svg:y1="120.555cm" svg:x2="21.193cm" svg:y2="119.51cm">
          <text:p/>
        </draw:line>
        <draw:polygon draw:style-name="gr8" draw:text-style-name="P7" draw:layer="layout" svg:width="0.43cm" svg:height="0.42cm" svg:x="20.968cm" svg:y="119.316cm" svg:viewBox="0 0 431 421" draw:points="431,0 0,162 198,219 241,421">
          <text:p/>
        </draw:polygon>
        <draw:line draw:style-name="gr7" draw:text-style-name="P3" draw:layer="layout" svg:x1="15.759cm" svg:y1="121.348cm" svg:x2="14.455cm" svg:y2="122.351cm">
          <text:p/>
        </draw:line>
        <draw:polygon draw:style-name="gr8" draw:text-style-name="P7" draw:layer="layout" svg:width="0.443cm" svg:height="0.395cm" svg:x="14.231cm" svg:y="122.124cm" svg:viewBox="0 0 444 396" draw:points="0,396 444,280 252,206 229,0">
          <text:p/>
        </draw:polygon>
        <draw:line draw:style-name="gr7" draw:text-style-name="P3" draw:layer="layout" svg:x1="13.173cm" svg:y1="122.859cm" svg:x2="11.277cm" svg:y2="122.611cm">
          <text:p/>
        </draw:line>
        <draw:polygon draw:style-name="gr8" draw:text-style-name="P7" draw:layer="layout" svg:width="0.442cm" svg:height="0.349cm" svg:x="10.998cm" svg:y="122.452cm" svg:viewBox="0 0 443 350" draw:points="0,120 398,350 315,162 443,0">
          <text:p/>
        </draw:polygon>
        <draw:line draw:style-name="gr7" draw:text-style-name="P3" draw:layer="layout" svg:x1="13.633cm" svg:y1="123.458cm" svg:x2="13.384cm" svg:y2="125.353cm">
          <text:p/>
        </draw:line>
        <draw:polygon draw:style-name="gr8" draw:text-style-name="P7" draw:layer="layout" svg:width="0.35cm" svg:height="0.441cm" svg:x="13.227cm" svg:y="125.19cm" svg:viewBox="0 0 351 442" draw:points="120,442 351,46 161,127 0,0">
          <text:p/>
        </draw:polygon>
        <draw:line draw:style-name="gr7" draw:text-style-name="P3" draw:layer="layout" svg:x1="12.928cm" svg:y1="111.665cm" svg:x2="7.633cm" svg:y2="107.039cm">
          <text:p/>
        </draw:line>
        <draw:polygon draw:style-name="gr8" draw:text-style-name="P7" draw:layer="layout" svg:width="0.435cm" svg:height="0.413cm" svg:x="7.421cm" svg:y="106.852cm" svg:viewBox="0 0 436 414" draw:points="0,0 204,414 240,213 436,150">
          <text:p/>
        </draw:polygon>
        <draw:line draw:style-name="gr7" draw:text-style-name="P3" draw:layer="layout" svg:x1="7.421cm" svg:y1="106.342cm" svg:x2="9.329cm" svg:y2="106.164cm">
          <text:p/>
        </draw:line>
        <draw:polygon draw:style-name="gr8" draw:text-style-name="P7" draw:layer="layout" svg:width="0.438cm" svg:height="0.349cm" svg:x="9.171cm" svg:y="106.002cm" svg:viewBox="0 0 439 350" draw:points="439,134 0,0 122,166 33,350">
          <text:p/>
        </draw:polygon>
        <draw:line draw:style-name="gr7" draw:text-style-name="P3" draw:layer="layout" svg:x1="6.364cm" svg:y1="106.577cm" svg:x2="4.611cm" svg:y2="107.196cm">
          <text:p/>
        </draw:line>
        <draw:polygon draw:style-name="gr8" draw:text-style-name="P7" draw:layer="layout" svg:width="0.458cm" svg:height="0.336cm" svg:x="4.345cm" svg:y="106.979cm" svg:viewBox="0 0 459 337" draw:points="0,308 459,337 300,202 341,0">
          <text:p/>
        </draw:polygon>
        <draw:line draw:style-name="gr7" draw:text-style-name="P3" draw:layer="layout" svg:x1="3.288cm" svg:y1="107.66cm" svg:x2="1.536cm" svg:y2="108.279cm">
          <text:p/>
        </draw:line>
        <draw:polygon draw:style-name="gr8" draw:text-style-name="P7" draw:layer="layout" svg:width="0.457cm" svg:height="0.332cm" svg:x="1.27cm" svg:y="108.062cm" svg:viewBox="0 0 458 333" draw:points="0,308 458,333 299,202 341,0">
          <text:p/>
        </draw:polygon>
        <draw:line draw:style-name="gr7" draw:text-style-name="P3" draw:layer="layout" svg:x1="6.914cm" svg:y1="106.919cm" svg:x2="6.994cm" svg:y2="108.84cm">
          <text:p/>
        </draw:line>
        <draw:polygon draw:style-name="gr8" draw:text-style-name="P7" draw:layer="layout" svg:width="0.352cm" svg:height="0.431cm" svg:x="6.811cm" svg:y="108.69cm" svg:viewBox="0 0 353 432" draw:points="194,432 353,0 181,113 0,14">
          <text:p/>
        </draw:polygon>
        <draw:line draw:style-name="gr7" draw:text-style-name="P3" draw:layer="layout" svg:x1="7.048cm" svg:y1="110.179cm" svg:x2="7.128cm" svg:y2="112.096cm">
          <text:p/>
        </draw:line>
        <draw:polygon draw:style-name="gr8" draw:text-style-name="P7" draw:layer="layout" svg:width="0.353cm" svg:height="0.431cm" svg:x="6.945cm" svg:y="111.946cm" svg:viewBox="0 0 354 432" draw:points="194,432 354,0 181,114 0,15">
          <text:p/>
        </draw:polygon>
        <draw:line draw:style-name="gr7" draw:text-style-name="P3" draw:layer="layout" svg:x1="6.819cm" svg:y1="105.862cm" svg:x2="6.557cm" svg:y2="103.97cm">
          <text:p/>
        </draw:line>
        <draw:polygon draw:style-name="gr8" draw:text-style-name="P7" draw:layer="layout" svg:width="0.35cm" svg:height="0.441cm" svg:x="6.401cm" svg:y="103.691cm" svg:viewBox="0 0 351 442" draw:points="118,0 0,442 162,314 351,397">
          <text:p/>
        </draw:polygon>
        <draw:line draw:style-name="gr7" draw:text-style-name="P3" draw:layer="layout" svg:x1="6.935cm" svg:y1="102.634cm" svg:x2="7.98cm" svg:y2="101.504cm">
          <text:p/>
        </draw:line>
        <draw:polygon draw:style-name="gr8" draw:text-style-name="P7" draw:layer="layout" svg:width="0.417cm" svg:height="0.43cm" svg:x="7.754cm" svg:y="101.3cm" svg:viewBox="0 0 418 431" draw:points="418,0 0,190 201,232 258,431">
          <text:p/>
        </draw:polygon>
        <draw:line draw:style-name="gr7" draw:text-style-name="P3" draw:layer="layout" svg:x1="9.152cm" svg:y1="100.242cm" svg:x2="10.196cm" svg:y2="99.116cm">
          <text:p/>
        </draw:line>
        <draw:polygon draw:style-name="gr8" draw:text-style-name="P7" draw:layer="layout" svg:width="0.417cm" svg:height="0.43cm" svg:x="9.97cm" svg:y="98.908cm" svg:viewBox="0 0 418 431" draw:points="418,0 0,190 201,234 260,431">
          <text:p/>
        </draw:polygon>
        <draw:line draw:style-name="gr7" draw:text-style-name="P3" draw:layer="layout" svg:x1="5.917cm" svg:y1="102.673cm" svg:x2="4.79cm" svg:y2="101.628cm">
          <text:p/>
        </draw:line>
        <draw:polygon draw:style-name="gr8" draw:text-style-name="P7" draw:layer="layout" svg:width="0.431cm" svg:height="0.42cm" svg:x="4.582cm" svg:y="101.434cm" svg:viewBox="0 0 432 421" draw:points="0,0 191,421 233,219 432,158">
          <text:p/>
        </draw:polygon>
        <draw:line draw:style-name="gr7" draw:text-style-name="P3" draw:layer="layout" svg:x1="4.034cm" svg:y1="100.415cm" svg:x2="3.96cm" svg:y2="98.499cm">
          <text:p/>
        </draw:line>
        <draw:polygon draw:style-name="gr8" draw:text-style-name="P7" draw:layer="layout" svg:width="0.353cm" svg:height="0.431cm" svg:x="3.789cm" svg:y="98.216cm" svg:viewBox="0 0 354 432" draw:points="161,0 0,432 173,319 354,418">
          <text:p/>
        </draw:polygon>
        <draw:line draw:style-name="gr7" draw:text-style-name="P3" draw:layer="layout" svg:x1="3.525cm" svg:y1="100.965cm" svg:x2="1.606cm" svg:y2="101.04cm">
          <text:p/>
        </draw:line>
        <draw:polygon draw:style-name="gr8" draw:text-style-name="P7" draw:layer="layout" svg:width="0.43cm" svg:height="0.353cm" svg:x="1.324cm" svg:y="100.855cm" svg:viewBox="0 0 431 354" draw:points="0,194 431,354 319,180 418,0">
          <text:p/>
        </draw:polygon>
        <draw:line draw:style-name="gr7" draw:text-style-name="P3" draw:layer="layout" svg:x1="211.102cm" svg:y1="94.544cm" svg:x2="213.021cm" svg:y2="94.544cm">
          <text:p/>
        </draw:line>
        <draw:polygon draw:style-name="gr8" draw:text-style-name="P7" draw:layer="layout" svg:width="0.423cm" svg:height="0.352cm" svg:x="212.88cm" svg:y="94.368cm" svg:viewBox="0 0 424 353" draw:points="424,177 0,0 107,177 0,353">
          <text:p/>
        </draw:polygon>
        <draw:line draw:style-name="gr7" draw:text-style-name="P3" draw:layer="layout" svg:x1="214.361cm" svg:y1="94.544cm" svg:x2="216.284cm" svg:y2="94.544cm">
          <text:p/>
        </draw:line>
        <draw:polygon draw:style-name="gr8" draw:text-style-name="P7" draw:layer="layout" svg:width="0.423cm" svg:height="0.352cm" svg:x="216.143cm" svg:y="94.368cm" svg:viewBox="0 0 424 353" draw:points="424,177 0,0 106,177 0,353">
          <text:p/>
        </draw:polygon>
        <draw:line draw:style-name="gr7" draw:text-style-name="P3" draw:layer="layout" svg:x1="16.054cm" svg:y1="40.311cm" svg:x2="61.708cm" svg:y2="70.094cm">
          <text:p/>
        </draw:line>
        <draw:polygon draw:style-name="gr8" draw:text-style-name="P7" draw:layer="layout" svg:width="0.452cm" svg:height="0.381cm" svg:x="61.492cm" svg:y="69.867cm" svg:viewBox="0 0 453 382" draw:points="453,382 192,0 185,209 0,297">
          <text:p/>
        </draw:polygon>
        <draw:line draw:style-name="gr7" draw:text-style-name="P3" draw:layer="layout" svg:x1="62.473cm" svg:y1="71.123cm" svg:x2="62.473cm" svg:y2="72.171cm">
          <text:p/>
        </draw:line>
        <draw:polygon draw:style-name="gr8" draw:text-style-name="P7" draw:layer="layout" svg:width="0.352cm" svg:height="0.423cm" svg:x="62.297cm" svg:y="72.03cm" svg:viewBox="0 0 353 424" draw:points="176,424 353,0 176,107 0,0">
          <text:p/>
        </draw:polygon>
        <draw:line draw:style-name="gr7" draw:text-style-name="P3" draw:layer="layout" svg:x1="63.002cm" svg:y1="70.422cm" svg:x2="63.949cm" svg:y2="70.114cm">
          <text:p/>
        </draw:line>
        <draw:polygon draw:style-name="gr8" draw:text-style-name="P7" draw:layer="layout" svg:width="0.459cm" svg:height="0.335cm" svg:x="63.757cm" svg:y="69.991cm" svg:viewBox="0 0 460 336" draw:points="460,35 0,0 156,134 109,336">
          <text:p/>
        </draw:polygon>
        <draw:line draw:style-name="gr7" draw:text-style-name="P3" draw:layer="layout" svg:x1="61.945cm" svg:y1="70.168cm" svg:x2="19.587cm" svg:y2="36.011cm">
          <text:p/>
        </draw:line>
        <draw:polygon draw:style-name="gr8" draw:text-style-name="P7" draw:layer="layout" svg:width="0.44cm" svg:height="0.402cm" svg:x="19.367cm" svg:y="35.835cm" svg:viewBox="0 0 441 403" draw:points="0,0 220,403 248,202 441,127">
          <text:p/>
        </draw:polygon>
        <draw:line draw:style-name="gr7" draw:text-style-name="P3" draw:layer="layout" svg:x1="61.945cm" svg:y1="73.166cm" svg:x2="10.149cm" svg:y2="90.873cm">
          <text:p/>
        </draw:line>
        <draw:polygon draw:style-name="gr8" draw:text-style-name="P7" draw:layer="layout" svg:width="0.458cm" svg:height="0.335cm" svg:x="9.882cm" svg:y="90.656cm" svg:viewBox="0 0 459 336" draw:points="0,308 459,336 300,201 343,0">
          <text:p/>
        </draw:polygon>
        <draw:line draw:style-name="gr7" draw:text-style-name="P3" draw:layer="layout" svg:x1="8.825cm" svg:y1="91.33cm" svg:x2="7.074cm" svg:y2="91.949cm">
          <text:p/>
        </draw:line>
        <draw:polygon draw:style-name="gr8" draw:text-style-name="P7" draw:layer="layout" svg:width="0.458cm" svg:height="0.331cm" svg:x="6.808cm" svg:y="91.736cm" svg:viewBox="0 0 459 332" draw:points="0,308 459,332 300,202 341,0">
          <text:p/>
        </draw:polygon>
        <draw:line draw:style-name="gr7" draw:text-style-name="P3" draw:layer="layout" svg:x1="61.945cm" svg:y1="70.196cm" svg:x2="18.439cm" svg:y2="37.461cm">
          <text:p/>
        </draw:line>
        <draw:polygon draw:style-name="gr8" draw:text-style-name="P7" draw:layer="layout" svg:width="0.444cm" svg:height="0.395cm" svg:x="18.214cm" svg:y="37.292cm" svg:viewBox="0 0 445 396" draw:points="0,0 233,396 254,191 445,114">
          <text:p/>
        </draw:polygon>
        <draw:line draw:style-name="gr7" draw:text-style-name="P3" draw:layer="layout" svg:x1="17.156cm" svg:y1="36.495cm" svg:x2="15.833cm" svg:y2="35.5cm">
          <text:p/>
        </draw:line>
        <draw:polygon draw:style-name="gr8" draw:text-style-name="P7" draw:layer="layout" svg:width="0.445cm" svg:height="0.394cm" svg:x="15.607cm" svg:y="35.331cm" svg:viewBox="0 0 446 395" draw:points="0,0 234,395 255,190 446,113">
          <text:p/>
        </draw:polygon>
        <draw:line draw:style-name="gr7" draw:text-style-name="P3" draw:layer="layout" svg:x1="61.945cm" svg:y1="70.224cm" svg:x2="17.34cm" svg:y2="38.946cm">
          <text:p/>
        </draw:line>
        <draw:polygon draw:style-name="gr8" draw:text-style-name="P7" draw:layer="layout" svg:width="0.448cm" svg:height="0.388cm" svg:x="17.109cm" svg:y="38.784cm" svg:viewBox="0 0 449 389" draw:points="0,0 247,389 261,183 449,99">
          <text:p/>
        </draw:polygon>
        <draw:line draw:style-name="gr7" draw:text-style-name="P3" draw:layer="layout" svg:x1="16.052cm" svg:y1="38.041cm" svg:x2="14.672cm" svg:y2="37.073cm">
          <text:p/>
        </draw:line>
        <draw:polygon draw:style-name="gr8" draw:text-style-name="P7" draw:layer="layout" svg:width="0.447cm" svg:height="0.388cm" svg:x="14.441cm" svg:y="36.911cm" svg:viewBox="0 0 448 389" draw:points="0,0 246,389 260,184 448,98">
          <text:p/>
        </draw:polygon>
        <draw:line draw:style-name="gr7" draw:text-style-name="P3" draw:layer="layout" svg:x1="64.911cm" svg:y1="69.325cm" svg:x2="81.852cm" svg:y2="15.46cm">
          <text:p/>
        </draw:line>
        <draw:polygon draw:style-name="gr8" draw:text-style-name="P7" draw:layer="layout" svg:width="0.335cm" svg:height="0.457cm" svg:x="81.639cm" svg:y="15.191cm" svg:viewBox="0 0 336 458" draw:points="298,0 0,352 201,304 336,458">
          <text:p/>
        </draw:polygon>
        <draw:line draw:style-name="gr7" draw:text-style-name="P3" draw:layer="layout" svg:x1="82.631cm" svg:y1="15.184cm" svg:x2="83.694cm" svg:y2="16.233cm">
          <text:p/>
        </draw:line>
        <draw:polygon draw:style-name="gr8" draw:text-style-name="P7" draw:layer="layout" svg:width="0.427cm" svg:height="0.423cm" svg:x="83.467cm" svg:y="16.007cm" svg:viewBox="0 0 428 424" draw:points="428,424 248,0 201,200 0,252">
          <text:p/>
        </draw:polygon>
        <draw:line draw:style-name="gr7" draw:text-style-name="P3" draw:layer="layout" svg:x1="81.573cm" svg:y1="14.752cm" svg:x2="79.692cm" svg:y2="15.073cm">
          <text:p/>
        </draw:line>
        <draw:polygon draw:style-name="gr8" draw:text-style-name="P7" draw:layer="layout" svg:width="0.444cm" svg:height="0.348cm" svg:x="79.417cm" svg:y="14.874cm" svg:viewBox="0 0 445 349" draw:points="0,246 445,349 311,192 385,0">
          <text:p/>
        </draw:polygon>
        <draw:line draw:style-name="gr7" draw:text-style-name="P3" draw:layer="layout" svg:x1="82.267cm" svg:y1="14.134cm" svg:x2="82.829cm" svg:y2="12.35cm">
          <text:p/>
        </draw:line>
        <draw:polygon draw:style-name="gr8" draw:text-style-name="P7" draw:layer="layout" svg:width="0.338cm" svg:height="0.457cm" svg:x="82.617cm" svg:y="12.081cm" svg:viewBox="0 0 339 458" draw:points="297,0 0,352 202,304 339,458">
          <text:p/>
        </draw:polygon>
        <draw:line draw:style-name="gr7" draw:text-style-name="P3" draw:layer="layout" svg:x1="83.608cm" svg:y1="11.277cm" svg:x2="85.193cm" svg:y2="10.451cm">
          <text:p/>
        </draw:line>
        <draw:polygon draw:style-name="gr8" draw:text-style-name="P7" draw:layer="layout" svg:width="0.458cm" svg:height="0.352cm" svg:x="84.984cm" svg:y="10.321cm" svg:viewBox="0 0 459 353" draw:points="459,0 0,39 176,147 165,353">
          <text:p/>
        </draw:polygon>
        <draw:line draw:style-name="gr7" draw:text-style-name="P3" draw:layer="layout" svg:x1="82.805cm" svg:y1="11.024cm" svg:x2="81.978cm" svg:y2="9.44cm">
          <text:p/>
        </draw:line>
        <draw:polygon draw:style-name="gr8" draw:text-style-name="P7" draw:layer="layout" svg:width="0.353cm" svg:height="0.458cm" svg:x="81.847cm" svg:y="9.189cm" svg:viewBox="0 0 354 459" draw:points="0,0 39,459 149,283 354,295">
          <text:p/>
        </draw:polygon>
        <draw:line draw:style-name="gr7" draw:text-style-name="P3" draw:layer="layout" svg:x1="64.861cm" svg:y1="69.325cm" svg:x2="76.529cm" svg:y2="15.89cm">
          <text:p/>
        </draw:line>
        <draw:polygon draw:style-name="gr8" draw:text-style-name="P7" draw:layer="layout" svg:width="0.346cm" svg:height="0.451cm" svg:x="76.323cm" svg:y="15.614cm" svg:viewBox="0 0 347 452" draw:points="266,0 0,376 199,310 347,452">
          <text:p/>
        </draw:polygon>
        <draw:line draw:style-name="gr7" draw:text-style-name="P3" draw:layer="layout" svg:x1="76.82cm" svg:y1="14.556cm" svg:x2="77.231cm" svg:y2="12.706cm">
          <text:p/>
        </draw:line>
        <draw:polygon draw:style-name="gr8" draw:text-style-name="P7" draw:layer="layout" svg:width="0.342cm" svg:height="0.451cm" svg:x="77.029cm" svg:y="12.431cm" svg:viewBox="0 0 343 452" draw:points="262,0 0,375 195,310 343,452">
          <text:p/>
        </draw:polygon>
        <draw:line draw:style-name="gr7" draw:text-style-name="P3" draw:layer="layout" svg:x1="121.603cm" svg:y1="68.996cm" svg:x2="66.96cm" svg:y2="71.748cm">
          <text:p/>
        </draw:line>
        <draw:polygon draw:style-name="gr8" draw:text-style-name="P7" draw:layer="layout" svg:width="0.434cm" svg:height="0.353cm" svg:x="66.678cm" svg:y="71.564cm" svg:viewBox="0 0 435 354" draw:points="0,199 435,354 319,181 417,0">
          <text:p/>
        </draw:polygon>
        <draw:line draw:style-name="gr7" draw:text-style-name="P3" draw:layer="layout" svg:x1="65.621cm" svg:y1="71.959cm" svg:x2="63.27cm" svg:y2="72.726cm">
          <text:p/>
        </draw:line>
        <draw:polygon draw:style-name="gr8" draw:text-style-name="P7" draw:layer="layout" svg:width="0.455cm" svg:height="0.335cm" svg:x="63.002cm" svg:y="72.513cm" svg:viewBox="0 0 456 336" draw:points="0,301 456,336 301,202 347,0">
          <text:p/>
        </draw:polygon>
        <draw:line draw:style-name="gr7" draw:text-style-name="P3" draw:layer="layout" svg:x1="65.765cm" svg:y1="71.262cm" svg:x2="65.295cm" svg:y2="70.612cm">
          <text:p/>
        </draw:line>
        <draw:polygon draw:style-name="gr8" draw:text-style-name="P7" draw:layer="layout" svg:width="0.392cm" svg:height="0.448cm" svg:x="65.129cm" svg:y="70.382cm" svg:viewBox="0 0 393 449" draw:points="0,0 106,449 187,259 393,241">
          <text:p/>
        </draw:polygon>
        <draw:line draw:style-name="gr7" draw:text-style-name="P3" draw:layer="layout" svg:x1="66.678cm" svg:y1="71.814cm" svg:x2="121.321cm" svg:y2="74.567cm">
          <text:p/>
        </draw:line>
        <draw:polygon draw:style-name="gr8" draw:text-style-name="P7" draw:layer="layout" svg:width="0.43cm" svg:height="0.352cm" svg:x="121.172cm" svg:y="74.383cm" svg:viewBox="0 0 431 353" draw:points="431,198 17,0 113,181 0,353">
          <text:p/>
        </draw:polygon>
        <draw:line draw:style-name="gr7" draw:text-style-name="P3" draw:layer="layout" svg:x1="61.945cm" svg:y1="73.183cm" svg:x2="10.801cm" svg:y2="92.605cm">
          <text:p/>
        </draw:line>
        <draw:polygon draw:style-name="gr8" draw:text-style-name="P7" draw:layer="layout" svg:width="0.458cm" svg:height="0.329cm" svg:x="10.537cm" svg:y="92.388cm" svg:viewBox="0 0 459 330" draw:points="0,315 459,330 298,202 334,0">
          <text:p/>
        </draw:polygon>
        <draw:line draw:style-name="gr7" draw:text-style-name="P3" draw:layer="layout" svg:x1="9.48cm" svg:y1="93.112cm" svg:x2="7.762cm" svg:y2="93.783cm">
          <text:p/>
        </draw:line>
        <draw:polygon draw:style-name="gr8" draw:text-style-name="P7" draw:layer="layout" svg:width="0.459cm" svg:height="0.332cm" svg:x="7.499cm" svg:y="93.563cm" svg:viewBox="0 0 460 333" draw:points="0,322 460,333 297,205 332,0">
          <text:p/>
        </draw:polygon>
        <draw:line draw:style-name="gr7" draw:text-style-name="P3" draw:layer="layout" svg:x1="66.678cm" svg:y1="71.797cm" svg:x2="121.381cm" svg:y2="72.715cm">
          <text:p/>
        </draw:line>
        <draw:polygon draw:style-name="gr8" draw:text-style-name="P7" draw:layer="layout" svg:width="0.427cm" svg:height="0.353cm" svg:x="121.235cm" svg:y="72.534cm" svg:viewBox="0 0 428 354" draw:points="428,185 7,0 109,181 0,354">
          <text:p/>
        </draw:polygon>
        <draw:line draw:style-name="gr7" draw:text-style-name="P3" draw:layer="layout" svg:x1="122.72cm" svg:y1="72.735cm" svg:x2="124.64cm" svg:y2="72.768cm">
          <text:p/>
        </draw:line>
        <draw:polygon draw:style-name="gr8" draw:text-style-name="P7" draw:layer="layout" svg:width="0.424cm" svg:height="0.353cm" svg:x="124.498cm" svg:y="72.587cm" svg:viewBox="0 0 425 354" draw:points="425,185 4,0 107,181 0,354">
          <text:p/>
        </draw:polygon>
        <draw:line draw:style-name="gr7" draw:text-style-name="P3" draw:layer="layout" svg:x1="66.678cm" svg:y1="71.78cm" svg:x2="121.381cm" svg:y2="70.862cm">
          <text:p/>
        </draw:line>
        <draw:polygon draw:style-name="gr8" draw:text-style-name="P7" draw:layer="layout" svg:width="0.427cm" svg:height="0.353cm" svg:x="121.235cm" svg:y="70.689cm" svg:viewBox="0 0 428 354" draw:points="428,169 0,0 109,173 7,354">
          <text:p/>
        </draw:polygon>
        <draw:line draw:style-name="gr7" draw:text-style-name="P3" draw:layer="layout" svg:x1="122.72cm" svg:y1="70.842cm" svg:x2="124.64cm" svg:y2="70.809cm">
          <text:p/>
        </draw:line>
        <draw:polygon draw:style-name="gr8" draw:text-style-name="P7" draw:layer="layout" svg:width="0.424cm" svg:height="0.353cm" svg:x="124.498cm" svg:y="70.636cm" svg:viewBox="0 0 425 354" draw:points="425,170 0,0 107,173 4,354">
          <text:p/>
        </draw:polygon>
        <draw:line draw:style-name="gr7" draw:text-style-name="P3" draw:layer="layout" svg:x1="64.812cm" svg:y1="69.325cm" svg:x2="71.89cm" svg:y2="13.227cm">
          <text:p/>
        </draw:line>
        <draw:polygon draw:style-name="gr8" draw:text-style-name="P7" draw:layer="layout" svg:width="0.349cm" svg:height="0.442cm" svg:x="71.695cm" svg:y="12.947cm" svg:viewBox="0 0 350 443" draw:points="230,0 0,399 188,316 350,443">
          <text:p/>
        </draw:polygon>
        <draw:line draw:style-name="gr7" draw:text-style-name="P3" draw:layer="layout" svg:x1="72.52cm" svg:y1="12.784cm" svg:x2="73.911cm" svg:y2="13.748cm">
          <text:p/>
        </draw:line>
        <draw:polygon draw:style-name="gr8" draw:text-style-name="P7" draw:layer="layout" svg:width="0.448cm" svg:height="0.386cm" svg:x="73.695cm" svg:y="13.521cm" svg:viewBox="0 0 449 387" draw:points="449,387 198,0 188,206 0,291">
          <text:p/>
        </draw:polygon>
        <draw:line draw:style-name="gr7" draw:text-style-name="P3" draw:layer="layout" svg:x1="71.463cm" svg:y1="12.606cm" svg:x2="69.712cm" svg:y2="13.229cm">
          <text:p/>
        </draw:line>
        <draw:polygon draw:style-name="gr8" draw:text-style-name="P7" draw:layer="layout" svg:width="0.459cm" svg:height="0.332cm" svg:x="69.447cm" svg:y="13.014cm" svg:viewBox="0 0 460 333" draw:points="0,309 460,333 300,203 339,0">
          <text:p/>
        </draw:polygon>
        <draw:line draw:style-name="gr7" draw:text-style-name="P3" draw:layer="layout" svg:x1="72.061cm" svg:y1="11.889cm" svg:x2="72.313cm" svg:y2="9.994cm">
          <text:p/>
        </draw:line>
        <draw:polygon draw:style-name="gr8" draw:text-style-name="P7" draw:layer="layout" svg:width="0.349cm" svg:height="0.442cm" svg:x="72.118cm" svg:y="9.715cm" svg:viewBox="0 0 350 443" draw:points="229,0 0,397 187,315 350,443">
          <text:p/>
        </draw:polygon>
        <draw:line draw:style-name="gr7" draw:text-style-name="P3" draw:layer="layout" svg:x1="72.947cm" svg:y1="8.781cm" svg:x2="74.253cm" svg:y2="7.78cm">
          <text:p/>
        </draw:line>
        <draw:polygon draw:style-name="gr8" draw:text-style-name="P7" draw:layer="layout" svg:width="0.445cm" svg:height="0.398cm" svg:x="74.033cm" svg:y="7.608cm" svg:viewBox="0 0 446 399" draw:points="446,0 0,118 191,194 216,399">
          <text:p/>
        </draw:polygon>
        <draw:line draw:style-name="gr7" draw:text-style-name="P3" draw:layer="layout" svg:x1="72.013cm" svg:y1="8.657cm" svg:x2="71.014cm" svg:y2="7.35cm">
          <text:p/>
        </draw:line>
        <draw:polygon draw:style-name="gr8" draw:text-style-name="P7" draw:layer="layout" svg:width="0.398cm" svg:height="0.443cm" svg:x="70.841cm" svg:y="7.126cm" svg:viewBox="0 0 399 444" draw:points="0,0 116,444 194,253 399,230">
          <text:p/>
        </draw:polygon>
        <draw:custom-shape draw:style-name="gr9" draw:text-style-name="P8" draw:layer="layout" svg:width="66.421cm" svg:height="22.352cm" svg:x="48.768cm" svg:y="-0.2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91.517cm" svg:height="123.444cm" svg:x="126.746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9.37cm" svg:height="33.528cm" svg:x="0cm" svg:y="95.88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86.106cm" svg:height="90.558cm" svg:x="22.098cm" svg:y="135.25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8.263cm" fo:page-height="225.8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5T17:26:59.469989678</dc:date>
    <meta:editing-duration>PT12M43S</meta:editing-duration>
    <meta:editing-cycles>2</meta:editing-cycles>
    <meta:generator>LibreOffice/5.2.7.2$Linux_X86_64 LibreOffice_project/20m0$Build-2</meta:generator>
    <meta:document-statistic meta:object-count="2189"/>
  </office:meta>
</office:document-meta>
</file>